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35in"/>
    </style:style>
    <style:style style:name="co2" style:family="table-column">
      <style:table-column-properties fo:break-before="auto" style:column-width="2.3311in"/>
    </style:style>
    <style:style style:name="co3" style:family="table-column">
      <style:table-column-properties fo:break-before="auto" style:column-width="0.8402in"/>
    </style:style>
    <style:style style:name="co4" style:family="table-column">
      <style:table-column-properties fo:break-before="auto" style:column-width="0.4701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6453in"/>
    </style:style>
    <style:style style:name="co7" style:family="table-column">
      <style:table-column-properties fo:break-before="auto" style:column-width="0.7528in"/>
    </style:style>
    <style:style style:name="co8" style:family="table-column">
      <style:table-column-properties fo:break-before="auto" style:column-width="0.3173in"/>
    </style:style>
    <style:style style:name="co9" style:family="table-column">
      <style:table-column-properties fo:break-before="auto" style:column-width="1.1016in"/>
    </style:style>
    <style:style style:name="co10" style:family="table-column">
      <style:table-column-properties fo:break-before="auto" style:column-width="0.4264in"/>
    </style:style>
    <style:style style:name="co11" style:family="table-column">
      <style:table-column-properties fo:break-before="auto" style:column-width="0.9484in"/>
    </style:style>
    <style:style style:name="co12" style:family="table-column">
      <style:table-column-properties fo:break-before="auto" style:column-width="1.0035in"/>
    </style:style>
    <style:style style:name="co13" style:family="table-column">
      <style:table-column-properties fo:break-before="auto" style:column-width="1.0465in"/>
    </style:style>
    <style:style style:name="co14" style:family="table-column">
      <style:table-column-properties fo:break-before="auto" style:column-width="1.4063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0.5028in"/>
    </style:style>
    <style:style style:name="co17" style:family="table-column">
      <style:table-column-properties fo:break-before="auto" style:column-width="7.6862in"/>
    </style:style>
    <style:style style:name="co18" style:family="table-column">
      <style:table-column-properties fo:break-before="auto" style:column-width="0.889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designation</text:p>
          </table:table-cell>
          <table:table-cell office:value-type="string">
            <text:p>greek</text:p>
          </table:table-cell>
          <table:table-cell office:value-type="string">
            <text:p>constellation</text:p>
          </table:table-cell>
          <table:table-cell office:value-type="string">
            <text:p>search</text:p>
          </table:table-cell>
          <table:table-cell office:value-type="string">
            <text:p>wikistatus</text:p>
          </table:table-cell>
          <table:table-cell office:value-type="string">
            <text:p>ra1</text:p>
          </table:table-cell>
          <table:table-cell office:value-type="string">
            <text:p>ra2</text:p>
          </table:table-cell>
          <table:table-cell office:value-type="string">
            <text:p>ra3</text:p>
          </table:table-cell>
          <table:table-cell table:style-name="ce1" office:value-type="string">
            <text:p>dec1</text:p>
          </table:table-cell>
          <table:table-cell table:style-name="ce1" office:value-type="string">
            <text:p>dec2</text:p>
          </table:table-cell>
          <table:table-cell table:style-name="ce1" office:value-type="string">
            <text:p>dec3</text:p>
          </table:table-cell>
          <table:table-cell office:value-type="string">
            <text:p>ra</text:p>
          </table:table-cell>
          <table:table-cell office:value-type="string">
            <text:p>dec</text:p>
          </table:table-cell>
          <table:table-cell office:value-type="string">
            <text:p>appmag_v</text:p>
          </table:table-cell>
          <table:table-cell office:value-type="string">
            <text:p>class</text:p>
          </table:table-cell>
          <table:table-cell office:value-type="string">
            <text:p>mass</text:p>
          </table:table-cell>
          <table:table-cell office:value-type="string">
            <text:p>radius</text:p>
          </table:table-cell>
          <table:table-cell office:value-type="string">
            <text:p>text</text:p>
          </table:table-cell>
          <table:table-cell office:value-type="string">
            <text:p>xref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CAM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heta Eridan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5.67525">
            <text:p>15.67525</text:p>
          </table:table-cell>
          <table:table-cell office:value-type="float" office:value="-40">
            <text:p>-40</text:p>
          </table:table-cell>
          <table:table-cell office:value-type="float" office:value="18">
            <text:p>18</text:p>
          </table:table-cell>
          <table:table-cell office:value-type="float" office:value="16.8524">
            <text:p>16.8524</text:p>
          </table:table-cell>
          <table:table-cell office:value-type="float" office:value="0.7778114535">
            <text:p>0.7778114535</text:p>
          </table:table-cell>
          <table:table-cell office:value-type="float" office:value="-0.7034493913">
            <text:p>-0.7034493913</text:p>
          </table:table-cell>
          <table:table-cell office:value-type="float" office:value="3.2">
            <text:p>3.2</text:p>
          </table:table-cell>
          <table:table-cell office:value-type="string">
            <text:p>A3IV-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eak, white binary pair, the members of which have not spoken for five gigayears.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CHER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Alpha Eridan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42.84548">
            <text:p>42.84548</text:p>
          </table:table-cell>
          <table:table-cell office:value-type="float" office:value="-57">
            <text:p>-57</text:p>
          </table:table-cell>
          <table:table-cell office:value-type="float" office:value="14">
            <text:p>14</text:p>
          </table:table-cell>
          <table:table-cell office:value-type="float" office:value="12.3101">
            <text:p>12.3101</text:p>
          </table:table-cell>
          <table:table-cell office:value-type="float" office:value="0.4263581548">
            <text:p>0.4263581548</text:p>
          </table:table-cell>
          <table:table-cell office:value-type="float" office:value="-0.9989697896">
            <text:p>-0.9989697896</text:p>
          </table:table-cell>
          <table:table-cell office:value-type="float" office:value="0.5">
            <text:p>0.5</text:p>
          </table:table-cell>
          <table:table-cell office:value-type="string">
            <text:p>B6 Vep</text:p>
          </table:table-cell>
          <table:table-cell office:value-type="string">
            <text:p>6–8</text:p>
          </table:table-cell>
          <table:table-cell/>
          <table:table-cell office:value-type="string">
            <text:p>Held by Yule to be a line-of-sight cognate of ACAMAR, which led to the rediscovery and abandonment of Old Earth.</text:p>
          </table:table-cell>
          <table:table-cell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Alph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6">
            <text:p>26</text:p>
          </table:table-cell>
          <table:table-cell office:value-type="float" office:value="35.89522">
            <text:p>35.89522</text:p>
          </table:table-cell>
          <table:table-cell office:value-type="float" office:value="-63">
            <text:p>-63</text:p>
          </table:table-cell>
          <table:table-cell office:value-type="float" office:value="5">
            <text:p>5</text:p>
          </table:table-cell>
          <table:table-cell office:value-type="float" office:value="56.7343">
            <text:p>56.7343</text:p>
          </table:table-cell>
          <table:table-cell office:value-type="float" office:value="3.257649429">
            <text:p>3.257649429</text:p>
          </table:table-cell>
          <table:table-cell office:value-type="float" office:value="-1.1012869254">
            <text:p>-1.1012869254</text:p>
          </table:table-cell>
          <table:table-cell office:value-type="float" office:value="0.77">
            <text:p>0.77</text:p>
          </table:table-cell>
          <table:table-cell office:value-type="string">
            <text:p>B0.5IV + B1V</text:p>
          </table:table-cell>
          <table:table-cell office:value-type="string">
            <text:p>14 / 10 </text:p>
          </table:table-cell>
          <table:table-cell/>
          <table:table-cell office:value-type="string">
            <text:p>A hot, blue-white binary with a characteristic Tropicália spectrum, expected to end its life in a bossa nova.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ACUBEN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Alph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29.2217">
            <text:p>29.2217</text:p>
          </table:table-cell>
          <table:table-cell office:value-type="float" office:value="11">
            <text:p>11</text:p>
          </table:table-cell>
          <table:table-cell office:value-type="float" office:value="51">
            <text:p>51</text:p>
          </table:table-cell>
          <table:table-cell office:value-type="float" office:value="27.723">
            <text:p>27.723</text:p>
          </table:table-cell>
          <table:table-cell office:value-type="float" office:value="2.3495929059">
            <text:p>2.3495929059</text:p>
          </table:table-cell>
          <table:table-cell office:value-type="float" office:value="0.2069559213">
            <text:p>0.2069559213</text:p>
          </table:table-cell>
          <table:table-cell office:value-type="float" office:value="4.2">
            <text:p>4.2</text:p>
          </table:table-cell>
          <table:table-cell office:value-type="string">
            <text:p>A5m</text:p>
          </table:table-cell>
          <table:table-cell office:value-type="float" office:value="2">
            <text:p>2</text:p>
          </table:table-cell>
          <table:table-cell/>
          <table:table-cell office:value-type="string">
            <text:p>A rare "white blood star" or stellar phage, part of the Galaxy's immune defence system. Not to be approached.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ADHA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psilon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7.6">
            <text:p>37.6</text:p>
          </table:table-cell>
          <table:table-cell office:value-type="float" office:value="-28">
            <text:p>-28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1.8266034175">
            <text:p>1.8266034175</text:p>
          </table:table-cell>
          <table:table-cell office:value-type="float" office:value="-0.5056558213">
            <text:p>-0.5056558213</text:p>
          </table:table-cell>
          <table:table-cell office:value-type="float" office:value="1.51">
            <text:p>1.51</text:p>
          </table:table-cell>
          <table:table-cell office:value-type="string">
            <text:p>B</text:p>
          </table:table-cell>
          <table:table-cell office:value-type="string">
            <text:p>12.6 ± 1.0</text:p>
          </table:table-cell>
          <table:table-cell/>
          <table:table-cell office:value-type="string">
            <text:p>Blue star with high ultraviolet emissions, sacred to dinosaurs.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ADHIL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Xi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20.41924">
            <text:p>20.41924</text:p>
          </table:table-cell>
          <table:table-cell office:value-type="float" office:value="45">
            <text:p>45</text:p>
          </table:table-cell>
          <table:table-cell office:value-type="float" office:value="31">
            <text:p>31</text:p>
          </table:table-cell>
          <table:table-cell office:value-type="float" office:value="43.6003">
            <text:p>43.6003</text:p>
          </table:table-cell>
          <table:table-cell office:value-type="float" office:value="0.3592774257">
            <text:p>0.3592774257</text:p>
          </table:table-cell>
          <table:table-cell office:value-type="float" office:value="0.7946270781">
            <text:p>0.7946270781</text:p>
          </table:table-cell>
          <table:table-cell office:value-type="float" office:value="4.9">
            <text:p>4.9</text:p>
          </table:table-cell>
          <table:table-cell office:value-type="string">
            <text:p>K0 IIIb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Orange giant, its appearance was compared by Herschel to that of "a giant Orange".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psilon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37">
            <text:p>3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49.5">
            <text:p>49.5</text:p>
          </table:table-cell>
          <table:table-cell office:value-type="float" office:value="1.1720613148">
            <text:p>1.1720613148</text:p>
          </table:table-cell>
          <table:table-cell office:value-type="float" office:value="0.3347614227">
            <text:p>0.3347614227</text:p>
          </table:table-cell>
          <table:table-cell office:value-type="float" office:value="3.53">
            <text:p>3.53</text:p>
          </table:table-cell>
          <table:table-cell office:value-type="string">
            <text:p>K0III</text:p>
          </table:table-cell>
          <table:table-cell office:value-type="string">
            <text:p>2.7 ± 0.1</text:p>
          </table:table-cell>
          <table:table-cell/>
          <table:table-cell office:value-type="string">
            <text:p>Mature, unblinking star with the disquieting property of seeming to "follow" the observer around the Galaxy.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AL BALI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Epsilon Aquar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0.5526">
            <text:p>40.5526</text:p>
          </table:table-cell>
          <table:table-cell office:value-type="float" office:value="-9">
            <text:p>-9</text:p>
          </table:table-cell>
          <table:table-cell office:value-type="float" office:value="29">
            <text:p>29</text:p>
          </table:table-cell>
          <table:table-cell office:value-type="float" office:value="44.7877">
            <text:p>44.7877</text:p>
          </table:table-cell>
          <table:table-cell office:value-type="float" office:value="5.4440130114">
            <text:p>5.4440130114</text:p>
          </table:table-cell>
          <table:table-cell office:value-type="float" office:value="-0.1657325276">
            <text:p>-0.1657325276</text:p>
          </table:table-cell>
          <table:table-cell office:value-type="float" office:value="3.77">
            <text:p>3.7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White star surrounded by a disk of debris, suggesting the hypothesis that it is inhabited by five-year-olds.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AL HURR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Lambd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8.4742">
            <text:p>8.4742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56.5826">
            <text:p>56.5826</text:p>
          </table:table-cell>
          <table:table-cell office:value-type="float" office:value="1.3925163397">
            <text:p>1.3925163397</text:p>
          </table:table-cell>
          <table:table-cell office:value-type="float" office:value="0.699860462">
            <text:p>0.699860462</text:p>
          </table:table-cell>
          <table:table-cell office:value-type="float" office:value="4.71">
            <text:p>4.71</text:p>
          </table:table-cell>
          <table:table-cell office:value-type="string">
            <text:p>G1 V</text:p>
          </table:table-cell>
          <table:table-cell office:value-type="string">
            <text:p>1.081{{+-</text:p>
          </table:table-cell>
          <table:table-cell/>
          <table:table-cell office:value-type="string">
            <text:p>This G-type star's spectrum shows enhanced levels of manganese, zinc, thiamine and soluble fibre.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AL KALB AL 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Rho2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52.9">
            <text:p>52.9</text:p>
          </table:table-cell>
          <table:table-cell office:value-type="float" office:value="78">
            <text:p>78</text:p>
          </table:table-cell>
          <table:table-cell office:value-type="float" office:value="49">
            <text:p>49</text:p>
          </table:table-cell>
          <table:table-cell office:value-type="float" office:value="27">
            <text:p>27</text:p>
          </table:table-cell>
          <table:table-cell office:value-type="float" office:value="5.8899698989">
            <text:p>5.8899698989</text:p>
          </table:table-cell>
          <table:table-cell office:value-type="float" office:value="1.3757412385">
            <text:p>1.3757412385</text:p>
          </table:table-cell>
          <table:table-cell office:value-type="float" office:value="5.5">
            <text:p>5.5</text:p>
          </table:table-cell>
          <table:table-cell office:value-type="string">
            <text:p>A3 V</text:p>
          </table:table-cell>
          <table:table-cell table:number-columns-repeated="2"/>
          <table:table-cell office:value-type="string">
            <text:p>Pretentious A-class star, though to have been moved into line with ρ¹ Cephei as part of a real-estate scam.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AL KALBAI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Kapp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2.1">
            <text:p>22.1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1.1578877868">
            <text:p>1.1578877868</text:p>
          </table:table-cell>
          <table:table-cell office:value-type="float" office:value="0.3891017642">
            <text:p>0.3891017642</text:p>
          </table:table-cell>
          <table:table-cell office:value-type="float" office:value="4.21">
            <text:p>4.2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Capital star of the Hyades cluster, esteemed for its cultured and diligent bureaubots.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AL KURUD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Theta Columb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31.6328">
            <text:p>31.6328</text:p>
          </table:table-cell>
          <table:table-cell office:value-type="float" office:value="-37">
            <text:p>-37</text:p>
          </table:table-cell>
          <table:table-cell office:value-type="float" office:value="15">
            <text:p>15</text:p>
          </table:table-cell>
          <table:table-cell office:value-type="float" office:value="10.513">
            <text:p>10.513</text:p>
          </table:table-cell>
          <table:table-cell office:value-type="float" office:value="1.6036399908">
            <text:p>1.6036399908</text:p>
          </table:table-cell>
          <table:table-cell office:value-type="float" office:value="0.6501861148">
            <text:p>0.6501861148</text:p>
          </table:table-cell>
          <table:table-cell office:value-type="float" office:value="4.993">
            <text:p>4.9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hief of the Apes, a group of stars in the process of budding from a common ancestor.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AL MAAZ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psilon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8.13245">
            <text:p>58.13245</text:p>
          </table:table-cell>
          <table:table-cell office:value-type="float" office:value="43">
            <text:p>43</text:p>
          </table:table-cell>
          <table:table-cell office:value-type="float" office:value="49">
            <text:p>49</text:p>
          </table:table-cell>
          <table:table-cell office:value-type="float" office:value="23.9059">
            <text:p>23.9059</text:p>
          </table:table-cell>
          <table:table-cell office:value-type="float" office:value="1.3175877732">
            <text:p>1.3175877732</text:p>
          </table:table-cell>
          <table:table-cell office:value-type="float" office:value="0.7648609997">
            <text:p>0.7648609997</text:p>
          </table:table-cell>
          <table:table-cell office:value-type="float" office:value="2.98">
            <text:p>2.98</text:p>
          </table:table-cell>
          <table:table-cell office:value-type="string">
            <text:p>F0 Iab (or II-III</text:p>
          </table:table-cell>
          <table:table-cell table:style-name="ce1" office:value-type="string">
            <text:p>2.2-15</text:p>
          </table:table-cell>
          <table:table-cell/>
          <table:table-cell office:value-type="string">
            <text:p>Victim of an interest cascade, its unusual eclipses caused by clouds of probes sent to investigate its unusual eclipses.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AL MINCHIR AL ASAD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Kappa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39.2591">
            <text:p>39.2591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56.367">
            <text:p>56.367</text:p>
          </table:table-cell>
          <table:table-cell office:value-type="float" office:value="2.4637692476">
            <text:p>2.4637692476</text:p>
          </table:table-cell>
          <table:table-cell office:value-type="float" office:value="0.4569677625">
            <text:p>0.4569677625</text:p>
          </table:table-cell>
          <table:table-cell office:value-type="float" office:value="4.473">
            <text:p>4.473</text:p>
          </table:table-cell>
          <table:table-cell office:value-type="string">
            <text:p>K2III</text:p>
          </table:table-cell>
          <table:table-cell table:number-columns-repeated="2"/>
          <table:table-cell office:value-type="string">
            <text:p>K-type dwarf, companion with biosphere spectral fingerprint VBR9188EA5F ("dinosaur planet")</text:p>
          </table:table-cell>
          <table:table-cell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AL NAIR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Alph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13.98473">
            <text:p>13.98473</text:p>
          </table:table-cell>
          <table:table-cell office:value-type="float" office:value="-46">
            <text:p>-46</text:p>
          </table:table-cell>
          <table:table-cell office:value-type="float" office:value="57">
            <text:p>57</text:p>
          </table:table-cell>
          <table:table-cell office:value-type="float" office:value="39.5078">
            <text:p>39.5078</text:p>
          </table:table-cell>
          <table:table-cell office:value-type="float" office:value="5.7955101149">
            <text:p>5.7955101149</text:p>
          </table:table-cell>
          <table:table-cell office:value-type="float" office:value="-0.819623623">
            <text:p>-0.819623623</text:p>
          </table:table-cell>
          <table:table-cell office:value-type="float" office:value="1.74">
            <text:p>1.74</text:p>
          </table:table-cell>
          <table:table-cell office:value-type="string">
            <text:p>B6 V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mooth A-type star, free from superfluous prominences.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AL NASL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Gam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48.4881">
            <text:p>48.4881</text:p>
          </table:table-cell>
          <table:table-cell office:value-type="float" office:value="-30">
            <text:p>-30</text:p>
          </table:table-cell>
          <table:table-cell office:value-type="float" office:value="25">
            <text:p>25</text:p>
          </table:table-cell>
          <table:table-cell office:value-type="float" office:value="26.7235">
            <text:p>26.7235</text:p>
          </table:table-cell>
          <table:table-cell office:value-type="float" office:value="4.7377317502">
            <text:p>4.7377317502</text:p>
          </table:table-cell>
          <table:table-cell office:value-type="float" office:value="-0.53100054">
            <text:p>-0.53100054</text:p>
          </table:table-cell>
          <table:table-cell office:value-type="float" office:value="2.98">
            <text:p>2.98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K-type giant used as a staging host ("the Arrow's Tip") by the stellar alchemists.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AL NIYAT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Sigm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1">
            <text:p>21</text:p>
          </table:table-cell>
          <table:table-cell office:value-type="float" office:value="11.31571">
            <text:p>11.31571</text:p>
          </table:table-cell>
          <table:table-cell office:value-type="float" office:value="-25">
            <text:p>-25</text:p>
          </table:table-cell>
          <table:table-cell office:value-type="float" office:value="35">
            <text:p>35</text:p>
          </table:table-cell>
          <table:table-cell office:value-type="float" office:value="34.0515">
            <text:p>34.0515</text:p>
          </table:table-cell>
          <table:table-cell office:value-type="float" office:value="4.2812428922">
            <text:p>4.2812428922</text:p>
          </table:table-cell>
          <table:table-cell office:value-type="float" office:value="-0.4466784866">
            <text:p>-0.4466784866</text:p>
          </table:table-cell>
          <table:table-cell office:value-type="float" office:value="2.88">
            <text:p>2.88</text:p>
          </table:table-cell>
          <table:table-cell office:value-type="string">
            <text:p>B1 III</text:p>
          </table:table-cell>
          <table:table-cell office:value-type="string">
            <text:p>18.4 ± 5.4,</text:p>
          </table:table-cell>
          <table:table-cell/>
          <table:table-cell office:value-type="string">
            <text:p>Triple star, companion with biosphere spectral fingerprint OOO566AA012 ("ghost planet")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L RISCHA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Alpha Piscium</text:p>
          </table:table-cell>
          <table:table-cell office:value-type="string">
            <text:p>cache</text:p>
          </table:table-cell>
          <table:table-cell table:number-columns-repeated="2" office:value-type="float" office:value="2">
            <text:p>2</text:p>
          </table:table-cell>
          <table:table-cell office:value-type="float" office:value="2.81972">
            <text:p>2.8197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9.541">
            <text:p>49.541</text:p>
          </table:table-cell>
          <table:table-cell office:value-type="float" office:value="0.5325304777">
            <text:p>0.5325304777</text:p>
          </table:table-cell>
          <table:table-cell office:value-type="float" office:value="0.048236736">
            <text:p>0.048236736</text:p>
          </table:table-cell>
          <table:table-cell office:value-type="float" office:value="3.82">
            <text:p>3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team star, created in the twenty-first cosmic year by a now-vanished race of host plasms.</text:p>
          </table:table-cell>
          <table:table-cell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L SHARA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Beta Crateris</text:p>
          </table:table-cell>
          <table:table-cell office:value-type="string">
            <text:p>cache</text:p>
          </table:table-cell>
          <table:table-cell table:number-columns-repeated="2" office:value-type="float" office:value="11">
            <text:p>11</text:p>
          </table:table-cell>
          <table:table-cell office:value-type="float" office:value="39.5">
            <text:p>39.5</text:p>
          </table:table-cell>
          <table:table-cell office:value-type="float" office:value="-22">
            <text:p>-22</text:p>
          </table:table-cell>
          <table:table-cell office:value-type="float" office:value="49">
            <text:p>49</text:p>
          </table:table-cell>
          <table:table-cell office:value-type="float" office:value="33">
            <text:p>33</text:p>
          </table:table-cell>
          <table:table-cell office:value-type="float" office:value="2.9306623413">
            <text:p>2.9306623413</text:p>
          </table:table-cell>
          <table:table-cell office:value-type="float" office:value="0.3983859462">
            <text:p>0.3983859462</text:p>
          </table:table-cell>
          <table:table-cell office:value-type="float" office:value="4.48">
            <text:p>4.48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White giant star, home to a species of sessile, multi-eyed sentient plants, the β Crater Potaters.</text:p>
          </table:table-cell>
          <table:table-cell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L SUHAIL AL MUHLIF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Lambd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59.75787">
            <text:p>59.75787</text:p>
          </table:table-cell>
          <table:table-cell office:value-type="float" office:value="-43">
            <text:p>-43</text:p>
          </table:table-cell>
          <table:table-cell office:value-type="float" office:value="25">
            <text:p>25</text:p>
          </table:table-cell>
          <table:table-cell office:value-type="float" office:value="57.3273">
            <text:p>57.3273</text:p>
          </table:table-cell>
          <table:table-cell office:value-type="float" office:value="2.391083467">
            <text:p>2.391083467</text:p>
          </table:table-cell>
          <table:table-cell office:value-type="float" office:value="-0.7580417142">
            <text:p>-0.7580417142</text:p>
          </table:table-cell>
          <table:table-cell office:value-type="float" office:value="2.23">
            <text:p>2.23</text:p>
          </table:table-cell>
          <table:table-cell office:value-type="string">
            <text:p>K4.5 Ib-II</text:p>
          </table:table-cell>
          <table:table-cell office:value-type="string">
            <text:p>8.5 ± 0.3</text:p>
          </table:table-cell>
          <table:table-cell/>
          <table:table-cell office:value-type="string">
            <text:p>Irregular variable which has used up the hydrogen in its core, expanded, and, frankly, let itself go.</text:p>
          </table:table-cell>
          <table:table-cell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AL THALIMAIN POSTE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Io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6">
            <text:p>36</text:p>
          </table:table-cell>
          <table:table-cell office:value-type="float" office:value="43.27606">
            <text:p>43.27606</text:p>
          </table:table-cell>
          <table:table-cell office:value-type="float" office:value="-1">
            <text:p>-1</text:p>
          </table:table-cell>
          <table:table-cell office:value-type="float" office:value="17">
            <text:p>17</text:p>
          </table:table-cell>
          <table:table-cell office:value-type="float" office:value="11.7611">
            <text:p>11.7611</text:p>
          </table:table-cell>
          <table:table-cell office:value-type="float" office:value="5.1344151248">
            <text:p>5.1344151248</text:p>
          </table:table-cell>
          <table:table-cell office:value-type="float" office:value="-0.0224554115">
            <text:p>-0.0224554115</text:p>
          </table:table-cell>
          <table:table-cell office:value-type="float" office:value="4.364">
            <text:p>4.364</text:p>
          </table:table-cell>
          <table:table-cell office:value-type="string">
            <text:p>B5 III</text:p>
          </table:table-cell>
          <table:table-cell office:value-type="string">
            <text:p>4.8 ± 0.3</text:p>
          </table:table-cell>
          <table:table-cell/>
          <table:table-cell office:value-type="string">
            <text:p>Immense, fluffy star, prized for its beautiful feathery prominences, once hunted to near-extinction.</text:p>
          </table:table-cell>
          <table:table-cell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L THALIMAIN PRIO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Lambd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4.93898">
            <text:p>14.93898</text:p>
          </table:table-cell>
          <table:table-cell office:value-type="float" office:value="-4">
            <text:p>-4</text:p>
          </table:table-cell>
          <table:table-cell office:value-type="float" office:value="52">
            <text:p>52</text:p>
          </table:table-cell>
          <table:table-cell office:value-type="float" office:value="57.2007">
            <text:p>57.2007</text:p>
          </table:table-cell>
          <table:table-cell office:value-type="float" office:value="5.0014547002">
            <text:p>5.0014547002</text:p>
          </table:table-cell>
          <table:table-cell office:value-type="float" office:value="-0.0852166737">
            <text:p>-0.0852166737</text:p>
          </table:table-cell>
          <table:table-cell office:value-type="float" office:value="3.43">
            <text:p>3.43</text:p>
          </table:table-cell>
          <table:table-cell office:value-type="string">
            <text:p>B9Vn</text:p>
          </table:table-cell>
          <table:table-cell office:value-type="string">
            <text:p>3.1{{+-</text:p>
          </table:table-cell>
          <table:table-cell/>
          <table:table-cell office:value-type="string">
            <text:p>Furiously rotating blue dwarf star, obscured by dense clouds of silicon.</text:p>
          </table:table-cell>
          <table:table-cell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ALAMAK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Gamma Andromedae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3.9531">
            <text:p>53.9531</text:p>
          </table:table-cell>
          <table:table-cell office:value-type="float" office:value="42">
            <text:p>42</text:p>
          </table:table-cell>
          <table:table-cell office:value-type="float" office:value="19">
            <text:p>19</text:p>
          </table:table-cell>
          <table:table-cell office:value-type="float" office:value="47.009">
            <text:p>47.009</text:p>
          </table:table-cell>
          <table:table-cell office:value-type="float" office:value="0.5406123251">
            <text:p>0.5406123251</text:p>
          </table:table-cell>
          <table:table-cell office:value-type="float" office:value="0.7387930679">
            <text:p>0.7387930679</text:p>
          </table:table-cell>
          <table:table-cell office:value-type="float" office:value="2.15">
            <text:p>2.15</text:p>
          </table:table-cell>
          <table:table-cell office:value-type="string">
            <text:p>K3IIb</text:p>
          </table:table-cell>
          <table:table-cell table:number-columns-repeated="2"/>
          <table:table-cell office:value-type="string">
            <text:p>Quadruple system, early member of the Skein, an unpopular hard-wired galactic communications network.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ALATH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Mu Lyrae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3.8">
            <text:p>13.8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float" office:value="5.12">
            <text:p>5.1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o-called "Siren Star", swarms with dragons who find its hard gamma spectrum irresistible.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ALBIREO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Be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45.3954">
            <text:p>45.3954</text:p>
          </table:table-cell>
          <table:table-cell office:value-type="float" office:value="27">
            <text:p>27</text:p>
          </table:table-cell>
          <table:table-cell office:value-type="float" office:value="57">
            <text:p>57</text:p>
          </table:table-cell>
          <table:table-cell office:value-type="float" office:value="54.995">
            <text:p>54.995</text:p>
          </table:table-cell>
          <table:table-cell office:value-type="float" office:value="5.1083893087">
            <text:p>5.1083893087</text:p>
          </table:table-cell>
          <table:table-cell office:value-type="float" office:value="0.4880861492">
            <text:p>0.4880861492</text:p>
          </table:table-cell>
          <table:table-cell office:value-type="float" office:value="5.09">
            <text:p>5.09</text:p>
          </table:table-cell>
          <table:table-cell office:value-type="string">
            <text:p>B8Ve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It is not known whether the components of this orange-blue binary are truly orbiting or if they are just good friends.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ALCHIBA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Alph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24.8">
            <text:p>24.8</text:p>
          </table:table-cell>
          <table:table-cell office:value-type="float" office:value="-24">
            <text:p>-24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3.1783027455">
            <text:p>3.1783027455</text:p>
          </table:table-cell>
          <table:table-cell office:value-type="float" office:value="-0.4316005315">
            <text:p>-0.4316005315</text:p>
          </table:table-cell>
          <table:table-cell office:value-type="float" office:value="4">
            <text:p>4</text:p>
          </table:table-cell>
          <table:table-cell office:value-type="string">
            <text:p>F2 IV</text:p>
          </table:table-cell>
          <table:table-cell office:value-type="float" office:value="1.2">
            <text:p>1.2</text:p>
          </table:table-cell>
          <table:table-cell/>
          <table:table-cell office:value-type="string">
            <text:p>White, moderate star with companion bearing biosphere spectral fingerprint GBS1AAF6563 ("utopia (toga) planet")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ALCO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80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3.5">
            <text:p>13.5</text:p>
          </table:table-cell>
          <table:table-cell office:value-type="float" office:value="54">
            <text:p>54</text:p>
          </table:table-cell>
          <table:table-cell office:value-type="float" office:value="59">
            <text:p>59</text:p>
          </table:table-cell>
          <table:table-cell office:value-type="float" office:value="17">
            <text:p>17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Hemispherical star, left incomplete for three cosmic years due to a zoning dispute.</text:p>
          </table:table-cell>
          <table:table-cell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ALCY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Eta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29.0765">
            <text:p>29.0765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18.494">
            <text:p>18.494</text:p>
          </table:table-cell>
          <table:table-cell office:value-type="float" office:value="0.9925888533">
            <text:p>0.9925888533</text:p>
          </table:table-cell>
          <table:table-cell office:value-type="float" office:value="0.4207140112">
            <text:p>0.4207140112</text:p>
          </table:table-cell>
          <table:table-cell office:value-type="float" office:value="2.873">
            <text:p>2.873</text:p>
          </table:table-cell>
          <table:table-cell office:value-type="string">
            <text:p>B7III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Beautiful blue giant surrounded by a circumstellar gas disk, three dwarf companions and a herbaceous border.</text:p>
          </table:table-cell>
          <table:table-cell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ALDAFAR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ta Lyrae</text:p>
          </table:table-cell>
          <table:table-cell office:value-type="string">
            <text:p>No coords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office:value-type="float" office:value="45.5">
            <text:p>45.5</text:p>
          </table:table-cell>
          <table:table-cell office:value-type="float" office:value="39">
            <text:p>39</text:p>
          </table:table-cell>
          <table:table-cell office:value-type="float" office:value="8">
            <text:p>8</text:p>
          </table:table-cell>
          <table:table-cell office:value-type="float" office:value="46">
            <text:p>46</text:p>
          </table:table-cell>
          <table:table-cell table:number-columns-repeated="2"/>
          <table:table-cell office:value-type="float" office:value="4.39">
            <text:p>4.3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elieved to be the image of ALATHFAR (μ Lyrae) in a reflective nebula.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ALDEBAR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Alpha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5.239">
            <text:p>55.239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33.49">
            <text:p>33.49</text:p>
          </table:table-cell>
          <table:table-cell office:value-type="float" office:value="1.2039309542">
            <text:p>1.2039309542</text:p>
          </table:table-cell>
          <table:table-cell office:value-type="float" office:value="0.2881416907">
            <text:p>0.2881416907</text:p>
          </table:table-cell>
          <table:table-cell office:value-type="float" office:value="0.85">
            <text:p>0.85</text:p>
          </table:table-cell>
          <table:table-cell office:value-type="string">
            <text:p>K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Benevolent orange giant, known for its relaxed and tolerant culture.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ALDERAMIN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Alph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8">
            <text:p>18</text:p>
          </table:table-cell>
          <table:table-cell office:value-type="float" office:value="34.7715">
            <text:p>34.7715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8.061">
            <text:p>8.061</text:p>
          </table:table-cell>
          <table:table-cell office:value-type="float" office:value="5.578855615">
            <text:p>5.578855615</text:p>
          </table:table-cell>
          <table:table-cell office:value-type="float" office:value="1.0923243044">
            <text:p>1.0923243044</text:p>
          </table:table-cell>
          <table:table-cell office:value-type="float" office:value="2.5141">
            <text:p>2.5141</text:p>
          </table:table-cell>
          <table:table-cell office:value-type="string">
            <text:p>A7IV-V</text:p>
          </table:table-cell>
          <table:table-cell office:value-type="float" office:value="1.74">
            <text:p>1.74</text:p>
          </table:table-cell>
          <table:table-cell/>
          <table:table-cell office:value-type="string">
            <text:p>Dessert star which has left the Main Sequence, fusing glucose into long-chain carbohydrates and caramels.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ALDHAFE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Zet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41.41597">
            <text:p>41.4159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.3221">
            <text:p>2.3221</text:p>
          </table:table-cell>
          <table:table-cell office:value-type="float" office:value="2.6908189024">
            <text:p>2.6908189024</text:p>
          </table:table-cell>
          <table:table-cell office:value-type="float" office:value="0.408709191">
            <text:p>0.408709191</text:p>
          </table:table-cell>
          <table:table-cell office:value-type="float" office:value="3.33">
            <text:p>3.33</text:p>
          </table:table-cell>
          <table:table-cell office:value-type="string">
            <text:p>F0 III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apper giant whose prominences braid themselves into elegant curlicues.</text:p>
          </table:table-cell>
          <table:table-cell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ALDHANAB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Gamma Gru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53">
            <text:p>53</text:p>
          </table:table-cell>
          <table:table-cell office:value-type="float" office:value="55.7262">
            <text:p>55.7262</text:p>
          </table:table-cell>
          <table:table-cell office:value-type="float" office:value="-37">
            <text:p>-37</text:p>
          </table:table-cell>
          <table:table-cell office:value-type="float" office:value="21">
            <text:p>21</text:p>
          </table:table-cell>
          <table:table-cell office:value-type="float" office:value="53.479">
            <text:p>53.479</text:p>
          </table:table-cell>
          <table:table-cell office:value-type="float" office:value="5.7330957933">
            <text:p>5.7330957933</text:p>
          </table:table-cell>
          <table:table-cell office:value-type="float" office:value="-0.6521397491">
            <text:p>-0.6521397491</text:p>
          </table:table-cell>
          <table:table-cell office:value-type="float" office:value="3.003">
            <text:p>3.003</text:p>
          </table:table-cell>
          <table:table-cell office:value-type="string">
            <text:p>B8 III</text:p>
          </table:table-cell>
          <table:table-cell office:value-type="string">
            <text:p><text:s/></text:p>
          </table:table-cell>
          <table:table-cell/>
          <table:table-cell office:value-type="string">
            <text:p>Member of the class of exasperating binaries, which move behind their companion star when observed.</text:p>
          </table:table-cell>
          <table:table-cell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ALD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ta Dracon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9.48594">
            <text:p>59.48594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51.1699">
            <text:p>51.1699</text:p>
          </table:table-cell>
          <table:table-cell office:value-type="float" office:value="4.2934725764">
            <text:p>4.2934725764</text:p>
          </table:table-cell>
          <table:table-cell office:value-type="float" office:value="1.0736255687">
            <text:p>1.0736255687</text:p>
          </table:table-cell>
          <table:table-cell office:value-type="float" office:value="2.73">
            <text:p>2.73</text:p>
          </table:table-cell>
          <table:table-cell office:value-type="string">
            <text:p>G8 III</text:p>
          </table:table-cell>
          <table:table-cell office:value-type="float" office:value="2.55">
            <text:p>2.55</text:p>
          </table:table-cell>
          <table:table-cell/>
          <table:table-cell office:value-type="string">
            <text:p>One of the only stars to have been colonised, by an incredibly persistent race of renobots.</text:p>
          </table:table-cell>
          <table:table-cell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ALFIRK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Beta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39.5971">
            <text:p>39.5971</text:p>
          </table:table-cell>
          <table:table-cell office:value-type="float" office:value="70">
            <text:p>70</text:p>
          </table:table-cell>
          <table:table-cell office:value-type="float" office:value="33">
            <text:p>33</text:p>
          </table:table-cell>
          <table:table-cell office:value-type="float" office:value="38.578">
            <text:p>38.578</text:p>
          </table:table-cell>
          <table:table-cell office:value-type="float" office:value="5.6228397738">
            <text:p>5.6228397738</text:p>
          </table:table-cell>
          <table:table-cell office:value-type="float" office:value="1.2315168187">
            <text:p>1.2315168187</text:p>
          </table:table-cell>
          <table:table-cell office:value-type="float" office:value="3.1438">
            <text:p>3.1438</text:p>
          </table:table-cell>
          <table:table-cell office:value-type="string">
            <text:p>B2IIIev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Triple system with hesitant, jerky proper motion, implying a nearby unseen stellar predator.</text:p>
          </table:table-cell>
          <table:table-cell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ALGENI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Gamma Pegas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4.15123">
            <text:p>14.15123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0.9368">
            <text:p>0.9368</text:p>
          </table:table-cell>
          <table:table-cell office:value-type="float" office:value="0.0577523072">
            <text:p>0.0577523072</text:p>
          </table:table-cell>
          <table:table-cell office:value-type="float" office:value="0.2650036998">
            <text:p>0.2650036998</text:p>
          </table:table-cell>
          <table:table-cell office:value-type="float" office:value="2.84">
            <text:p>2.84</text:p>
          </table:table-cell>
          <table:table-cell office:value-type="string">
            <text:p>B2 IV</text:p>
          </table:table-cell>
          <table:table-cell office:value-type="string">
            <text:p>8.9 ± 0.1</text:p>
          </table:table-cell>
          <table:table-cell/>
          <table:table-cell office:value-type="string">
            <text:p>Large green star which was constructed from a pea as a demonstration of the Banach-Tarski Paradox.</text:p>
          </table:table-cell>
          <table:table-cell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ALGIEB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Gamma Leon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 office:value-type="float" office:value="58.35056">
            <text:p>58.35056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29.3468">
            <text:p>29.3468</text:p>
          </table:table-cell>
          <table:table-cell office:value-type="float" office:value="2.7051403899">
            <text:p>2.7051403899</text:p>
          </table:table-cell>
          <table:table-cell office:value-type="float" office:value="0.3462992456">
            <text:p>0.3462992456</text:p>
          </table:table-cell>
          <table:table-cell office:value-type="float" office:value="2.01">
            <text:p>2.01</text:p>
          </table:table-cell>
          <table:table-cell office:value-type="string">
            <text:p>K0 IIIb</text:p>
          </table:table-cell>
          <table:table-cell office:value-type="float" office:value="1.23">
            <text:p>1.23</text:p>
          </table:table-cell>
          <table:table-cell/>
          <table:table-cell office:value-type="string">
            <text:p>Double giant system, planetary companion with biosphere spectral fingerprint RRRAAA560AA ("pirate planet")</text:p>
          </table:table-cell>
          <table:table-cell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ALGO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Be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10.1315">
            <text:p>10.1315</text:p>
          </table:table-cell>
          <table:table-cell office:value-type="float" office:value="40">
            <text:p>40</text:p>
          </table:table-cell>
          <table:table-cell office:value-type="float" office:value="57">
            <text:p>57</text:p>
          </table:table-cell>
          <table:table-cell office:value-type="float" office:value="20.332">
            <text:p>20.332</text:p>
          </table:table-cell>
          <table:table-cell office:value-type="float" office:value="0.8210415319">
            <text:p>0.8210415319</text:p>
          </table:table-cell>
          <table:table-cell office:value-type="float" office:value="0.714810901">
            <text:p>0.714810901</text:p>
          </table:table-cell>
          <table:table-cell office:value-type="float" office:value="2.12">
            <text:p>2.12</text:p>
          </table:table-cell>
          <table:table-cell office:value-type="string">
            <text:p>B8V (A)</text:p>
          </table:table-cell>
          <table:table-cell office:value-type="string">
            <text:p>3.59/0.79/1.67</text:p>
          </table:table-cell>
          <table:table-cell/>
          <table:table-cell office:value-type="string">
            <text:p>Celestial lighthouse, its evil reputation is a galactic race memory of the brutal slavery used in its construction.</text:p>
          </table:table-cell>
          <table:table-cell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ALGO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Del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9">
            <text:p>29</text:p>
          </table:table-cell>
          <table:table-cell office:value-type="float" office:value="51.85517">
            <text:p>51.85517</text:p>
          </table:table-cell>
          <table:table-cell office:value-type="float" office:value="-16">
            <text:p>-16</text:p>
          </table:table-cell>
          <table:table-cell office:value-type="float" office:value="30">
            <text:p>30</text:p>
          </table:table-cell>
          <table:table-cell office:value-type="float" office:value="55.5525">
            <text:p>55.5525</text:p>
          </table:table-cell>
          <table:table-cell office:value-type="float" office:value="3.2719000387">
            <text:p>3.2719000387</text:p>
          </table:table-cell>
          <table:table-cell office:value-type="float" office:value="-0.2882486527">
            <text:p>-0.2882486527</text:p>
          </table:table-cell>
          <table:table-cell office:value-type="float" office:value="2.962">
            <text:p>2.962</text:p>
          </table:table-cell>
          <table:table-cell office:value-type="string">
            <text:p>A0 IV(n) kB9</text:p>
          </table:table-cell>
          <table:table-cell office:value-type="string">
            <text:p>2.74{{+-</text:p>
          </table:table-cell>
          <table:table-cell/>
          <table:table-cell office:value-type="string">
            <text:p>Spindle-shaped star with a star-shaped profile, viewed from Earth. Believed to be a fruiting body of some kind.</text:p>
          </table:table-cell>
          <table:table-cell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ALHEN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Gamm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office:value-type="float" office:value="42.7105">
            <text:p>42.7105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57.4095">
            <text:p>57.4095</text:p>
          </table:table-cell>
          <table:table-cell office:value-type="float" office:value="1.7353452778">
            <text:p>1.7353452778</text:p>
          </table:table-cell>
          <table:table-cell office:value-type="float" office:value="0.2862214382">
            <text:p>0.2862214382</text:p>
          </table:table-cell>
          <table:table-cell office:value-type="float" office:value="1.9">
            <text:p>1.9</text:p>
          </table:table-cell>
          <table:table-cell office:value-type="string">
            <text:p>A1 IV</text:p>
          </table:table-cell>
          <table:table-cell office:value-type="float" office:value="2.81">
            <text:p>2.81</text:p>
          </table:table-cell>
          <table:table-cell/>
          <table:table-cell office:value-type="string">
            <text:p>Pulsating star, believed to be the rejected core of a dying supergiant.</text:p>
          </table:table-cell>
          <table:table-cell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ALIOT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psilon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1.74959">
            <text:p>1.74959</text:p>
          </table:table-cell>
          <table:table-cell office:value-type="float" office:value="55">
            <text:p>55</text:p>
          </table:table-cell>
          <table:table-cell office:value-type="float" office:value="57">
            <text:p>57</text:p>
          </table:table-cell>
          <table:table-cell office:value-type="float" office:value="35.3627">
            <text:p>35.3627</text:p>
          </table:table-cell>
          <table:table-cell office:value-type="float" office:value="3.3773393364">
            <text:p>3.3773393364</text:p>
          </table:table-cell>
          <table:table-cell office:value-type="float" office:value="0.9766831597">
            <text:p>0.9766831597</text:p>
          </table:table-cell>
          <table:table-cell office:value-type="float" office:value="1.77">
            <text:p>1.77</text:p>
          </table:table-cell>
          <table:table-cell office:value-type="string">
            <text:p>A0pCr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Chromium-rich star, serves as the galactic magnetic pole in the metal cultures.</text:p>
          </table:table-cell>
          <table:table-cell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ALKAFZA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Ch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46">
            <text:p>46</text:p>
          </table:table-cell>
          <table:table-cell office:value-type="float" office:value="3.0807242959">
            <text:p>3.0807242959</text:p>
          </table:table-cell>
          <table:table-cell office:value-type="float" office:value="0.8339086203">
            <text:p>0.8339086203</text:p>
          </table:table-cell>
          <table:table-cell office:value-type="float" office:value="3.69">
            <text:p>3.6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Capital star of Ursa Major, with a long tradition of representative magnetohydrodynamics.</text:p>
          </table:table-cell>
          <table:table-cell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ALKALURO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Mu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29.4278">
            <text:p>29.427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37.8">
            <text:p>37.8</text:p>
          </table:table-cell>
          <table:table-cell office:value-type="float" office:value="4.0338506221">
            <text:p>4.0338506221</text:p>
          </table:table-cell>
          <table:table-cell office:value-type="float" office:value="0.6523546234">
            <text:p>0.6523546234</text:p>
          </table:table-cell>
          <table:table-cell office:value-type="float" office:value="4.31">
            <text:p>4.31</text:p>
          </table:table-cell>
          <table:table-cell office:value-type="string">
            <text:p>F0V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Dub star with an oscillating core of dark matter, used by the stellar alchemists to transmit funky frequencies.</text:p>
          </table:table-cell>
          <table:table-cell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ALKES</text:p>
          </table:table-cell>
          <table:table-cell table:number-columns-repeated="2"/>
          <table:table-cell office:value-type="string">
            <text:p>Crateris</text:p>
          </table:table-cell>
          <table:table-cell office:value-type="string">
            <text:p>Alpha Crate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9">
            <text:p>59</text:p>
          </table:table-cell>
          <table:table-cell office:value-type="float" office:value="46.4647">
            <text:p>46.4647</text:p>
          </table:table-cell>
          <table:table-cell office:value-type="float" office:value="-18">
            <text:p>-18</text:p>
          </table:table-cell>
          <table:table-cell office:value-type="float" office:value="17">
            <text:p>17</text:p>
          </table:table-cell>
          <table:table-cell office:value-type="float" office:value="55.62">
            <text:p>55.62</text:p>
          </table:table-cell>
          <table:table-cell office:value-type="float" office:value="2.878808951">
            <text:p>2.878808951</text:p>
          </table:table-cell>
          <table:table-cell office:value-type="float" office:value="-0.3193740183">
            <text:p>-0.3193740183</text:p>
          </table:table-cell>
          <table:table-cell office:value-type="float" office:value="4.07">
            <text:p>4.07</text:p>
          </table:table-cell>
          <table:table-cell office:value-type="string">
            <text:p>K1 III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K-type giant with companion with biosphere spectral fingerprint YIY55A38642 ("cowboy planet")</text:p>
          </table:table-cell>
          <table:table-cell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ALKURAH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Xi Cephe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47.4">
            <text:p>47.4</text:p>
          </table:table-cell>
          <table:table-cell office:value-type="float" office:value="64">
            <text:p>64</text:p>
          </table:table-cell>
          <table:table-cell office:value-type="float" office:value="37">
            <text:p>37</text:p>
          </table:table-cell>
          <table:table-cell office:value-type="float" office:value="40.71">
            <text:p>40.71</text:p>
          </table:table-cell>
          <table:table-cell office:value-type="float" office:value="5.7761235262">
            <text:p>5.7761235262</text:p>
          </table:table-cell>
          <table:table-cell office:value-type="float" office:value="1.1279709526">
            <text:p>1.1279709526</text:p>
          </table:table-cell>
          <table:table-cell office:value-type="float" office:value="4.29">
            <text:p>4.2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as the appearance of a white giant; thought by Struve and others to be a white spot on a far larger object.</text:p>
          </table:table-cell>
          <table:table-cell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ALNILA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E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12.8">
            <text:p>12.8</text:p>
          </table:table-cell>
          <table:table-cell office:value-type="float" office:value="-1">
            <text:p>-1</text:p>
          </table:table-cell>
          <table:table-cell office:value-type="float" office:value="12">
            <text:p>12</text:p>
          </table:table-cell>
          <table:table-cell office:value-type="float" office:value="6.9">
            <text:p>6.9</text:p>
          </table:table-cell>
          <table:table-cell office:value-type="float" office:value="1.4670074139">
            <text:p>1.4670074139</text:p>
          </table:table-cell>
          <table:table-cell office:value-type="float" office:value="0.0209774032">
            <text:p>0.0209774032</text:p>
          </table:table-cell>
          <table:table-cell office:value-type="float" office:value="1.7">
            <text:p>1.7</text:p>
          </table:table-cell>
          <table:table-cell office:value-type="string">
            <text:p>B0 Ia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and celestial omphalos, dreaded in galactic culture as a scar on the heavens.</text:p>
          </table:table-cell>
          <table:table-cell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ALNITAK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Z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5.5">
            <text:p>45.5</text:p>
          </table:table-cell>
          <table:table-cell office:value-type="float" office:value="-1">
            <text:p>-1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1.4868387176">
            <text:p>1.4868387176</text:p>
          </table:table-cell>
          <table:table-cell office:value-type="float" office:value="0.0339078689">
            <text:p>0.0339078689</text:p>
          </table:table-cell>
          <table:table-cell office:value-type="string">
            <text:p>2.0–10.8</text:p>
          </table:table-cell>
          <table:table-cell office:value-type="string">
            <text:p>O9 Iab/O9/B0 III </text:p>
          </table:table-cell>
          <table:table-cell office:value-type="string">
            <text:p>28/23/20 </text:p>
          </table:table-cell>
          <table:table-cell/>
          <table:table-cell office:value-type="string">
            <text:p>Head office of the Orion supernova works. Approaching this star is not recommended due to high demiurgic activity.</text:p>
          </table:table-cell>
          <table:table-cell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ALPHARD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Alpha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office:value-type="float" office:value="35.2433">
            <text:p>35.2433</text:p>
          </table:table-cell>
          <table:table-cell office:value-type="float" office:value="-8">
            <text:p>-8</text:p>
          </table:table-cell>
          <table:table-cell office:value-type="float" office:value="39">
            <text:p>39</text:p>
          </table:table-cell>
          <table:table-cell office:value-type="float" office:value="30.969">
            <text:p>30.969</text:p>
          </table:table-cell>
          <table:table-cell office:value-type="float" office:value="2.4765671798">
            <text:p>2.4765671798</text:p>
          </table:table-cell>
          <table:table-cell office:value-type="float" office:value="-0.1511211222">
            <text:p>-0.1511211222</text:p>
          </table:table-cell>
          <table:table-cell office:value-type="float" office:value="1.98">
            <text:p>1.98</text:p>
          </table:table-cell>
          <table:table-cell office:value-type="string">
            <text:p>K3 II-III</text:p>
          </table:table-cell>
          <table:table-cell office:value-type="string">
            <text:p>3.03 ± 0.36</text:p>
          </table:table-cell>
          <table:table-cell/>
          <table:table-cell office:value-type="string">
            <text:p>Capital star of the neighbourhood known as The Star, leading to its grandiloquent nickname "The Star of the Star".</text:p>
          </table:table-cell>
          <table:table-cell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ALPHEKKA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Alph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4">
            <text:p>34</text:p>
          </table:table-cell>
          <table:table-cell office:value-type="float" office:value="41.2681">
            <text:p>41.2681</text:p>
          </table:table-cell>
          <table:table-cell office:value-type="float" office:value="26">
            <text:p>26</text:p>
          </table:table-cell>
          <table:table-cell office:value-type="float" office:value="42">
            <text:p>42</text:p>
          </table:table-cell>
          <table:table-cell office:value-type="float" office:value="52.895">
            <text:p>52.895</text:p>
          </table:table-cell>
          <table:table-cell office:value-type="float" office:value="4.0783449043">
            <text:p>4.0783449043</text:p>
          </table:table-cell>
          <table:table-cell office:value-type="float" office:value="0.4662593525">
            <text:p>0.4662593525</text:p>
          </table:table-cell>
          <table:table-cell office:value-type="float" office:value="2.21">
            <text:p>2.21</text:p>
          </table:table-cell>
          <table:table-cell office:value-type="string">
            <text:p>A0V/G5V</text:p>
          </table:table-cell>
          <table:table-cell office:value-type="string">
            <text:p>2.58/0.92</text:p>
          </table:table-cell>
          <table:table-cell/>
          <table:table-cell office:value-type="string">
            <text:p>One of the second pair of line-of-sight cognates used by Yule to identify Old Earth. See also ACHERNAR.</text:p>
          </table:table-cell>
          <table:table-cell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ALPHEKKA MERIDIANIA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Alpha Coronae Austral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28.34097">
            <text:p>28.34097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16.1022">
            <text:p>16.1022</text:p>
          </table:table-cell>
          <table:table-cell office:value-type="float" office:value="5.0155192899">
            <text:p>5.0155192899</text:p>
          </table:table-cell>
          <table:table-cell office:value-type="float" office:value="-0.6615578522">
            <text:p>-0.6615578522</text:p>
          </table:table-cell>
          <table:table-cell office:value-type="float" office:value="4.102">
            <text:p>4.102</text:p>
          </table:table-cell>
          <table:table-cell office:value-type="string">
            <text:p>A2Va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Old Earth, the moon of a gas giant orbiting a pulsar, lies midway between this star and ALPHEKKA.</text:p>
          </table:table-cell>
          <table:table-cell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ALSAFI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Sigm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32">
            <text:p>32</text:p>
          </table:table-cell>
          <table:table-cell office:value-type="float" office:value="21.59026">
            <text:p>21.59026</text:p>
          </table:table-cell>
          <table:table-cell office:value-type="float" office:value="69">
            <text:p>69</text:p>
          </table:table-cell>
          <table:table-cell office:value-type="float" office:value="39">
            <text:p>39</text:p>
          </table:table-cell>
          <table:table-cell office:value-type="float" office:value="40.2354">
            <text:p>40.2354</text:p>
          </table:table-cell>
          <table:table-cell office:value-type="float" office:value="5.1153847964">
            <text:p>5.1153847964</text:p>
          </table:table-cell>
          <table:table-cell office:value-type="float" office:value="1.2158168907">
            <text:p>1.2158168907</text:p>
          </table:table-cell>
          <table:table-cell office:value-type="float" office:value="4.674">
            <text:p>4.674</text:p>
          </table:table-cell>
          <table:table-cell office:value-type="string">
            <text:p>G9 V</text:p>
          </table:table-cell>
          <table:table-cell office:value-type="float" office:value="0.87">
            <text:p>0.87</text:p>
          </table:table-cell>
          <table:table-cell/>
          <table:table-cell office:value-type="string">
            <text:p>G-class swarf, a fragment left over from the machining process of a much larger star.</text:p>
          </table:table-cell>
          <table:table-cell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ALSCIAUKAT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31 Lync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50.13">
            <text:p>50.13</text:p>
          </table:table-cell>
          <table:table-cell office:value-type="float" office:value="43">
            <text:p>43</text:p>
          </table:table-cell>
          <table:table-cell office:value-type="float" office:value="11">
            <text:p>11</text:p>
          </table:table-cell>
          <table:table-cell office:value-type="float" office:value="18.1">
            <text:p>18.1</text:p>
          </table:table-cell>
          <table:table-cell office:value-type="float" office:value="2.1940337677">
            <text:p>2.1940337677</text:p>
          </table:table-cell>
          <table:table-cell office:value-type="float" office:value="0.7537790999">
            <text:p>0.7537790999</text:p>
          </table:table-cell>
          <table:table-cell office:value-type="float" office:value="4.25">
            <text:p>4.2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are example of a feline species developing technological civilisation, due to an absence of hominid servants.</text:p>
          </table:table-cell>
          <table:table-cell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ALSHAIN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B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5">
            <text:p>55</text:p>
          </table:table-cell>
          <table:table-cell office:value-type="float" office:value="18.8">
            <text:p>18.8</text:p>
          </table:table-cell>
          <table:table-cell office:value-type="float" office:value="6">
            <text:p>6</text:p>
          </table:table-cell>
          <table:table-cell table:number-columns-repeated="2" office:value-type="float" office:value="24">
            <text:p>24</text:p>
          </table:table-cell>
          <table:table-cell office:value-type="float" office:value="5.2155383149">
            <text:p>5.2155383149</text:p>
          </table:table-cell>
          <table:table-cell office:value-type="float" office:value="0.1118174274">
            <text:p>0.1118174274</text:p>
          </table:table-cell>
          <table:table-cell office:value-type="float" office:value="3.7">
            <text:p>3.7</text:p>
          </table:table-cell>
          <table:table-cell office:value-type="string">
            <text:p>G8 IVvar</text:p>
          </table:table-cell>
          <table:table-cell office:value-type="string">
            <text:p>1.26 ± 0.18</text:p>
          </table:table-cell>
          <table:table-cell/>
          <table:table-cell office:value-type="string">
            <text:p>Sacred in the heavens of all worlds inhabited by winged creatures, home to the first swan consort.</text:p>
          </table:table-cell>
          <table:table-cell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ALSHAT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Nu Capricorni</text:p>
          </table:table-cell>
          <table:table-cell office:value-type="string">
            <text:p>cache</text:p>
          </table:table-cell>
          <table:table-cell table:number-columns-repeated="2" office:value-type="float" office:value="20">
            <text:p>20</text:p>
          </table:table-cell>
          <table:table-cell office:value-type="float" office:value="39.8">
            <text:p>39.8</text:p>
          </table:table-cell>
          <table:table-cell office:value-type="float" office:value="-12">
            <text:p>-12</text:p>
          </table:table-cell>
          <table:table-cell office:value-type="float" office:value="45">
            <text:p>45</text:p>
          </table:table-cell>
          <table:table-cell office:value-type="float" office:value="33">
            <text:p>33</text:p>
          </table:table-cell>
          <table:table-cell office:value-type="float" office:value="5.3261485563">
            <text:p>5.3261485563</text:p>
          </table:table-cell>
          <table:table-cell office:value-type="float" office:value="0.2226894681">
            <text:p>0.2226894681</text:p>
          </table:table-cell>
          <table:table-cell office:value-type="float" office:value="4.77">
            <text:p>4.7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star with companion bearing biosphere spectral fingerprint XXXEE98012A ("pleasure planet")</text:p>
          </table:table-cell>
          <table:table-cell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ALTAIR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Alph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46.99855">
            <text:p>46.99855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office:value-type="float" office:value="5.9563">
            <text:p>5.9563</text:p>
          </table:table-cell>
          <table:table-cell office:value-type="float" office:value="5.1957723557">
            <text:p>5.1957723557</text:p>
          </table:table-cell>
          <table:table-cell office:value-type="float" office:value="0.154781404">
            <text:p>0.154781404</text:p>
          </table:table-cell>
          <table:table-cell office:value-type="float" office:value="0.77">
            <text:p>0.77</text:p>
          </table:table-cell>
          <table:table-cell office:value-type="string">
            <text:p>A7 V</text:p>
          </table:table-cell>
          <table:table-cell office:value-type="float" office:value="1.79">
            <text:p>1.79</text:p>
          </table:table-cell>
          <table:table-cell/>
          <table:table-cell office:value-type="string">
            <text:p>Celestial form of the Trickster deity in exile, the eagle consort. Known for its rapid rotation.</text:p>
          </table:table-cell>
          <table:table-cell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ALTA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Delta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33.30197">
            <text:p>33.30197</text:p>
          </table:table-cell>
          <table:table-cell office:value-type="float" office:value="67">
            <text:p>67</text:p>
          </table:table-cell>
          <table:table-cell office:value-type="float" office:value="39">
            <text:p>39</text:p>
          </table:table-cell>
          <table:table-cell office:value-type="float" office:value="41.5456">
            <text:p>41.5456</text:p>
          </table:table-cell>
          <table:table-cell office:value-type="float" office:value="5.0289700333">
            <text:p>5.0289700333</text:p>
          </table:table-cell>
          <table:table-cell office:value-type="float" office:value="1.1809166577">
            <text:p>1.1809166577</text:p>
          </table:table-cell>
          <table:table-cell office:value-type="float" office:value="3.07">
            <text:p>3.07</text:p>
          </table:table-cell>
          <table:table-cell office:value-type="string">
            <text:p>G9 III</text:p>
          </table:table-cell>
          <table:table-cell office:value-type="float" office:value="2.32">
            <text:p>2.32</text:p>
          </table:table-cell>
          <table:table-cell/>
          <table:table-cell office:value-type="string">
            <text:p>Yellow giant, the famed Space Elephants' Graveyard. Note that space elephants are a myth, tourists may be disappointed.</text:p>
          </table:table-cell>
          <table:table-cell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ALTARF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B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0.9206">
            <text:p>30.920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7.961">
            <text:p>7.961</text:p>
          </table:table-cell>
          <table:table-cell office:value-type="float" office:value="2.166456882">
            <text:p>2.166456882</text:p>
          </table:table-cell>
          <table:table-cell office:value-type="float" office:value="0.160317999">
            <text:p>0.160317999</text:p>
          </table:table-cell>
          <table:table-cell office:value-type="float" office:value="3.536">
            <text:p>3.536</text:p>
          </table:table-cell>
          <table:table-cell office:value-type="string">
            <text:p>K4III </text:p>
          </table:table-cell>
          <table:table-cell table:number-columns-repeated="2"/>
          <table:table-cell office:value-type="string">
            <text:p>K-giant, whose inhabitants worship reason and are involved in a bitter conflict with those of λ Leonis (the "Tarf Wars")</text:p>
          </table:table-cell>
          <table:table-cell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ALTERF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Lambda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3.24">
            <text:p>43.24</text:p>
          </table:table-cell>
          <table:table-cell office:value-type="float" office:value="22">
            <text:p>22</text:p>
          </table:table-cell>
          <table:table-cell office:value-type="float" office:value="58">
            <text:p>58</text:p>
          </table:table-cell>
          <table:table-cell office:value-type="float" office:value="5.036">
            <text:p>5.036</text:p>
          </table:table-cell>
          <table:table-cell table:number-columns-repeated="2"/>
          <table:table-cell office:value-type="float" office:value="4.32">
            <text:p>4.32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whose inhabitants worship reason and are involved in a bitter conflict with those of β Cancri (the "Terf Wars")</text:p>
          </table:table-cell>
          <table:table-cell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ALUDRA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E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5.70228">
            <text:p>5.70228</text:p>
          </table:table-cell>
          <table:table-cell office:value-type="float" office:value="-29">
            <text:p>-29</text:p>
          </table:table-cell>
          <table:table-cell office:value-type="float" office:value="18">
            <text:p>18</text:p>
          </table:table-cell>
          <table:table-cell office:value-type="float" office:value="11.1798">
            <text:p>11.1798</text:p>
          </table:table-cell>
          <table:table-cell office:value-type="float" office:value="1.9377301512">
            <text:p>1.9377301512</text:p>
          </table:table-cell>
          <table:table-cell office:value-type="float" office:value="-0.511435672">
            <text:p>-0.511435672</text:p>
          </table:table-cell>
          <table:table-cell office:value-type="float" office:value="2.45">
            <text:p>2.45</text:p>
          </table:table-cell>
          <table:table-cell office:value-type="string">
            <text:p>B5 Ia</text:p>
          </table:table-cell>
          <table:table-cell office:value-type="string">
            <text:p>19.19 ± 1.15</text:p>
          </table:table-cell>
          <table:table-cell/>
          <table:table-cell office:value-type="string">
            <text:p>Leader of a pack of tough blue giants whose motto is "Live fast, die young and leave a beautiful nebula."</text:p>
          </table:table-cell>
          <table:table-cell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ALUL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Xi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table:number-columns-repeated="2" office:value-type="float" office:value="31">
            <text:p>31</text:p>
          </table:table-cell>
          <table:table-cell office:value-type="float" office:value="45">
            <text:p>45</text:p>
          </table:table-cell>
          <table:table-cell office:value-type="float" office:value="2.9591330247">
            <text:p>2.9591330247</text:p>
          </table:table-cell>
          <table:table-cell office:value-type="float" office:value="0.5502877687">
            <text:p>0.5502877687</text:p>
          </table:table-cell>
          <table:table-cell office:value-type="float" office:value="3.7">
            <text:p>3.7</text:p>
          </table:table-cell>
          <table:table-cell office:value-type="string">
            <text:p>G0 Ve/G0 Ve</text:p>
          </table:table-cell>
          <table:table-cell office:value-type="string">
            <text:p>1.05/0.90</text:p>
          </table:table-cell>
          <table:table-cell/>
          <table:table-cell office:value-type="string">
            <text:p>"Herschel's Palindromic Binary," thought at first to move back and forth rather than round and round.</text:p>
          </table:table-cell>
          <table:table-cell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ALUL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Nu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28.73664">
            <text:p>28.73664</text:p>
          </table:table-cell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office:value-type="float" office:value="39.5107">
            <text:p>39.5107</text:p>
          </table:table-cell>
          <table:table-cell office:value-type="float" office:value="2.9604228696">
            <text:p>2.9604228696</text:p>
          </table:table-cell>
          <table:table-cell office:value-type="float" office:value="0.5776046475">
            <text:p>0.5776046475</text:p>
          </table:table-cell>
          <table:table-cell office:value-type="float" office:value="3.49">
            <text:p>3.49</text:p>
          </table:table-cell>
          <table:table-cell office:value-type="string">
            <text:p>K3 III</text:p>
          </table:table-cell>
          <table:table-cell table:number-columns-repeated="2"/>
          <table:table-cell office:value-type="string">
            <text:p>K-type giant whose spectrum features strong loneliness and melancholy-alpha emission lines.</text:p>
          </table:table-cell>
          <table:table-cell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ALYA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Th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13.2">
            <text:p>13.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4.9576950068">
            <text:p>4.9576950068</text:p>
          </table:table-cell>
          <table:table-cell office:value-type="float" office:value="0.0733668544">
            <text:p>0.0733668544</text:p>
          </table:table-cell>
          <table:table-cell office:value-type="float" office:value="4.03">
            <text:p>4.0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pair of A-type dwarf stars, one good and one evil, locked in a gravitational and moral stalemate.</text:p>
          </table:table-cell>
          <table:table-cell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ALZIR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Xi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17.36432">
            <text:p>17.36432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44.1311">
            <text:p>44.1311</text:p>
          </table:table-cell>
          <table:table-cell office:value-type="float" office:value="1.7684086366">
            <text:p>1.7684086366</text:p>
          </table:table-cell>
          <table:table-cell office:value-type="float" office:value="0.2250705389">
            <text:p>0.2250705389</text:p>
          </table:table-cell>
          <table:table-cell office:value-type="float" office:value="3.35">
            <text:p>3.35</text:p>
          </table:table-cell>
          <table:table-cell office:value-type="string">
            <text:p>F5 IV</text:p>
          </table:table-cell>
          <table:table-cell office:value-type="string">
            <text:p>1.706 ± 0.012</text:p>
          </table:table-cell>
          <table:table-cell/>
          <table:table-cell office:value-type="string">
            <text:p>Large F-class star which is moving off the Main Sequence, "not before time", according to its parent cluster.</text:p>
          </table:table-cell>
          <table:table-cell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ANCH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The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50.03635">
            <text:p>50.03635</text:p>
          </table:table-cell>
          <table:table-cell office:value-type="float" office:value="-7">
            <text:p>-7</text:p>
          </table:table-cell>
          <table:table-cell office:value-type="float" office:value="46">
            <text:p>46</text:p>
          </table:table-cell>
          <table:table-cell office:value-type="float" office:value="59.848">
            <text:p>59.848</text:p>
          </table:table-cell>
          <table:table-cell office:value-type="float" office:value="5.8330384477">
            <text:p>5.8330384477</text:p>
          </table:table-cell>
          <table:table-cell office:value-type="float" office:value="-0.1358440565">
            <text:p>-0.1358440565</text:p>
          </table:table-cell>
          <table:table-cell office:value-type="float" office:value="4.175">
            <text:p>4.175</text:p>
          </table:table-cell>
          <table:table-cell office:value-type="string">
            <text:p>G8 III–IV</text:p>
          </table:table-cell>
          <table:table-cell office:value-type="float" office:value="2.39">
            <text:p>2.39</text:p>
          </table:table-cell>
          <table:table-cell/>
          <table:table-cell office:value-type="string">
            <text:p>G-type star whose inhabitants, a race of mystic pedants, insist that their planets are moons of a long-vanished primary.</text:p>
          </table:table-cell>
          <table:table-cell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ANGETENAR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Tau2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.3">
            <text:p>2.3</text:p>
          </table:table-cell>
          <table:table-cell office:value-type="float" office:value="-21">
            <text:p>-2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.75">
            <text:p>4.7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Not to be confused with τ¹, τ³, τ⁴, τ⁵, τ⁶, τ⁷, τ⁸ or τ⁹ Eridani, which were cloned from it in a replicator outbreak.</text:p>
          </table:table-cell>
          <table:table-cell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ANKAA</text:p>
          </table:table-cell>
          <table:table-cell table:number-columns-repeated="2"/>
          <table:table-cell office:value-type="string">
            <text:p>Phoenicis</text:p>
          </table:table-cell>
          <table:table-cell office:value-type="string">
            <text:p>Alpha Phoenicis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7.0514">
            <text:p>17.0514</text:p>
          </table:table-cell>
          <table:table-cell office:value-type="float" office:value="-42">
            <text:p>-42</text:p>
          </table:table-cell>
          <table:table-cell office:value-type="float" office:value="18">
            <text:p>18</text:p>
          </table:table-cell>
          <table:table-cell office:value-type="float" office:value="21.5539">
            <text:p>21.5539</text:p>
          </table:table-cell>
          <table:table-cell office:value-type="float" office:value="0.1146864142">
            <text:p>0.1146864142</text:p>
          </table:table-cell>
          <table:table-cell office:value-type="float" office:value="-0.7383787698">
            <text:p>-0.7383787698</text:p>
          </table:table-cell>
          <table:table-cell office:value-type="float" office:value="2.377">
            <text:p>2.377</text:p>
          </table:table-cell>
          <table:table-cell office:value-type="string">
            <text:p>K0.5 IIIb</text:p>
          </table:table-cell>
          <table:table-cell table:number-columns-repeated="2"/>
          <table:table-cell office:value-type="string">
            <text:p>Quark star surrounded by an accretion disk of malodorous curds.</text:p>
          </table:table-cell>
          <table:table-cell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ANTARE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Alph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9">
            <text:p>29</text:p>
          </table:table-cell>
          <table:table-cell office:value-type="string">
            <text:p>24|24.45970</text:p>
          </table:table-cell>
          <table:table-cell office:value-type="float" office:value="-26">
            <text:p>-26</text:p>
          </table:table-cell>
          <table:table-cell office:value-type="float" office:value="25">
            <text:p>25</text:p>
          </table:table-cell>
          <table:table-cell office:value-type="string">
            <text:p>55|55.2094</text:p>
          </table:table-cell>
          <table:table-cell office:value-type="float" office:value="4.3170719048">
            <text:p>4.3170719048</text:p>
          </table:table-cell>
          <table:table-cell office:value-type="float" office:value="-0.4613244583">
            <text:p>-0.4613244583</text:p>
          </table:table-cell>
          <table:table-cell office:value-type="float" office:value="1.09">
            <text:p>1.09</text:p>
          </table:table-cell>
          <table:table-cell office:value-type="string">
            <text:p>M1.5Iab-b + B2.5V</text:p>
          </table:table-cell>
          <table:table-cell office:value-type="float" office:value="12.4">
            <text:p>12.4</text:p>
          </table:table-cell>
          <table:table-cell/>
          <table:table-cell office:value-type="string">
            <text:p>Immense, irregular giant. Dark forms, none alike, move with ritual slowness over its vast red terraces.</text:p>
          </table:table-cell>
          <table:table-cell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APOLLYON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Iota1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7">
            <text:p>47</text:p>
          </table:table-cell>
          <table:table-cell office:value-type="float" office:value="35.08113">
            <text:p>35.08113</text:p>
          </table:table-cell>
          <table:table-cell office:value-type="float" office:value="-40">
            <text:p>-40</text:p>
          </table:table-cell>
          <table:table-cell office:value-type="float" office:value="7">
            <text:p>7</text:p>
          </table:table-cell>
          <table:table-cell office:value-type="float" office:value="37.1893">
            <text:p>37.1893</text:p>
          </table:table-cell>
          <table:table-cell office:value-type="float" office:value="4.6582169515">
            <text:p>4.6582169515</text:p>
          </table:table-cell>
          <table:table-cell office:value-type="float" office:value="-0.7003482171">
            <text:p>-0.7003482171</text:p>
          </table:table-cell>
          <table:table-cell office:value-type="float" office:value="3.03">
            <text:p>3.03</text:p>
          </table:table-cell>
          <table:table-cell office:value-type="string">
            <text:p>F2 Ia</text:p>
          </table:table-cell>
          <table:table-cell office:value-type="string">
            <text:p>12.11 ± 0.66</text:p>
          </table:table-cell>
          <table:table-cell/>
          <table:table-cell office:value-type="string">
            <text:p>Glossy black star which appears to shine solely by reflected light.</text:p>
          </table:table-cell>
          <table:table-cell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ARCTUR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Alph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39.7">
            <text:p>39.7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.7335283416">
            <text:p>3.7335283416</text:p>
          </table:table-cell>
          <table:table-cell office:value-type="float" office:value="0.3347929356">
            <text:p>0.3347929356</text:p>
          </table:table-cell>
          <table:table-cell office:value-type="float" office:value="-0.04">
            <text:p>-0.04</text:p>
          </table:table-cell>
          <table:table-cell office:value-type="string">
            <text:p>K1.5IIIFe-0.5</text:p>
          </table:table-cell>
          <table:table-cell office:value-type="string">
            <text:p>1.10 ± 0.06</text:p>
          </table:table-cell>
          <table:table-cell/>
          <table:table-cell office:value-type="string">
            <text:p>Important local hub of stellar alchemy, inhabited by a race of incredibly tendentious demiurges.</text:p>
          </table:table-cell>
          <table:table-cell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ARKAB POSTE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2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13.2">
            <text:p>13.2</text:p>
          </table:table-cell>
          <table:table-cell office:value-type="float" office:value="-44">
            <text:p>-44</text:p>
          </table:table-cell>
          <table:table-cell office:value-type="float" office:value="47">
            <text:p>47</text:p>
          </table:table-cell>
          <table:table-cell office:value-type="float" office:value="59">
            <text:p>59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type giant, companion with biosphere spectral fingerprint HOL0045A966 ("hillbilly planet")</text:p>
          </table:table-cell>
          <table:table-cell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ARKAB PRIO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Beta1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38.3">
            <text:p>38.3</text:p>
          </table:table-cell>
          <table:table-cell office:value-type="float" office:value="-44">
            <text:p>-44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5.0729667316">
            <text:p>5.0729667316</text:p>
          </table:table-cell>
          <table:table-cell office:value-type="float" office:value="0.7759539929">
            <text:p>0.7759539929</text:p>
          </table:table-cell>
          <table:table-cell office:value-type="float" office:value="3.96">
            <text:p>3.9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Home to an order of Clone Monks, one of the few celibate religious communities with an overpopulation problem.</text:p>
          </table:table-cell>
          <table:table-cell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ARM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4.3">
            <text:p>24.3</text:p>
          </table:table-cell>
          <table:table-cell office:value-type="float" office:value="-19">
            <text:p>-19</text:p>
          </table:table-cell>
          <table:table-cell office:value-type="float" office:value="51">
            <text:p>51</text:p>
          </table:table-cell>
          <table:table-cell office:value-type="float" office:value="18">
            <text:p>18</text:p>
          </table:table-cell>
          <table:table-cell office:value-type="float" office:value="5.5170075822">
            <text:p>5.5170075822</text:p>
          </table:table-cell>
          <table:table-cell office:value-type="float" office:value="0.346535123">
            <text:p>0.346535123</text:p>
          </table:table-cell>
          <table:table-cell office:value-type="float" office:value="4.82">
            <text:p>4.8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inary system whose planet has a figure-8 orbit about both stars and was depopulated in the Calendar Wars.</text:p>
          </table:table-cell>
          <table:table-cell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ARNEB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Alph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43.81612">
            <text:p>43.81612</text:p>
          </table:table-cell>
          <table:table-cell office:value-type="float" office:value="-17">
            <text:p>-17</text:p>
          </table:table-cell>
          <table:table-cell office:value-type="float" office:value="49">
            <text:p>49</text:p>
          </table:table-cell>
          <table:table-cell office:value-type="float" office:value="20.2414">
            <text:p>20.2414</text:p>
          </table:table-cell>
          <table:table-cell office:value-type="float" office:value="1.4518096773">
            <text:p>1.4518096773</text:p>
          </table:table-cell>
          <table:table-cell office:value-type="float" office:value="-0.3110576281">
            <text:p>-0.3110576281</text:p>
          </table:table-cell>
          <table:table-cell office:value-type="float" office:value="2.589">
            <text:p>2.589</text:p>
          </table:table-cell>
          <table:table-cell office:value-type="string">
            <text:p>F0 Ib</text:p>
          </table:table-cell>
          <table:table-cell office:value-type="string">
            <text:p>13.9 ± 0.8</text:p>
          </table:table-cell>
          <table:table-cell/>
          <table:table-cell office:value-type="string">
            <text:p>Progressive star with a warm, analogue spectrum. Its pastel chromosphere is a breeding-ground for dragons.</text:p>
          </table:table-cell>
          <table:table-cell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ARRAK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M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9.7">
            <text:p>19.7</text:p>
          </table:table-cell>
          <table:table-cell office:value-type="float" office:value="54">
            <text:p>5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4.4738388327">
            <text:p>4.4738388327</text:p>
          </table:table-cell>
          <table:table-cell office:value-type="float" office:value="0.9506856917">
            <text:p>0.9506856917</text:p>
          </table:table-cell>
          <table:table-cell office:value-type="float" office:value="5.7">
            <text:p>5.7</text:p>
          </table:table-cell>
          <table:table-cell office:value-type="string">
            <text:p>F7V</text:p>
          </table:table-cell>
          <table:table-cell table:number-columns-repeated="2"/>
          <table:table-cell office:value-type="string">
            <text:p>Not to be confused with the fictional planet of CANOPUS. Don't ask the locals about sandworms. Really, just don't.</text:p>
          </table:table-cell>
          <table:table-cell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ASAFJKERIU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Ze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40">
            <text:p>40</text:p>
          </table:table-cell>
          <table:table-cell office:value-type="float" office:value="-22">
            <text:p>-22</text:p>
          </table:table-cell>
          <table:table-cell office:value-type="float" office:value="24">
            <text:p>24</text:p>
          </table:table-cell>
          <table:table-cell office:value-type="float" office:value="41">
            <text:p>41</text:p>
          </table:table-cell>
          <table:table-cell office:value-type="float" office:value="5.6141424272">
            <text:p>5.6141424272</text:p>
          </table:table-cell>
          <table:table-cell office:value-type="float" office:value="0.3911525261">
            <text:p>0.3911525261</text:p>
          </table:table-cell>
          <table:table-cell office:value-type="float" office:value="3.77">
            <text:p>3.77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arium star whose name is thought to be due to a scribal error, later officially adopted as a publicity stunt.</text:p>
          </table:table-cell>
          <table:table-cell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ASCELL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Zet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6.73024">
            <text:p>36.73024</text:p>
          </table:table-cell>
          <table:table-cell office:value-type="float" office:value="-29">
            <text:p>-29</text:p>
          </table:table-cell>
          <table:table-cell office:value-type="float" office:value="52">
            <text:p>52</text:p>
          </table:table-cell>
          <table:table-cell office:value-type="float" office:value="48.2279">
            <text:p>48.2279</text:p>
          </table:table-cell>
          <table:table-cell office:value-type="float" office:value="4.9855861129">
            <text:p>4.9855861129</text:p>
          </table:table-cell>
          <table:table-cell office:value-type="float" office:value="-0.5215054854">
            <text:p>-0.5215054854</text:p>
          </table:table-cell>
          <table:table-cell office:value-type="float" office:value="2.59">
            <text:p>2.59</text:p>
          </table:table-cell>
          <table:table-cell office:value-type="string">
            <text:p>A2.5 Va</text:p>
          </table:table-cell>
          <table:table-cell office:value-type="string">
            <text:p><text:s/></text:p>
          </table:table-cell>
          <table:table-cell/>
          <table:table-cell office:value-type="string">
            <text:p>Binary system located at a point of torsion on the galactic animal.</text:p>
          </table:table-cell>
          <table:table-cell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ASELLUS AUSTR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Del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4">
            <text:p>44</text:p>
          </table:table-cell>
          <table:table-cell office:value-type="float" office:value="41.1">
            <text:p>41.1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2.2893701965">
            <text:p>2.2893701965</text:p>
          </table:table-cell>
          <table:table-cell office:value-type="float" office:value="0.3168499813">
            <text:p>0.3168499813</text:p>
          </table:table-cell>
          <table:table-cell office:value-type="float" office:value="3.94">
            <text:p>3.94</text:p>
          </table:table-cell>
          <table:table-cell office:value-type="string">
            <text:p>K0III</text:p>
          </table:table-cell>
          <table:table-cell table:number-columns-repeated="2"/>
          <table:table-cell office:value-type="string">
            <text:p>Known as ARKUSHANANGARUSHASHUTU to the Babylonians, its heliacal rising marked the end of the Scrabble harvest.</text:p>
          </table:table-cell>
          <table:table-cell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ASELLUS BOREALIS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Gamm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3">
            <text:p>43</text:p>
          </table:table-cell>
          <table:table-cell office:value-type="float" office:value="17.1">
            <text:p>17.1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.2832615441">
            <text:p>2.2832615441</text:p>
          </table:table-cell>
          <table:table-cell office:value-type="float" office:value="0.3746979497">
            <text:p>0.3746979497</text:p>
          </table:table-cell>
          <table:table-cell office:value-type="float" office:value="4.66">
            <text:p>4.6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"Ghost star", site of high demiurgic activity several cosmic years ago, now metal-depleted and forlorn.</text:p>
          </table:table-cell>
          <table:table-cell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ASELLUS PRIM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The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11.79703">
            <text:p>11.79703</text:p>
          </table:table-cell>
          <table:table-cell table:number-columns-repeated="2" office:value-type="float" office:value="51">
            <text:p>51</text:p>
          </table:table-cell>
          <table:table-cell office:value-type="float" office:value="2.6769">
            <text:p>2.6769</text:p>
          </table:table-cell>
          <table:table-cell office:value-type="float" office:value="3.7751324117">
            <text:p>3.7751324117</text:p>
          </table:table-cell>
          <table:table-cell office:value-type="float" office:value="0.9049661951">
            <text:p>0.9049661951</text:p>
          </table:table-cell>
          <table:table-cell office:value-type="float" office:value="4.05">
            <text:p>4.05</text:p>
          </table:table-cell>
          <table:table-cell office:value-type="string">
            <text:p>F7 V</text:p>
          </table:table-cell>
          <table:table-cell office:value-type="float" office:value="1.3">
            <text:p>1.3</text:p>
          </table:table-cell>
          <table:table-cell/>
          <table:table-cell office:value-type="string">
            <text:p>Funk star which is fusing bass nuclei from lighter elements, forming a set of rhythmic shells around its core.</text:p>
          </table:table-cell>
          <table:table-cell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ASELLUS SECUND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Iot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9.92995">
            <text:p>9.92995</text:p>
          </table:table-cell>
          <table:table-cell office:value-type="float" office:value="51">
            <text:p>51</text:p>
          </table:table-cell>
          <table:table-cell office:value-type="float" office:value="22">
            <text:p>22</text:p>
          </table:table-cell>
          <table:table-cell office:value-type="float" office:value="2.0267">
            <text:p>2.0267</text:p>
          </table:table-cell>
          <table:table-cell office:value-type="float" office:value="3.7357267256">
            <text:p>3.7357267256</text:p>
          </table:table-cell>
          <table:table-cell office:value-type="float" office:value="0.8965272848">
            <text:p>0.8965272848</text:p>
          </table:table-cell>
          <table:table-cell office:value-type="float" office:value="4.75">
            <text:p>4.75</text:p>
          </table:table-cell>
          <table:table-cell office:value-type="string">
            <text:p>A9 V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Non-radially pulsating star with a companion that orbits on the downbeat, transmitting a rock-steady rhythm.</text:p>
          </table:table-cell>
          <table:table-cell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ASELLUS TERTI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Kapp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27.7">
            <text:p>27.7</text:p>
          </table:table-cell>
          <table:table-cell office:value-type="float" office:value="51">
            <text:p>51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3.7239290307">
            <text:p>3.7239290307</text:p>
          </table:table-cell>
          <table:table-cell office:value-type="float" office:value="0.9038672345">
            <text:p>0.9038672345</text:p>
          </table:table-cell>
          <table:table-cell office:value-type="float" office:value="5">
            <text:p>5</text:p>
          </table:table-cell>
          <table:table-cell office:value-type="string">
            <text:p>A8IV</text:p>
          </table:table-cell>
          <table:table-cell office:value-type="string">
            <text:p><text:s/></text:p>
          </table:table-cell>
          <table:table-cell/>
          <table:table-cell office:value-type="string">
            <text:p>Rapidly rotating variable star in which hemiola fusion gives rise to intricate celestial crossbeats.</text:p>
          </table:table-cell>
          <table:table-cell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ASMIDISKE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Xi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17.65567">
            <text:p>17.65567</text:p>
          </table:table-cell>
          <table:table-cell office:value-type="float" office:value="-24">
            <text:p>-24</text:p>
          </table:table-cell>
          <table:table-cell office:value-type="float" office:value="51">
            <text:p>51</text:p>
          </table:table-cell>
          <table:table-cell office:value-type="float" office:value="35.2305">
            <text:p>35.2305</text:p>
          </table:table-cell>
          <table:table-cell office:value-type="float" office:value="2.0476825045">
            <text:p>2.0476825045</text:p>
          </table:table-cell>
          <table:table-cell office:value-type="float" office:value="-0.4338851214">
            <text:p>-0.4338851214</text:p>
          </table:table-cell>
          <table:table-cell office:value-type="float" office:value="3.35">
            <text:p>3.35</text:p>
          </table:table-cell>
          <table:table-cell office:value-type="string">
            <text:p>G6 Iab-Ib</text:p>
          </table:table-cell>
          <table:table-cell office:value-type="string">
            <text:p>9.9 ± 1.0</text:p>
          </table:table-cell>
          <table:table-cell/>
          <table:table-cell office:value-type="string">
            <text:p>Home to a race which has transcended on a timeshare basis and lives in aloof discorporate bliss every other Wednesday.</text:p>
          </table:table-cell>
          <table:table-cell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ASPIDISKE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Io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5.40686">
            <text:p>5.40686</text:p>
          </table:table-cell>
          <table:table-cell office:value-type="float" office:value="-59">
            <text:p>-59</text:p>
          </table:table-cell>
          <table:table-cell office:value-type="float" office:value="16">
            <text:p>16</text:p>
          </table:table-cell>
          <table:table-cell office:value-type="float" office:value="30.8353">
            <text:p>30.8353</text:p>
          </table:table-cell>
          <table:table-cell office:value-type="float" office:value="2.4307641814">
            <text:p>2.4307641814</text:p>
          </table:table-cell>
          <table:table-cell office:value-type="float" office:value="-1.0345479638">
            <text:p>-1.0345479638</text:p>
          </table:table-cell>
          <table:table-cell office:value-type="float" office:value="2.25">
            <text:p>2.25</text:p>
          </table:table-cell>
          <table:table-cell office:value-type="string">
            <text:p>A9 Ib</text:p>
          </table:table-cell>
          <table:table-cell office:value-type="float" office:value="7.4">
            <text:p>7.4</text:p>
          </table:table-cell>
          <table:table-cell/>
          <table:table-cell office:value-type="string">
            <text:p>White giant whose fourth planet is home to a race of respectable, hardy and decorative sentient plants.</text:p>
          </table:table-cell>
          <table:table-cell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ATI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icron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9.132">
            <text:p>19.132</text:p>
          </table:table-cell>
          <table:table-cell office:value-type="float" office:value="32">
            <text:p>32</text:p>
          </table:table-cell>
          <table:table-cell office:value-type="float" office:value="17">
            <text:p>17</text:p>
          </table:table-cell>
          <table:table-cell office:value-type="float" office:value="17.69">
            <text:p>17.69</text:p>
          </table:table-cell>
          <table:table-cell office:value-type="float" office:value="0.9787756994">
            <text:p>0.9787756994</text:p>
          </table:table-cell>
          <table:table-cell office:value-type="float" office:value="0.5635362237">
            <text:p>0.5635362237</text:p>
          </table:table-cell>
          <table:table-cell office:value-type="float" office:value="3.83">
            <text:p>3.8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cated at the intersection of sixteen different species' television broadcasts, its inhabitants speak only in catchphrases.</text:p>
          </table:table-cell>
          <table:table-cell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ATLAS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7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9.7">
            <text:p>9.7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.9999064007">
            <text:p>0.9999064007</text:p>
          </table:table-cell>
          <table:table-cell office:value-type="float" office:value="0.4198098627">
            <text:p>0.4198098627</text:p>
          </table:table-cell>
          <table:table-cell office:value-type="float" office:value="3.62">
            <text:p>3.62</text:p>
          </table:table-cell>
          <table:table-cell office:value-type="string">
            <text:p>B8 III</text:p>
          </table:table-cell>
          <table:table-cell table:number-columns-repeated="2"/>
          <table:table-cell office:value-type="string">
            <text:p>A star built by libertarian AIs in which radiation from furious debate is balanced by the weight of government subsidies.</text:p>
          </table:table-cell>
          <table:table-cell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Alpha Trianguli Austra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39.89508">
            <text:p>39.89508</text:p>
          </table:table-cell>
          <table:table-cell office:value-type="float" office:value="-69">
            <text:p>-69</text:p>
          </table:table-cell>
          <table:table-cell office:value-type="float" office:value="1">
            <text:p>1</text:p>
          </table:table-cell>
          <table:table-cell office:value-type="float" office:value="39.7626">
            <text:p>39.7626</text:p>
          </table:table-cell>
          <table:table-cell office:value-type="float" office:value="4.4011309671">
            <text:p>4.4011309671</text:p>
          </table:table-cell>
          <table:table-cell office:value-type="float" office:value="-1.2047608466">
            <text:p>-1.2047608466</text:p>
          </table:table-cell>
          <table:table-cell office:value-type="float" office:value="1.92">
            <text:p>1.92</text:p>
          </table:table-cell>
          <table:table-cell office:value-type="string">
            <text:p>K2 IIb-IIIa</text:p>
          </table:table-cell>
          <table:table-cell office:value-type="float" office:value="7">
            <text:p>7</text:p>
          </table:table-cell>
          <table:table-cell/>
          <table:table-cell office:value-type="string">
            <text:p>Home to a race of geometroids with the most stable stools and least stable relationships in the Galaxy.</text:p>
          </table:table-cell>
          <table:table-cell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AULAD AL THIB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Lambd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.7366772065">
            <text:p>3.7366772065</text:p>
          </table:table-cell>
          <table:table-cell office:value-type="float" office:value="0.8043931634">
            <text:p>0.8043931634</text:p>
          </table:table-cell>
          <table:table-cell office:value-type="float" office:value="4.18">
            <text:p>4.18</text:p>
          </table:table-cell>
          <table:table-cell office:value-type="string">
            <text:p>A0p</text:p>
          </table:table-cell>
          <table:table-cell office:value-type="string">
            <text:p>1.66{{+-</text:p>
          </table:table-cell>
          <table:table-cell/>
          <table:table-cell office:value-type="string">
            <text:p>Dwarf star of low metallicity, where "metal" is used in its astrophysical sense of any music harder than doo-wop.</text:p>
          </table:table-cell>
          <table:table-cell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AU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Del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5">
            <text:p>55</text:p>
          </table:table-cell>
          <table:table-cell office:value-type="float" office:value="36.20861">
            <text:p>36.20861</text:p>
          </table:table-cell>
          <table:table-cell office:value-type="float" office:value="3">
            <text:p>3</text:p>
          </table:table-cell>
          <table:table-cell office:value-type="float" office:value="23">
            <text:p>23</text:p>
          </table:table-cell>
          <table:table-cell office:value-type="float" office:value="50.8932">
            <text:p>50.8932</text:p>
          </table:table-cell>
          <table:table-cell office:value-type="float" office:value="3.3842085902">
            <text:p>3.3842085902</text:p>
          </table:table-cell>
          <table:table-cell office:value-type="float" office:value="0.0592970436">
            <text:p>0.0592970436</text:p>
          </table:table-cell>
          <table:table-cell office:value-type="float" office:value="3.402">
            <text:p>3.402</text:p>
          </table:table-cell>
          <table:table-cell office:value-type="string">
            <text:p>M3 III</text:p>
          </table:table-cell>
          <table:table-cell office:value-type="string">
            <text:p>1.4 ± 0.3</text:p>
          </table:table-cell>
          <table:table-cell/>
          <table:table-cell office:value-type="string">
            <text:p>Deteriorating red giant with prominent sunspots and a bad infestation of space lice.</text:p>
          </table:table-cell>
          <table:table-cell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AVIOR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psilon Carin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30.83526">
            <text:p>30.83526</text:p>
          </table:table-cell>
          <table:table-cell office:value-type="float" office:value="-59">
            <text:p>-59</text:p>
          </table:table-cell>
          <table:table-cell office:value-type="float" office:value="30">
            <text:p>30</text:p>
          </table:table-cell>
          <table:table-cell office:value-type="float" office:value="34.1431">
            <text:p>34.1431</text:p>
          </table:table-cell>
          <table:table-cell office:value-type="float" office:value="2.1926306146">
            <text:p>2.1926306146</text:p>
          </table:table-cell>
          <table:table-cell office:value-type="float" office:value="-1.0386364354">
            <text:p>-1.0386364354</text:p>
          </table:table-cell>
          <table:table-cell office:value-type="float" office:value="1.86">
            <text:p>1.86</text:p>
          </table:table-cell>
          <table:table-cell office:value-type="string">
            <text:p>K3 III</text:p>
          </table:table-cell>
          <table:table-cell office:value-type="string">
            <text:p>9.0 ± 0.9</text:p>
          </table:table-cell>
          <table:table-cell/>
          <table:table-cell office:value-type="string">
            <text:p>Named by the RAF in the 1930s, this binary star is one of the only two celestial systems on the Civil List.</text:p>
          </table:table-cell>
          <table:table-cell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AZELFAFAGE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1 Cygni</text:p>
          </table:table-cell>
          <table:table-cell office:value-type="string">
            <text:p>No coords</text:p>
          </table:table-cell>
          <table:table-cell office:value-type="float" office:value="21">
            <text:p>21</text:p>
          </table:table-cell>
          <table:table-cell office:value-type="float" office:value="42">
            <text:p>42</text:p>
          </table:table-cell>
          <table:table-cell office:value-type="float" office:value="5.6">
            <text:p>5.6</text:p>
          </table:table-cell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67">
            <text:p>4.67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Intermittently variable star with high velocity, trailing behind it a series of expanding nebulae or "faffs".</text:p>
          </table:table-cell>
          <table:table-cell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AZH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ta Eridani</text:p>
          </table:table-cell>
          <table:table-cell office:value-type="string">
            <text:p>No coords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5.7">
            <text:p>25.7</text:p>
          </table:table-cell>
          <table:table-cell office:value-type="float" office:value="-8">
            <text:p>-8</text:p>
          </table:table-cell>
          <table:table-cell table:number-columns-repeated="2" office:value-type="float" office:value="53">
            <text:p>5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eguiling object referred to in ancient songs as the "Double Helix". A mature star which has commenced jazz fusion.</text:p>
          </table:table-cell>
          <table:table-cell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AH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h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.8040924275">
            <text:p>5.8040924275</text:p>
          </table:table-cell>
          <table:table-cell office:value-type="float" office:value="0.1081716285">
            <text:p>0.1081716285</text:p>
          </table:table-cell>
          <table:table-cell office:value-type="float" office:value="3.53">
            <text:p>3.53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class dwarf with companion showing biosphere spectral fingerprint YDRA00C1000 ("gangster planet")</text:p>
          </table:table-cell>
          <table:table-cell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ASEL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Delt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55.50426">
            <text:p>55.50426</text:p>
          </table:table-cell>
          <table:table-cell table:number-columns-repeated="2" office:value-type="float" office:value="47">
            <text:p>47</text:p>
          </table:table-cell>
          <table:table-cell office:value-type="float" office:value="15.1746">
            <text:p>15.1746</text:p>
          </table:table-cell>
          <table:table-cell office:value-type="float" office:value="0.9726941185">
            <text:p>0.9726941185</text:p>
          </table:table-cell>
          <table:table-cell office:value-type="float" office:value="0.8340500628">
            <text:p>0.8340500628</text:p>
          </table:table-cell>
          <table:table-cell office:value-type="float" office:value="3.01">
            <text:p>3.01</text:p>
          </table:table-cell>
          <table:table-cell office:value-type="string">
            <text:p>B5 III</text:p>
          </table:table-cell>
          <table:table-cell office:value-type="string">
            <text:p>7.0 ± 0.3</text:p>
          </table:table-cell>
          <table:table-cell/>
          <table:table-cell office:value-type="string">
            <text:p>Imprisons a local warrior deity: the worlds his bones, the moons his teeth, yea, the comets his streaming hair.</text:p>
          </table:table-cell>
          <table:table-cell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BATENTABAN AUSTR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45.4304">
            <text:p>45.4304</text:p>
          </table:table-cell>
          <table:table-cell office:value-type="float" office:value="71">
            <text:p>71</text:p>
          </table:table-cell>
          <table:table-cell office:value-type="float" office:value="20">
            <text:p>20</text:p>
          </table:table-cell>
          <table:table-cell office:value-type="float" office:value="16.132">
            <text:p>16.132</text:p>
          </table:table-cell>
          <table:table-cell office:value-type="float" office:value="4.8029592349">
            <text:p>4.8029592349</text:p>
          </table:table-cell>
          <table:table-cell office:value-type="float" office:value="1.2450797432">
            <text:p>1.2450797432</text:p>
          </table:table-cell>
          <table:table-cell office:value-type="float" office:value="4.2004">
            <text:p>4.2004</text:p>
          </table:table-cell>
          <table:table-cell office:value-type="string">
            <text:p>A0sp</text:p>
          </table:table-cell>
          <table:table-cell office:value-type="string">
            <text:p>2.99 ± 0.10</text:p>
          </table:table-cell>
          <table:table-cell/>
          <table:table-cell office:value-type="string">
            <text:p>The "Southern Drumhead"; a resonant volume stretched over the mouth of an abandoned wormhole.</text:p>
          </table:table-cell>
          <table:table-cell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ATENTABAN BOREALIS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Chi Dracon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3.38255">
            <text:p>3.3825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float" office:value="58.2518">
            <text:p>58.2518</text:p>
          </table:table-cell>
          <table:table-cell office:value-type="float" office:value="4.8042647521">
            <text:p>4.8042647521</text:p>
          </table:table-cell>
          <table:table-cell office:value-type="float" office:value="1.2694276671">
            <text:p>1.2694276671</text:p>
          </table:table-cell>
          <table:table-cell office:value-type="float" office:value="3.57">
            <text:p>3.57</text:p>
          </table:table-cell>
          <table:table-cell office:value-type="string">
            <text:p>F7V</text:p>
          </table:table-cell>
          <table:table-cell office:value-type="string">
            <text:p>1.029 ± 0.026</text:p>
          </table:table-cell>
          <table:table-cell/>
          <table:table-cell office:value-type="string">
            <text:p>The "Northern Drumhead" (see BATENTABAN AUSTRALIS): now in a state of disrepair and infested by dragons.</text:p>
          </table:table-cell>
          <table:table-cell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Home to immortal microbes whose vastly prolix language has only two words, "beemim" and "theemim" ("open" and "close").</text:p>
          </table:table-cell>
          <table:table-cell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B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1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1.936">
            <text:p>51.936</text:p>
          </table:table-cell>
          <table:table-cell office:value-type="float" office:value="-6">
            <text:p>-6</text:p>
          </table:table-cell>
          <table:table-cell office:value-type="float" office:value="50">
            <text:p>50</text:p>
          </table:table-cell>
          <table:table-cell office:value-type="float" office:value="15.29">
            <text:p>15.29</text:p>
          </table:table-cell>
          <table:table-cell table:number-columns-repeated="2"/>
          <table:table-cell office:value-type="float" office:value="4.04">
            <text:p>4.04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Home system of the poet Kem, its native idioms are used Galaxy-wide, for reasons as beid as the tholes on one's snowth.</text:p>
          </table:table-cell>
          <table:table-cell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ELLATRIX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Gamm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.86325">
            <text:p>7.86325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58.9318">
            <text:p>58.9318</text:p>
          </table:table-cell>
          <table:table-cell office:value-type="float" office:value="1.4186518489">
            <text:p>1.4186518489</text:p>
          </table:table-cell>
          <table:table-cell office:value-type="float" office:value="0.1108232287">
            <text:p>0.1108232287</text:p>
          </table:table-cell>
          <table:table-cell office:value-type="float" office:value="1.64">
            <text:p>1.64</text:p>
          </table:table-cell>
          <table:table-cell office:value-type="string">
            <text:p>B2 III</text:p>
          </table:table-cell>
          <table:table-cell office:value-type="string">
            <text:p>8.4{{+-</text:p>
          </table:table-cell>
          <table:table-cell/>
          <table:table-cell office:value-type="string">
            <text:p>B-type giant, home to a warrior race who have learnt new ways since the stronger females were wiped out by plague.</text:p>
          </table:table-cell>
          <table:table-cell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ENETNASCH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47">
            <text:p>47</text:p>
          </table:table-cell>
          <table:table-cell office:value-type="float" office:value="32.43776">
            <text:p>32.43776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47.7602">
            <text:p>47.7602</text:p>
          </table:table-cell>
          <table:table-cell office:value-type="float" office:value="3.610827169">
            <text:p>3.610827169</text:p>
          </table:table-cell>
          <table:table-cell office:value-type="float" office:value="0.8606788692">
            <text:p>0.8606788692</text:p>
          </table:table-cell>
          <table:table-cell office:value-type="float" office:value="1.85">
            <text:p>1.85</text:p>
          </table:table-cell>
          <table:table-cell office:value-type="string">
            <text:p>B3 V</text:p>
          </table:table-cell>
          <table:table-cell office:value-type="string">
            <text:p>6.1 ± 0.1</text:p>
          </table:table-cell>
          <table:table-cell/>
          <table:table-cell office:value-type="string">
            <text:p>Rare example of a brown giant, an unpopular class of star with a formidable stellar wind.</text:p>
          </table:table-cell>
          <table:table-cell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BETELGEUSE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Alph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10.3053">
            <text:p>10.3053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5.426">
            <text:p>25.426</text:p>
          </table:table-cell>
          <table:table-cell office:value-type="float" office:value="1.5497291337">
            <text:p>1.5497291337</text:p>
          </table:table-cell>
          <table:table-cell office:value-type="float" office:value="0.1292776334">
            <text:p>0.1292776334</text:p>
          </table:table-cell>
          <table:table-cell office:value-type="float" office:value="0.42">
            <text:p>0.42</text:p>
          </table:table-cell>
          <table:table-cell office:value-type="string">
            <text:p>M2Iab</text:p>
          </table:table-cell>
          <table:table-cell office:value-type="string">
            <text:p>7.7–20</text:p>
          </table:table-cell>
          <table:table-cell/>
          <table:table-cell office:value-type="string">
            <text:p>Magnificent stellar bonfire, the inrushing past light-cone of its detonation is already having strange local effects.</text:p>
          </table:table-cell>
          <table:table-cell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BE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Bet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8.56206">
            <text:p>8.56206</text:p>
          </table:table-cell>
          <table:table-cell office:value-type="float" office:value="-63">
            <text:p>-63</text:p>
          </table:table-cell>
          <table:table-cell office:value-type="float" office:value="25">
            <text:p>25</text:p>
          </table:table-cell>
          <table:table-cell office:value-type="float" office:value="50.6155">
            <text:p>50.6155</text:p>
          </table:table-cell>
          <table:table-cell office:value-type="float" office:value="4.1675962397">
            <text:p>4.1675962397</text:p>
          </table:table-cell>
          <table:table-cell office:value-type="float" office:value="-1.1070750248">
            <text:p>-1.1070750248</text:p>
          </table:table-cell>
          <table:table-cell office:value-type="float" office:value="2.85">
            <text:p>2.85</text:p>
          </table:table-cell>
          <table:table-cell office:value-type="string">
            <text:p>F1 V</text:p>
          </table:table-cell>
          <table:table-cell table:number-columns-repeated="2"/>
          <table:table-cell office:value-type="string">
            <text:p>Fussy F-class star with three planets, each of which has three moons, each of which has three rings.</text:p>
          </table:table-cell>
          <table:table-cell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BIRDU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Epsilon Centauri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9">
            <text:p>39</text:p>
          </table:table-cell>
          <table:table-cell office:value-type="float" office:value="53.25774">
            <text:p>53.25774</text:p>
          </table:table-cell>
          <table:table-cell office:value-type="float" office:value="-53">
            <text:p>-53</text:p>
          </table:table-cell>
          <table:table-cell office:value-type="float" office:value="27">
            <text:p>27</text:p>
          </table:table-cell>
          <table:table-cell office:value-type="float" office:value="59.0081">
            <text:p>59.0081</text:p>
          </table:table-cell>
          <table:table-cell office:value-type="float" office:value="3.5774346556">
            <text:p>3.5774346556</text:p>
          </table:table-cell>
          <table:table-cell office:value-type="float" office:value="-0.9331645645">
            <text:p>-0.9331645645</text:p>
          </table:table-cell>
          <table:table-cell office:value-type="float" office:value="2.27">
            <text:p>2.27</text:p>
          </table:table-cell>
          <table:table-cell office:value-type="string">
            <text:p>B1 III</text:p>
          </table:table-cell>
          <table:table-cell office:value-type="string">
            <text:p>11.60 ± 1.06</text:p>
          </table:table-cell>
          <table:table-cell/>
          <table:table-cell office:value-type="string">
            <text:p>B-class giant which pulsates steadily due to opacity hysteresis, from dark to quite sheer (&amp;lt;40 denier)</text:p>
          </table:table-cell>
          <table:table-cell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BIRHAN ISAT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5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2.37">
            <text:p>52.37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2.1">
            <text:p>12.1</text:p>
          </table:table-cell>
          <table:table-cell office:value-type="float" office:value="0.9201063112">
            <text:p>0.9201063112</text:p>
          </table:table-cell>
          <table:table-cell office:value-type="float" office:value="0.2257879124">
            <text:p>0.2257879124</text:p>
          </table:table-cell>
          <table:table-cell office:value-type="float" office:value="4.14">
            <text:p>4.14</text:p>
          </table:table-cell>
          <table:table-cell office:value-type="string">
            <text:p>K0II-III</text:p>
          </table:table-cell>
          <table:table-cell office:value-type="string">
            <text:p>4.0{{+-</text:p>
          </table:table-cell>
          <table:table-cell/>
          <table:table-cell office:value-type="string">
            <text:p>K-giant orbited by Shun, home planet of the Hidden Masters. Open all hours, bookings essential for groups.</text:p>
          </table:table-cell>
          <table:table-cell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THE BLAZE STAR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T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9">
            <text:p>59</text:p>
          </table:table-cell>
          <table:table-cell office:value-type="float" office:value="30.16">
            <text:p>30.16</text:p>
          </table:table-cell>
          <table:table-cell office:value-type="float" office:value="25">
            <text:p>25</text:p>
          </table:table-cell>
          <table:table-cell office:value-type="float" office:value="55">
            <text:p>55</text:p>
          </table:table-cell>
          <table:table-cell office:value-type="float" office:value="12.6">
            <text:p>12.6</text:p>
          </table:table-cell>
          <table:table-cell office:value-type="float" office:value="4.1866201787">
            <text:p>4.1866201787</text:p>
          </table:table-cell>
          <table:table-cell office:value-type="float" office:value="0.452392251">
            <text:p>0.452392251</text:p>
          </table:table-cell>
          <table:table-cell office:value-type="float" office:value="10">
            <text:p>10</text:p>
          </table:table-cell>
          <table:table-cell office:value-type="string">
            <text:p>M3III</text:p>
          </table:table-cell>
          <table:table-cell table:number-columns-repeated="2"/>
          <table:table-cell office:value-type="string">
            <text:p>Recurrent nova which is thought to contain the imprisoned soul of a cosmic temptress.</text:p>
          </table:table-cell>
          <table:table-cell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BOGARDUS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Th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43.27012">
            <text:p>43.27012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45.3047">
            <text:p>45.3047</text:p>
          </table:table-cell>
          <table:table-cell office:value-type="float" office:value="1.5695796956">
            <text:p>1.5695796956</text:p>
          </table:table-cell>
          <table:table-cell office:value-type="float" office:value="0.6494821251">
            <text:p>0.6494821251</text:p>
          </table:table-cell>
          <table:table-cell office:value-type="float" office:value="2.62">
            <text:p>2.62</text:p>
          </table:table-cell>
          <table:table-cell office:value-type="string">
            <text:p>A0pSi + F2-5V</text:p>
          </table:table-cell>
          <table:table-cell office:value-type="string">
            <text:p>3.38 ± 0.08</text:p>
          </table:table-cell>
          <table:table-cell/>
          <table:table-cell office:value-type="string">
            <text:p>Binary system with planetary companion showing biosphere spectral fingerprint SPQ12A89BC0 ("ancient Roman planet")</text:p>
          </table:table-cell>
          <table:table-cell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BOTEJ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Delta Ariet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7.76465">
            <text:p>37.76465</text:p>
          </table:table-cell>
          <table:table-cell office:value-type="float" office:value="19">
            <text:p>19</text:p>
          </table:table-cell>
          <table:table-cell office:value-type="float" office:value="43">
            <text:p>43</text:p>
          </table:table-cell>
          <table:table-cell office:value-type="float" office:value="36.0397">
            <text:p>36.0397</text:p>
          </table:table-cell>
          <table:table-cell office:value-type="float" office:value="0.8361410407">
            <text:p>0.8361410407</text:p>
          </table:table-cell>
          <table:table-cell office:value-type="float" office:value="0.3442954762">
            <text:p>0.3442954762</text:p>
          </table:table-cell>
          <table:table-cell office:value-type="float" office:value="4.349">
            <text:p>4.349</text:p>
          </table:table-cell>
          <table:table-cell office:value-type="string">
            <text:p>K2 III</text:p>
          </table:table-cell>
          <table:table-cell office:value-type="float" office:value="1.91">
            <text:p>1.91</text:p>
          </table:table-cell>
          <table:table-cell/>
          <table:table-cell office:value-type="string">
            <text:p>Notorious stellar entrepôt. Many's the idle hour whiled away by spacers over hot rum beneath its bloated limb.</text:p>
          </table:table-cell>
          <table:table-cell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BRACHIUM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Sig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4.21608">
            <text:p>4.21608</text:p>
          </table:table-cell>
          <table:table-cell office:value-type="float" office:value="-25">
            <text:p>-25</text:p>
          </table:table-cell>
          <table:table-cell office:value-type="float" office:value="16">
            <text:p>16</text:p>
          </table:table-cell>
          <table:table-cell office:value-type="float" office:value="55.0606">
            <text:p>55.0606</text:p>
          </table:table-cell>
          <table:table-cell office:value-type="float" office:value="3.9447507115">
            <text:p>3.9447507115</text:p>
          </table:table-cell>
          <table:table-cell office:value-type="float" office:value="-0.4412534657">
            <text:p>-0.4412534657</text:p>
          </table:table-cell>
          <table:table-cell office:value-type="float" office:value="3.29">
            <text:p>3.29</text:p>
          </table:table-cell>
          <table:table-cell office:value-type="string">
            <text:p>M3/M4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Abandoned red giant, remembered only in a song fragment: "O supple airs of [lost|affordable] Brachium."</text:p>
          </table:table-cell>
          <table:table-cell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BUND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Xi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5.10931">
            <text:p>45.10931</text:p>
          </table:table-cell>
          <table:table-cell office:value-type="float" office:value="-7">
            <text:p>-7</text:p>
          </table:table-cell>
          <table:table-cell office:value-type="float" office:value="51">
            <text:p>51</text:p>
          </table:table-cell>
          <table:table-cell office:value-type="float" office:value="15.1299">
            <text:p>15.1299</text:p>
          </table:table-cell>
          <table:table-cell office:value-type="float" office:value="5.6625105412">
            <text:p>5.6625105412</text:p>
          </table:table-cell>
          <table:table-cell office:value-type="float" office:value="-0.1370816981">
            <text:p>-0.1370816981</text:p>
          </table:table-cell>
          <table:table-cell office:value-type="float" office:value="4.682">
            <text:p>4.682</text:p>
          </table:table-cell>
          <table:table-cell office:value-type="string">
            <text:p>A7 V</text:p>
          </table:table-cell>
          <table:table-cell office:value-type="float" office:value="1.9">
            <text:p>1.9</text:p>
          </table:table-cell>
          <table:table-cell/>
          <table:table-cell office:value-type="string">
            <text:p>Dry white star with an elegant spectroscopic bouquet hinting at the presence of an unseen binary companion.</text:p>
          </table:table-cell>
          <table:table-cell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CALVERA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RXS J141256.0+792204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79">
            <text:p>79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3.7216237417">
            <text:p>3.7216237417</text:p>
          </table:table-cell>
          <table:table-cell office:value-type="float" office:value="1.3852290422">
            <text:p>1.3852290422</text:p>
          </table:table-cell>
          <table:table-cell office:value-type="string">
            <text:p><text:s/></text:p>
          </table:table-cell>
          <table:table-cell office:value-type="string">
            <text:p>pulsar</text:p>
          </table:table-cell>
          <table:table-cell table:number-columns-repeated="2"/>
          <table:table-cell office:value-type="string">
            <text:p>X-ray source, visible portion of a manifold parasite embedded in the galactic animal.</text:p>
          </table:table-cell>
          <table:table-cell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CANOP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Alpha Carinae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7.1099">
            <text:p>57.1099</text:p>
          </table:table-cell>
          <table:table-cell office:value-type="float" office:value="-52">
            <text:p>-52</text:p>
          </table:table-cell>
          <table:table-cell office:value-type="float" office:value="41">
            <text:p>41</text:p>
          </table:table-cell>
          <table:table-cell office:value-type="float" office:value="44.378">
            <text:p>44.378</text:p>
          </table:table-cell>
          <table:table-cell office:value-type="float" office:value="1.6753059079">
            <text:p>1.6753059079</text:p>
          </table:table-cell>
          <table:table-cell office:value-type="float" office:value="-0.9197127782">
            <text:p>-0.9197127782</text:p>
          </table:table-cell>
          <table:table-cell office:value-type="float" office:value="-0.72">
            <text:p>-0.72</text:p>
          </table:table-cell>
          <table:table-cell office:value-type="string">
            <text:p>F0 II or F0 Ib</text:p>
          </table:table-cell>
          <table:table-cell office:value-type="string">
            <text:p>9.0–10.6</text:p>
          </table:table-cell>
          <table:table-cell/>
          <table:table-cell office:value-type="string">
            <text:p>Famous as the Second Star To The Right, travellers should memorise its spectrum as a navigational aid. See also: DENEB.</text:p>
          </table:table-cell>
          <table:table-cell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CAPELLA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Alph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1.3591">
            <text:p>41.3591</text:p>
          </table:table-cell>
          <table:table-cell office:value-type="float" office:value="45">
            <text:p>45</text:p>
          </table:table-cell>
          <table:table-cell office:value-type="float" office:value="59">
            <text:p>59</text:p>
          </table:table-cell>
          <table:table-cell office:value-type="float" office:value="52.768">
            <text:p>52.768</text:p>
          </table:table-cell>
          <table:table-cell office:value-type="float" office:value="1.3818178277">
            <text:p>1.3818178277</text:p>
          </table:table-cell>
          <table:table-cell office:value-type="float" office:value="0.8028163942">
            <text:p>0.8028163942</text:p>
          </table:table-cell>
          <table:table-cell office:value-type="float" office:value="0.08">
            <text:p>0.08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y an inevitable coincidence, the hircine inhabitants of this quadruple system refer to SOL as the "Star of Apes".</text:p>
          </table:table-cell>
          <table:table-cell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CAP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Bet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0.68518">
            <text:p>10.68518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59.212">
            <text:p>59.212</text:p>
          </table:table-cell>
          <table:table-cell office:value-type="float" office:value="0.0400469564">
            <text:p>0.0400469564</text:p>
          </table:table-cell>
          <table:table-cell office:value-type="float" office:value="1.0323584322">
            <text:p>1.0323584322</text:p>
          </table:table-cell>
          <table:table-cell office:value-type="float" office:value="2.28">
            <text:p>2.28</text:p>
          </table:table-cell>
          <table:table-cell office:value-type="string">
            <text:p>F2 III-IV</text:p>
          </table:table-cell>
          <table:table-cell office:value-type="string">
            <text:p>1.91 ± 0.02</text:p>
          </table:table-cell>
          <table:table-cell/>
          <table:table-cell office:value-type="string">
            <text:p>Pulsating giant star, <text:s/>anchored to the sky by a Skein remnant.</text:p>
          </table:table-cell>
          <table:table-cell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CAST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Alph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4">
            <text:p>34</text:p>
          </table:table-cell>
          <table:table-cell office:value-type="float" office:value="35.87319">
            <text:p>35.87319</text:p>
          </table:table-cell>
          <table:table-cell office:value-type="float" office:value="31">
            <text:p>31</text:p>
          </table:table-cell>
          <table:table-cell office:value-type="float" office:value="53">
            <text:p>53</text:p>
          </table:table-cell>
          <table:table-cell office:value-type="float" office:value="17.816">
            <text:p>17.816</text:p>
          </table:table-cell>
          <table:table-cell office:value-type="float" office:value="1.983557473">
            <text:p>1.983557473</text:p>
          </table:table-cell>
          <table:table-cell office:value-type="float" office:value="0.5565555176">
            <text:p>0.5565555176</text:p>
          </table:table-cell>
          <table:table-cell office:value-type="float" office:value="2">
            <text:p>2</text:p>
          </table:table-cell>
          <table:table-cell office:value-type="string">
            <text:p>A1 V + A2 Vm</text:p>
          </table:table-cell>
          <table:table-cell office:value-type="float" office:value="2.76">
            <text:p>2.76</text:p>
          </table:table-cell>
          <table:table-cell/>
          <table:table-cell office:value-type="string">
            <text:p>System of two A-giants and four M-dwarfs assembled by a demiurge who was basically showing off.</text:p>
          </table:table-cell>
          <table:table-cell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CAST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Epsilon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4.8">
            <text:p>4.8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58">
            <text:p>58</text:p>
          </table:table-cell>
          <table:table-cell office:value-type="float" office:value="5.6595791654">
            <text:p>5.6595791654</text:p>
          </table:table-cell>
          <table:table-cell office:value-type="float" office:value="0.3397477314">
            <text:p>0.3397477314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-star system constructed from military salvage following the Reionisation War.</text:p>
          </table:table-cell>
          <table:table-cell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CASTULA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Nu Ceph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5">
            <text:p>45</text:p>
          </table:table-cell>
          <table:table-cell office:value-type="float" office:value="26.93">
            <text:p>26.93</text:p>
          </table:table-cell>
          <table:table-cell office:value-type="float" office:value="61">
            <text:p>61</text:p>
          </table:table-cell>
          <table:table-cell office:value-type="float" office:value="7">
            <text:p>7</text:p>
          </table:table-cell>
          <table:table-cell office:value-type="float" office:value="14.9">
            <text:p>14.9</text:p>
          </table:table-cell>
          <table:table-cell office:value-type="float" office:value="5.6960950895">
            <text:p>5.6960950895</text:p>
          </table:table-cell>
          <table:table-cell office:value-type="float" office:value="1.0667592984">
            <text:p>1.0667592984</text:p>
          </table:table-cell>
          <table:table-cell office:value-type="float" office:value="4.312">
            <text:p>4.312</text:p>
          </table:table-cell>
          <table:table-cell office:value-type="string">
            <text:p>A2Iab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Grand giant in a Gothic revival style, featuring immense solar buttresses supporting a filigree iron core.</text:p>
          </table:table-cell>
          <table:table-cell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CELAENO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6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8.2154">
            <text:p>48.2154</text:p>
          </table:table-cell>
          <table:table-cell office:value-type="float" office:value="24">
            <text:p>24</text:p>
          </table:table-cell>
          <table:table-cell office:value-type="float" office:value="17">
            <text:p>17</text:p>
          </table:table-cell>
          <table:table-cell office:value-type="float" office:value="22.093">
            <text:p>22.093</text:p>
          </table:table-cell>
          <table:table-cell office:value-type="float" office:value="0.980890704">
            <text:p>0.980890704</text:p>
          </table:table-cell>
          <table:table-cell office:value-type="float" office:value="0.4239312299">
            <text:p>0.4239312299</text:p>
          </table:table-cell>
          <table:table-cell office:value-type="float" office:value="5.448">
            <text:p>5.448</text:p>
          </table:table-cell>
          <table:table-cell office:value-type="string">
            <text:p>B7IV</text:p>
          </table:table-cell>
          <table:table-cell office:value-type="string">
            <text:p>~9 - 10</text:p>
          </table:table-cell>
          <table:table-cell/>
          <table:table-cell office:value-type="string">
            <text:p>Capital of the Pleiades, a beautifully planned system with some of the highest tides in the Galaxy.</text:p>
          </table:table-cell>
          <table:table-cell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CELBALRAI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B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3">
            <text:p>43</text:p>
          </table:table-cell>
          <table:table-cell office:value-type="float" office:value="28.35265">
            <text:p>28.35265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2.2955">
            <text:p>2.2955</text:p>
          </table:table-cell>
          <table:table-cell office:value-type="float" office:value="4.6402743501">
            <text:p>4.6402743501</text:p>
          </table:table-cell>
          <table:table-cell office:value-type="float" office:value="0.0797144981">
            <text:p>0.0797144981</text:p>
          </table:table-cell>
          <table:table-cell office:value-type="float" office:value="2.749">
            <text:p>2.749</text:p>
          </table:table-cell>
          <table:table-cell office:value-type="string">
            <text:p>K2 III</text:p>
          </table:table-cell>
          <table:table-cell office:value-type="float" office:value="1.13">
            <text:p>1.13</text:p>
          </table:table-cell>
          <table:table-cell/>
          <table:table-cell office:value-type="string">
            <text:p>K-type orange giant orbited by a stunningly beautiful ocean planet. Ah, the polychrome sunsets of Celbalrai Prime!</text:p>
          </table:table-cell>
          <table:table-cell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CHAR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Bet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44.54482">
            <text:p>44.54482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26.9248">
            <text:p>26.9248</text:p>
          </table:table-cell>
          <table:table-cell office:value-type="float" office:value="3.2888217076">
            <text:p>3.2888217076</text:p>
          </table:table-cell>
          <table:table-cell office:value-type="float" office:value="0.7218241808">
            <text:p>0.7218241808</text:p>
          </table:table-cell>
          <table:table-cell office:value-type="float" office:value="4.26">
            <text:p>4.26</text:p>
          </table:table-cell>
          <table:table-cell office:value-type="string">
            <text:p>G0 V</text:p>
          </table:table-cell>
          <table:table-cell office:value-type="string">
            <text:p>1.025 ± 0.050</text:p>
          </table:table-cell>
          <table:table-cell/>
          <table:table-cell office:value-type="string">
            <text:p>Perky G-dwarf with doubled emission lines in the delight-alpha spectrum, indicating high self-esteem.</text:p>
          </table:table-cell>
          <table:table-cell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CHOO</text:p>
          </table:table-cell>
          <table:table-cell table:number-columns-repeated="2"/>
          <table:table-cell office:value-type="string">
            <text:p>Arae</text:p>
          </table:table-cell>
          <table:table-cell office:value-type="string">
            <text:p>Alpha Arae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50.49153">
            <text:p>50.49153</text:p>
          </table:table-cell>
          <table:table-cell office:value-type="float" office:value="-49">
            <text:p>-49</text:p>
          </table:table-cell>
          <table:table-cell office:value-type="float" office:value="52">
            <text:p>52</text:p>
          </table:table-cell>
          <table:table-cell office:value-type="float" office:value="34.122">
            <text:p>34.122</text:p>
          </table:table-cell>
          <table:table-cell office:value-type="float" office:value="4.5895244573">
            <text:p>4.5895244573</text:p>
          </table:table-cell>
          <table:table-cell office:value-type="float" office:value="-0.8705029485">
            <text:p>-0.8705029485</text:p>
          </table:table-cell>
          <table:table-cell office:value-type="float" office:value="2.93">
            <text:p>2.93</text:p>
          </table:table-cell>
          <table:table-cell office:value-type="string">
            <text:p>B2 Vne</text:p>
          </table:table-cell>
          <table:table-cell office:value-type="float" office:value="9.6">
            <text:p>9.6</text:p>
          </table:table-cell>
          <table:table-cell/>
          <table:table-cell office:value-type="string">
            <text:p>Rapidly spinning stellar Catherine wheel with polar outflows, one of the few stars whose name is onomatopoeic.</text:p>
          </table:table-cell>
          <table:table-cell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CHORT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Th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4.40446">
            <text:p>14.40446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46.4541">
            <text:p>46.4541</text:p>
          </table:table-cell>
          <table:table-cell office:value-type="float" office:value="2.9419273115">
            <text:p>2.9419273115</text:p>
          </table:table-cell>
          <table:table-cell office:value-type="float" office:value="0.2692968088">
            <text:p>0.2692968088</text:p>
          </table:table-cell>
          <table:table-cell office:value-type="float" office:value="3.324">
            <text:p>3.324</text:p>
          </table:table-cell>
          <table:table-cell office:value-type="string">
            <text:p>A2 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A-type main sequence star with companion bearing biosphere spectra fingerprint YOL023AA459 ("bro planet").</text:p>
          </table:table-cell>
          <table:table-cell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CHOW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Bet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6">
            <text:p>46</text:p>
          </table:table-cell>
          <table:table-cell office:value-type="float" office:value="11.3">
            <text:p>11.3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19">
            <text:p>19</text:p>
          </table:table-cell>
          <table:table-cell office:value-type="float" office:value="4.1285254402">
            <text:p>4.1285254402</text:p>
          </table:table-cell>
          <table:table-cell office:value-type="float" office:value="0.2691637076">
            <text:p>0.2691637076</text:p>
          </table:table-cell>
          <table:table-cell office:value-type="float" office:value="3.65">
            <text:p>3.65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system of the Tentacle, a tree which evolved into an orbital elevator.</text:p>
          </table:table-cell>
          <table:table-cell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COR CAROLI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Alpha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56">
            <text:p>56</text:p>
          </table:table-cell>
          <table:table-cell office:value-type="float" office:value="1.6674">
            <text:p>1.6674</text:p>
          </table:table-cell>
          <table:table-cell office:value-type="float" office:value="38">
            <text:p>38</text:p>
          </table:table-cell>
          <table:table-cell office:value-type="float" office:value="19">
            <text:p>19</text:p>
          </table:table-cell>
          <table:table-cell office:value-type="float" office:value="6.167">
            <text:p>6.167</text:p>
          </table:table-cell>
          <table:table-cell office:value-type="float" office:value="3.3860600056">
            <text:p>3.3860600056</text:p>
          </table:table-cell>
          <table:table-cell office:value-type="float" office:value="0.6687818902">
            <text:p>0.6687818902</text:p>
          </table:table-cell>
          <table:table-cell office:value-type="float" office:value="2.8">
            <text:p>2.8</text:p>
          </table:table-cell>
          <table:table-cell office:value-type="string">
            <text:p>A0pSiEuHg</text:p>
          </table:table-cell>
          <table:table-cell table:number-columns-repeated="2"/>
          <table:table-cell office:value-type="string">
            <text:p>Widely-separated binary whose members are staying together for the sake of the planets.</text:p>
          </table:table-cell>
          <table:table-cell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CURS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Beta Eridan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0.98549">
            <text:p>50.98549</text:p>
          </table:table-cell>
          <table:table-cell office:value-type="float" office:value="-5">
            <text:p>-5</text:p>
          </table:table-cell>
          <table:table-cell office:value-type="float" office:value="5">
            <text:p>5</text:p>
          </table:table-cell>
          <table:table-cell office:value-type="float" office:value="11.2055">
            <text:p>11.2055</text:p>
          </table:table-cell>
          <table:table-cell office:value-type="float" office:value="1.3432479704">
            <text:p>1.3432479704</text:p>
          </table:table-cell>
          <table:table-cell office:value-type="float" office:value="-0.0887752294">
            <text:p>-0.0887752294</text:p>
          </table:table-cell>
          <table:table-cell office:value-type="float" office:value="2.796">
            <text:p>2.796</text:p>
          </table:table-cell>
          <table:table-cell office:value-type="string">
            <text:p>A3 III var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ariable rectangular green or amber star, used as a Galactic placeholder.</text:p>
          </table:table-cell>
          <table:table-cell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DABIH MAJ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1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3.05">
            <text:p>3.0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Has a complicated spectrum showing features typical of K-giants, B-dwarfs and halogen downlighting.</text:p>
          </table:table-cell>
          <table:table-cell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DABIH MINOR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Beta2 Capricorni</text:p>
          </table:table-cell>
          <table:table-cell office:value-type="string">
            <text:p>No coords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0.7">
            <text:p>0.7</text:p>
          </table:table-cell>
          <table:table-cell office:value-type="float" office:value="-14">
            <text:p>-14</text:p>
          </table:table-cell>
          <table:table-cell office:value-type="float" office:value="46">
            <text:p>46</text:p>
          </table:table-cell>
          <table:table-cell office:value-type="float" office:value="53">
            <text:p>53</text:p>
          </table:table-cell>
          <table:table-cell table:number-columns-repeated="2"/>
          <table:table-cell office:value-type="float" office:value="6.09">
            <text:p>6.09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right A-type giant with elevated levels of zinc and manganese, indicating a healthy immune system.</text:p>
          </table:table-cell>
          <table:table-cell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DALIM</text:p>
          </table:table-cell>
          <table:table-cell table:number-columns-repeated="2"/>
          <table:table-cell office:value-type="string">
            <text:p>Fornacis</text:p>
          </table:table-cell>
          <table:table-cell office:value-type="string">
            <text:p>Alpha Fornacis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4.5277">
            <text:p>4.5277</text:p>
          </table:table-cell>
          <table:table-cell office:value-type="float" office:value="-28">
            <text:p>-28</text:p>
          </table:table-cell>
          <table:table-cell office:value-type="float" office:value="59">
            <text:p>59</text:p>
          </table:table-cell>
          <table:table-cell office:value-type="float" office:value="15.425">
            <text:p>15.425</text:p>
          </table:table-cell>
          <table:table-cell office:value-type="float" office:value="0.8380873046">
            <text:p>0.8380873046</text:p>
          </table:table-cell>
          <table:table-cell office:value-type="float" office:value="-0.5059293774">
            <text:p>-0.5059293774</text:p>
          </table:table-cell>
          <table:table-cell office:value-type="float" office:value="3.85">
            <text:p>3.85</text:p>
          </table:table-cell>
          <table:table-cell office:value-type="string">
            <text:p>F8IV</text:p>
          </table:table-cell>
          <table:table-cell office:value-type="string">
            <text:p>1.33 ± 0.01</text:p>
          </table:table-cell>
          <table:table-cell/>
          <table:table-cell office:value-type="string">
            <text:p>Dwarf star, home to a race of energy beings who are unique in their refusal to meddle with protagonists.</text:p>
          </table:table-cell>
          <table:table-cell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DELTA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Delt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39">
            <text:p>39</text:p>
          </table:table-cell>
          <table:table-cell office:value-type="float" office:value="19.67518">
            <text:p>19.67518</text:p>
          </table:table-cell>
          <table:table-cell office:value-type="float" office:value="30">
            <text:p>30</text:p>
          </table:table-cell>
          <table:table-cell office:value-type="float" office:value="51">
            <text:p>51</text:p>
          </table:table-cell>
          <table:table-cell office:value-type="float" office:value="39.6783">
            <text:p>39.6783</text:p>
          </table:table-cell>
          <table:table-cell office:value-type="float" office:value="0.1716004215">
            <text:p>0.1716004215</text:p>
          </table:table-cell>
          <table:table-cell office:value-type="float" office:value="0.5386264401">
            <text:p>0.5386264401</text:p>
          </table:table-cell>
          <table:table-cell office:value-type="float" office:value="3.28">
            <text:p>3.28</text:p>
          </table:table-cell>
          <table:table-cell office:value-type="string">
            <text:p>K3 III</text:p>
          </table:table-cell>
          <table:table-cell office:value-type="string">
            <text:p>~1.8</text:p>
          </table:table-cell>
          <table:table-cell/>
          <table:table-cell office:value-type="string">
            <text:p>K-giant held in a vast conical fold in space-time known as The Sconce. Prone to spluttering.</text:p>
          </table:table-cell>
          <table:table-cell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DELTOTUM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Beta Triangul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32.62712">
            <text:p>32.62712</text:p>
          </table:table-cell>
          <table:table-cell office:value-type="float" office:value="34">
            <text:p>34</text:p>
          </table:table-cell>
          <table:table-cell office:value-type="float" office:value="59">
            <text:p>59</text:p>
          </table:table-cell>
          <table:table-cell office:value-type="float" office:value="14.2694">
            <text:p>14.2694</text:p>
          </table:table-cell>
          <table:table-cell office:value-type="float" office:value="0.5652413949">
            <text:p>0.5652413949</text:p>
          </table:table-cell>
          <table:table-cell office:value-type="float" office:value="0.61064353">
            <text:p>0.61064353</text:p>
          </table:table-cell>
          <table:table-cell office:value-type="float" office:value="3">
            <text:p>3</text:p>
          </table:table-cell>
          <table:table-cell office:value-type="string">
            <text:p>A5III</text:p>
          </table:table-cell>
          <table:table-cell table:number-columns-repeated="2"/>
          <table:table-cell office:value-type="string">
            <text:p>Home to a species so hostile that nothing is known of them but their name, or possibly its first three syllables.</text:p>
          </table:table-cell>
          <table:table-cell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DENEB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Alph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25.9">
            <text:p>25.9</text:p>
          </table:table-cell>
          <table:table-cell office:value-type="float" office:value="45">
            <text:p>45</text:p>
          </table:table-cell>
          <table:table-cell office:value-type="float" office:value="16">
            <text:p>16</text:p>
          </table:table-cell>
          <table:table-cell office:value-type="float" office:value="49">
            <text:p>49</text:p>
          </table:table-cell>
          <table:table-cell office:value-type="float" office:value="5.4167675055">
            <text:p>5.4167675055</text:p>
          </table:table-cell>
          <table:table-cell office:value-type="float" office:value="0.7902899334">
            <text:p>0.7902899334</text:p>
          </table:table-cell>
          <table:table-cell office:value-type="float" office:value="1.25">
            <text:p>1.25</text:p>
          </table:table-cell>
          <table:table-cell office:value-type="string">
            <text:p>A2 Ia</text:p>
          </table:table-cell>
          <table:table-cell office:value-type="string">
            <text:p>19 ± 4</text:p>
          </table:table-cell>
          <table:table-cell/>
          <table:table-cell office:value-type="string">
            <text:p>Landmark, not to be confused with DENEB AL OKAB, DENEB ALGEDI, DENEB KAITOS, DENEB KAITOS SHEMALI, DENEBAKRAB or DENEBOLA.</text:p>
          </table:table-cell>
          <table:table-cell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DENEB AL OKAB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Zet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24.60802">
            <text:p>24.60802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48.5182">
            <text:p>48.5182</text:p>
          </table:table-cell>
          <table:table-cell office:value-type="float" office:value="4.9977945295">
            <text:p>4.9977945295</text:p>
          </table:table-cell>
          <table:table-cell office:value-type="float" office:value="0.2419633243">
            <text:p>0.2419633243</text:p>
          </table:table-cell>
          <table:table-cell office:value-type="float" office:value="2.983">
            <text:p>2.983</text:p>
          </table:table-cell>
          <table:table-cell office:value-type="string">
            <text:p>A0 Vn</text:p>
          </table:table-cell>
          <table:table-cell office:value-type="float" office:value="2.37">
            <text:p>2.37</text:p>
          </table:table-cell>
          <table:table-cell/>
          <table:table-cell office:value-type="string">
            <text:p>Double star with a circumstellar disk of dust, gas, ash, perfume, broken heels and theatre tickets.</text:p>
          </table:table-cell>
          <table:table-cell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DENEB ALGEDI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Delt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2.44424">
            <text:p>2.44424</text:p>
          </table:table-cell>
          <table:table-cell office:value-type="float" office:value="-16">
            <text:p>-16</text:p>
          </table:table-cell>
          <table:table-cell office:value-type="float" office:value="7">
            <text:p>7</text:p>
          </table:table-cell>
          <table:table-cell office:value-type="float" office:value="38.2335">
            <text:p>38.2335</text:p>
          </table:table-cell>
          <table:table-cell office:value-type="float" office:value="5.703041081">
            <text:p>5.703041081</text:p>
          </table:table-cell>
          <table:table-cell office:value-type="float" office:value="-0.281474259">
            <text:p>-0.281474259</text:p>
          </table:table-cell>
          <table:table-cell office:value-type="float" office:value="2.81">
            <text:p>2.81</text:p>
          </table:table-cell>
          <table:table-cell office:value-type="string">
            <text:p>A7m III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clipsing binary consisting of a G-dwarf which periodically sits on top of an A-giant, winding it.</text:p>
          </table:table-cell>
          <table:table-cell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DENEB KAITOS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Beta Ceti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35.3709">
            <text:p>35.3709</text:p>
          </table:table-cell>
          <table:table-cell office:value-type="float" office:value="-17">
            <text:p>-17</text:p>
          </table:table-cell>
          <table:table-cell office:value-type="float" office:value="59">
            <text:p>59</text:p>
          </table:table-cell>
          <table:table-cell office:value-type="float" office:value="11.7827">
            <text:p>11.7827</text:p>
          </table:table-cell>
          <table:table-cell office:value-type="float" office:value="0.190195139">
            <text:p>0.190195139</text:p>
          </table:table-cell>
          <table:table-cell office:value-type="float" office:value="-0.3139255013">
            <text:p>-0.3139255013</text:p>
          </table:table-cell>
          <table:table-cell office:value-type="float" office:value="2.04">
            <text:p>2.04</text:p>
          </table:table-cell>
          <table:table-cell office:value-type="string">
            <text:p>K0 III</text:p>
          </table:table-cell>
          <table:table-cell office:value-type="float" office:value="2.8">
            <text:p>2.8</text:p>
          </table:table-cell>
          <table:table-cell/>
          <table:table-cell office:value-type="string">
            <text:p>Superb orange giant. The ice moons of its outer planets are undergoing Thaw-Renaissance as it expands.</text:p>
          </table:table-cell>
          <table:table-cell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DENEB KAITOS SHEMALI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Iota Ceti</text:p>
          </table:table-cell>
          <table:table-cell office:value-type="string">
            <text:p>No coords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5.665">
            <text:p>25.665</text:p>
          </table:table-cell>
          <table:table-cell office:value-type="float" office:value="-8">
            <text:p>-8</text:p>
          </table:table-cell>
          <table:table-cell office:value-type="float" office:value="49">
            <text:p>49</text:p>
          </table:table-cell>
          <table:table-cell office:value-type="float" office:value="25.98">
            <text:p>25.98</text:p>
          </table:table-cell>
          <table:table-cell table:number-columns-repeated="2"/>
          <table:table-cell office:value-type="float" office:value="3.56">
            <text:p>3.5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 settled by migrants from DENEB KAITOS who believed that the latter was about to become a supernova.</text:p>
          </table:table-cell>
          <table:table-cell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DENEB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Mu1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1">
            <text:p>51</text:p>
          </table:table-cell>
          <table:table-cell office:value-type="float" office:value="52.23111">
            <text:p>52.23111</text:p>
          </table:table-cell>
          <table:table-cell office:value-type="float" office:value="-38">
            <text:p>-38</text:p>
          </table:table-cell>
          <table:table-cell office:value-type="float" office:value="2">
            <text:p>2</text:p>
          </table:table-cell>
          <table:table-cell office:value-type="float" office:value="50.5694">
            <text:p>50.5694</text:p>
          </table:table-cell>
          <table:table-cell office:value-type="float" office:value="4.4151180379">
            <text:p>4.4151180379</text:p>
          </table:table-cell>
          <table:table-cell office:value-type="float" office:value="-0.6640520595">
            <text:p>-0.6640520595</text:p>
          </table:table-cell>
          <table:table-cell office:value-type="float" office:value="3.04">
            <text:p>3.04</text:p>
          </table:table-cell>
          <table:table-cell office:value-type="string">
            <text:p>B1.5 V + B6.5 V</text:p>
          </table:table-cell>
          <table:table-cell office:value-type="string">
            <text:p>8.49 ± 0.05</text:p>
          </table:table-cell>
          <table:table-cell/>
          <table:table-cell office:value-type="string">
            <text:p>Close binary system where one star's mass is spilling onto the other, a famed location for extreme sports.</text:p>
          </table:table-cell>
          <table:table-cell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DENEBOL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Be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.57834">
            <text:p>3.57834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19.409">
            <text:p>19.409</text:p>
          </table:table-cell>
          <table:table-cell office:value-type="float" office:value="3.0938563234">
            <text:p>3.0938563234</text:p>
          </table:table-cell>
          <table:table-cell office:value-type="float" office:value="0.2543303919">
            <text:p>0.2543303919</text:p>
          </table:table-cell>
          <table:table-cell office:value-type="float" office:value="2.14">
            <text:p>2.14</text:p>
          </table:table-cell>
          <table:table-cell office:value-type="string">
            <text:p>A3 V</text:p>
          </table:table-cell>
          <table:table-cell office:value-type="float" office:value="1.75">
            <text:p>1.75</text:p>
          </table:table-cell>
          <table:table-cell/>
          <table:table-cell office:value-type="string">
            <text:p>Hazardous system constructed as an early Skein experiment, bound with topological defect cables rather than gravity.</text:p>
          </table:table-cell>
          <table:table-cell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DIADEM</text:p>
          </table:table-cell>
          <table:table-cell table:number-columns-repeated="2"/>
          <table:table-cell office:value-type="string">
            <text:p>Comae Berenices</text:p>
          </table:table-cell>
          <table:table-cell office:value-type="string">
            <text:p>Alpha Comae Berenice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59.2766">
            <text:p>59.2766</text:p>
          </table:table-cell>
          <table:table-cell office:value-type="float" office:value="17">
            <text:p>17</text:p>
          </table:table-cell>
          <table:table-cell office:value-type="float" office:value="31">
            <text:p>31</text:p>
          </table:table-cell>
          <table:table-cell office:value-type="float" office:value="45.953">
            <text:p>45.953</text:p>
          </table:table-cell>
          <table:table-cell office:value-type="float" office:value="3.4469726656">
            <text:p>3.4469726656</text:p>
          </table:table-cell>
          <table:table-cell office:value-type="float" office:value="0.3059462937">
            <text:p>0.3059462937</text:p>
          </table:table-cell>
          <table:table-cell office:value-type="float" office:value="4.3">
            <text:p>4.3</text:p>
          </table:table-cell>
          <table:table-cell office:value-type="string">
            <text:p>A: F5V / B: F5V</text:p>
          </table:table-cell>
          <table:table-cell table:number-columns-repeated="2"/>
          <table:table-cell office:value-type="string">
            <text:p>Ornate white binary in a brilliant setting of carbon planets and ice giants.</text:p>
          </table:table-cell>
          <table:table-cell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DIPTER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Bet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6">
            <text:p>46</text:p>
          </table:table-cell>
          <table:table-cell office:value-type="float" office:value="16.8041">
            <text:p>16.8041</text:p>
          </table:table-cell>
          <table:table-cell office:value-type="float" office:value="-68">
            <text:p>-68</text:p>
          </table:table-cell>
          <table:table-cell office:value-type="float" office:value="6">
            <text:p>6</text:p>
          </table:table-cell>
          <table:table-cell office:value-type="float" office:value="29.2164">
            <text:p>29.2164</text:p>
          </table:table-cell>
          <table:table-cell office:value-type="float" office:value="3.3435275462">
            <text:p>3.3435275462</text:p>
          </table:table-cell>
          <table:table-cell office:value-type="float" office:value="-1.1887108657">
            <text:p>-1.1887108657</text:p>
          </table:table-cell>
          <table:table-cell office:value-type="float" office:value="3">
            <text:p>3</text:p>
          </table:table-cell>
          <table:table-cell office:value-type="string">
            <text:p>B2 V + B3 V</text:p>
          </table:table-cell>
          <table:table-cell office:value-type="float" office:value="7.35">
            <text:p>7.35</text:p>
          </table:table-cell>
          <table:table-cell/>
          <table:table-cell office:value-type="string">
            <text:p>Compound star, a relentlessly swarming mass of blue-black starlets.</text:p>
          </table:table-cell>
          <table:table-cell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THE DOUBLE DOUBLE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Epsilon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office:value-type="float" office:value="20.3453">
            <text:p>20.3453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12.444">
            <text:p>12.444</text:p>
          </table:table-cell>
          <table:table-cell office:value-type="float" office:value="4.9058547501">
            <text:p>4.9058547501</text:p>
          </table:table-cell>
          <table:table-cell office:value-type="float" office:value="0.6923742668">
            <text:p>0.6923742668</text:p>
          </table:table-cell>
          <table:table-cell office:value-type="float" office:value="4">
            <text:p>4</text:p>
          </table:table-cell>
          <table:table-cell office:value-type="string">
            <text:p>F1V / A8V</text:p>
          </table:table-cell>
          <table:table-cell table:number-columns-repeated="2"/>
          <table:table-cell office:value-type="string">
            <text:p>Thought at first to be quadruple, this system is now known to be recursive and indefinitely large.</text:p>
          </table:table-cell>
          <table:table-cell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DSCHUBB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Del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20.00528">
            <text:p>20.0052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8.1431">
            <text:p>18.1431</text:p>
          </table:table-cell>
          <table:table-cell office:value-type="float" office:value="4.1902450298">
            <text:p>4.1902450298</text:p>
          </table:table-cell>
          <table:table-cell office:value-type="float" office:value="-0.3948232594">
            <text:p>-0.3948232594</text:p>
          </table:table-cell>
          <table:table-cell office:value-type="float" office:value="2.29">
            <text:p>2.29</text:p>
          </table:table-cell>
          <table:table-cell office:value-type="string">
            <text:p>B0.3 IV</text:p>
          </table:table-cell>
          <table:table-cell office:value-type="string">
            <text:p>19.7 ± 0.1,</text:p>
          </table:table-cell>
          <table:table-cell/>
          <table:table-cell office:value-type="string">
            <text:p>Prophesied to one day unite the BATENTABANS, PHACD, SCHEAT and USHAKARON in a mighty empire known as the Epic Solo.</text:p>
          </table:table-cell>
          <table:table-cell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DUBHE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Alph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43.67152">
            <text:p>43.67152</text:p>
          </table:table-cell>
          <table:table-cell office:value-type="float" office:value="61">
            <text:p>61</text:p>
          </table:table-cell>
          <table:table-cell office:value-type="float" office:value="45">
            <text:p>45</text:p>
          </table:table-cell>
          <table:table-cell office:value-type="float" office:value="3.7249">
            <text:p>3.7249</text:p>
          </table:table-cell>
          <table:table-cell office:value-type="float" office:value="2.8960591177">
            <text:p>2.8960591177</text:p>
          </table:table-cell>
          <table:table-cell office:value-type="float" office:value="1.0777588719">
            <text:p>1.0777588719</text:p>
          </table:table-cell>
          <table:table-cell office:value-type="float" office:value="1.79">
            <text:p>1.79</text:p>
          </table:table-cell>
          <table:table-cell office:value-type="string">
            <text:p>K1 II-III</text:p>
          </table:table-cell>
          <table:table-cell table:number-columns-repeated="2"/>
          <table:table-cell office:value-type="string">
            <text:p>Quadruple system, home of the Grey Giants, living planets which purr unceasingly along their orbits.</text:p>
          </table:table-cell>
          <table:table-cell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DZIBA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Psi1 Draconis</text:p>
          </table:table-cell>
          <table:table-cell office:value-type="string">
            <text:p>No coords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8.2">
            <text:p>58.2</text:p>
          </table:table-cell>
          <table:table-cell office:value-type="float" office:value="72">
            <text:p>7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Binary star orbited by a beige dwarf just massive enough to sustain classical fusion.</text:p>
          </table:table-cell>
          <table:table-cell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EKKHYSIS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Lambd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2">
            <text:p>52</text:p>
          </table:table-cell>
          <table:table-cell office:value-type="float" office:value="36.87441">
            <text:p>36.87441</text:p>
          </table:table-cell>
          <table:table-cell office:value-type="float" office:value="-7">
            <text:p>-7</text:p>
          </table:table-cell>
          <table:table-cell office:value-type="float" office:value="34">
            <text:p>34</text:p>
          </table:table-cell>
          <table:table-cell office:value-type="float" office:value="46.5542">
            <text:p>46.5542</text:p>
          </table:table-cell>
          <table:table-cell office:value-type="float" office:value="5.9891609171">
            <text:p>5.9891609171</text:p>
          </table:table-cell>
          <table:table-cell office:value-type="float" office:value="-0.1322889479">
            <text:p>-0.1322889479</text:p>
          </table:table-cell>
          <table:table-cell office:value-type="float" office:value="3.722">
            <text:p>3.722</text:p>
          </table:table-cell>
          <table:table-cell office:value-type="string">
            <text:p>M2.5 IIIa Fe–1</text:p>
          </table:table-cell>
          <table:table-cell office:value-type="float" office:value="3.6">
            <text:p>3.6</text:p>
          </table:table-cell>
          <table:table-cell/>
          <table:table-cell office:value-type="string">
            <text:p>Red giant, ever expanding and contracting its formless, evanescent and delicate outer layers.</text:p>
          </table:table-cell>
          <table:table-cell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EL NATH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B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17.5134">
            <text:p>17.5134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27.494">
            <text:p>27.494</text:p>
          </table:table-cell>
          <table:table-cell office:value-type="float" office:value="1.4237169508">
            <text:p>1.4237169508</text:p>
          </table:table-cell>
          <table:table-cell office:value-type="float" office:value="0.4992974607">
            <text:p>0.4992974607</text:p>
          </table:table-cell>
          <table:table-cell office:value-type="float" office:value="1.68">
            <text:p>1.68</text:p>
          </table:table-cell>
          <table:table-cell office:value-type="string">
            <text:p>B7III</text:p>
          </table:table-cell>
          <table:table-cell office:value-type="string">
            <text:p>5.0 ± 0.1</text:p>
          </table:table-cell>
          <table:table-cell/>
          <table:table-cell office:value-type="string">
            <text:p>Unlike most meteor showers, which only appear to come from their radiant, the Beta Taurids actually come from EL NATH.</text:p>
          </table:table-cell>
          <table:table-cell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EL REHLA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Tau Pupp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9">
            <text:p>49</text:p>
          </table:table-cell>
          <table:table-cell office:value-type="float" office:value="56.16846">
            <text:p>56.16846</text:p>
          </table:table-cell>
          <table:table-cell office:value-type="float" office:value="-50">
            <text:p>-50</text:p>
          </table:table-cell>
          <table:table-cell office:value-type="float" office:value="36">
            <text:p>36</text:p>
          </table:table-cell>
          <table:table-cell office:value-type="float" office:value="52.4437">
            <text:p>52.4437</text:p>
          </table:table-cell>
          <table:table-cell office:value-type="float" office:value="1.7886838458">
            <text:p>1.7886838458</text:p>
          </table:table-cell>
          <table:table-cell office:value-type="float" office:value="-0.8833908557">
            <text:p>-0.8833908557</text:p>
          </table:table-cell>
          <table:table-cell office:value-type="float" office:value="2.95">
            <text:p>2.95</text:p>
          </table:table-cell>
          <table:table-cell office:value-type="string">
            <text:p>K1 III</text:p>
          </table:table-cell>
          <table:table-cell table:number-columns-repeated="2"/>
          <table:table-cell office:value-type="string">
            <text:p>Solipsistic object with the power to convince others that it is the only star in the cosmos. Not to be approached.</text:p>
          </table:table-cell>
          <table:table-cell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ELECTR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7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2.5373">
            <text:p>52.5373</text:p>
          </table:table-cell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office:value-type="float" office:value="48.021">
            <text:p>48.021</text:p>
          </table:table-cell>
          <table:table-cell table:number-columns-repeated="2"/>
          <table:table-cell office:value-type="float" office:value="3.72">
            <text:p>3.72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giant star which is fusing hybris in its core, giving rise to strong nemesis and vengeance emission lines.</text:p>
          </table:table-cell>
          <table:table-cell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ELTANI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Gamm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36.36988">
            <text:p>36.36988</text:p>
          </table:table-cell>
          <table:table-cell office:value-type="float" office:value="51">
            <text:p>51</text:p>
          </table:table-cell>
          <table:table-cell office:value-type="float" office:value="29">
            <text:p>29</text:p>
          </table:table-cell>
          <table:table-cell office:value-type="float" office:value="20.0242">
            <text:p>20.0242</text:p>
          </table:table-cell>
          <table:table-cell office:value-type="float" office:value="4.6975805802">
            <text:p>4.6975805802</text:p>
          </table:table-cell>
          <table:table-cell office:value-type="float" office:value="0.8986507566">
            <text:p>0.8986507566</text:p>
          </table:table-cell>
          <table:table-cell office:value-type="float" office:value="2.23">
            <text:p>2.23</text:p>
          </table:table-cell>
          <table:table-cell office:value-type="string">
            <text:p>K5 III</text:p>
          </table:table-cell>
          <table:table-cell office:value-type="float" office:value="1.72">
            <text:p>1.72</text:p>
          </table:table-cell>
          <table:table-cell/>
          <table:table-cell office:value-type="string">
            <text:p>Red giant whose primary is home to a race of flightless interstellar dragons who have adapted to life planetside.</text:p>
          </table:table-cell>
          <table:table-cell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ELVASHAK</text:p>
          </table:table-cell>
          <table:table-cell table:number-columns-repeated="2"/>
          <table:table-cell office:value-type="string">
            <text:p>Lyncis</text:p>
          </table:table-cell>
          <table:table-cell office:value-type="string">
            <text:p>Alpha Lync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3.30074">
            <text:p>3.30074</text:p>
          </table:table-cell>
          <table:table-cell office:value-type="float" office:value="34">
            <text:p>34</text:p>
          </table:table-cell>
          <table:table-cell office:value-type="float" office:value="23">
            <text:p>23</text:p>
          </table:table-cell>
          <table:table-cell office:value-type="float" office:value="33.2245">
            <text:p>33.2245</text:p>
          </table:table-cell>
          <table:table-cell office:value-type="float" office:value="2.4480643125">
            <text:p>2.4480643125</text:p>
          </table:table-cell>
          <table:table-cell office:value-type="float" office:value="0.6002634514">
            <text:p>0.6002634514</text:p>
          </table:table-cell>
          <table:table-cell office:value-type="float" office:value="3.13">
            <text:p>3.13</text:p>
          </table:table-cell>
          <table:table-cell office:value-type="string">
            <text:p>K7 III</text:p>
          </table:table-cell>
          <table:table-cell table:number-columns-repeated="2"/>
          <table:table-cell office:value-type="string">
            <text:p>Plaid orange giant with the best hot wings in the Orion Arm.</text:p>
          </table:table-cell>
          <table:table-cell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ENIF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psilon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11.15614">
            <text:p>11.15614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30.0311">
            <text:p>30.0311</text:p>
          </table:table-cell>
          <table:table-cell office:value-type="float" office:value="5.6905846589">
            <text:p>5.6905846589</text:p>
          </table:table-cell>
          <table:table-cell office:value-type="float" office:value="0.1723514144">
            <text:p>0.1723514144</text:p>
          </table:table-cell>
          <table:table-cell office:value-type="float" office:value="2.399">
            <text:p>2.399</text:p>
          </table:table-cell>
          <table:table-cell office:value-type="string">
            <text:p>K2 Ib</text:p>
          </table:table-cell>
          <table:table-cell office:value-type="string">
            <text:p>11.7 ± 0.8</text:p>
          </table:table-cell>
          <table:table-cell/>
          <table:table-cell office:value-type="string">
            <text:p>Monstrous red giant of evil reputation, the Bloated One, the Maw, the Devourer, the Stain.</text:p>
          </table:table-cell>
          <table:table-cell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ERRAI</text:p>
          </table:table-cell>
          <table:table-cell table:number-columns-repeated="2"/>
          <table:table-cell office:value-type="string">
            <text:p>Cephei</text:p>
          </table:table-cell>
          <table:table-cell office:value-type="string">
            <text:p>Gamma Cephe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9">
            <text:p>39</text:p>
          </table:table-cell>
          <table:table-cell office:value-type="float" office:value="20.85">
            <text:p>20.85</text:p>
          </table:table-cell>
          <table:table-cell office:value-type="float" office:value="77">
            <text:p>77</text:p>
          </table:table-cell>
          <table:table-cell office:value-type="float" office:value="37">
            <text:p>37</text:p>
          </table:table-cell>
          <table:table-cell office:value-type="float" office:value="56.2">
            <text:p>56.2</text:p>
          </table:table-cell>
          <table:table-cell office:value-type="float" office:value="6.1930717762">
            <text:p>6.1930717762</text:p>
          </table:table-cell>
          <table:table-cell office:value-type="float" office:value="1.354938853">
            <text:p>1.354938853</text:p>
          </table:table-cell>
          <table:table-cell office:value-type="float" office:value="3.22">
            <text:p>3.22</text:p>
          </table:table-cell>
          <table:table-cell office:value-type="string">
            <text:p>K</text:p>
          </table:table-cell>
          <table:table-cell office:value-type="string">
            <text:p>1.40 ± 0.12</text:p>
          </table:table-cell>
          <table:table-cell/>
          <table:table-cell office:value-type="string">
            <text:p>Orange subgiant with red dwarf companion. The polychrome sundials of its planet are famed for their exquisite beauty.</text:p>
          </table:table-cell>
          <table:table-cell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FIEHT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Ze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7">
            <text:p>37</text:p>
          </table:table-cell>
          <table:table-cell office:value-type="float" office:value="9.53905">
            <text:p>9.53905</text:p>
          </table:table-cell>
          <table:table-cell office:value-type="float" office:value="-10">
            <text:p>-10</text:p>
          </table:table-cell>
          <table:table-cell office:value-type="float" office:value="34">
            <text:p>34</text:p>
          </table:table-cell>
          <table:table-cell office:value-type="float" office:value="1.5295">
            <text:p>1.5295</text:p>
          </table:table-cell>
          <table:table-cell office:value-type="float" office:value="4.3509268599">
            <text:p>4.3509268599</text:p>
          </table:table-cell>
          <table:table-cell office:value-type="float" office:value="-0.1844305395">
            <text:p>-0.1844305395</text:p>
          </table:table-cell>
          <table:table-cell office:value-type="float" office:value="2.569">
            <text:p>2.569</text:p>
          </table:table-cell>
          <table:table-cell office:value-type="string">
            <text:p>O9.5 V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Young blue giant moving at high speed through the interstellar medium, its bow shock a rich feeding ground for dragons.</text:p>
          </table:table-cell>
          <table:table-cell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FOMALHAUT</text:p>
          </table:table-cell>
          <table:table-cell table:number-columns-repeated="2"/>
          <table:table-cell office:value-type="string">
            <text:p>Piscis Austrini</text:p>
          </table:table-cell>
          <table:table-cell office:value-type="string">
            <text:p>Alpha Piscis Austrin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7">
            <text:p>57</text:p>
          </table:table-cell>
          <table:table-cell office:value-type="float" office:value="39.0465">
            <text:p>39.0465</text:p>
          </table:table-cell>
          <table:table-cell office:value-type="float" office:value="-29">
            <text:p>-29</text:p>
          </table:table-cell>
          <table:table-cell office:value-type="float" office:value="37">
            <text:p>37</text:p>
          </table:table-cell>
          <table:table-cell office:value-type="float" office:value="20.05">
            <text:p>20.05</text:p>
          </table:table-cell>
          <table:table-cell office:value-type="float" office:value="6.0111354916">
            <text:p>6.0111354916</text:p>
          </table:table-cell>
          <table:table-cell office:value-type="float" office:value="-0.5170055519">
            <text:p>-0.5170055519</text:p>
          </table:table-cell>
          <table:table-cell office:value-type="float" office:value="1.16">
            <text:p>1.16</text:p>
          </table:table-cell>
          <table:table-cell office:value-type="string">
            <text:p>A3 V </text:p>
          </table:table-cell>
          <table:table-cell office:value-type="string">
            <text:p>{{val</text:p>
          </table:table-cell>
          <table:table-cell/>
          <table:table-cell office:value-type="string">
            <text:p>Fabled as the site of an ingestive organ of the galactic animal, a magnet for explorers and thaumaturges.</text:p>
          </table:table-cell>
          <table:table-cell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FOO PIH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Gamma Hyd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4.34062">
            <text:p>14.34062</text:p>
          </table:table-cell>
          <table:table-cell office:value-type="float" office:value="-74">
            <text:p>-74</text:p>
          </table:table-cell>
          <table:table-cell office:value-type="float" office:value="14">
            <text:p>14</text:p>
          </table:table-cell>
          <table:table-cell office:value-type="float" office:value="20.2686">
            <text:p>20.2686</text:p>
          </table:table-cell>
          <table:table-cell office:value-type="float" office:value="0.9915172298">
            <text:p>0.9915172298</text:p>
          </table:table-cell>
          <table:table-cell office:value-type="float" office:value="-1.2957143463">
            <text:p>-1.2957143463</text:p>
          </table:table-cell>
          <table:table-cell office:value-type="float" office:value="3.24">
            <text:p>3.2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Red giant with companion bearing biosphere spectral fingerprint AAA10011011 ("robot planet").</text:p>
          </table:table-cell>
          <table:table-cell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FORAMEN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Et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.591">
            <text:p>3.591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4.26">
            <text:p>4.26</text:p>
          </table:table-cell>
          <table:table-cell office:value-type="float" office:value="2.8146045637">
            <text:p>2.8146045637</text:p>
          </table:table-cell>
          <table:table-cell office:value-type="float" office:value="-1.0416913283">
            <text:p>-1.0416913283</text:p>
          </table:table-cell>
          <table:table-cell office:value-type="float" office:value="4.6">
            <text:p>4.6</text:p>
          </table:table-cell>
          <table:table-cell office:value-type="string">
            <text:p>O</text:p>
          </table:table-cell>
          <table:table-cell office:value-type="string">
            <text:p>120 / 30</text:p>
          </table:table-cell>
          <table:table-cell/>
          <table:table-cell office:value-type="string">
            <text:p>Mighty beacon, soon to be used as an extragalactic signal by demiurges. Projected message content: "NOT YET."</text:p>
          </table:table-cell>
          <table:table-cell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FUM AL FARAS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Nu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0.7517">
            <text:p>40.751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30.7201">
            <text:p>30.7201</text:p>
          </table:table-cell>
          <table:table-cell office:value-type="float" office:value="5.7843666945">
            <text:p>5.7843666945</text:p>
          </table:table-cell>
          <table:table-cell office:value-type="float" office:value="0.0882880625">
            <text:p>0.0882880625</text:p>
          </table:table-cell>
          <table:table-cell office:value-type="float" office:value="4.87">
            <text:p>4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Clockworld, a sublight event clearing house established by the Fourth Empire, now derelict.</text:p>
          </table:table-cell>
          <table:table-cell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FUM AL SAMAKAH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Beta Piscium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52.6">
            <text:p>52.6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2">
            <text:p>12</text:p>
          </table:table-cell>
          <table:table-cell office:value-type="float" office:value="6.0383010687">
            <text:p>6.0383010687</text:p>
          </table:table-cell>
          <table:table-cell office:value-type="float" office:value="0.0666715774">
            <text:p>0.0666715774</text:p>
          </table:table-cell>
          <table:table-cell office:value-type="float" office:value="4.53">
            <text:p>4.5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Flattened, fast-rotating B-giant, a tracery of tormented gas fretted by blue lightning.</text:p>
          </table:table-cell>
          <table:table-cell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FURUD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Z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18.79204">
            <text:p>18.79204</text:p>
          </table:table-cell>
          <table:table-cell office:value-type="float" office:value="-30">
            <text:p>-30</text:p>
          </table:table-cell>
          <table:table-cell office:value-type="float" office:value="3">
            <text:p>3</text:p>
          </table:table-cell>
          <table:table-cell office:value-type="float" office:value="48.1202">
            <text:p>48.1202</text:p>
          </table:table-cell>
          <table:table-cell office:value-type="float" office:value="1.6594293851">
            <text:p>1.6594293851</text:p>
          </table:table-cell>
          <table:table-cell office:value-type="float" office:value="-0.5247047335">
            <text:p>-0.5247047335</text:p>
          </table:table-cell>
          <table:table-cell office:value-type="float" office:value="3.025">
            <text:p>3.025</text:p>
          </table:table-cell>
          <table:table-cell office:value-type="string">
            <text:p>B2.5 V</text:p>
          </table:table-cell>
          <table:table-cell office:value-type="string">
            <text:p>7.7 ± 0.2</text:p>
          </table:table-cell>
          <table:table-cell/>
          <table:table-cell office:value-type="string">
            <text:p>Example of a breathing star whose mild variations accelerate when it is observed.</text:p>
          </table:table-cell>
          <table:table-cell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GACRUX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Gamm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1">
            <text:p>31</text:p>
          </table:table-cell>
          <table:table-cell office:value-type="float" office:value="9.95961">
            <text:p>9.95961</text:p>
          </table:table-cell>
          <table:table-cell office:value-type="float" office:value="-57">
            <text:p>-57</text:p>
          </table:table-cell>
          <table:table-cell office:value-type="float" office:value="6">
            <text:p>6</text:p>
          </table:table-cell>
          <table:table-cell office:value-type="float" office:value="47.5684">
            <text:p>47.5684</text:p>
          </table:table-cell>
          <table:table-cell office:value-type="float" office:value="3.2775799539">
            <text:p>3.2775799539</text:p>
          </table:table-cell>
          <table:table-cell office:value-type="float" office:value="-0.996813621">
            <text:p>-0.996813621</text:p>
          </table:table-cell>
          <table:table-cell office:value-type="float" office:value="1.63">
            <text:p>1.63</text:p>
          </table:table-cell>
          <table:table-cell office:value-type="string">
            <text:p>M3.5 III</text:p>
          </table:table-cell>
          <table:table-cell office:value-type="string">
            <text:p>1.3 ± 0.1</text:p>
          </table:table-cell>
          <table:table-cell/>
          <table:table-cell office:value-type="string">
            <text:p>Sacred to raptors on many worlds, the closest red giant star to SOL.</text:p>
          </table:table-cell>
          <table:table-cell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GATRIA</text:p>
          </table:table-cell>
          <table:table-cell table:number-columns-repeated="2"/>
          <table:table-cell office:value-type="string">
            <text:p>Trianguli Australis</text:p>
          </table:table-cell>
          <table:table-cell office:value-type="string">
            <text:p>Gamma Trianguli Austr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54.58198">
            <text:p>54.58198</text:p>
          </table:table-cell>
          <table:table-cell office:value-type="float" office:value="-68">
            <text:p>-68</text:p>
          </table:table-cell>
          <table:table-cell office:value-type="float" office:value="40">
            <text:p>40</text:p>
          </table:table-cell>
          <table:table-cell office:value-type="float" office:value="46.3654">
            <text:p>46.3654</text:p>
          </table:table-cell>
          <table:table-cell office:value-type="float" office:value="4.0094999469">
            <text:p>4.0094999469</text:p>
          </table:table-cell>
          <table:table-cell office:value-type="float" office:value="-1.1986842055">
            <text:p>-1.1986842055</text:p>
          </table:table-cell>
          <table:table-cell office:value-type="float" office:value="2.87">
            <text:p>2.87</text:p>
          </table:table-cell>
          <table:table-cell office:value-type="string">
            <text:p>A1 V</text:p>
          </table:table-cell>
          <table:table-cell office:value-type="string">
            <text:p><text:s/></text:p>
          </table:table-cell>
          <table:table-cell/>
          <table:table-cell office:value-type="string">
            <text:p>A-subgiant, a vast white tetrahedron held in shape by powerful magnetic fields.</text:p>
          </table:table-cell>
          <table:table-cell/>
        </table:table-row>
        <table:table-row table:style-name="ro1">
          <table:table-cell office:value-type="float" office:value="159">
            <text:p>159</text:p>
          </table:table-cell>
          <table:table-cell office:value-type="string">
            <text:p>GEMING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PSR B0633+17</text:p>
          </table:table-cell>
          <table:table-cell office:value-type="string">
            <text:p>No coords</text:p>
          </table:table-cell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float" office:value="54.15">
            <text:p>54.15</text:p>
          </table:table-cell>
          <table:table-cell office:value-type="float" office:value="17">
            <text:p>17</text:p>
          </table:table-cell>
          <table:table-cell office:value-type="float" office:value="46">
            <text:p>46</text:p>
          </table:table-cell>
          <table:table-cell office:value-type="float" office:value="12.9">
            <text:p>12.9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ulsar, wanders the skies making friends and distorting space-time. Maybe tomorrow, it will want to settle down.</text:p>
          </table:table-cell>
          <table:table-cell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GIAUSAR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Lambda Draconis</text:p>
          </table:table-cell>
          <table:table-cell office:value-type="string">
            <text:p>No coords 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69">
            <text:p>69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Believed to be the dragons' home system, a red giant orbited by the embers of ancient carbon planets.</text:p>
          </table:table-cell>
          <table:table-cell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GIENA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Epsilon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2.68236">
            <text:p>12.68236</text:p>
          </table:table-cell>
          <table:table-cell office:value-type="float" office:value="33">
            <text:p>33</text:p>
          </table:table-cell>
          <table:table-cell office:value-type="float" office:value="58">
            <text:p>58</text:p>
          </table:table-cell>
          <table:table-cell office:value-type="float" office:value="12.925">
            <text:p>12.925</text:p>
          </table:table-cell>
          <table:table-cell office:value-type="float" office:value="5.4376229072">
            <text:p>5.4376229072</text:p>
          </table:table-cell>
          <table:table-cell office:value-type="float" office:value="0.5928928314">
            <text:p>0.5928928314</text:p>
          </table:table-cell>
          <table:table-cell office:value-type="float" office:value="2.48">
            <text:p>2.48</text:p>
          </table:table-cell>
          <table:table-cell office:value-type="string">
            <text:p>K0 III</text:p>
          </table:table-cell>
          <table:table-cell office:value-type="string">
            <text:p>~2</text:p>
          </table:table-cell>
          <table:table-cell/>
          <table:table-cell office:value-type="string">
            <text:p>K-giant fitted with solar wind baffles by which its inhabitants are very gradually altering its trajectory.</text:p>
          </table:table-cell>
          <table:table-cell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GIENAH GURAB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Gamm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48.37081">
            <text:p>48.37081</text:p>
          </table:table-cell>
          <table:table-cell office:value-type="float" office:value="-17">
            <text:p>-17</text:p>
          </table:table-cell>
          <table:table-cell office:value-type="float" office:value="32">
            <text:p>32</text:p>
          </table:table-cell>
          <table:table-cell office:value-type="float" office:value="30.9496">
            <text:p>30.9496</text:p>
          </table:table-cell>
          <table:table-cell office:value-type="float" office:value="3.2105601251">
            <text:p>3.2105601251</text:p>
          </table:table-cell>
          <table:table-cell office:value-type="float" office:value="-0.3061644434">
            <text:p>-0.3061644434</text:p>
          </table:table-cell>
          <table:table-cell office:value-type="float" office:value="2.585">
            <text:p>2.585</text:p>
          </table:table-cell>
          <table:table-cell office:value-type="string">
            <text:p>B8 III</text:p>
          </table:table-cell>
          <table:table-cell office:value-type="string">
            <text:p>4.2{{+-</text:p>
          </table:table-cell>
          <table:table-cell/>
          <table:table-cell office:value-type="string">
            <text:p>B-giant, home of the fabled Dream Planet, a world free from causalty. Visitors are usually punished by trite curses.</text:p>
          </table:table-cell>
          <table:table-cell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GIRT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Kapp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42">
            <text:p>42</text:p>
          </table:table-cell>
          <table:table-cell office:value-type="float" office:value="29.2752">
            <text:p>29.2752</text:p>
          </table:table-cell>
          <table:table-cell office:value-type="float" office:value="-39">
            <text:p>-39</text:p>
          </table:table-cell>
          <table:table-cell office:value-type="float" office:value="1">
            <text:p>1</text:p>
          </table:table-cell>
          <table:table-cell office:value-type="float" office:value="47.9391">
            <text:p>47.9391</text:p>
          </table:table-cell>
          <table:table-cell office:value-type="float" office:value="4.6359781167">
            <text:p>4.6359781167</text:p>
          </table:table-cell>
          <table:table-cell office:value-type="float" office:value="-0.6812017118">
            <text:p>-0.6812017118</text:p>
          </table:table-cell>
          <table:table-cell office:value-type="float" office:value="2.39">
            <text:p>2.39</text:p>
          </table:table-cell>
          <table:table-cell office:value-type="string">
            <text:p>B1.5 III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Binary star. All the rocky bodies in its system have been carved into the same form, which may represent a face.</text:p>
          </table:table-cell>
          <table:table-cell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GOMEISA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Bet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9.04174">
            <text:p>9.04174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21.5368">
            <text:p>21.5368</text:p>
          </table:table-cell>
          <table:table-cell office:value-type="float" office:value="1.951062973">
            <text:p>1.951062973</text:p>
          </table:table-cell>
          <table:table-cell office:value-type="float" office:value="0.1446758531">
            <text:p>0.1446758531</text:p>
          </table:table-cell>
          <table:table-cell office:value-type="float" office:value="2.89">
            <text:p>2.89</text:p>
          </table:table-cell>
          <table:table-cell office:value-type="string">
            <text:p>B8 Ve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Blue star with restorative properties, whose local name is Peace [Dampness] After Weeping.</text:p>
          </table:table-cell>
          <table:table-cell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GORGONEA QUART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Omeg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7.4">
            <text:p>17.4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0.8346600815">
            <text:p>0.8346600815</text:p>
          </table:table-cell>
          <table:table-cell office:value-type="float" office:value="0.6913540055">
            <text:p>0.6913540055</text:p>
          </table:table-cell>
          <table:table-cell office:value-type="float" office:value="4.63">
            <text:p>4.63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dwarf, evil subsidiary of ALGOL, acts as a galactic sump. Every direction in its system is down.</text:p>
          </table:table-cell>
          <table:table-cell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GORGONEA SECUND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Pi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5.7">
            <text:p>45.7</text:p>
          </table:table-cell>
          <table:table-cell table:number-columns-repeated="2" office:value-type="float" office:value="39">
            <text:p>39</text:p>
          </table:table-cell>
          <table:table-cell office:value-type="float" office:value="46">
            <text:p>46</text:p>
          </table:table-cell>
          <table:table-cell office:value-type="float" office:value="0.7799949149">
            <text:p>0.7799949149</text:p>
          </table:table-cell>
          <table:table-cell office:value-type="float" office:value="0.6922460627">
            <text:p>0.6922460627</text:p>
          </table:table-cell>
          <table:table-cell office:value-type="float" office:value="4.7">
            <text:p>4.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giant, evil subsidiary of ALGOL. The rise and fall of empires are foretold by its shifting blemishes.</text:p>
          </table:table-cell>
          <table:table-cell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GORGONEA TERTIA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Rho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.59385">
            <text:p>10.59385</text:p>
          </table:table-cell>
          <table:table-cell office:value-type="float" office:value="38">
            <text:p>38</text:p>
          </table:table-cell>
          <table:table-cell office:value-type="float" office:value="50">
            <text:p>50</text:p>
          </table:table-cell>
          <table:table-cell office:value-type="float" office:value="24.9943">
            <text:p>24.9943</text:p>
          </table:table-cell>
          <table:table-cell office:value-type="float" office:value="0.8079851856">
            <text:p>0.8079851856</text:p>
          </table:table-cell>
          <table:table-cell office:value-type="float" office:value="0.677890702">
            <text:p>0.677890702</text:p>
          </table:table-cell>
          <table:table-cell office:value-type="float" office:value="3.39">
            <text:p>3.39</text:p>
          </table:table-cell>
          <table:table-cell office:value-type="string">
            <text:p>M4 II</text:p>
          </table:table-cell>
          <table:table-cell office:value-type="float" office:value="5">
            <text:p>5</text:p>
          </table:table-cell>
          <table:table-cell/>
          <table:table-cell office:value-type="string">
            <text:p>Large red giant, evil subsidiary of ALGOL. All of the constellations visible from this system are obscene.</text:p>
          </table:table-cell>
          <table:table-cell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GRAFFI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Bet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26.23198">
            <text:p>26.23198</text:p>
          </table:table-cell>
          <table:table-cell office:value-type="float" office:value="-19">
            <text:p>-19</text:p>
          </table:table-cell>
          <table:table-cell office:value-type="float" office:value="48">
            <text:p>48</text:p>
          </table:table-cell>
          <table:table-cell office:value-type="float" office:value="19.63">
            <text:p>19.63</text:p>
          </table:table-cell>
          <table:table-cell office:value-type="float" office:value="4.2125144639">
            <text:p>4.2125144639</text:p>
          </table:table-cell>
          <table:table-cell office:value-type="float" office:value="-0.3456703608">
            <text:p>-0.3456703608</text:p>
          </table:table-cell>
          <table:table-cell office:value-type="float" office:value="2.6">
            <text:p>2.6</text:p>
          </table:table-cell>
          <table:table-cell office:value-type="string">
            <text:p>B0.5V + B2V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Sextuple system where space flight was invented in the steam age, its history inspired the first space operas.</text:p>
          </table:table-cell>
          <table:table-cell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GRUID</text:p>
          </table:table-cell>
          <table:table-cell table:number-columns-repeated="2"/>
          <table:table-cell office:value-type="string">
            <text:p>Gruis</text:p>
          </table:table-cell>
          <table:table-cell office:value-type="string">
            <text:p>Beta Gruis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2">
            <text:p>42</text:p>
          </table:table-cell>
          <table:table-cell office:value-type="float" office:value="40.05027">
            <text:p>40.05027</text:p>
          </table:table-cell>
          <table:table-cell office:value-type="float" office:value="-46">
            <text:p>-46</text:p>
          </table:table-cell>
          <table:table-cell office:value-type="float" office:value="53">
            <text:p>53</text:p>
          </table:table-cell>
          <table:table-cell office:value-type="float" office:value="4.4752">
            <text:p>4.4752</text:p>
          </table:table-cell>
          <table:table-cell office:value-type="float" office:value="5.9457586409">
            <text:p>5.9457586409</text:p>
          </table:table-cell>
          <table:table-cell office:value-type="float" office:value="-0.8182902274">
            <text:p>-0.8182902274</text:p>
          </table:table-cell>
          <table:table-cell office:value-type="float" office:value="2.13">
            <text:p>2.13</text:p>
          </table:table-cell>
          <table:table-cell office:value-type="string">
            <text:p>M5 III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Pre-Copernican system established as a supernature preserve. Access within its celestial sphere is strictly controlled.</text:p>
          </table:table-cell>
          <table:table-cell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GRUMIUM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Xi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31.72962">
            <text:p>31.72962</text:p>
          </table:table-cell>
          <table:table-cell office:value-type="float" office:value="56">
            <text:p>56</text:p>
          </table:table-cell>
          <table:table-cell office:value-type="float" office:value="52">
            <text:p>52</text:p>
          </table:table-cell>
          <table:table-cell office:value-type="float" office:value="21.5143">
            <text:p>21.5143</text:p>
          </table:table-cell>
          <table:table-cell office:value-type="float" office:value="4.6841531616">
            <text:p>4.6841531616</text:p>
          </table:table-cell>
          <table:table-cell office:value-type="float" office:value="0.9926148722">
            <text:p>0.9926148722</text:p>
          </table:table-cell>
          <table:table-cell office:value-type="float" office:value="3.75">
            <text:p>3.75</text:p>
          </table:table-cell>
          <table:table-cell office:value-type="string">
            <text:p>K2 III</text:p>
          </table:table-cell>
          <table:table-cell office:value-type="string">
            <text:p>1.45 ± 0.17</text:p>
          </table:table-cell>
          <table:table-cell/>
          <table:table-cell office:value-type="string">
            <text:p>Orange, metal-rich star populated by demons who have fitted it with active volcanoes. No-one is quite sure how.</text:p>
          </table:table-cell>
          <table:table-cell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HADAR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B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49.40535">
            <text:p>49.40535</text:p>
          </table:table-cell>
          <table:table-cell office:value-type="float" office:value="-60">
            <text:p>-60</text:p>
          </table:table-cell>
          <table:table-cell office:value-type="float" office:value="22">
            <text:p>22</text:p>
          </table:table-cell>
          <table:table-cell office:value-type="float" office:value="22.9266">
            <text:p>22.9266</text:p>
          </table:table-cell>
          <table:table-cell office:value-type="float" office:value="3.681874257">
            <text:p>3.681874257</text:p>
          </table:table-cell>
          <table:table-cell office:value-type="float" office:value="-1.0537082431">
            <text:p>-1.0537082431</text:p>
          </table:table-cell>
          <table:table-cell office:value-type="float" office:value="0.6">
            <text:p>0.6</text:p>
          </table:table-cell>
          <table:table-cell office:value-type="string">
            <text:p>B1 III</text:p>
          </table:table-cell>
          <table:table-cell office:value-type="string">
            <text:p>10.7 ± 0.1</text:p>
          </table:table-cell>
          <table:table-cell/>
          <table:table-cell office:value-type="string">
            <text:p>Blue giant star which has evolved away from the Main Sequence in search of something it refers to as "the new sound".</text:p>
          </table:table-cell>
          <table:table-cell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HAMAL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Alpha Ariet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0.4057">
            <text:p>10.4057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44.7032">
            <text:p>44.7032</text:p>
          </table:table-cell>
          <table:table-cell office:value-type="float" office:value="0.5548987614">
            <text:p>0.5548987614</text:p>
          </table:table-cell>
          <table:table-cell office:value-type="float" office:value="0.4094964368">
            <text:p>0.4094964368</text:p>
          </table:table-cell>
          <table:table-cell office:value-type="float" office:value="2">
            <text:p>2</text:p>
          </table:table-cell>
          <table:table-cell office:value-type="string">
            <text:p>K2 III Ca-1</text:p>
          </table:table-cell>
          <table:table-cell office:value-type="string">
            <text:p>1.5 ± 0.2</text:p>
          </table:table-cell>
          <table:table-cell/>
          <table:table-cell office:value-type="string">
            <text:p>Its inhabitants invented interstellar flight before science fiction. Lacking preconceptions, they conquered the Galaxy.</text:p>
          </table:table-cell>
          <table:table-cell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HATSY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Io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25.98191">
            <text:p>25.98191</text:p>
          </table:table-cell>
          <table:table-cell office:value-type="float" office:value="-5">
            <text:p>-5</text:p>
          </table:table-cell>
          <table:table-cell office:value-type="float" office:value="54">
            <text:p>54</text:p>
          </table:table-cell>
          <table:table-cell office:value-type="float" office:value="35.6435">
            <text:p>35.6435</text:p>
          </table:table-cell>
          <table:table-cell office:value-type="float" office:value="1.4636027064">
            <text:p>1.4636027064</text:p>
          </table:table-cell>
          <table:table-cell office:value-type="float" office:value="-0.1031472304">
            <text:p>-0.1031472304</text:p>
          </table:table-cell>
          <table:table-cell office:value-type="float" office:value="2.77">
            <text:p>2.77</text:p>
          </table:table-cell>
          <table:table-cell office:value-type="string">
            <text:p>O9 III + B0.8 III/IV</text:p>
          </table:table-cell>
          <table:table-cell table:number-columns-repeated="2"/>
          <table:table-cell office:value-type="string">
            <text:p>Close binary pair with a wide age difference, resulting in high X-ray emissions and the disapproval of neighbours.</text:p>
          </table:table-cell>
          <table:table-cell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HEAD OF HYDRUS</text:p>
          </table:table-cell>
          <table:table-cell table:number-columns-repeated="2"/>
          <table:table-cell office:value-type="string">
            <text:p>Hydri</text:p>
          </table:table-cell>
          <table:table-cell office:value-type="string">
            <text:p>Alpha Hydr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46.19467">
            <text:p>46.19467</text:p>
          </table:table-cell>
          <table:table-cell office:value-type="float" office:value="-61">
            <text:p>-61</text:p>
          </table:table-cell>
          <table:table-cell office:value-type="float" office:value="34">
            <text:p>34</text:p>
          </table:table-cell>
          <table:table-cell office:value-type="float" office:value="11.4948">
            <text:p>11.4948</text:p>
          </table:table-cell>
          <table:table-cell office:value-type="float" office:value="0.5182315005">
            <text:p>0.5182315005</text:p>
          </table:table-cell>
          <table:table-cell office:value-type="float" office:value="-1.0745967712">
            <text:p>-1.0745967712</text:p>
          </table:table-cell>
          <table:table-cell office:value-type="float" office:value="2.9">
            <text:p>2.9</text:p>
          </table:table-cell>
          <table:table-cell office:value-type="string">
            <text:p>F0 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ensory organ of the galactic animal, manifests as an ever-changing succession of glowing, biomorphic forms.</text:p>
          </table:table-cell>
          <table:table-cell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HECATEBOLU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Tau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56.40897">
            <text:p>56.40897</text:p>
          </table:table-cell>
          <table:table-cell office:value-type="float" office:value="-27">
            <text:p>-27</text:p>
          </table:table-cell>
          <table:table-cell office:value-type="float" office:value="40">
            <text:p>40</text:p>
          </table:table-cell>
          <table:table-cell office:value-type="float" office:value="13.5189">
            <text:p>13.5189</text:p>
          </table:table-cell>
          <table:table-cell office:value-type="float" office:value="5.004470483">
            <text:p>5.004470483</text:p>
          </table:table-cell>
          <table:table-cell office:value-type="float" office:value="-0.4829399679">
            <text:p>-0.4829399679</text:p>
          </table:table-cell>
          <table:table-cell office:value-type="float" office:value="3.326">
            <text:p>3.326</text:p>
          </table:table-cell>
          <table:table-cell office:value-type="string">
            <text:p>K1 III</text:p>
          </table:table-cell>
          <table:table-cell office:value-type="string">
            <text:p><text:s/></text:p>
          </table:table-cell>
          <table:table-cell/>
          <table:table-cell office:value-type="string">
            <text:p>K-subgiant, home to a species whose habit of transmitting powerful, enigmatic signals has wrecked their economy.</text:p>
          </table:table-cell>
          <table:table-cell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HEZE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Zet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34">
            <text:p>34</text:p>
          </table:table-cell>
          <table:table-cell office:value-type="float" office:value="41.59115">
            <text:p>41.59115</text:p>
          </table:table-cell>
          <table:table-cell office:value-type="string">
            <text:p>neg</text:p>
          </table:table-cell>
          <table:table-cell office:value-type="float" office:value="35">
            <text:p>35</text:p>
          </table:table-cell>
          <table:table-cell office:value-type="float" office:value="44.9487">
            <text:p>44.9487</text:p>
          </table:table-cell>
          <table:table-cell office:value-type="float" office:value="3.5547696216">
            <text:p>3.5547696216</text:p>
          </table:table-cell>
          <table:table-cell office:value-type="float" office:value="-0.0103990048">
            <text:p>-0.0103990048</text:p>
          </table:table-cell>
          <table:table-cell office:value-type="float" office:value="3.376">
            <text:p>3.376</text:p>
          </table:table-cell>
          <table:table-cell office:value-type="string">
            <text:p>A3 V</text:p>
          </table:table-cell>
          <table:table-cell office:value-type="string">
            <text:p>2.041 ± 0.024</text:p>
          </table:table-cell>
          <table:table-cell/>
          <table:table-cell office:value-type="string">
            <text:p>Apparently ordinary A-dwarf which emits entangled photons, hinting that it is an experimental construct.</text:p>
          </table:table-cell>
          <table:table-cell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HOEDUS 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Z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28.68739">
            <text:p>28.68739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33.02">
            <text:p>33.02</text:p>
          </table:table-cell>
          <table:table-cell office:value-type="float" office:value="1.3198097911">
            <text:p>1.3198097911</text:p>
          </table:table-cell>
          <table:table-cell office:value-type="float" office:value="0.7169086316">
            <text:p>0.7169086316</text:p>
          </table:table-cell>
          <table:table-cell office:value-type="float" office:value="3.751">
            <text:p>3.751</text:p>
          </table:table-cell>
          <table:table-cell office:value-type="string">
            <text:p>K5 Ib-II + B5–7 V</text:p>
          </table:table-cell>
          <table:table-cell office:value-type="string">
            <text:p>4.94 ± 0.79</text:p>
          </table:table-cell>
          <table:table-cell/>
          <table:table-cell office:value-type="string">
            <text:p>Orange giant orbiting a hot blue subgiant, its eclipses were described by Sagan as "like drinking a rainbow".</text:p>
          </table:table-cell>
          <table:table-cell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HOEDUS II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0.89337">
            <text:p>30.89337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4.1127">
            <text:p>4.1127</text:p>
          </table:table-cell>
          <table:table-cell office:value-type="float" office:value="1.337423507">
            <text:p>1.337423507</text:p>
          </table:table-cell>
          <table:table-cell office:value-type="float" office:value="0.7196773672">
            <text:p>0.7196773672</text:p>
          </table:table-cell>
          <table:table-cell office:value-type="float" office:value="3.18">
            <text:p>3.18</text:p>
          </table:table-cell>
          <table:table-cell office:value-type="string">
            <text:p>B3 V</text:p>
          </table:table-cell>
          <table:table-cell office:value-type="string">
            <text:p>5.4 ± 0.3</text:p>
          </table:table-cell>
          <table:table-cell/>
          <table:table-cell office:value-type="string">
            <text:p>Blue dwarf, origin of Clear Spot, one of the more successful galactic religious franchises.</text:p>
          </table:table-cell>
          <table:table-cell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HOMA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Z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1">
            <text:p>41</text:p>
          </table:table-cell>
          <table:table-cell office:value-type="float" office:value="27.72072">
            <text:p>27.72072</text:p>
          </table:table-cell>
          <table:table-cell office:value-type="float" office:value="10">
            <text:p>10</text:p>
          </table:table-cell>
          <table:table-cell office:value-type="float" office:value="49">
            <text:p>49</text:p>
          </table:table-cell>
          <table:table-cell office:value-type="float" office:value="52.9079">
            <text:p>52.9079</text:p>
          </table:table-cell>
          <table:table-cell office:value-type="float" office:value="5.9404986876">
            <text:p>5.9404986876</text:p>
          </table:table-cell>
          <table:table-cell office:value-type="float" office:value="0.1890429522">
            <text:p>0.1890429522</text:p>
          </table:table-cell>
          <table:table-cell office:value-type="float" office:value="3.414">
            <text:p>3.414</text:p>
          </table:table-cell>
          <table:table-cell office:value-type="string">
            <text:p>B8 V</text:p>
          </table:table-cell>
          <table:table-cell office:value-type="string">
            <text:p><text:s/></text:p>
          </table:table-cell>
          <table:table-cell/>
          <table:table-cell office:value-type="string">
            <text:p>Fabled system, merely to say its name is to be transported there. Species without FTL are advised not to say its name.</text:p>
          </table:table-cell>
          <table:table-cell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HYDROBIUS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Zet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5">
            <text:p>55</text:p>
          </table:table-cell>
          <table:table-cell office:value-type="float" office:value="23.62614">
            <text:p>23.62614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4.0354">
            <text:p>44.0354</text:p>
          </table:table-cell>
          <table:table-cell office:value-type="float" office:value="2.3360960159">
            <text:p>2.3360960159</text:p>
          </table:table-cell>
          <table:table-cell office:value-type="float" office:value="0.1037696919">
            <text:p>0.1037696919</text:p>
          </table:table-cell>
          <table:table-cell office:value-type="float" office:value="3.1">
            <text:p>3.1</text:p>
          </table:table-cell>
          <table:table-cell office:value-type="string">
            <text:p>G9 II-III</text:p>
          </table:table-cell>
          <table:table-cell office:value-type="float" office:value="4.2">
            <text:p>4.2</text:p>
          </table:table-cell>
          <table:table-cell/>
          <table:table-cell office:value-type="string">
            <text:p>G-type giant trundled across the heavens by a large beetle. Sacred in the skies of all insect worlds.</text:p>
          </table:table-cell>
          <table:table-cell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JABBA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Nu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59.7">
            <text:p>59.7</text:p>
          </table:table-cell>
          <table:table-cell office:value-type="float" office:value="-19">
            <text:p>-19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4.2411282657">
            <text:p>4.2411282657</text:p>
          </table:table-cell>
          <table:table-cell office:value-type="float" office:value="0.3396556168">
            <text:p>0.3396556168</text:p>
          </table:table-cell>
          <table:table-cell office:value-type="float" office:value="4">
            <text:p>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eptuple system of blue dwarfs in a blue nebula, the day and night skies of its worlds are a shimmering uniform haze.</text:p>
          </table:table-cell>
          <table:table-cell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JABHAT AL AKRAB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Omega Scorpi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48.4">
            <text:p>48.4</text:p>
          </table:table-cell>
          <table:table-cell office:value-type="float" office:value="-20">
            <text:p>-20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office:value-type="float" office:value="4.2184898909">
            <text:p>4.2184898909</text:p>
          </table:table-cell>
          <table:table-cell office:value-type="float" office:value="0.360745012">
            <text:p>0.360745012</text:p>
          </table:table-cell>
          <table:table-cell office:value-type="float" office:value="3.93">
            <text:p>3.9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Capital star of the Scorpio association, a group of local up-and-coming supernova candidates.</text:p>
          </table:table-cell>
          <table:table-cell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JIH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Kappa Pegas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4">
            <text:p>44</text:p>
          </table:table-cell>
          <table:table-cell office:value-type="float" office:value="38.7344">
            <text:p>38.7344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42.128">
            <text:p>42.128</text:p>
          </table:table-cell>
          <table:table-cell office:value-type="float" office:value="5.6925902066">
            <text:p>5.6925902066</text:p>
          </table:table-cell>
          <table:table-cell office:value-type="float" office:value="0.4475903072">
            <text:p>0.4475903072</text:p>
          </table:table-cell>
          <table:table-cell office:value-type="float" office:value="4.159">
            <text:p>4.159</text:p>
          </table:table-cell>
          <table:table-cell office:value-type="string">
            <text:p>F5IV</text:p>
          </table:table-cell>
          <table:table-cell office:value-type="string">
            <text:p>1.55/1.66/0.81</text:p>
          </table:table-cell>
          <table:table-cell/>
          <table:table-cell office:value-type="string">
            <text:p>Home of the Yassa, a minor stellar empire founded by nomadic horselords whose spacefleets consisted largely of fodder scows.</text:p>
          </table:table-cell>
          <table:table-cell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JUXTA CRUCEM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Epsilon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office:value-type="float" office:value="21.6">
            <text:p>21.6</text:p>
          </table:table-cell>
          <table:table-cell office:value-type="float" office:value="-60">
            <text:p>-60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3.2347932356">
            <text:p>3.2347932356</text:p>
          </table:table-cell>
          <table:table-cell office:value-type="float" office:value="-1.0541982608">
            <text:p>-1.0541982608</text:p>
          </table:table-cell>
          <table:table-cell office:value-type="float" office:value="3.56">
            <text:p>3.56</text:p>
          </table:table-cell>
          <table:table-cell office:value-type="string">
            <text:p>K3III</text:p>
          </table:table-cell>
          <table:table-cell office:value-type="string">
            <text:p>1.42 ± 0.22</text:p>
          </table:table-cell>
          <table:table-cell/>
          <table:table-cell office:value-type="string">
            <text:p>Orange giant, held in many religions to be the site of an ancient sacrifice. Mysteriously, it has no planets.</text:p>
          </table:table-cell>
          <table:table-cell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KABDHI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Iota Aurigae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59.62109">
            <text:p>59.62109</text:p>
          </table:table-cell>
          <table:table-cell office:value-type="float" office:value="33">
            <text:p>33</text:p>
          </table:table-cell>
          <table:table-cell office:value-type="float" office:value="9">
            <text:p>9</text:p>
          </table:table-cell>
          <table:table-cell office:value-type="float" office:value="57.9585">
            <text:p>57.9585</text:p>
          </table:table-cell>
          <table:table-cell office:value-type="float" office:value="1.2958794145">
            <text:p>1.2958794145</text:p>
          </table:table-cell>
          <table:table-cell office:value-type="float" office:value="0.5788576378">
            <text:p>0.5788576378</text:p>
          </table:table-cell>
          <table:table-cell office:value-type="float" office:value="2.69">
            <text:p>2.69</text:p>
          </table:table-cell>
          <table:table-cell office:value-type="string">
            <text:p>K3 II</text:p>
          </table:table-cell>
          <table:table-cell office:value-type="string">
            <text:p>7.1 ± 0.7</text:p>
          </table:table-cell>
          <table:table-cell/>
          <table:table-cell office:value-type="string">
            <text:p>Grand K-giant supporting a prosperous system of brown, charcoal and off-white dwarfs.</text:p>
          </table:table-cell>
          <table:table-cell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KAFFALJIDHM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Gamma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8.0391">
            <text:p>18.0391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8.939">
            <text:p>8.939</text:p>
          </table:table-cell>
          <table:table-cell office:value-type="float" office:value="0.7125335106">
            <text:p>0.7125335106</text:p>
          </table:table-cell>
          <table:table-cell office:value-type="float" office:value="0.05647565">
            <text:p>0.05647565</text:p>
          </table:table-cell>
          <table:table-cell office:value-type="float" office:value="3.47">
            <text:p>3.47</text:p>
          </table:table-cell>
          <table:table-cell office:value-type="string">
            <text:p>A3 V + F3 V + K5</text:p>
          </table:table-cell>
          <table:table-cell office:value-type="string">
            <text:p><text:s/></text:p>
          </table:table-cell>
          <table:table-cell/>
          <table:table-cell office:value-type="string">
            <text:p>Triple star described by Struve as "an extraordinary <text:s/>nontuple system" before he cut down to three cups a day.</text:p>
          </table:table-cell>
          <table:table-cell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KAJA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Omeg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24.9533">
            <text:p>24.9533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59.77">
            <text:p>59.77</text:p>
          </table:table-cell>
          <table:table-cell office:value-type="float" office:value="4.2996879382">
            <text:p>4.2996879382</text:p>
          </table:table-cell>
          <table:table-cell office:value-type="float" office:value="0.2449267566">
            <text:p>0.2449267566</text:p>
          </table:table-cell>
          <table:table-cell office:value-type="float" office:value="4.5821">
            <text:p>4.5821</text:p>
          </table:table-cell>
          <table:table-cell office:value-type="string">
            <text:p>B9p Cr</text:p>
          </table:table-cell>
          <table:table-cell table:number-columns-repeated="2"/>
          <table:table-cell office:value-type="string">
            <text:p>Not a star but the still-burning remains of an asteroid struck by a gluon-plasma superweapon known as the Big Stick.</text:p>
          </table:table-cell>
          <table:table-cell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KAUS AUSTR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psilon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10.3184">
            <text:p>10.3184</text:p>
          </table:table-cell>
          <table:table-cell office:value-type="float" office:value="-34">
            <text:p>-34</text:p>
          </table:table-cell>
          <table:table-cell office:value-type="float" office:value="23">
            <text:p>23</text:p>
          </table:table-cell>
          <table:table-cell office:value-type="float" office:value="4.6193">
            <text:p>4.6193</text:p>
          </table:table-cell>
          <table:table-cell office:value-type="float" office:value="4.8178591107">
            <text:p>4.8178591107</text:p>
          </table:table-cell>
          <table:table-cell office:value-type="float" office:value="-0.6001247695">
            <text:p>-0.6001247695</text:p>
          </table:table-cell>
          <table:table-cell office:value-type="float" office:value="1.8">
            <text:p>1.8</text:p>
          </table:table-cell>
          <table:table-cell office:value-type="string">
            <text:p>B9.5 III</text:p>
          </table:table-cell>
          <table:table-cell office:value-type="string">
            <text:p>3.515 ± 0.138</text:p>
          </table:table-cell>
          <table:table-cell/>
          <table:table-cell office:value-type="string">
            <text:p>Blue subgiant, terminal point of a weaponised Skein remnant, surrounded by dangerous void currents.</text:p>
          </table:table-cell>
          <table:table-cell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KAUS BOREA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Lambd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58.24072">
            <text:p>58.24072</text:p>
          </table:table-cell>
          <table:table-cell office:value-type="float" office:value="-25">
            <text:p>-25</text:p>
          </table:table-cell>
          <table:table-cell office:value-type="float" office:value="25">
            <text:p>25</text:p>
          </table:table-cell>
          <table:table-cell office:value-type="float" office:value="18.1146">
            <text:p>18.1146</text:p>
          </table:table-cell>
          <table:table-cell office:value-type="float" office:value="4.8344340896">
            <text:p>4.8344340896</text:p>
          </table:table-cell>
          <table:table-cell office:value-type="float" office:value="-0.4436923403">
            <text:p>-0.4436923403</text:p>
          </table:table-cell>
          <table:table-cell office:value-type="float" office:value="2.82">
            <text:p>2.82</text:p>
          </table:table-cell>
          <table:table-cell office:value-type="string">
            <text:p>K0 I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Attached to KAUS AUSTRALIS by a Skein remnant, tension is stretching the manifold here to near breaking point.</text:p>
          </table:table-cell>
          <table:table-cell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KAUS MEDIA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Del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office:value-type="float" office:value="59.64354">
            <text:p>59.64354</text:p>
          </table:table-cell>
          <table:table-cell office:value-type="float" office:value="-29">
            <text:p>-29</text:p>
          </table:table-cell>
          <table:table-cell office:value-type="float" office:value="49">
            <text:p>49</text:p>
          </table:table-cell>
          <table:table-cell office:value-type="float" office:value="41.1659">
            <text:p>41.1659</text:p>
          </table:table-cell>
          <table:table-cell office:value-type="float" office:value="4.8039928436">
            <text:p>4.8039928436</text:p>
          </table:table-cell>
          <table:table-cell office:value-type="float" office:value="-0.5205985832">
            <text:p>-0.5205985832</text:p>
          </table:table-cell>
          <table:table-cell office:value-type="float" office:value="2.7">
            <text:p>2.7</text:p>
          </table:table-cell>
          <table:table-cell office:value-type="string">
            <text:p>K3 III</text:p>
          </table:table-cell>
          <table:table-cell office:value-type="string">
            <text:p>3.35 ± 0.34</text:p>
          </table:table-cell>
          <table:table-cell/>
          <table:table-cell office:value-type="string">
            <text:p>K-type giant which will be projected at 0.5 c by a stressed Skein remnant when its void hawsers are severed.</text:p>
          </table:table-cell>
          <table:table-cell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KEID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Omicr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6.32">
            <text:p>16.32</text:p>
          </table:table-cell>
          <table:table-cell office:value-type="float" office:value="-7">
            <text:p>-7</text:p>
          </table:table-cell>
          <table:table-cell office:value-type="float" office:value="39">
            <text:p>39</text:p>
          </table:table-cell>
          <table:table-cell office:value-type="float" office:value="10.34">
            <text:p>10.34</text:p>
          </table:table-cell>
          <table:table-cell office:value-type="float" office:value="1.113834222">
            <text:p>1.113834222</text:p>
          </table:table-cell>
          <table:table-cell office:value-type="float" office:value="-0.1335678175">
            <text:p>-0.1335678175</text:p>
          </table:table-cell>
          <table:table-cell office:value-type="float" office:value="4.43">
            <text:p>4.43</text:p>
          </table:table-cell>
          <table:table-cell office:value-type="string">
            <text:p>K1V</text:p>
          </table:table-cell>
          <table:table-cell office:value-type="float" office:value="0.84">
            <text:p>0.84</text:p>
          </table:table-cell>
          <table:table-cell/>
          <table:table-cell office:value-type="string">
            <text:p>Triple system, known locally as the Broken Husk, the relic of a forgotten event of cosmic rebirth.</text:p>
          </table:table-cell>
          <table:table-cell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KHAMBALI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Lambd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9">
            <text:p>19</text:p>
          </table:table-cell>
          <table:table-cell office:value-type="float" office:value="6.6">
            <text:p>6.6</text:p>
          </table:table-cell>
          <table:table-cell office:value-type="float" office:value="-13">
            <text:p>-13</text:p>
          </table:table-cell>
          <table:table-cell office:value-type="float" office:value="22">
            <text:p>22</text:p>
          </table:table-cell>
          <table:table-cell office:value-type="float" office:value="16">
            <text:p>16</text:p>
          </table:table-cell>
          <table:table-cell office:value-type="float" office:value="3.7485745342">
            <text:p>3.7485745342</text:p>
          </table:table-cell>
          <table:table-cell office:value-type="float" office:value="0.2333699135">
            <text:p>0.2333699135</text:p>
          </table:table-cell>
          <table:table-cell office:value-type="float" office:value="4.52">
            <text:p>4.52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Home to the Spice Planets, famed for their schools of xenogastrosophy: "Everything's delicious to somebody."</text:p>
          </table:table-cell>
          <table:table-cell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KITALPHA</text:p>
          </table:table-cell>
          <table:table-cell table:number-columns-repeated="2"/>
          <table:table-cell office:value-type="string">
            <text:p>Equulei</text:p>
          </table:table-cell>
          <table:table-cell office:value-type="string">
            <text:p>Alpha Equule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49.4">
            <text:p>49.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3.1">
            <text:p>53.1</text:p>
          </table:table-cell>
          <table:table-cell office:value-type="float" office:value="5.5668294601">
            <text:p>5.5668294601</text:p>
          </table:table-cell>
          <table:table-cell office:value-type="float" office:value="0.0915963336">
            <text:p>0.0915963336</text:p>
          </table:table-cell>
          <table:table-cell office:value-type="float" office:value="3.92">
            <text:p>3.9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-dwarf orbiting a G-giant, a close and somewhat codependent binary pair.</text:p>
          </table:table-cell>
          <table:table-cell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KLEE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3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Modernist triple system, three circular outlines with primitive rays in a bold, assured and vigorous style.</text:p>
          </table:table-cell>
          <table:table-cell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KOCHAB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Beta Ursae Minor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2.3258">
            <text:p>42.3258</text:p>
          </table:table-cell>
          <table:table-cell office:value-type="float" office:value="74">
            <text:p>74</text:p>
          </table:table-cell>
          <table:table-cell office:value-type="float" office:value="9">
            <text:p>9</text:p>
          </table:table-cell>
          <table:table-cell office:value-type="float" office:value="19.8142">
            <text:p>19.8142</text:p>
          </table:table-cell>
          <table:table-cell office:value-type="float" office:value="3.8864356047">
            <text:p>3.8864356047</text:p>
          </table:table-cell>
          <table:table-cell office:value-type="float" office:value="1.2942577023">
            <text:p>1.2942577023</text:p>
          </table:table-cell>
          <table:table-cell office:value-type="float" office:value="2.08">
            <text:p>2.08</text:p>
          </table:table-cell>
          <table:table-cell office:value-type="string">
            <text:p>K4 III</text:p>
          </table:table-cell>
          <table:table-cell office:value-type="string">
            <text:p>2.2 ± 0.3</text:p>
          </table:table-cell>
          <table:table-cell/>
          <table:table-cell office:value-type="string">
            <text:p>Retired Pole Star of Earth, delegate to the Lodestar Club and composer of that body's anthem, the Precessional.</text:p>
          </table:table-cell>
          <table:table-cell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KORNEPHORO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B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3.19955">
            <text:p>13.19955</text:p>
          </table:table-cell>
          <table:table-cell office:value-type="float" office:value="21">
            <text:p>21</text:p>
          </table:table-cell>
          <table:table-cell office:value-type="float" office:value="29">
            <text:p>29</text:p>
          </table:table-cell>
          <table:table-cell office:value-type="float" office:value="22.6008">
            <text:p>22.6008</text:p>
          </table:table-cell>
          <table:table-cell office:value-type="float" office:value="4.320649797">
            <text:p>4.320649797</text:p>
          </table:table-cell>
          <table:table-cell office:value-type="float" office:value="0.3750644727">
            <text:p>0.3750644727</text:p>
          </table:table-cell>
          <table:table-cell office:value-type="float" office:value="2.81">
            <text:p>2.81</text:p>
          </table:table-cell>
          <table:table-cell office:value-type="string">
            <text:p>G7 IIIa</text:p>
          </table:table-cell>
          <table:table-cell office:value-type="float" office:value="2.9">
            <text:p>2.9</text:p>
          </table:table-cell>
          <table:table-cell/>
          <table:table-cell office:value-type="string">
            <text:p>Yellow giant with companion bearing biosphere spectral fingerprint VOV01CEA998 ("dessert planet")</text:p>
          </table:table-cell>
          <table:table-cell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KRAZ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Beta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4">
            <text:p>34</text:p>
          </table:table-cell>
          <table:table-cell office:value-type="float" office:value="23.23484">
            <text:p>23.23484</text:p>
          </table:table-cell>
          <table:table-cell office:value-type="float" office:value="-23">
            <text:p>-23</text:p>
          </table:table-cell>
          <table:table-cell office:value-type="float" office:value="23">
            <text:p>23</text:p>
          </table:table-cell>
          <table:table-cell office:value-type="float" office:value="48.3374">
            <text:p>48.3374</text:p>
          </table:table-cell>
          <table:table-cell office:value-type="float" office:value="3.2916353253">
            <text:p>3.2916353253</text:p>
          </table:table-cell>
          <table:table-cell office:value-type="float" office:value="-0.4083505031">
            <text:p>-0.4083505031</text:p>
          </table:table-cell>
          <table:table-cell office:value-type="float" office:value="2.647">
            <text:p>2.647</text:p>
          </table:table-cell>
          <table:table-cell office:value-type="string">
            <text:p>G5 II</text:p>
          </table:table-cell>
          <table:table-cell office:value-type="string">
            <text:p>3.7 ± 0.1</text:p>
          </table:table-cell>
          <table:table-cell/>
          <table:table-cell office:value-type="string">
            <text:p>G-giant, setting of the famous series of eponymous genitive epics, now in its 611th instalment ("Prince-Bishops of Kraz").</text:p>
          </table:table-cell>
          <table:table-cell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KULLAT NUNU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Eta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0.3991713443">
            <text:p>0.3991713443</text:p>
          </table:table-cell>
          <table:table-cell office:value-type="float" office:value="0.2678353181">
            <text:p>0.2678353181</text:p>
          </table:table-cell>
          <table:table-cell office:value-type="float" office:value="3.62">
            <text:p>3.62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Bright giant, home to an aquatic species whose custom of luring terrestrial creatures ("beasting") is controversial.</text:p>
          </table:table-cell>
          <table:table-cell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KUMA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Nu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0.56856">
            <text:p>10.56856</text:p>
          </table:table-cell>
          <table:table-cell office:value-type="float" office:value="55">
            <text:p>55</text:p>
          </table:table-cell>
          <table:table-cell office:value-type="float" office:value="11">
            <text:p>11</text:p>
          </table:table-cell>
          <table:table-cell office:value-type="float" office:value="3.2739">
            <text:p>3.2739</text:p>
          </table:table-cell>
          <table:table-cell office:value-type="float" office:value="4.5909845001">
            <text:p>4.5909845001</text:p>
          </table:table-cell>
          <table:table-cell office:value-type="float" office:value="0.9631467312">
            <text:p>0.9631467312</text:p>
          </table:table-cell>
          <table:table-cell office:value-type="float" office:value="4.8">
            <text:p>4.8</text:p>
          </table:table-cell>
          <table:table-cell office:value-type="string">
            <text:p>A6 V</text:p>
          </table:table-cell>
          <table:table-cell table:number-columns-repeated="2"/>
          <table:table-cell office:value-type="string">
            <text:p>Yll's field work here led to her theory that dragons are the result of convergent bioengineering by many species.</text:p>
          </table:table-cell>
          <table:table-cell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LA SUPERBA</text:p>
          </table:table-cell>
          <table:table-cell table:number-columns-repeated="2"/>
          <table:table-cell office:value-type="string">
            <text:p>Canum Venaticorum</text:p>
          </table:table-cell>
          <table:table-cell office:value-type="string">
            <text:p>Y Canum Venaticorum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5">
            <text:p>45</text:p>
          </table:table-cell>
          <table:table-cell office:value-type="float" office:value="7.83">
            <text:p>7.83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4.92">
            <text:p>24.92</text:p>
          </table:table-cell>
          <table:table-cell office:value-type="float" office:value="3.3385116081">
            <text:p>3.3385116081</text:p>
          </table:table-cell>
          <table:table-cell office:value-type="float" office:value="0.7930820724">
            <text:p>0.7930820724</text:p>
          </table:table-cell>
          <table:table-cell office:value-type="float" office:value="5">
            <text:p>5</text:p>
          </table:table-cell>
          <table:table-cell office:value-type="string">
            <text:p>C5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eautiful ruby star, thought to be past its prime by some observers but still adored by devotees.</text:p>
          </table:table-cell>
          <table:table-cell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LESATH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Upsilon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5.83712">
            <text:p>45.83712</text:p>
          </table:table-cell>
          <table:table-cell office:value-type="float" office:value="-37">
            <text:p>-37</text:p>
          </table:table-cell>
          <table:table-cell office:value-type="float" office:value="17">
            <text:p>17</text:p>
          </table:table-cell>
          <table:table-cell office:value-type="float" office:value="44.9285">
            <text:p>44.9285</text:p>
          </table:table-cell>
          <table:table-cell office:value-type="float" office:value="4.5848226559">
            <text:p>4.5848226559</text:p>
          </table:table-cell>
          <table:table-cell office:value-type="float" office:value="-0.6509347423">
            <text:p>-0.6509347423</text:p>
          </table:table-cell>
          <table:table-cell office:value-type="float" office:value="2.7">
            <text:p>2.7</text:p>
          </table:table-cell>
          <table:table-cell office:value-type="string">
            <text:p>B2 IV</text:p>
          </table:table-cell>
          <table:table-cell office:value-type="string">
            <text:p>11.4 ± 0.5</text:p>
          </table:table-cell>
          <table:table-cell/>
          <table:table-cell office:value-type="string">
            <text:p>Louche blue star whose crumbling worlds slouch in stops and starts on their slipping orbits.</text:p>
          </table:table-cell>
          <table:table-cell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LUCIDA ANSERIS</text:p>
          </table:table-cell>
          <table:table-cell table:number-columns-repeated="2"/>
          <table:table-cell office:value-type="string">
            <text:p>Vulpeculae</text:p>
          </table:table-cell>
          <table:table-cell office:value-type="string">
            <text:p>Alpha Vulpecu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8">
            <text:p>28</text:p>
          </table:table-cell>
          <table:table-cell office:value-type="float" office:value="42.3">
            <text:p>42.3</text:p>
          </table:table-cell>
          <table:table-cell office:value-type="float" office:value="24">
            <text:p>24</text:p>
          </table:table-cell>
          <table:table-cell office:value-type="float" office:value="39">
            <text:p>39</text:p>
          </table:table-cell>
          <table:table-cell office:value-type="float" office:value="54">
            <text:p>54</text:p>
          </table:table-cell>
          <table:table-cell office:value-type="float" office:value="5.0994375586">
            <text:p>5.0994375586</text:p>
          </table:table-cell>
          <table:table-cell office:value-type="float" office:value="0.43048546">
            <text:p>0.43048546</text:p>
          </table:table-cell>
          <table:table-cell office:value-type="float" office:value="4.44">
            <text:p>4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Home to two species who have overcome their predator-prey relationship to establish a peaceful civilisation.</text:p>
          </table:table-cell>
          <table:table-cell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LUCIDA OPPID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Pi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9">
            <text:p>9</text:p>
          </table:table-cell>
          <table:table-cell office:value-type="float" office:value="45.83293">
            <text:p>45.83293</text:p>
          </table:table-cell>
          <table:table-cell office:value-type="float" office:value="-21">
            <text:p>-21</text:p>
          </table:table-cell>
          <table:table-cell office:value-type="float" office:value="1">
            <text:p>1</text:p>
          </table:table-cell>
          <table:table-cell office:value-type="float" office:value="25.0103">
            <text:p>25.0103</text:p>
          </table:table-cell>
          <table:table-cell office:value-type="float" office:value="5.0167913411">
            <text:p>5.0167913411</text:p>
          </table:table-cell>
          <table:table-cell office:value-type="float" office:value="-0.3669312845">
            <text:p>-0.3669312845</text:p>
          </table:table-cell>
          <table:table-cell office:value-type="float" office:value="2.89">
            <text:p>2.89</text:p>
          </table:table-cell>
          <table:table-cell office:value-type="string">
            <text:p>F2 II</text:p>
          </table:table-cell>
          <table:table-cell office:value-type="string">
            <text:p>5.9 ± 0.3</text:p>
          </table:table-cell>
          <table:table-cell/>
          <table:table-cell office:value-type="string">
            <text:p>Triple system whose primary planet is covered by a world-city and orbited by asteroid-suburbs.</text:p>
          </table:table-cell>
          <table:table-cell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LUCY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V886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8">
            <text:p>38</text:p>
          </table:table-cell>
          <table:table-cell office:value-type="float" office:value="49.93">
            <text:p>49.93</text:p>
          </table:table-cell>
          <table:table-cell office:value-type="float" office:value="-49">
            <text:p>-49</text:p>
          </table:table-cell>
          <table:table-cell office:value-type="float" office:value="48">
            <text:p>48</text:p>
          </table:table-cell>
          <table:table-cell office:value-type="float" office:value="1.2">
            <text:p>1.2</text:p>
          </table:table-cell>
          <table:table-cell office:value-type="float" office:value="3.3110299446">
            <text:p>3.3110299446</text:p>
          </table:table-cell>
          <table:table-cell office:value-type="float" office:value="-0.8691797853">
            <text:p>-0.8691797853</text:p>
          </table:table-cell>
          <table:table-cell office:value-type="float" office:value="14">
            <text:p>14</text:p>
          </table:table-cell>
          <table:table-cell office:value-type="string">
            <text:p>W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Diamond star inhabited by ultradense nuclear-spin beings who refer to the rest of the Galaxy as "the fluffiverse".</text:p>
          </table:table-cell>
          <table:table-cell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MAASYM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Lambd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44.3099">
            <text:p>44.3099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38.323">
            <text:p>38.323</text:p>
          </table:table-cell>
          <table:table-cell office:value-type="float" office:value="4.5847115933">
            <text:p>4.5847115933</text:p>
          </table:table-cell>
          <table:table-cell office:value-type="float" office:value="0.4557167299">
            <text:p>0.4557167299</text:p>
          </table:table-cell>
          <table:table-cell office:value-type="float" office:value="4.402">
            <text:p>4.402</text:p>
          </table:table-cell>
          <table:table-cell office:value-type="string">
            <text:p>K4III</text:p>
          </table:table-cell>
          <table:table-cell table:number-columns-repeated="2"/>
          <table:table-cell office:value-type="string">
            <text:p>The migratory habits of stars are not well understood. This K-giant is believed to mark SOL'S ancestral breeding ground.</text:p>
          </table:table-cell>
          <table:table-cell/>
        </table:table-row>
        <table:table-row table:style-name="ro1">
          <table:table-cell office:value-type="float" office:value="206">
            <text:p>206</text:p>
          </table:table-cell>
          <table:table-cell office:value-type="string">
            <text:p>THE MAGNIFICENT SEVEN</text:p>
          </table:table-cell>
          <table:table-cell table:number-columns-repeated="2"/>
          <table:table-cell office:value-type="string">
            <text:p>Coronae Australis</text:p>
          </table:table-cell>
          <table:table-cell office:value-type="string">
            <text:p>RX J1856.5-3754 et. al.</text:p>
          </table:table-cell>
          <table:table-cell office:value-type="string">
            <text:p>No coords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-37">
            <text:p>-37</text:p>
          </table:table-cell>
          <table:table-cell office:value-type="float" office:value="54">
            <text:p>54</text:p>
          </table:table-cell>
          <table:table-cell office:value-type="float" office:value="36">
            <text:p>36</text:p>
          </table:table-cell>
          <table:table-cell table:number-columns-repeated="3"/>
          <table:table-cell office:value-type="string">
            <text:p>pulsar</text:p>
          </table:table-cell>
          <table:table-cell table:number-columns-repeated="2"/>
          <table:table-cell office:value-type="string">
            <text:p>Posse of maverick neutron stars in an uneasy alliance against a common foe.</text:p>
          </table:table-cell>
          <table:table-cell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MAI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0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49.6067">
            <text:p>49.6067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.895">
            <text:p>3.895</text:p>
          </table:table-cell>
          <table:table-cell office:value-type="float" office:value="0.9853552053">
            <text:p>0.9853552053</text:p>
          </table:table-cell>
          <table:table-cell office:value-type="float" office:value="0.4252974446">
            <text:p>0.4252974446</text:p>
          </table:table-cell>
          <table:table-cell office:value-type="float" office:value="3.871">
            <text:p>3.871</text:p>
          </table:table-cell>
          <table:table-cell office:value-type="string">
            <text:p>B8III</text:p>
          </table:table-cell>
          <table:table-cell table:style-name="ce1" office:value-type="string">
            <text:p>4+</text:p>
          </table:table-cell>
          <table:table-cell/>
          <table:table-cell office:value-type="string">
            <text:p>Blue giant, resort system of the Pleiades cluster. Massive ocean worlds bask in surrender beneath its violet rays.</text:p>
          </table:table-cell>
          <table:table-cell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MARFAK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Kapp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.5255">
            <text:p>4.5255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49.129">
            <text:p>49.129</text:p>
          </table:table-cell>
          <table:table-cell office:value-type="float" office:value="4.2240258935">
            <text:p>4.2240258935</text:p>
          </table:table-cell>
          <table:table-cell office:value-type="float" office:value="0.2975259334">
            <text:p>0.2975259334</text:p>
          </table:table-cell>
          <table:table-cell office:value-type="float" office:value="5.1628">
            <text:p>5.1628</text:p>
          </table:table-cell>
          <table:table-cell office:value-type="string">
            <text:p>G8III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G-giant, home to a hominid species whose philosophy is based solely on reason. At war with MARFARK and MARFIK.</text:p>
          </table:table-cell>
          <table:table-cell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MARFARK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The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6.2">
            <text:p>6.2</text:p>
          </table:table-cell>
          <table:table-cell office:value-type="float" office:value="55">
            <text:p>55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0.310246819">
            <text:p>0.310246819</text:p>
          </table:table-cell>
          <table:table-cell office:value-type="float" office:value="0.9625442343">
            <text:p>0.9625442343</text:p>
          </table:table-cell>
          <table:table-cell office:value-type="float" office:value="4.34">
            <text:p>4.34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, home to a bureaubot species whose philosophy is based solely on rezoning. At war with MARFAK and MARFIK.</text:p>
          </table:table-cell>
          <table:table-cell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MARF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Lambd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54.8229">
            <text:p>54.822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2.123">
            <text:p>2.123</text:p>
          </table:table-cell>
          <table:table-cell office:value-type="float" office:value="4.3236767325">
            <text:p>4.3236767325</text:p>
          </table:table-cell>
          <table:table-cell office:value-type="float" office:value="0.0346259894">
            <text:p>0.0346259894</text:p>
          </table:table-cell>
          <table:table-cell office:value-type="float" office:value="3.9">
            <text:p>3.9</text:p>
          </table:table-cell>
          <table:table-cell office:value-type="string">
            <text:p>A0V+</text:p>
          </table:table-cell>
          <table:table-cell table:number-columns-repeated="2"/>
          <table:table-cell office:value-type="string">
            <text:p>Binary star, home to a vegetable species whose philosophy is based solely on rhizomes. At war with MARFAK and MARFARK.</text:p>
          </table:table-cell>
          <table:table-cell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¹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8">
            <text:p>49.8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5">
            <text:p>4.5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third of the second set of line-of-sight cognates identified by Yule (see also ACAMAR, ACHERNAR).</text:p>
          </table:table-cell>
          <table:table-cell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k² Pupp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8">
            <text:p>38</text:p>
          </table:table-cell>
          <table:table-cell office:value-type="float" office:value="49.8">
            <text:p>49.8</text:p>
          </table:table-cell>
          <table:table-cell office:value-type="float" office:value="-26">
            <text:p>-26</text:p>
          </table:table-cell>
          <table:table-cell office:value-type="float" office:value="48">
            <text:p>48</text:p>
          </table:table-cell>
          <table:table-cell office:value-type="float" office:value="13">
            <text:p>13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4.62">
            <text:p>4.62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lue giant, it and k¹ Puppis comprise the only Yulean cognate pair to have ever been collinear with SOL.</text:p>
          </table:table-cell>
          <table:table-cell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Alph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45.65345">
            <text:p>45.65345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8.9617">
            <text:p>18.96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9 III 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B-giant. A concerted attempt by Yule's colleagues to "correct" its name to "MARKCD" provoked a diplomatic incident.</text:p>
          </table:table-cell>
          <table:table-cell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MARKAB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Kappa Velorum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6.81761">
            <text:p>6.81761</text:p>
          </table:table-cell>
          <table:table-cell office:value-type="float" office:value="-55">
            <text:p>-55</text:p>
          </table:table-cell>
          <table:table-cell office:value-type="float" office:value="0">
            <text:p>0</text:p>
          </table:table-cell>
          <table:table-cell office:value-type="float" office:value="38.4017">
            <text:p>38.4017</text:p>
          </table:table-cell>
          <table:table-cell office:value-type="float" office:value="6.0421592245">
            <text:p>6.0421592245</text:p>
          </table:table-cell>
          <table:table-cell office:value-type="float" office:value="0.2653819752">
            <text:p>0.2653819752</text:p>
          </table:table-cell>
          <table:table-cell office:value-type="float" office:value="2.48">
            <text:p>2.48</text:p>
          </table:table-cell>
          <table:table-cell office:value-type="string">
            <text:p>B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Yule's attempts to explain the fourth MARKAB destroyed his reputation; he died before the discovery of Old Earth.</text:p>
          </table:table-cell>
          <table:table-cell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MATAR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Et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3">
            <text:p>43</text:p>
          </table:table-cell>
          <table:table-cell office:value-type="float" office:value="0.13743">
            <text:p>0.1374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16.4822">
            <text:p>16.4822</text:p>
          </table:table-cell>
          <table:table-cell office:value-type="float" office:value="5.9472194204">
            <text:p>5.9472194204</text:p>
          </table:table-cell>
          <table:table-cell office:value-type="float" office:value="0.5274602303">
            <text:p>0.5274602303</text:p>
          </table:table-cell>
          <table:table-cell office:value-type="float" office:value="2.95">
            <text:p>2.95</text:p>
          </table:table-cell>
          <table:table-cell office:value-type="string">
            <text:p>G2 II + F0 V</text:p>
          </table:table-cell>
          <table:table-cell office:value-type="string">
            <text:p>3.82 ± 0.52</text:p>
          </table:table-cell>
          <table:table-cell/>
          <table:table-cell office:value-type="string">
            <text:p>Duress binary pair consisting of a bright giant which has captured an F-dwarf against the latter star's will.</text:p>
          </table:table-cell>
          <table:table-cell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MEBSUT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psilon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55.92626">
            <text:p>55.92626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52.0515">
            <text:p>52.0515</text:p>
          </table:table-cell>
          <table:table-cell office:value-type="float" office:value="1.7624862938">
            <text:p>1.7624862938</text:p>
          </table:table-cell>
          <table:table-cell office:value-type="float" office:value="0.4386208833">
            <text:p>0.4386208833</text:p>
          </table:table-cell>
          <table:table-cell office:value-type="float" office:value="3.06">
            <text:p>3.06</text:p>
          </table:table-cell>
          <table:table-cell office:value-type="string">
            <text:p>G8 Ib</text:p>
          </table:table-cell>
          <table:table-cell office:value-type="string">
            <text:p>19.2 ± 0.1</text:p>
          </table:table-cell>
          <table:table-cell/>
          <table:table-cell office:value-type="string">
            <text:p>G-giant in an advanced and startling phase of stellar evolution which appears to be growing limbs.</text:p>
          </table:table-cell>
          <table:table-cell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MEGREZ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Delta Ursae Major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25.56063">
            <text:p>25.56063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.4156">
            <text:p>57.4156</text:p>
          </table:table-cell>
          <table:table-cell office:value-type="float" office:value="3.208901322">
            <text:p>3.208901322</text:p>
          </table:table-cell>
          <table:table-cell office:value-type="float" office:value="0.9954069205">
            <text:p>0.9954069205</text:p>
          </table:table-cell>
          <table:table-cell office:value-type="float" office:value="3.312">
            <text:p>3.312</text:p>
          </table:table-cell>
          <table:table-cell office:value-type="string">
            <text:p>A3 V</text:p>
          </table:table-cell>
          <table:table-cell office:value-type="float" office:value="1.63">
            <text:p>1.63</text:p>
          </table:table-cell>
          <table:table-cell/>
          <table:table-cell office:value-type="string">
            <text:p>Evil star on which a race of rats live, in defiance of an ancient proverb.</text:p>
          </table:table-cell>
          <table:table-cell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MEISS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Lambd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8.27761">
            <text:p>8.27761</text:p>
          </table:table-cell>
          <table:table-cell office:value-type="float" office:value="9">
            <text:p>9</text:p>
          </table:table-cell>
          <table:table-cell office:value-type="float" office:value="56">
            <text:p>56</text:p>
          </table:table-cell>
          <table:table-cell office:value-type="float" office:value="2.9611">
            <text:p>2.9611</text:p>
          </table:table-cell>
          <table:table-cell office:value-type="float" office:value="1.4623152133">
            <text:p>1.4623152133</text:p>
          </table:table-cell>
          <table:table-cell office:value-type="float" office:value="0.1733837282">
            <text:p>0.1733837282</text:p>
          </table:table-cell>
          <table:table-cell office:value-type="float" office:value="4">
            <text:p>4</text:p>
          </table:table-cell>
          <table:table-cell office:value-type="string">
            <text:p>O8 III + B0.5 V</text:p>
          </table:table-cell>
          <table:table-cell office:value-type="string">
            <text:p>27.9 ± 3.3</text:p>
          </table:table-cell>
          <table:table-cell/>
          <table:table-cell office:value-type="string">
            <text:p>Fine star with a hard ceramic interior, delicate blue underglaze and extensive craquelure.</text:p>
          </table:table-cell>
          <table:table-cell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MEKBUDA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Z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6.53079">
            <text:p>6.53079</text:p>
          </table:table-cell>
          <table:table-cell office:value-type="float" office:value="20">
            <text:p>20</text:p>
          </table:table-cell>
          <table:table-cell office:value-type="float" office:value="34">
            <text:p>34</text:p>
          </table:table-cell>
          <table:table-cell office:value-type="float" office:value="13.0739">
            <text:p>13.0739</text:p>
          </table:table-cell>
          <table:table-cell office:value-type="float" office:value="1.8505239396">
            <text:p>1.8505239396</text:p>
          </table:table-cell>
          <table:table-cell office:value-type="float" office:value="0.3590194335">
            <text:p>0.3590194335</text:p>
          </table:table-cell>
          <table:table-cell office:value-type="float" office:value="4">
            <text:p>4</text:p>
          </table:table-cell>
          <table:table-cell office:value-type="string">
            <text:p>G0Ibv</text:p>
          </table:table-cell>
          <table:table-cell office:value-type="string">
            <text:p>7.7 ± 0.3</text:p>
          </table:table-cell>
          <table:table-cell/>
          <table:table-cell office:value-type="string">
            <text:p>Egotistical Cepheid variable, its spectrum a single voiceless word, at all wavelengths, in all languages: "MEKBUDA!"</text:p>
          </table:table-cell>
          <table:table-cell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MENKALINAN</text:p>
          </table:table-cell>
          <table:table-cell table:number-columns-repeated="2"/>
          <table:table-cell office:value-type="string">
            <text:p>Aurigae</text:p>
          </table:table-cell>
          <table:table-cell office:value-type="string">
            <text:p>Beta Aurig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1.72293">
            <text:p>31.72293</text:p>
          </table:table-cell>
          <table:table-cell office:value-type="float" office:value="44">
            <text:p>44</text:p>
          </table:table-cell>
          <table:table-cell office:value-type="float" office:value="56">
            <text:p>56</text:p>
          </table:table-cell>
          <table:table-cell office:value-type="float" office:value="50.7573">
            <text:p>50.7573</text:p>
          </table:table-cell>
          <table:table-cell office:value-type="float" office:value="1.5687399602">
            <text:p>1.5687399602</text:p>
          </table:table-cell>
          <table:table-cell office:value-type="float" office:value="0.7844806889">
            <text:p>0.7844806889</text:p>
          </table:table-cell>
          <table:table-cell office:value-type="float" office:value="1.9">
            <text:p>1.9</text:p>
          </table:table-cell>
          <table:table-cell office:value-type="string">
            <text:p>A1m IV + A1m IV</text:p>
          </table:table-cell>
          <table:table-cell office:value-type="string">
            <text:p>2.389 ± 0.013</text:p>
          </table:table-cell>
          <table:table-cell/>
          <table:table-cell office:value-type="string">
            <text:p>Close pair of white giants orbited by a red dwarf whose inhabitants gaze on the mighty pair with joy and terror.</text:p>
          </table:table-cell>
          <table:table-cell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MENKAR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Alpha Cet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6.77307">
            <text:p>16.7730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3.0596">
            <text:p>23.0596</text:p>
          </table:table-cell>
          <table:table-cell office:value-type="float" office:value="0.7953445817">
            <text:p>0.7953445817</text:p>
          </table:table-cell>
          <table:table-cell office:value-type="float" office:value="0.0713794072">
            <text:p>0.0713794072</text:p>
          </table:table-cell>
          <table:table-cell office:value-type="float" office:value="2.53">
            <text:p>2.53</text:p>
          </table:table-cell>
          <table:table-cell office:value-type="string">
            <text:p>M1.5 IIIa</text:p>
          </table:table-cell>
          <table:table-cell office:value-type="string">
            <text:p>2.3 ± 0.2</text:p>
          </table:table-cell>
          <table:table-cell/>
          <table:table-cell office:value-type="string">
            <text:p>Red giant with companion bearing biosphere spectral fingerprint JTJ673AA560 ("utopia planet, feminist separatist")</text:p>
          </table:table-cell>
          <table:table-cell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MENKENT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Thet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40.94752">
            <text:p>40.94752</text:p>
          </table:table-cell>
          <table:table-cell office:value-type="float" office:value="-36">
            <text:p>-36</text:p>
          </table:table-cell>
          <table:table-cell office:value-type="float" office:value="22">
            <text:p>22</text:p>
          </table:table-cell>
          <table:table-cell office:value-type="float" office:value="11.8371">
            <text:p>11.8371</text:p>
          </table:table-cell>
          <table:table-cell office:value-type="float" office:value="3.6943491557">
            <text:p>3.6943491557</text:p>
          </table:table-cell>
          <table:table-cell office:value-type="float" office:value="-0.6347754592">
            <text:p>-0.6347754592</text:p>
          </table:table-cell>
          <table:table-cell office:value-type="float" office:value="2.06">
            <text:p>2.06</text:p>
          </table:table-cell>
          <table:table-cell office:value-type="string">
            <text:p>K0 III</text:p>
          </table:table-cell>
          <table:table-cell office:value-type="string">
            <text:p><text:s/></text:p>
          </table:table-cell>
          <table:table-cell/>
          <table:table-cell office:value-type="string">
            <text:p>Planetless K-giant embedded in a structural element of the galactic animal, perhaps as an ancient safety marker.</text:p>
          </table:table-cell>
          <table:table-cell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MENKIB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Xi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7.9011">
            <text:p>57.9011</text:p>
          </table:table-cell>
          <table:table-cell office:value-type="float" office:value="35">
            <text:p>35</text:p>
          </table:table-cell>
          <table:table-cell office:value-type="float" office:value="47">
            <text:p>47</text:p>
          </table:table-cell>
          <table:table-cell office:value-type="float" office:value="27.717">
            <text:p>27.717</text:p>
          </table:table-cell>
          <table:table-cell office:value-type="float" office:value="1.0426815918">
            <text:p>1.0426815918</text:p>
          </table:table-cell>
          <table:table-cell office:value-type="float" office:value="0.6246713598">
            <text:p>0.6246713598</text:p>
          </table:table-cell>
          <table:table-cell office:value-type="float" office:value="4.042">
            <text:p>4.042</text:p>
          </table:table-cell>
          <table:table-cell office:value-type="string">
            <text:p>O7.5IIIe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Blue giant, one of the hottest nearby stars, a popular location for spacefaring civilizations to see and be seen.</text:p>
          </table:table-cell>
          <table:table-cell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MERAK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Bet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50.47654">
            <text:p>50.47654</text:p>
          </table:table-cell>
          <table:table-cell office:value-type="float" office:value="56">
            <text:p>56</text:p>
          </table:table-cell>
          <table:table-cell office:value-type="float" office:value="22">
            <text:p>22</text:p>
          </table:table-cell>
          <table:table-cell office:value-type="float" office:value="56.7339">
            <text:p>56.7339</text:p>
          </table:table-cell>
          <table:table-cell office:value-type="float" office:value="2.8878273465">
            <text:p>2.8878273465</text:p>
          </table:table-cell>
          <table:table-cell office:value-type="float" office:value="0.9840589754">
            <text:p>0.9840589754</text:p>
          </table:table-cell>
          <table:table-cell office:value-type="float" office:value="2.37">
            <text:p>2.37</text:p>
          </table:table-cell>
          <table:table-cell office:value-type="string">
            <text:p>A1 V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A-type star whose circumstellar disk supports a rich ecosystem of plasms and drifters.</text:p>
          </table:table-cell>
          <table:table-cell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MERG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38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9">
            <text:p>49</text:p>
          </table:table-cell>
          <table:table-cell office:value-type="float" office:value="18.7">
            <text:p>18.7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3.8803541649">
            <text:p>3.8803541649</text:p>
          </table:table-cell>
          <table:table-cell office:value-type="float" office:value="0.8048779771">
            <text:p>0.8048779771</text:p>
          </table:table-cell>
          <table:table-cell office:value-type="float" office:value="5.76">
            <text:p>5.76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giant, one of the Filter Stars, surrounded by tempting artefacts and puzzles which lead explorers to a special prize.</text:p>
          </table:table-cell>
          <table:table-cell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MEROP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3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9.5739">
            <text:p>19.5739</text:p>
          </table:table-cell>
          <table:table-cell office:value-type="float" office:value="23">
            <text:p>23</text:p>
          </table:table-cell>
          <table:table-cell office:value-type="float" office:value="56">
            <text:p>56</text:p>
          </table:table-cell>
          <table:table-cell office:value-type="float" office:value="54.09">
            <text:p>54.09</text:p>
          </table:table-cell>
          <table:table-cell office:value-type="float" office:value="0.9875344816">
            <text:p>0.9875344816</text:p>
          </table:table-cell>
          <table:table-cell office:value-type="float" office:value="0.4179777034">
            <text:p>0.4179777034</text:p>
          </table:table-cell>
          <table:table-cell office:value-type="float" office:value="4.113">
            <text:p>4.113</text:p>
          </table:table-cell>
          <table:table-cell office:value-type="string">
            <text:p>B6IVe</text:p>
          </table:table-cell>
          <table:table-cell office:value-type="string">
            <text:p><text:s/></text:p>
          </table:table-cell>
          <table:table-cell/>
          <table:table-cell office:value-type="string">
            <text:p>Blue giant surrounded by a hazy nebula through which its circling planets trace expanding copper-pink spirals.</text:p>
          </table:table-cell>
          <table:table-cell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MESARTHIM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Gamm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31.81479">
            <text:p>31.81479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37.879">
            <text:p>37.879</text:p>
          </table:table-cell>
          <table:table-cell office:value-type="float" office:value="0.4953691505">
            <text:p>0.4953691505</text:p>
          </table:table-cell>
          <table:table-cell office:value-type="float" office:value="0.3367413">
            <text:p>0.3367413</text:p>
          </table:table-cell>
          <table:table-cell office:value-type="float" office:value="3.86">
            <text:p>3.86</text:p>
          </table:table-cell>
          <table:table-cell office:value-type="string">
            <text:p>B9 V + A1p Si</text:p>
          </table:table-cell>
          <table:table-cell office:value-type="string">
            <text:p><text:s/></text:p>
          </table:table-cell>
          <table:table-cell/>
          <table:table-cell office:value-type="string">
            <text:p>Binary sustained by the prayers of its inhabitants. It slid 3ly galactic south when they were interrupted by meteors.</text:p>
          </table:table-cell>
          <table:table-cell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MIAPLACIDUS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Beta Carin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1.97746">
            <text:p>11.97746</text:p>
          </table:table-cell>
          <table:table-cell office:value-type="float" office:value="-69">
            <text:p>-69</text:p>
          </table:table-cell>
          <table:table-cell office:value-type="float" office:value="43">
            <text:p>43</text:p>
          </table:table-cell>
          <table:table-cell office:value-type="float" office:value="1.9473">
            <text:p>1.9473</text:p>
          </table:table-cell>
          <table:table-cell office:value-type="float" office:value="2.4137887164">
            <text:p>2.4137887164</text:p>
          </table:table-cell>
          <table:table-cell office:value-type="float" office:value="-1.2167948176">
            <text:p>-1.2167948176</text:p>
          </table:table-cell>
          <table:table-cell office:value-type="float" office:value="1.68">
            <text:p>1.68</text:p>
          </table:table-cell>
          <table:table-cell office:value-type="string">
            <text:p>A1 III–</text:p>
          </table:table-cell>
          <table:table-cell office:value-type="float" office:value="3.5">
            <text:p>3.5</text:p>
          </table:table-cell>
          <table:table-cell/>
          <table:table-cell office:value-type="string">
            <text:p>Serene water star, a cloud of white vapour surrounding a core of ultradense ice.</text:p>
          </table:table-cell>
          <table:table-cell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MIMOSA</text:p>
          </table:table-cell>
          <table:table-cell table:number-columns-repeated="2"/>
          <table:table-cell office:value-type="string">
            <text:p>Crucis</text:p>
          </table:table-cell>
          <table:table-cell office:value-type="string">
            <text:p>Be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43.26877">
            <text:p>43.26877</text:p>
          </table:table-cell>
          <table:table-cell office:value-type="float" office:value="-59">
            <text:p>-59</text:p>
          </table:table-cell>
          <table:table-cell office:value-type="float" office:value="41">
            <text:p>41</text:p>
          </table:table-cell>
          <table:table-cell office:value-type="float" office:value="19.5792">
            <text:p>19.5792</text:p>
          </table:table-cell>
          <table:table-cell office:value-type="float" office:value="3.3498154344">
            <text:p>3.3498154344</text:p>
          </table:table-cell>
          <table:table-cell office:value-type="float" office:value="-1.0417655979">
            <text:p>-1.0417655979</text:p>
          </table:table-cell>
          <table:table-cell office:value-type="float" office:value="1.3">
            <text:p>1.3</text:p>
          </table:table-cell>
          <table:table-cell office:value-type="string">
            <text:p>B0.5 III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Intricate blue dwarf, home to the Machine Elves, a race of minor demiurges. Only to be approached by astral travel.</text:p>
          </table:table-cell>
          <table:table-cell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MINARUJA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Sigma Hydrae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8">
            <text:p>38</text:p>
          </table:table-cell>
          <table:table-cell office:value-type="float" office:value="45.4">
            <text:p>45.4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.2635029625">
            <text:p>2.2635029625</text:p>
          </table:table-cell>
          <table:table-cell office:value-type="float" office:value="0.0583182377">
            <text:p>0.0583182377</text:p>
          </table:table-cell>
          <table:table-cell office:value-type="float" office:value="4.44">
            <text:p>4.44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type star, last outpost before the Uninhabited Spot, a bustling mercantile zone and tax haven.</text:p>
          </table:table-cell>
          <table:table-cell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MINKAR</text:p>
          </table:table-cell>
          <table:table-cell table:number-columns-repeated="2"/>
          <table:table-cell office:value-type="string">
            <text:p>Corvi</text:p>
          </table:table-cell>
          <table:table-cell office:value-type="string">
            <text:p>Epsilon Corv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.48058">
            <text:p>7.48058</text:p>
          </table:table-cell>
          <table:table-cell office:value-type="float" office:value="-22">
            <text:p>-22</text:p>
          </table:table-cell>
          <table:table-cell office:value-type="float" office:value="37">
            <text:p>37</text:p>
          </table:table-cell>
          <table:table-cell office:value-type="float" office:value="11.162">
            <text:p>11.162</text:p>
          </table:table-cell>
          <table:table-cell office:value-type="float" office:value="3.185769888">
            <text:p>3.185769888</text:p>
          </table:table-cell>
          <table:table-cell office:value-type="float" office:value="-0.3947894141">
            <text:p>-0.3947894141</text:p>
          </table:table-cell>
          <table:table-cell office:value-type="float" office:value="3.024">
            <text:p>3.024</text:p>
          </table:table-cell>
          <table:table-cell office:value-type="string">
            <text:p>K2 III</text:p>
          </table:table-cell>
          <table:table-cell office:value-type="float" office:value="3.2">
            <text:p>3.2</text:p>
          </table:table-cell>
          <table:table-cell/>
          <table:table-cell office:value-type="string">
            <text:p>K-giant, home to an avian race who aspire to flightlessness and who proudly style themselves "they who creep".</text:p>
          </table:table-cell>
          <table:table-cell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MINTAKA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Del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0.4">
            <text:p>0.4</text:p>
          </table:table-cell>
          <table:table-cell office:value-type="string">
            <text:p>neg</text:p>
          </table:table-cell>
          <table:table-cell office:value-type="float" office:value="17">
            <text:p>17</text:p>
          </table:table-cell>
          <table:table-cell office:value-type="float" office:value="57">
            <text:p>57</text:p>
          </table:table-cell>
          <table:table-cell office:value-type="float" office:value="1.448652368">
            <text:p>1.448652368</text:p>
          </table:table-cell>
          <table:table-cell office:value-type="float" office:value="-0.0052214433">
            <text:p>-0.0052214433</text:p>
          </table:table-cell>
          <table:table-cell office:value-type="float" office:value="2.23">
            <text:p>2.23</text:p>
          </table:table-cell>
          <table:table-cell office:value-type="string">
            <text:p>O9.5 II + B0.5III</text:p>
          </table:table-cell>
          <table:table-cell office:value-type="float" office:value="20">
            <text:p>20</text:p>
          </table:table-cell>
          <table:table-cell/>
          <table:table-cell office:value-type="string">
            <text:p>Hot O and B giants in a tight orbit, a celestial amour fou which must end with one or both partners going supernova.</text:p>
          </table:table-cell>
          <table:table-cell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MIRA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Omicr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0.7921">
            <text:p>20.7921</text:p>
          </table:table-cell>
          <table:table-cell office:value-type="float" office:value="-2">
            <text:p>-2</text:p>
          </table:table-cell>
          <table:table-cell office:value-type="float" office:value="58">
            <text:p>58</text:p>
          </table:table-cell>
          <table:table-cell office:value-type="float" office:value="39.4956">
            <text:p>39.4956</text:p>
          </table:table-cell>
          <table:table-cell office:value-type="float" office:value="0.6080139592">
            <text:p>0.6080139592</text:p>
          </table:table-cell>
          <table:table-cell office:value-type="float" office:value="-0.0519695812">
            <text:p>-0.0519695812</text:p>
          </table:table-cell>
          <table:table-cell office:value-type="float" office:value="3.04">
            <text:p>3.04</text:p>
          </table:table-cell>
          <table:table-cell office:value-type="string">
            <text:p>M7 IIIe</text:p>
          </table:table-cell>
          <table:table-cell office:value-type="float" office:value="1.18">
            <text:p>1.18</text:p>
          </table:table-cell>
          <table:table-cell/>
          <table:table-cell office:value-type="string">
            <text:p>Magnificent system, a white dwarf linked to a pulsing red giant by a vast stream of glowing gas teeming with new life.</text:p>
          </table:table-cell>
          <table:table-cell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MIRAC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Beta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43.92388">
            <text:p>43.92388</text:p>
          </table:table-cell>
          <table:table-cell office:value-type="float" office:value="35">
            <text:p>35</text:p>
          </table:table-cell>
          <table:table-cell office:value-type="float" office:value="37">
            <text:p>37</text:p>
          </table:table-cell>
          <table:table-cell office:value-type="float" office:value="14.0075">
            <text:p>14.0075</text:p>
          </table:table-cell>
          <table:table-cell office:value-type="float" office:value="0.3042635307">
            <text:p>0.3042635307</text:p>
          </table:table-cell>
          <table:table-cell office:value-type="float" office:value="0.6216960122">
            <text:p>0.6216960122</text:p>
          </table:table-cell>
          <table:table-cell office:value-type="float" office:value="2.06">
            <text:p>2.06</text:p>
          </table:table-cell>
          <table:table-cell office:value-type="string">
            <text:p>M0 III</text:p>
          </table:table-cell>
          <table:table-cell office:value-type="string">
            <text:p>3&amp;ndash;4</text:p>
          </table:table-cell>
          <table:table-cell/>
          <table:table-cell office:value-type="string">
            <text:p>Illusory red giant, believed to have been constructed as a decoy by a local trickster deity.</text:p>
          </table:table-cell>
          <table:table-cell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MIRAM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Eta Perse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1.8">
            <text:p>41.8</text:p>
          </table:table-cell>
          <table:table-cell office:value-type="float" office:value="55">
            <text:p>55</text:p>
          </table:table-cell>
          <table:table-cell office:value-type="float" office:value="53">
            <text:p>53</text:p>
          </table:table-cell>
          <table:table-cell office:value-type="float" office:value="44">
            <text:p>44</text:p>
          </table:table-cell>
          <table:table-cell office:value-type="float" office:value="0.7448047139">
            <text:p>0.7448047139</text:p>
          </table:table-cell>
          <table:table-cell office:value-type="float" office:value="0.9755614817">
            <text:p>0.9755614817</text:p>
          </table:table-cell>
          <table:table-cell office:value-type="float" office:value="3.76">
            <text:p>3.7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Folksy K-type star which prides itself on being "the biggest little subgiant in the Orion Arm".</text:p>
          </table:table-cell>
          <table:table-cell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MIRFAK</text:p>
          </table:table-cell>
          <table:table-cell table:number-columns-repeated="2"/>
          <table:table-cell office:value-type="string">
            <text:p>Persei</text:p>
          </table:table-cell>
          <table:table-cell office:value-type="string">
            <text:p>Alpha Perse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19.37009">
            <text:p>19.37009</text:p>
          </table:table-cell>
          <table:table-cell office:value-type="float" office:value="49">
            <text:p>49</text:p>
          </table:table-cell>
          <table:table-cell office:value-type="float" office:value="51">
            <text:p>51</text:p>
          </table:table-cell>
          <table:table-cell office:value-type="float" office:value="40.2455">
            <text:p>40.2455</text:p>
          </table:table-cell>
          <table:table-cell office:value-type="float" office:value="0.8915265512">
            <text:p>0.8915265512</text:p>
          </table:table-cell>
          <table:table-cell office:value-type="float" office:value="0.8702417478">
            <text:p>0.8702417478</text:p>
          </table:table-cell>
          <table:table-cell office:value-type="float" office:value="1.82">
            <text:p>1.82</text:p>
          </table:table-cell>
          <table:table-cell office:value-type="string">
            <text:p>F5 Ib</text:p>
          </table:table-cell>
          <table:table-cell office:value-type="string">
            <text:p>7.3 ± 0.3</text:p>
          </table:table-cell>
          <table:table-cell/>
          <table:table-cell office:value-type="string">
            <text:p>Brilliant white giant, capital star of the Alpha Persei Cluster. Not to be confused with MARFAK, MARFARK or MARFIK.</text:p>
          </table:table-cell>
          <table:table-cell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MIZ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Zeta Ursae Major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3">
            <text:p>23</text:p>
          </table:table-cell>
          <table:table-cell office:value-type="float" office:value="55.5">
            <text:p>55.5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31">
            <text:p>31</text:p>
          </table:table-cell>
          <table:table-cell office:value-type="float" office:value="3.5077845473">
            <text:p>3.5077845473</text:p>
          </table:table-cell>
          <table:table-cell office:value-type="float" office:value="0.9586269398">
            <text:p>0.9586269398</text:p>
          </table:table-cell>
          <table:table-cell office:value-type="float" office:value="2.23">
            <text:p>2.23</text:p>
          </table:table-cell>
          <table:table-cell office:value-type="string">
            <text:p>A2 V/A2 V/A1 V </text:p>
          </table:table-cell>
          <table:table-cell table:number-columns-repeated="2"/>
          <table:table-cell office:value-type="string">
            <text:p>Quadruple system with a peaceful polity based entirely on eclipse cycles and psychedelic spore consumption.</text:p>
          </table:table-cell>
          <table:table-cell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MOTHALLAH</text:p>
          </table:table-cell>
          <table:table-cell table:number-columns-repeated="2"/>
          <table:table-cell office:value-type="string">
            <text:p>Trianguli</text:p>
          </table:table-cell>
          <table:table-cell office:value-type="string">
            <text:p>Alpha Triangul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3">
            <text:p>53</text:p>
          </table:table-cell>
          <table:table-cell office:value-type="float" office:value="4.9071">
            <text:p>4.9071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43.7801">
            <text:p>43.7801</text:p>
          </table:table-cell>
          <table:table-cell office:value-type="float" office:value="0.4934123681">
            <text:p>0.4934123681</text:p>
          </table:table-cell>
          <table:table-cell office:value-type="float" office:value="0.5162479341">
            <text:p>0.5162479341</text:p>
          </table:table-cell>
          <table:table-cell office:value-type="float" office:value="3.42">
            <text:p>3.42</text:p>
          </table:table-cell>
          <table:table-cell office:value-type="string">
            <text:p>F5III</text:p>
          </table:table-cell>
          <table:table-cell office:value-type="float" office:value="1.7">
            <text:p>1.7</text:p>
          </table:table-cell>
          <table:table-cell/>
          <table:table-cell office:value-type="string">
            <text:p>F-type instar, a rapidly rotating chrysalis, faintly visible forms within hint at the next stage of its life-cycle.</text:p>
          </table:table-cell>
          <table:table-cell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MUHLIFAIN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Gamma Centauri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1.04008">
            <text:p>31.04008</text:p>
          </table:table-cell>
          <table:table-cell office:value-type="float" office:value="-48">
            <text:p>-48</text:p>
          </table:table-cell>
          <table:table-cell office:value-type="float" office:value="57">
            <text:p>57</text:p>
          </table:table-cell>
          <table:table-cell office:value-type="float" office:value="35.5375">
            <text:p>35.5375</text:p>
          </table:table-cell>
          <table:table-cell office:value-type="float" office:value="3.3227462002">
            <text:p>3.3227462002</text:p>
          </table:table-cell>
          <table:table-cell office:value-type="float" office:value="-0.8545109595">
            <text:p>-0.8545109595</text:p>
          </table:table-cell>
          <table:table-cell office:value-type="float" office:value="2.17">
            <text:p>2.17</text:p>
          </table:table-cell>
          <table:table-cell office:value-type="string">
            <text:p>A1IV+</text:p>
          </table:table-cell>
          <table:table-cell office:value-type="float" office:value="2.91">
            <text:p>2.91</text:p>
          </table:table-cell>
          <table:table-cell/>
          <table:table-cell office:value-type="string">
            <text:p>The Two Things, binary system home to a saurian race whose language lacks precise nouns. See also: MULIPHEIN</text:p>
          </table:table-cell>
          <table:table-cell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MULIPHEI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Gamm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5.5">
            <text:p>45.5</text:p>
          </table:table-cell>
          <table:table-cell office:value-type="float" office:value="-15">
            <text:p>-15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1.8489945374">
            <text:p>1.8489945374</text:p>
          </table:table-cell>
          <table:table-cell office:value-type="float" office:value="0.2728531397">
            <text:p>0.2728531397</text:p>
          </table:table-cell>
          <table:table-cell office:value-type="float" office:value="4.11">
            <text:p>4.11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Uninhabited A-giant named the Two Things, That One, Hare, the Lexicographer's Oath. See also: MUHLIFAIN</text:p>
          </table:table-cell>
          <table:table-cell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MUPHRID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ta Boöt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54">
            <text:p>54</text:p>
          </table:table-cell>
          <table:table-cell office:value-type="float" office:value="41.07892">
            <text:p>41.0789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51.7946">
            <text:p>51.7946</text:p>
          </table:table-cell>
          <table:table-cell office:value-type="float" office:value="3.6419988338">
            <text:p>3.6419988338</text:p>
          </table:table-cell>
          <table:table-cell office:value-type="float" office:value="0.3211008015">
            <text:p>0.3211008015</text:p>
          </table:table-cell>
          <table:table-cell office:value-type="float" office:value="2.68">
            <text:p>2.68</text:p>
          </table:table-cell>
          <table:table-cell office:value-type="string">
            <text:p>G0 IV</text:p>
          </table:table-cell>
          <table:table-cell office:value-type="string">
            <text:p>1.71 ± 0.05</text:p>
          </table:table-cell>
          <table:table-cell/>
          <table:table-cell office:value-type="string">
            <text:p>Mature vaudeville star, source of low comedy and high jinks. The "sad trombone" sound was invented on its fourth planet.</text:p>
          </table:table-cell>
          <table:table-cell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MURZIM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Bet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41.98535">
            <text:p>41.98535</text:p>
          </table:table-cell>
          <table:table-cell office:value-type="float" office:value="-17">
            <text:p>-17</text:p>
          </table:table-cell>
          <table:table-cell office:value-type="float" office:value="57">
            <text:p>57</text:p>
          </table:table-cell>
          <table:table-cell office:value-type="float" office:value="21.3073">
            <text:p>21.3073</text:p>
          </table:table-cell>
          <table:table-cell office:value-type="float" office:value="1.6698426965">
            <text:p>1.6698426965</text:p>
          </table:table-cell>
          <table:table-cell office:value-type="float" office:value="-0.3133899014">
            <text:p>-0.3133899014</text:p>
          </table:table-cell>
          <table:table-cell office:value-type="float" office:value="1.98">
            <text:p>1.98</text:p>
          </table:table-cell>
          <table:table-cell office:value-type="string">
            <text:p>B1 II-III</text:p>
          </table:table-cell>
          <table:table-cell office:value-type="string">
            <text:p>13.5 ± 0.5</text:p>
          </table:table-cell>
          <table:table-cell/>
          <table:table-cell office:value-type="string">
            <text:p>B-giant with planetary companion bearing biosphere spectral fingerprint LID106AD569 ("hat planet")</text:p>
          </table:table-cell>
          <table:table-cell/>
        </table:table-row>
        <table:table-row table:style-name="ro1">
          <table:table-cell office:value-type="float" office:value="243">
            <text:p>243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Omicron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0">
            <text:p>30</text:p>
          </table:table-cell>
          <table:table-cell office:value-type="float" office:value="15.87064">
            <text:p>15.87064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5.4115">
            <text:p>5.4115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3.35">
            <text:p>3.35</text:p>
          </table:table-cell>
          <table:table-cell office:value-type="string">
            <text:p>G4 II–III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third mandibular consonant has no voiced form.</text:p>
          </table:table-cell>
          <table:table-cell office:value-type="string">
            <text:p>243;244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1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9">
            <text:p>39</text:p>
          </table:table-cell>
          <table:table-cell office:value-type="float" office:value="11.7044">
            <text:p>11.7044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15.2667">
            <text:p>15.266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5.63">
            <text:p>5.63</text:p>
          </table:table-cell>
          <table:table-cell office:value-type="string">
            <text:p>G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the Ovipositor Coup was crushed; males are still chattels.</text:p>
          </table:table-cell>
          <table:table-cell office:value-type="string">
            <text:p>242;24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MUSCIDA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Pi2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2.81767">
            <text:p>12.81767</text:p>
          </table:table-cell>
          <table:table-cell office:value-type="float" office:value="64">
            <text:p>64</text:p>
          </table:table-cell>
          <table:table-cell office:value-type="float" office:value="19">
            <text:p>19</text:p>
          </table:table-cell>
          <table:table-cell office:value-type="float" office:value="40.57">
            <text:p>40.57</text:p>
          </table:table-cell>
          <table:table-cell office:value-type="float" office:value="2.2264489418">
            <text:p>2.2264489418</text:p>
          </table:table-cell>
          <table:table-cell office:value-type="float" office:value="1.0597319799">
            <text:p>1.0597319799</text:p>
          </table:table-cell>
          <table:table-cell office:value-type="float" office:value="4.62">
            <text:p>4.62</text:p>
          </table:table-cell>
          <table:table-cell office:value-type="string">
            <text:p>K</text:p>
          </table:table-cell>
          <table:table-cell office:value-type="float" office:value="3.09">
            <text:p>3.09</text:p>
          </table:table-cell>
          <table:table-cell/>
          <table:table-cell office:value-type="string">
            <text:p>Parallel version of MUSCIDA and MUSCIDA (qq.v.) Here, a time-traveller to the Mammal Age prevented civilisation.</text:p>
          </table:table-cell>
          <table:table-cell office:value-type="string">
            <text:p>242;243</text:p>
          </table:table-cell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MYIA</text:p>
          </table:table-cell>
          <table:table-cell table:number-columns-repeated="2"/>
          <table:table-cell office:value-type="string">
            <text:p>Muscae</text:p>
          </table:table-cell>
          <table:table-cell office:value-type="string">
            <text:p>Alpha Muscae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37">
            <text:p>37</text:p>
          </table:table-cell>
          <table:table-cell office:value-type="float" office:value="11.01789">
            <text:p>11.01789</text:p>
          </table:table-cell>
          <table:table-cell office:value-type="float" office:value="-69">
            <text:p>-69</text:p>
          </table:table-cell>
          <table:table-cell office:value-type="float" office:value="8">
            <text:p>8</text:p>
          </table:table-cell>
          <table:table-cell office:value-type="float" office:value="8.0332">
            <text:p>8.0332</text:p>
          </table:table-cell>
          <table:table-cell office:value-type="float" office:value="3.303836853">
            <text:p>3.303836853</text:p>
          </table:table-cell>
          <table:table-cell office:value-type="float" office:value="-1.2066432356">
            <text:p>-1.2066432356</text:p>
          </table:table-cell>
          <table:table-cell office:value-type="float" office:value="2.69">
            <text:p>2.69</text:p>
          </table:table-cell>
          <table:table-cell office:value-type="string">
            <text:p>B2 IV-V</text:p>
          </table:table-cell>
          <table:table-cell office:value-type="string">
            <text:p>8.8 ± 0.1</text:p>
          </table:table-cell>
          <table:table-cell/>
          <table:table-cell office:value-type="string">
            <text:p>Oasis system whose multiple worlds have biomes to suite any traveller. Beware of nearby mirages.</text:p>
          </table:table-cell>
          <table:table-cell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NAO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Zeta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35.1">
            <text:p>35.1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11.6">
            <text:p>11.6</text:p>
          </table:table-cell>
          <table:table-cell office:value-type="float" office:value="2.1100376158">
            <text:p>2.1100376158</text:p>
          </table:table-cell>
          <table:table-cell office:value-type="float" office:value="-0.6981879392">
            <text:p>-0.6981879392</text:p>
          </table:table-cell>
          <table:table-cell office:value-type="float" office:value="2.21">
            <text:p>2.21</text:p>
          </table:table-cell>
          <table:table-cell office:value-type="string">
            <text:p>O4If(n)p</text:p>
          </table:table-cell>
          <table:table-cell office:value-type="float" office:value="22.5">
            <text:p>22.5</text:p>
          </table:table-cell>
          <table:table-cell/>
          <table:table-cell office:value-type="string">
            <text:p>O-type giant on the run from its home cluster, an extremely ultraviolet star bound to end as a black hole or worse.</text:p>
          </table:table-cell>
          <table:table-cell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NASHIRA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Gamma Capricor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0">
            <text:p>40</text:p>
          </table:table-cell>
          <table:table-cell office:value-type="float" office:value="5.4563">
            <text:p>5.4563</text:p>
          </table:table-cell>
          <table:table-cell office:value-type="float" office:value="-16">
            <text:p>-16</text:p>
          </table:table-cell>
          <table:table-cell office:value-type="float" office:value="39">
            <text:p>39</text:p>
          </table:table-cell>
          <table:table-cell office:value-type="float" office:value="44.308">
            <text:p>44.308</text:p>
          </table:table-cell>
          <table:table-cell office:value-type="float" office:value="5.6727168623">
            <text:p>5.6727168623</text:p>
          </table:table-cell>
          <table:table-cell office:value-type="float" office:value="-0.2908121317">
            <text:p>-0.2908121317</text:p>
          </table:table-cell>
          <table:table-cell office:value-type="float" office:value="3.69">
            <text:p>3.69</text:p>
          </table:table-cell>
          <table:table-cell office:value-type="string">
            <text:p>F0p</text:p>
          </table:table-cell>
          <table:table-cell table:number-columns-repeated="2"/>
          <table:table-cell office:value-type="string">
            <text:p>Famed as the "Lucky Star", its planet has survived gas clouds, dragons, strangelets, invasions and terraforming.</text:p>
          </table:table-cell>
          <table:table-cell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NAVI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Gamm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42.50108">
            <text:p>42.50108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float" office:value="0.2984">
            <text:p>0.2984</text:p>
          </table:table-cell>
          <table:table-cell office:value-type="float" office:value="0.247436861">
            <text:p>0.247436861</text:p>
          </table:table-cell>
          <table:table-cell office:value-type="float" office:value="1.0597071909">
            <text:p>1.0597071909</text:p>
          </table:table-cell>
          <table:table-cell office:value-type="float" office:value="2.47">
            <text:p>2.47</text:p>
          </table:table-cell>
          <table:table-cell office:value-type="string">
            <text:p>B0.5 IVe</text:p>
          </table:table-cell>
          <table:table-cell office:value-type="string">
            <text:p>19.3 ± 0.1</text:p>
          </table:table-cell>
          <table:table-cell/>
          <table:table-cell office:value-type="string">
            <text:p>Fine example of a shell star, this B-subgiant has made its home in an older star's discarded integument.</text:p>
          </table:table-cell>
          <table:table-cell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NEKKAR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Beta Boö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56.76238">
            <text:p>56.76238</text:p>
          </table:table-cell>
          <table:table-cell office:value-type="float" office:value="40">
            <text:p>40</text:p>
          </table:table-cell>
          <table:table-cell office:value-type="float" office:value="23">
            <text:p>23</text:p>
          </table:table-cell>
          <table:table-cell office:value-type="float" office:value="26.0406">
            <text:p>26.0406</text:p>
          </table:table-cell>
          <table:table-cell office:value-type="float" office:value="3.9354820169">
            <text:p>3.9354820169</text:p>
          </table:table-cell>
          <table:table-cell office:value-type="float" office:value="0.704948378">
            <text:p>0.704948378</text:p>
          </table:table-cell>
          <table:table-cell office:value-type="float" office:value="3.488">
            <text:p>3.488</text:p>
          </table:table-cell>
          <table:table-cell office:value-type="string">
            <text:p>G8IIIa</text:p>
          </table:table-cell>
          <table:table-cell office:value-type="string">
            <text:p>3.4 ± 0.2</text:p>
          </table:table-cell>
          <table:table-cell/>
          <table:table-cell office:value-type="string">
            <text:p>Metal-rich star with blistering fretwork and a tendency to exhibit enormous flares.</text:p>
          </table:table-cell>
          <table:table-cell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NEMBUS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51 Andromed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59.56">
            <text:p>59.56</text:p>
          </table:table-cell>
          <table:table-cell office:value-type="float" office:value="48">
            <text:p>48</text:p>
          </table:table-cell>
          <table:table-cell office:value-type="float" office:value="37">
            <text:p>37</text:p>
          </table:table-cell>
          <table:table-cell office:value-type="float" office:value="41.6">
            <text:p>41.6</text:p>
          </table:table-cell>
          <table:table-cell office:value-type="float" office:value="0.427573669">
            <text:p>0.427573669</text:p>
          </table:table-cell>
          <table:table-cell office:value-type="float" office:value="0.8487225872">
            <text:p>0.8487225872</text:p>
          </table:table-cell>
          <table:table-cell office:value-type="float" office:value="3.57">
            <text:p>3.57</text:p>
          </table:table-cell>
          <table:table-cell office:value-type="string">
            <text:p>K3III</text:p>
          </table:table-cell>
          <table:table-cell office:value-type="float" office:value="2.3">
            <text:p>2.3</text:p>
          </table:table-cell>
          <table:table-cell/>
          <table:table-cell office:value-type="string">
            <text:p>Respectable K-giant, formerly υ Persei, it was rezoned to avoid the stigma of ALGOL and its subsidiaries.</text:p>
          </table:table-cell>
          <table:table-cell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NIHAL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Beta Lepor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4.72316">
            <text:p>14.72316</text:p>
          </table:table-cell>
          <table:table-cell office:value-type="float" office:value="-20">
            <text:p>-20</text:p>
          </table:table-cell>
          <table:table-cell office:value-type="float" office:value="45">
            <text:p>45</text:p>
          </table:table-cell>
          <table:table-cell office:value-type="float" office:value="33.9878">
            <text:p>33.9878</text:p>
          </table:table-cell>
          <table:table-cell office:value-type="float" office:value="1.432240685">
            <text:p>1.432240685</text:p>
          </table:table-cell>
          <table:table-cell office:value-type="float" office:value="-0.3623205973">
            <text:p>-0.3623205973</text:p>
          </table:table-cell>
          <table:table-cell office:value-type="float" office:value="2.84">
            <text:p>2.84</text:p>
          </table:table-cell>
          <table:table-cell office:value-type="string">
            <text:p>G5 II</text:p>
          </table:table-cell>
          <table:table-cell office:value-type="string">
            <text:p>3.5 ± 0.1</text:p>
          </table:table-cell>
          <table:table-cell/>
          <table:table-cell office:value-type="string">
            <text:p>G-type giant, home to a race of inverse solipsist AIs who believe that everything but their own consciousnesses exists.</text:p>
          </table:table-cell>
          <table:table-cell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NUNKI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Sigm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5">
            <text:p>55</text:p>
          </table:table-cell>
          <table:table-cell office:value-type="float" office:value="15.9265">
            <text:p>15.9265</text:p>
          </table:table-cell>
          <table:table-cell office:value-type="float" office:value="-26">
            <text:p>-26</text:p>
          </table:table-cell>
          <table:table-cell office:value-type="float" office:value="17">
            <text:p>17</text:p>
          </table:table-cell>
          <table:table-cell office:value-type="float" office:value="48.2068">
            <text:p>48.2068</text:p>
          </table:table-cell>
          <table:table-cell office:value-type="float" office:value="4.9535299603">
            <text:p>4.9535299603</text:p>
          </table:table-cell>
          <table:table-cell office:value-type="float" office:value="-0.4589644182">
            <text:p>-0.4589644182</text:p>
          </table:table-cell>
          <table:table-cell office:value-type="float" office:value="2.06">
            <text:p>2.06</text:p>
          </table:table-cell>
          <table:table-cell office:value-type="string">
            <text:p>B2.5 V</text:p>
          </table:table-cell>
          <table:table-cell office:value-type="string">
            <text:p>7.8 ± 0.2</text:p>
          </table:table-cell>
          <table:table-cell/>
          <table:table-cell office:value-type="string">
            <text:p>Adorable blue star, all of its rocky worlds were planed down into cubes by a forgotten and fussy civilisation.</text:p>
          </table:table-cell>
          <table:table-cell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NUSAKAN</text:p>
          </table:table-cell>
          <table:table-cell table:number-columns-repeated="2"/>
          <table:table-cell office:value-type="string">
            <text:p>Coronae Borealis</text:p>
          </table:table-cell>
          <table:table-cell office:value-type="string">
            <text:p>Beta Coronae Boreal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49.7308">
            <text:p>49.7308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0.53">
            <text:p>20.53</text:p>
          </table:table-cell>
          <table:table-cell office:value-type="float" office:value="4.0484170673">
            <text:p>4.0484170673</text:p>
          </table:table-cell>
          <table:table-cell office:value-type="float" office:value="0.5079903446">
            <text:p>0.5079903446</text:p>
          </table:table-cell>
          <table:table-cell office:value-type="float" office:value="3.7">
            <text:p>3.7</text:p>
          </table:table-cell>
          <table:table-cell office:value-type="string">
            <text:p>A9SrEuCr / ?</text:p>
          </table:table-cell>
          <table:table-cell table:number-columns-repeated="2"/>
          <table:table-cell office:value-type="string">
            <text:p>Once a fabled treasure planet, its third world's service industries now employ many time-dilated adventurers.</text:p>
          </table:table-cell>
          <table:table-cell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OKUL</text:p>
          </table:table-cell>
          <table:table-cell table:number-columns-repeated="2"/>
          <table:table-cell office:value-type="string">
            <text:p>Capricorni</text:p>
          </table:table-cell>
          <table:table-cell office:value-type="string">
            <text:p>Pi Capricor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7">
            <text:p>27</text:p>
          </table:table-cell>
          <table:table-cell office:value-type="float" office:value="19.2">
            <text:p>19.2</text:p>
          </table:table-cell>
          <table:table-cell office:value-type="float" office:value="-18">
            <text:p>-18</text:p>
          </table:table-cell>
          <table:table-cell office:value-type="float" office:value="12">
            <text:p>12</text:p>
          </table:table-cell>
          <table:table-cell office:value-type="float" office:value="42">
            <text:p>42</text:p>
          </table:table-cell>
          <table:table-cell office:value-type="float" office:value="5.3551937439">
            <text:p>5.3551937439</text:p>
          </table:table-cell>
          <table:table-cell office:value-type="float" office:value="0.3178535456">
            <text:p>0.3178535456</text:p>
          </table:table-cell>
          <table:table-cell office:value-type="float" office:value="5.08">
            <text:p>5.08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inary system whose primary is the eye — now eternally watchful and unblinking — of a disgraced guardian demiurge.</text:p>
          </table:table-cell>
          <table:table-cell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PAE CHAOU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Epsilon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3">
            <text:p>33</text:p>
          </table:table-cell>
          <table:table-cell office:value-type="float" office:value="12.8">
            <text:p>12.8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5.3809082615">
            <text:p>5.3809082615</text:p>
          </table:table-cell>
          <table:table-cell office:value-type="float" office:value="0.1972803831">
            <text:p>0.1972803831</text:p>
          </table:table-cell>
          <table:table-cell office:value-type="float" office:value="4.03">
            <text:p>4.03</text:p>
          </table:table-cell>
          <table:table-cell office:value-type="string">
            <text:p>B6III</text:p>
          </table:table-cell>
          <table:table-cell office:value-type="string">
            <text:p><text:s/></text:p>
          </table:table-cell>
          <table:table-cell/>
          <table:table-cell office:value-type="string">
            <text:p>Giant star in an advanced state of maturation, with a bruised chromosphere and somewhat overripe spectrum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PÁLIDA</text:p>
          </table:table-cell>
          <table:table-cell office:value-type="string">
            <text:p>δ Crucis</text:p>
          </table:table-cell>
          <table:table-cell/>
          <table:table-cell office:value-type="string">
            <text:p>Crucis</text:p>
          </table:table-cell>
          <table:table-cell office:value-type="string">
            <text:p>Delta Cruc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8.71673">
            <text:p>8.71673</text:p>
          </table:table-cell>
          <table:table-cell office:value-type="float" office:value="-58">
            <text:p>-58</text:p>
          </table:table-cell>
          <table:table-cell office:value-type="float" office:value="44">
            <text:p>44</text:p>
          </table:table-cell>
          <table:table-cell office:value-type="float" office:value="56.1369">
            <text:p>56.1369</text:p>
          </table:table-cell>
          <table:table-cell table:number-columns-repeated="2"/>
          <table:table-cell office:value-type="float" office:value="2.79">
            <text:p>2.79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Shimmering and massless sphere of coherent photons, believed to be the “shadow” cast by a four-dimensional metastar.</text:p>
          </table:table-cell>
          <table:table-cell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PEACOCK</text:p>
          </table:table-cell>
          <table:table-cell table:number-columns-repeated="2"/>
          <table:table-cell office:value-type="string">
            <text:p>Pavonis</text:p>
          </table:table-cell>
          <table:table-cell office:value-type="string">
            <text:p>Alpha Pavonis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8.85705">
            <text:p>38.85705</text:p>
          </table:table-cell>
          <table:table-cell office:value-type="float" office:value="-56">
            <text:p>-56</text:p>
          </table:table-cell>
          <table:table-cell office:value-type="float" office:value="44">
            <text:p>44</text:p>
          </table:table-cell>
          <table:table-cell office:value-type="float" office:value="6.323">
            <text:p>6.323</text:p>
          </table:table-cell>
          <table:table-cell office:value-type="float" office:value="5.3478965986">
            <text:p>5.3478965986</text:p>
          </table:table-cell>
          <table:table-cell office:value-type="float" office:value="-0.9902141171">
            <text:p>-0.9902141171</text:p>
          </table:table-cell>
          <table:table-cell office:value-type="float" office:value="1.91">
            <text:p>1.91</text:p>
          </table:table-cell>
          <table:table-cell office:value-type="string">
            <text:p>B2 IV</text:p>
          </table:table-cell>
          <table:table-cell office:value-type="string">
            <text:p>6.3 ± 0.2</text:p>
          </table:table-cell>
          <table:table-cell/>
          <table:table-cell office:value-type="string">
            <text:p>Binary orbited by a desolate world on which explorers found the fossilised remains of a NAAFI. See also: AVIOR.</text:p>
          </table:table-cell>
          <table:table-cell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PENNAE CAUDALIS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i2 Cygn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46">
            <text:p>46</text:p>
          </table:table-cell>
          <table:table-cell office:value-type="float" office:value="47.61">
            <text:p>47.61</text:p>
          </table:table-cell>
          <table:table-cell office:value-type="float" office:value="49">
            <text:p>49</text:p>
          </table:table-cell>
          <table:table-cell office:value-type="float" office:value="18">
            <text:p>18</text:p>
          </table:table-cell>
          <table:table-cell office:value-type="float" office:value="34.5">
            <text:p>34.5</text:p>
          </table:table-cell>
          <table:table-cell office:value-type="float" office:value="5.7019623047">
            <text:p>5.7019623047</text:p>
          </table:table-cell>
          <table:table-cell office:value-type="float" office:value="0.860614582">
            <text:p>0.860614582</text:p>
          </table:table-cell>
          <table:table-cell office:value-type="float" office:value="4.23">
            <text:p>4.2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Elegant, pied star with beautiful plumage, home to a race of empiricists who are surprised each time it rises.</text:p>
          </table:table-cell>
          <table:table-cell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PEREGRINI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Mu Velorum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46.17877">
            <text:p>46.17877</text:p>
          </table:table-cell>
          <table:table-cell office:value-type="float" office:value="-49">
            <text:p>-49</text:p>
          </table:table-cell>
          <table:table-cell office:value-type="float" office:value="25">
            <text:p>25</text:p>
          </table:table-cell>
          <table:table-cell office:value-type="float" office:value="12.9244">
            <text:p>12.9244</text:p>
          </table:table-cell>
          <table:table-cell office:value-type="float" office:value="2.8220649569">
            <text:p>2.8220649569</text:p>
          </table:table-cell>
          <table:table-cell office:value-type="float" office:value="-0.862546198">
            <text:p>-0.862546198</text:p>
          </table:table-cell>
          <table:table-cell office:value-type="float" office:value="2.69">
            <text:p>2.69</text:p>
          </table:table-cell>
          <table:table-cell office:value-type="string">
            <text:p>G5III + G2V</text:p>
          </table:table-cell>
          <table:table-cell office:value-type="float" office:value="3.3">
            <text:p>3.3</text:p>
          </table:table-cell>
          <table:table-cell/>
          <table:table-cell office:value-type="string">
            <text:p>Near the intersection of seven major pilgrimage routes, this system is famed for its temples and fortifications.</text:p>
          </table:table-cell>
          <table:table-cell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THE PERSIAN</text:p>
          </table:table-cell>
          <table:table-cell table:number-columns-repeated="2"/>
          <table:table-cell office:value-type="string">
            <text:p>Indi</text:p>
          </table:table-cell>
          <table:table-cell office:value-type="string">
            <text:p>Alpha Ind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4.03201">
            <text:p>34.03201</text:p>
          </table:table-cell>
          <table:table-cell office:value-type="float" office:value="-47">
            <text:p>-47</text:p>
          </table:table-cell>
          <table:table-cell office:value-type="float" office:value="17">
            <text:p>17</text:p>
          </table:table-cell>
          <table:table-cell office:value-type="float" office:value="29.4026">
            <text:p>29.4026</text:p>
          </table:table-cell>
          <table:table-cell office:value-type="float" office:value="5.3999055894">
            <text:p>5.3999055894</text:p>
          </table:table-cell>
          <table:table-cell office:value-type="float" office:value="-0.8253923958">
            <text:p>-0.8253923958</text:p>
          </table:table-cell>
          <table:table-cell office:value-type="float" office:value="3.11">
            <text:p>3.11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K-giant cloaked in a dark nebula and what is held by many to be a somewhat too ostentatious air of mystery.</text:p>
          </table:table-cell>
          <table:table-cell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PHACT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Alph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9">
            <text:p>39</text:p>
          </table:table-cell>
          <table:table-cell office:value-type="float" office:value="38.94103">
            <text:p>38.94103</text:p>
          </table:table-cell>
          <table:table-cell office:value-type="float" office:value="-34">
            <text:p>-34</text:p>
          </table:table-cell>
          <table:table-cell office:value-type="float" office:value="4">
            <text:p>4</text:p>
          </table:table-cell>
          <table:table-cell office:value-type="float" office:value="26.795">
            <text:p>26.795</text:p>
          </table:table-cell>
          <table:table-cell office:value-type="float" office:value="1.4819984127">
            <text:p>1.4819984127</text:p>
          </table:table-cell>
          <table:table-cell office:value-type="float" office:value="-0.5947054043">
            <text:p>-0.5947054043</text:p>
          </table:table-cell>
          <table:table-cell office:value-type="float" office:value="2.645">
            <text:p>2.645</text:p>
          </table:table-cell>
          <table:table-cell office:value-type="string">
            <text:p>B7 IV</text:p>
          </table:table-cell>
          <table:table-cell office:value-type="float" office:value="4.5">
            <text:p>4.5</text:p>
          </table:table-cell>
          <table:table-cell/>
          <table:table-cell office:value-type="string">
            <text:p>A-subgiant, home of Mens, a planet-sized computer from the second empire. It has been defragmenting for two cosmic years.</text:p>
          </table:table-cell>
          <table:table-cell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PHAD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amma Ursae Major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3">
            <text:p>53</text:p>
          </table:table-cell>
          <table:table-cell office:value-type="float" office:value="49.84732">
            <text:p>49.84732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float" office:value="41.135">
            <text:p>41.135</text:p>
          </table:table-cell>
          <table:table-cell office:value-type="float" office:value="3.1146743911">
            <text:p>3.1146743911</text:p>
          </table:table-cell>
          <table:table-cell office:value-type="float" office:value="0.9371503482">
            <text:p>0.9371503482</text:p>
          </table:table-cell>
          <table:table-cell office:value-type="float" office:value="2.438">
            <text:p>2.438</text:p>
          </table:table-cell>
          <table:table-cell office:value-type="string">
            <text:p>A0 Ve</text:p>
          </table:table-cell>
          <table:table-cell office:value-type="float" office:value="2.62">
            <text:p>2.62</text:p>
          </table:table-cell>
          <table:table-cell/>
          <table:table-cell office:value-type="string">
            <text:p>Home system of the Patterners, an order of demiurges responsible for attitudes, dispositions and trends.</text:p>
          </table:table-cell>
          <table:table-cell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PHERKAD MAJ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Gamma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43.71604">
            <text:p>43.71604</text:p>
          </table:table-cell>
          <table:table-cell office:value-type="float" office:value="71">
            <text:p>71</text:p>
          </table:table-cell>
          <table:table-cell office:value-type="float" office:value="50">
            <text:p>50</text:p>
          </table:table-cell>
          <table:table-cell office:value-type="float" office:value="2.4596">
            <text:p>2.4596</text:p>
          </table:table-cell>
          <table:table-cell office:value-type="float" office:value="4.0174363997">
            <text:p>4.0174363997</text:p>
          </table:table-cell>
          <table:table-cell office:value-type="float" office:value="1.2537401038">
            <text:p>1.2537401038</text:p>
          </table:table-cell>
          <table:table-cell office:value-type="float" office:value="3.05">
            <text:p>3.05</text:p>
          </table:table-cell>
          <table:table-cell office:value-type="string">
            <text:p>A3 Iab:</text:p>
          </table:table-cell>
          <table:table-cell table:number-columns-repeated="2"/>
          <table:table-cell office:value-type="string">
            <text:p>Capital star of the least efficient stellar empire in history, whence the phrase "completely Pherkad".</text:p>
          </table:table-cell>
          <table:table-cell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PHERKAD MINOR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11 Ursae Minor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5.89">
            <text:p>5.89</text:p>
          </table:table-cell>
          <table:table-cell office:value-type="float" office:value="71">
            <text:p>71</text:p>
          </table:table-cell>
          <table:table-cell office:value-type="float" office:value="49">
            <text:p>49</text:p>
          </table:table-cell>
          <table:table-cell office:value-type="float" office:value="26">
            <text:p>26</text:p>
          </table:table-cell>
          <table:table-cell office:value-type="float" office:value="4.0015956431">
            <text:p>4.0015956431</text:p>
          </table:table-cell>
          <table:table-cell office:value-type="float" office:value="1.2535633427">
            <text:p>1.2535633427</text:p>
          </table:table-cell>
          <table:table-cell office:value-type="float" office:value="5.024">
            <text:p>5.024</text:p>
          </table:table-cell>
          <table:table-cell office:value-type="string">
            <text:p>K4III</text:p>
          </table:table-cell>
          <table:table-cell office:value-type="string">
            <text:p>1.8 ± 0.25</text:p>
          </table:table-cell>
          <table:table-cell/>
          <table:table-cell office:value-type="string">
            <text:p>K-giant, established as backup capital and audit mirror of the empire of PHERKAD MAJOR (q.v.).</text:p>
          </table:table-cell>
          <table:table-cell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PHORBACEUS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72 Ophiuch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21.02">
            <text:p>21.02</text:p>
          </table:table-cell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 office:value-type="float" office:value="49.2">
            <text:p>49.2</text:p>
          </table:table-cell>
          <table:table-cell office:value-type="float" office:value="4.7444608598">
            <text:p>4.7444608598</text:p>
          </table:table-cell>
          <table:table-cell office:value-type="float" office:value="0.1669174719">
            <text:p>0.1669174719</text:p>
          </table:table-cell>
          <table:table-cell office:value-type="float" office:value="3.71">
            <text:p>3.7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Scene of an ancient atrocity, constellations in which it appears were expunged from the zodiacs of many worlds.</text:p>
          </table:table-cell>
          <table:table-cell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PLEIONE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8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11.2161">
            <text:p>11.2161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12.163">
            <text:p>12.163</text:p>
          </table:table-cell>
          <table:table-cell office:value-type="float" office:value="1.0000166546">
            <text:p>1.0000166546</text:p>
          </table:table-cell>
          <table:table-cell office:value-type="float" office:value="0.421265094">
            <text:p>0.421265094</text:p>
          </table:table-cell>
          <table:table-cell office:value-type="float" office:value="5.048">
            <text:p>5.048</text:p>
          </table:table-cell>
          <table:table-cell office:value-type="string">
            <text:p>B8IVpe </text:p>
          </table:table-cell>
          <table:table-cell office:value-type="float" office:value="3.4">
            <text:p>3.4</text:p>
          </table:table-cell>
          <table:table-cell/>
          <table:table-cell office:value-type="string">
            <text:p>Blue giant whose variability is due to a circumstellar gas disk, polar winds, a mild inferiority complex and tidal mumps.</text:p>
          </table:table-cell>
          <table:table-cell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POLARI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Alpha Ursae Minoris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9.09">
            <text:p>49.09</text:p>
          </table:table-cell>
          <table:table-cell office:value-type="float" office:value="89">
            <text:p>89</text:p>
          </table:table-cell>
          <table:table-cell office:value-type="float" office:value="15">
            <text:p>15</text:p>
          </table:table-cell>
          <table:table-cell office:value-type="float" office:value="50.8">
            <text:p>50.8</text:p>
          </table:table-cell>
          <table:table-cell office:value-type="float" office:value="0.6624317182">
            <text:p>0.6624317182</text:p>
          </table:table-cell>
          <table:table-cell office:value-type="float" office:value="1.5579526428">
            <text:p>1.5579526428</text:p>
          </table:table-cell>
          <table:table-cell office:value-type="float" office:value="1.97">
            <text:p>1.9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Current lodestar of Earth, a grand star system whose many species are yet haunted by dreams of navigating apes.</text:p>
          </table:table-cell>
          <table:table-cell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POLARIS AUSTRALIS</text:p>
          </table:table-cell>
          <table:table-cell table:number-columns-repeated="2"/>
          <table:table-cell office:value-type="string">
            <text:p>Octantis</text:p>
          </table:table-cell>
          <table:table-cell office:value-type="string">
            <text:p>Sigma Octantis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46.8">
            <text:p>46.8</text:p>
          </table:table-cell>
          <table:table-cell office:value-type="float" office:value="-88">
            <text:p>-88</text:p>
          </table:table-cell>
          <table:table-cell office:value-type="float" office:value="57">
            <text:p>57</text:p>
          </table:table-cell>
          <table:table-cell office:value-type="float" office:value="23">
            <text:p>23</text:p>
          </table:table-cell>
          <table:table-cell office:value-type="float" office:value="5.5360971209">
            <text:p>5.5360971209</text:p>
          </table:table-cell>
          <table:table-cell office:value-type="float" office:value="1.5525818768">
            <text:p>1.5525818768</text:p>
          </table:table-cell>
          <table:table-cell office:value-type="float" office:value="5.42">
            <text:p>5.42</text:p>
          </table:table-cell>
          <table:table-cell office:value-type="string">
            <text:p>F0 III</text:p>
          </table:table-cell>
          <table:table-cell table:number-columns-repeated="2"/>
          <table:table-cell office:value-type="string">
            <text:p>Earth's southern Pole Star, its insufficient wattage was condemned in the proceedings of the Lodestar Club.</text:p>
          </table:table-cell>
          <table:table-cell/>
        </table:table-row>
        <table:table-row table:style-name="ro1">
          <table:table-cell office:value-type="float" office:value="269">
            <text:p>269</text:p>
          </table:table-cell>
          <table:table-cell office:value-type="string">
            <text:p>POLIS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Mu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45.8">
            <text:p>45.8</text:p>
          </table:table-cell>
          <table:table-cell office:value-type="float" office:value="-21">
            <text:p>-21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.7724428511">
            <text:p>4.7724428511</text:p>
          </table:table-cell>
          <table:table-cell office:value-type="float" office:value="0.3675469479">
            <text:p>0.3675469479</text:p>
          </table:table-cell>
          <table:table-cell office:value-type="float" office:value="3.84">
            <text:p>3.84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Quadruple system networked by the Skein and bustling with traffic, its inhabitants think orbits are for "rubes".</text:p>
          </table:table-cell>
          <table:table-cell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POLLUX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Be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18.94987">
            <text:p>18.94987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34.316">
            <text:p>34.316</text:p>
          </table:table-cell>
          <table:table-cell office:value-type="float" office:value="2.0303233289">
            <text:p>2.0303233289</text:p>
          </table:table-cell>
          <table:table-cell office:value-type="float" office:value="0.4891494474">
            <text:p>0.4891494474</text:p>
          </table:table-cell>
          <table:table-cell office:value-type="float" office:value="1.15">
            <text:p>1.15</text:p>
          </table:table-cell>
          <table:table-cell office:value-type="string">
            <text:p>K0 III</text:p>
          </table:table-cell>
          <table:table-cell office:value-type="string">
            <text:p>2.04 ± 0.3</text:p>
          </table:table-cell>
          <table:table-cell/>
          <table:table-cell office:value-type="string">
            <text:p>K-giant whose one planet has one moon with one mountain with one cave in which lives one creature, named Pollux.</text:p>
          </table:table-cell>
          <table:table-cell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PORRI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Gamm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41">
            <text:p>41</text:p>
          </table:table-cell>
          <table:table-cell office:value-type="float" office:value="39.64344">
            <text:p>39.64344</text:p>
          </table:table-cell>
          <table:table-cell office:value-type="float" office:value="-1">
            <text:p>-1</text:p>
          </table:table-cell>
          <table:table-cell office:value-type="float" office:value="26">
            <text:p>26</text:p>
          </table:table-cell>
          <table:table-cell office:value-type="float" office:value="57.7421">
            <text:p>57.7421</text:p>
          </table:table-cell>
          <table:table-cell office:value-type="float" office:value="3.3233718542">
            <text:p>3.3233718542</text:p>
          </table:table-cell>
          <table:table-cell office:value-type="float" office:value="-0.0252963275">
            <text:p>-0.0252963275</text:p>
          </table:table-cell>
          <table:table-cell office:value-type="float" office:value="2.7">
            <text:p>2.7</text:p>
          </table:table-cell>
          <table:table-cell office:value-type="string">
            <text:p>F0 V/F0 V</text:p>
          </table:table-cell>
          <table:table-cell table:number-columns-repeated="2"/>
          <table:table-cell office:value-type="string">
            <text:p>Home to the Time Ladies, demiurges charged with averting, or rendering instructive or amusing, causality paradoxes.</text:p>
          </table:table-cell>
          <table:table-cell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PRAECIPUA</text:p>
          </table:table-cell>
          <table:table-cell table:number-columns-repeated="2"/>
          <table:table-cell office:value-type="string">
            <text:p>Leonis Minoris</text:p>
          </table:table-cell>
          <table:table-cell office:value-type="string">
            <text:p>46 Leonis Min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53">
            <text:p>53</text:p>
          </table:table-cell>
          <table:table-cell office:value-type="float" office:value="18.70487">
            <text:p>18.70487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office:value-type="float" office:value="53.5375">
            <text:p>53.5375</text:p>
          </table:table-cell>
          <table:table-cell office:value-type="float" office:value="2.8506102604">
            <text:p>2.8506102604</text:p>
          </table:table-cell>
          <table:table-cell office:value-type="float" office:value="0.5971621613">
            <text:p>0.5971621613</text:p>
          </table:table-cell>
          <table:table-cell office:value-type="float" office:value="3.83">
            <text:p>3.83</text:p>
          </table:table-cell>
          <table:table-cell office:value-type="string">
            <text:p>K0+III-IV</text:p>
          </table:table-cell>
          <table:table-cell table:number-columns-repeated="2"/>
          <table:table-cell office:value-type="string">
            <text:p>K-subgiant at the fixed point of our Galaxy; a foldspace drive activated here will take you exactly nowhere.</text:p>
          </table:table-cell>
          <table:table-cell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PRIM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35.39148">
            <text:p>35.39148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  <table:table-cell office:value-type="float" office:value="56.157">
            <text:p>56.157</text:p>
          </table:table-cell>
          <table:table-cell office:value-type="float" office:value="0.2992797139">
            <text:p>0.2992797139</text:p>
          </table:table-cell>
          <table:table-cell office:value-type="float" office:value="-0.1777140641">
            <text:p>-0.1777140641</text:p>
          </table:table-cell>
          <table:table-cell office:value-type="float" office:value="3.446">
            <text:p>3.446</text:p>
          </table:table-cell>
          <table:table-cell office:value-type="string">
            <text:p>K1 III</text:p>
          </table:table-cell>
          <table:table-cell office:value-type="string">
            <text:p>1.0–1.4</text:p>
          </table:table-cell>
          <table:table-cell/>
          <table:table-cell office:value-type="string">
            <text:p>Robust, peppery red giant with subtle tobacco and chocolate notes, an excellent complement to rare earths.</text:p>
          </table:table-cell>
          <table:table-cell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PRIM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Gamma Taur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7.6037">
            <text:p>47.6037</text:p>
          </table:table-cell>
          <table:table-cell office:value-type="float" office:value="15">
            <text:p>15</text:p>
          </table:table-cell>
          <table:table-cell office:value-type="float" office:value="37">
            <text:p>37</text:p>
          </table:table-cell>
          <table:table-cell office:value-type="float" office:value="39.512">
            <text:p>39.512</text:p>
          </table:table-cell>
          <table:table-cell table:number-columns-repeated="2"/>
          <table:table-cell office:value-type="float" office:value="3.65">
            <text:p>3.65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home to the oldest civilisation in the Hyades, an echinoderm race famed for poetry and lava-sculpting.</text:p>
          </table:table-cell>
          <table:table-cell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PRINCEP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Delta Boötis</text:p>
          </table:table-cell>
          <table:table-cell office:value-type="string">
            <text:p>cache</text:p>
          </table:table-cell>
          <table:table-cell table:number-columns-repeated="2" office:value-type="float" office:value="15">
            <text:p>15</text:p>
          </table:table-cell>
          <table:table-cell office:value-type="float" office:value="30.16295">
            <text:p>30.16295</text:p>
          </table:table-cell>
          <table:table-cell office:value-type="float" office:value="33">
            <text:p>33</text:p>
          </table:table-cell>
          <table:table-cell office:value-type="float" office:value="18">
            <text:p>18</text:p>
          </table:table-cell>
          <table:table-cell office:value-type="float" office:value="53.3926">
            <text:p>53.3926</text:p>
          </table:table-cell>
          <table:table-cell office:value-type="float" office:value="3.9946341756">
            <text:p>3.9946341756</text:p>
          </table:table-cell>
          <table:table-cell office:value-type="float" office:value="0.5814534955">
            <text:p>0.5814534955</text:p>
          </table:table-cell>
          <table:table-cell office:value-type="float" office:value="3.5">
            <text:p>3.5</text:p>
          </table:table-cell>
          <table:table-cell office:value-type="string">
            <text:p>G8 III</text:p>
          </table:table-cell>
          <table:table-cell table:number-columns-repeated="2"/>
          <table:table-cell office:value-type="string">
            <text:p>Rare example of a purple dwarf, a volatile star with high-energy emissions over a wide range of musical genres.</text:p>
          </table:table-cell>
          <table:table-cell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PROCYON</text:p>
          </table:table-cell>
          <table:table-cell table:number-columns-repeated="2"/>
          <table:table-cell office:value-type="string">
            <text:p>Canis Minoris</text:p>
          </table:table-cell>
          <table:table-cell office:value-type="string">
            <text:p>Alpha Canis Min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18.1195">
            <text:p>18.119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29.9552">
            <text:p>29.9552</text:p>
          </table:table-cell>
          <table:table-cell office:value-type="float" office:value="2.0040830039">
            <text:p>2.0040830039</text:p>
          </table:table-cell>
          <table:table-cell office:value-type="float" office:value="0.0911932362">
            <text:p>0.0911932362</text:p>
          </table:table-cell>
          <table:table-cell office:value-type="float" office:value="0.34">
            <text:p>0.34</text:p>
          </table:table-cell>
          <table:table-cell office:value-type="string">
            <text:p>F5 IV–V</text:p>
          </table:table-cell>
          <table:table-cell office:value-type="string">
            <text:p>1.42 ± 0.04</text:p>
          </table:table-cell>
          <table:table-cell/>
          <table:table-cell office:value-type="string">
            <text:p>F-subgiant, its white dwarf companion is host to a dragon colony that migrated from SOL in the distant past.</text:p>
          </table:table-cell>
          <table:table-cell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PULCHERRIMA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Epsilon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4">
            <text:p>44</text:p>
          </table:table-cell>
          <table:table-cell office:value-type="float" office:value="59.21746">
            <text:p>59.21746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.2099">
            <text:p>27.2099</text:p>
          </table:table-cell>
          <table:table-cell office:value-type="float" office:value="3.8614840621">
            <text:p>3.8614840621</text:p>
          </table:table-cell>
          <table:table-cell office:value-type="float" office:value="0.4725343682">
            <text:p>0.4725343682</text:p>
          </table:table-cell>
          <table:table-cell office:value-type="float" office:value="2.37">
            <text:p>2.37</text:p>
          </table:table-cell>
          <table:table-cell office:value-type="string">
            <text:p>K0 II-III</text:p>
          </table:table-cell>
          <table:table-cell office:value-type="float" office:value="4.6">
            <text:p>4.6</text:p>
          </table:table-cell>
          <table:table-cell/>
          <table:table-cell office:value-type="string">
            <text:p>Beautiful if narcissistic binary pair, a white sphere and an orange, tidally locked in mutual adoration.</text:p>
          </table:table-cell>
          <table:table-cell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QUAR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Zeta Ceti</text:p>
          </table:table-cell>
          <table:table-cell office:value-type="string">
            <text:p>No coords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28">
            <text:p>28</text:p>
          </table:table-cell>
          <table:table-cell office:value-type="float" office:value="-10">
            <text:p>-10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3.9">
            <text:p>3.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 whose desert planet was colonised by a hominid species expert at believing their own legal fictions.</text:p>
          </table:table-cell>
          <table:table-cell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QUINT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Upsilon Ceti</text:p>
          </table:table-cell>
          <table:table-cell office:value-type="string">
            <text:p>cach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31">
            <text:p>0.31</text:p>
          </table:table-cell>
          <table:table-cell office:value-type="float" office:value="-21">
            <text:p>-21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0.5236213194">
            <text:p>0.5236213194</text:p>
          </table:table-cell>
          <table:table-cell office:value-type="float" office:value="0.3678766212">
            <text:p>0.3678766212</text:p>
          </table:table-cell>
          <table:table-cell office:value-type="float" office:value="3.99">
            <text:p>3.99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Red giant orbited by a strange megastructure thought by scholars to be a prison, hospital, ship or resort.</text:p>
          </table:table-cell>
          <table:table-cell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RAN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Delt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14.9">
            <text:p>14.9</text:p>
          </table:table-cell>
          <table:table-cell office:value-type="float" office:value="-9">
            <text:p>-9</text:p>
          </table:table-cell>
          <table:table-cell office:value-type="float" office:value="45">
            <text:p>45</text:p>
          </table:table-cell>
          <table:table-cell office:value-type="float" office:value="48.2">
            <text:p>48.2</text:p>
          </table:table-cell>
          <table:table-cell office:value-type="float" office:value="0.9741046166">
            <text:p>0.9741046166</text:p>
          </table:table-cell>
          <table:table-cell office:value-type="float" office:value="-0.1704032823">
            <text:p>-0.1704032823</text:p>
          </table:table-cell>
          <table:table-cell office:value-type="float" office:value="3.54">
            <text:p>3.54</text:p>
          </table:table-cell>
          <table:table-cell office:value-type="string">
            <text:p>K0 IV</text:p>
          </table:table-cell>
          <table:table-cell office:value-type="string">
            <text:p>1.33 ± 0.07</text:p>
          </table:table-cell>
          <table:table-cell/>
          <table:table-cell office:value-type="string">
            <text:p>K-subgiant with planetary companion bearing biosphere spectral fingerprint BRKE7E7E7E7 ("swamp planet")</text:p>
          </table:table-cell>
          <table:table-cell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RAS ALGETH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Alph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38.8">
            <text:p>38.8</text:p>
          </table:table-cell>
          <table:table-cell office:value-type="float" office:value="14">
            <text:p>1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4.514497732">
            <text:p>4.514497732</text:p>
          </table:table-cell>
          <table:table-cell office:value-type="float" office:value="0.2511577275">
            <text:p>0.2511577275</text:p>
          </table:table-cell>
          <table:table-cell office:value-type="float" office:value="3">
            <text:p>3</text:p>
          </table:table-cell>
          <table:table-cell office:value-type="string">
            <text:p>M5IIvar / (G5III+F2V)</text:p>
          </table:table-cell>
          <table:table-cell office:value-type="string">
            <text:p>2.15 ± 0.22</text:p>
          </table:table-cell>
          <table:table-cell/>
          <table:table-cell office:value-type="string">
            <text:p>Home to a planet-wide sentient ocean whose enigmatic signals are now thought to mean: "HELP, I CAN'T GET UP".</text:p>
          </table:table-cell>
          <table:table-cell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RAS ALHAGUE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Alph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6.06945">
            <text:p>56.06945</text:p>
          </table:table-cell>
          <table:table-cell office:value-type="float" office:value="12">
            <text:p>12</text:p>
          </table:table-cell>
          <table:table-cell office:value-type="float" office:value="33">
            <text:p>33</text:p>
          </table:table-cell>
          <table:table-cell office:value-type="float" office:value="36.1346">
            <text:p>36.1346</text:p>
          </table:table-cell>
          <table:table-cell office:value-type="float" office:value="4.6030200645">
            <text:p>4.6030200645</text:p>
          </table:table-cell>
          <table:table-cell office:value-type="float" office:value="0.2192140066">
            <text:p>0.2192140066</text:p>
          </table:table-cell>
          <table:table-cell office:value-type="float" office:value="2.1">
            <text:p>2.1</text:p>
          </table:table-cell>
          <table:table-cell office:value-type="string">
            <text:p>A5 III</text:p>
          </table:table-cell>
          <table:table-cell office:value-type="string">
            <text:p>2.40{{+-</text:p>
          </table:table-cell>
          <table:table-cell/>
          <table:table-cell office:value-type="string">
            <text:p>White star, site of the Court of Relativity, with jurisdiction over spacelike precedence and looped successions.</text:p>
          </table:table-cell>
          <table:table-cell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RAS ELASED AUSTR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Epsil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51.0733">
            <text:p>51.0733</text:p>
          </table:table-cell>
          <table:table-cell office:value-type="float" office:value="23">
            <text:p>23</text:p>
          </table:table-cell>
          <table:table-cell office:value-type="float" office:value="46">
            <text:p>46</text:p>
          </table:table-cell>
          <table:table-cell office:value-type="float" office:value="27.3208">
            <text:p>27.3208</text:p>
          </table:table-cell>
          <table:table-cell office:value-type="float" office:value="2.5562581862">
            <text:p>2.5562581862</text:p>
          </table:table-cell>
          <table:table-cell office:value-type="float" office:value="0.4149390405">
            <text:p>0.4149390405</text:p>
          </table:table-cell>
          <table:table-cell office:value-type="float" office:value="2.98">
            <text:p>2.98</text:p>
          </table:table-cell>
          <table:table-cell office:value-type="string">
            <text:p>G1 II</text:p>
          </table:table-cell>
          <table:table-cell office:value-type="float" office:value="4.01">
            <text:p>4.01</text:p>
          </table:table-cell>
          <table:table-cell/>
          <table:table-cell office:value-type="string">
            <text:p>Prosperous system which punishes any migrants whose desperation reminds the inhabitants how lucky they are.</text:p>
          </table:table-cell>
          <table:table-cell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RAS ELASED BOREALI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Mu Leonis</text:p>
          </table:table-cell>
          <table:table-cell office:value-type="string">
            <text:p>No coords</text:p>
          </table:table-cell>
          <table:table-cell office:value-type="float" office:value="9">
            <text:p>9</text:p>
          </table:table-cell>
          <table:table-cell office:value-type="float" office:value="52">
            <text:p>52</text:p>
          </table:table-cell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Whiter-than-white star, a projection of the dreams of the ruling caste of RAS ELASED AUSTRALIS (q.v.)</text:p>
          </table:table-cell>
          <table:table-cell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RASTA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Beta Dracon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float" office:value="25.9617">
            <text:p>25.9617</text:p>
          </table:table-cell>
          <table:table-cell office:value-type="float" office:value="52">
            <text:p>52</text:p>
          </table:table-cell>
          <table:table-cell office:value-type="float" office:value="18">
            <text:p>18</text:p>
          </table:table-cell>
          <table:table-cell office:value-type="float" office:value="4.9993">
            <text:p>4.9993</text:p>
          </table:table-cell>
          <table:table-cell office:value-type="float" office:value="4.5833772746">
            <text:p>4.5833772746</text:p>
          </table:table-cell>
          <table:table-cell office:value-type="float" office:value="0.9128314361">
            <text:p>0.9128314361</text:p>
          </table:table-cell>
          <table:table-cell office:value-type="float" office:value="2.79">
            <text:p>2.79</text:p>
          </table:table-cell>
          <table:table-cell office:value-type="string">
            <text:p>G2 Ib–IIa</text:p>
          </table:table-cell>
          <table:table-cell office:value-type="string">
            <text:p>6.0 ± 0.2</text:p>
          </table:table-cell>
          <table:table-cell/>
          <table:table-cell office:value-type="string">
            <text:p>Location of Yll's homeworld, devasted by dragons in her youth, an event which triggered her scientific career.</text:p>
          </table:table-cell>
          <table:table-cell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REGOR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Gamma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31.95013">
            <text:p>31.95013</text:p>
          </table:table-cell>
          <table:table-cell office:value-type="float" office:value="-47">
            <text:p>-47</text:p>
          </table:table-cell>
          <table:table-cell office:value-type="float" office:value="20">
            <text:p>20</text:p>
          </table:table-cell>
          <table:table-cell office:value-type="float" office:value="11.7108">
            <text:p>11.7108</text:p>
          </table:table-cell>
          <table:table-cell office:value-type="float" office:value="2.1359884896">
            <text:p>2.1359884896</text:p>
          </table:table-cell>
          <table:table-cell office:value-type="float" office:value="-0.8261792882">
            <text:p>-0.8261792882</text:p>
          </table:table-cell>
          <table:table-cell office:value-type="float" office:value="1.78">
            <text:p>1.78</text:p>
          </table:table-cell>
          <table:table-cell office:value-type="string">
            <text:p>O</text:p>
          </table:table-cell>
          <table:table-cell table:style-name="ce1" office:value-type="string">
            <text:p>9/30</text:p>
          </table:table-cell>
          <table:table-cell/>
          <table:table-cell office:value-type="string">
            <text:p>Vast Wolf-Rayet star orbiting a hot O-dwarf, emitting gas clouds said to haunted by the ghosts of ancient astronauts.</text:p>
          </table:table-cell>
          <table:table-cell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REGULUS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Alpha Leonis</text:p>
          </table:table-cell>
          <table:table-cell office:value-type="string">
            <text:p>No coords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.35">
            <text:p>1.35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Lost quadruple system, its final message: "OH SUITCASES FULL OF BLUE PUPPETS, SAVE US FROM THE PLIGHT OF LITTLE KING!"</text:p>
          </table:table-cell>
          <table:table-cell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REVENANTE OF THE SWAN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P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47.2018">
            <text:p>47.201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.549">
            <text:p>58.549</text:p>
          </table:table-cell>
          <table:table-cell office:value-type="float" office:value="5.313596861">
            <text:p>5.313596861</text:p>
          </table:table-cell>
          <table:table-cell office:value-type="float" office:value="0.6637998575">
            <text:p>0.6637998575</text:p>
          </table:table-cell>
          <table:table-cell office:value-type="float" office:value="4.795">
            <text:p>4.795</text:p>
          </table:table-cell>
          <table:table-cell office:value-type="string">
            <text:p>B1Ia+</text:p>
          </table:table-cell>
          <table:table-cell office:value-type="float" office:value="30">
            <text:p>30</text:p>
          </table:table-cell>
          <table:table-cell/>
          <table:table-cell office:value-type="string">
            <text:p>Distant, undead star, a haggard giant, brightening in visible frequencies as it dims in the ultraviolet.</text:p>
          </table:table-cell>
          <table:table-cell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RIGEL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Bet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2.2721">
            <text:p>32.2721</text:p>
          </table:table-cell>
          <table:table-cell office:value-type="float" office:value="-8">
            <text:p>-8</text:p>
          </table:table-cell>
          <table:table-cell office:value-type="float" office:value="12">
            <text:p>12</text:p>
          </table:table-cell>
          <table:table-cell office:value-type="float" office:value="5.8981">
            <text:p>5.8981</text:p>
          </table:table-cell>
          <table:table-cell office:value-type="float" office:value="1.3724303562">
            <text:p>1.3724303562</text:p>
          </table:table-cell>
          <table:table-cell office:value-type="float" office:value="-0.1431455935">
            <text:p>-0.1431455935</text:p>
          </table:table-cell>
          <table:table-cell office:value-type="float" office:value="0.12">
            <text:p>0.12</text:p>
          </table:table-cell>
          <table:table-cell office:value-type="string">
            <text:p>B8 Ia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Blue supergiant, gateway to Orion. Famous as the home system of a band of legendary AI warriors, the Rigel Ro-Friends.</text:p>
          </table:table-cell>
          <table:table-cell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RIGIL KENTAURUS</text:p>
          </table:table-cell>
          <table:table-cell table:number-columns-repeated="2"/>
          <table:table-cell office:value-type="string">
            <text:p>Centauri</text:p>
          </table:table-cell>
          <table:table-cell office:value-type="string">
            <text:p>Alpha Centauri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9">
            <text:p>39</text:p>
          </table:table-cell>
          <table:table-cell office:value-type="float" office:value="36.4951">
            <text:p>36.4951</text:p>
          </table:table-cell>
          <table:table-cell office:value-type="float" office:value="-60">
            <text:p>-60</text:p>
          </table:table-cell>
          <table:table-cell office:value-type="float" office:value="50">
            <text:p>50</text:p>
          </table:table-cell>
          <table:table-cell office:value-type="float" office:value="2.308">
            <text:p>2.308</text:p>
          </table:table-cell>
          <table:table-cell office:value-type="float" office:value="3.8380150298">
            <text:p>3.8380150298</text:p>
          </table:table-cell>
          <table:table-cell office:value-type="float" office:value="-1.0617531511">
            <text:p>-1.0617531511</text:p>
          </table:table-cell>
          <table:table-cell office:value-type="float" office:value="-0.27">
            <text:p>-0.27</text:p>
          </table:table-cell>
          <table:table-cell office:value-type="string">
            <text:p>G2 V</text:p>
          </table:table-cell>
          <table:table-cell office:value-type="float" office:value="1.1">
            <text:p>1.1</text:p>
          </table:table-cell>
          <table:table-cell/>
          <table:table-cell office:value-type="string">
            <text:p>Triple system inhabited by centaurs, the coincidence of names being a race-memory of their brief visit to SOL.</text:p>
          </table:table-cell>
          <table:table-cell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RIJL AL AWW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Mu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3">
            <text:p>43</text:p>
          </table:table-cell>
          <table:table-cell office:value-type="float" office:value="3.6">
            <text:p>3.6</text:p>
          </table:table-cell>
          <table:table-cell office:value-type="float" office:value="-5">
            <text:p>-5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office:value-type="float" office:value="3.8530761232">
            <text:p>3.8530761232</text:p>
          </table:table-cell>
          <table:table-cell office:value-type="float" office:value="0.0987565468">
            <text:p>0.0987565468</text:p>
          </table:table-cell>
          <table:table-cell office:value-type="float" office:value="3.87">
            <text:p>3.8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F-dwarf, its second planet home to an urbane species of pack predator who melodiously call to multiple moons.</text:p>
          </table:table-cell>
          <table:table-cell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ROTANEV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Bet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7">
            <text:p>37</text:p>
          </table:table-cell>
          <table:table-cell office:value-type="float" office:value="32.9413">
            <text:p>32.9413</text:p>
          </table:table-cell>
          <table:table-cell office:value-type="float" office:value="14">
            <text:p>14</text:p>
          </table:table-cell>
          <table:table-cell office:value-type="float" office:value="35">
            <text:p>35</text:p>
          </table:table-cell>
          <table:table-cell office:value-type="float" office:value="42.3195">
            <text:p>42.3195</text:p>
          </table:table-cell>
          <table:table-cell office:value-type="float" office:value="5.3998262707">
            <text:p>5.3998262707</text:p>
          </table:table-cell>
          <table:table-cell office:value-type="float" office:value="0.2547323533">
            <text:p>0.2547323533</text:p>
          </table:table-cell>
          <table:table-cell office:value-type="float" office:value="3.6">
            <text:p>3.6</text:p>
          </table:table-cell>
          <table:table-cell office:value-type="string">
            <text:p>F5 III + F5 IV</text:p>
          </table:table-cell>
          <table:table-cell office:value-type="string">
            <text:p>1.75 ± 0.002</text:p>
          </table:table-cell>
          <table:table-cell/>
          <table:table-cell office:value-type="string">
            <text:p>F-binary pair, astronomer Niccolò Cacciatore gave it the reversed Latin form of his own surname. See also: SUALOCIN.</text:p>
          </table:table-cell>
          <table:table-cell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RUCHBA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Omega2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18.8163">
            <text:p>18.8163</text:p>
          </table:table-cell>
          <table:table-cell office:value-type="float" office:value="49">
            <text:p>49</text:p>
          </table:table-cell>
          <table:table-cell office:value-type="float" office:value="13">
            <text:p>13</text:p>
          </table:table-cell>
          <table:table-cell office:value-type="float" office:value="13.07">
            <text:p>13.07</text:p>
          </table:table-cell>
          <table:table-cell office:value-type="float" office:value="5.3671449703">
            <text:p>5.3671449703</text:p>
          </table:table-cell>
          <table:table-cell office:value-type="float" office:value="0.8543660346">
            <text:p>0.8543660346</text:p>
          </table:table-cell>
          <table:table-cell office:value-type="float" office:value="5.44">
            <text:p>5.44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M-A binary. A probe launched from this system into a nearby flexure point of the galactic animal caused the Great Voidquake.</text:p>
          </table:table-cell>
          <table:table-cell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RUCHBAH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Delta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48.95147">
            <text:p>48.95147</text:p>
          </table:table-cell>
          <table:table-cell office:value-type="float" office:value="60">
            <text:p>60</text:p>
          </table:table-cell>
          <table:table-cell office:value-type="float" office:value="14">
            <text:p>14</text:p>
          </table:table-cell>
          <table:table-cell office:value-type="float" office:value="7.0225">
            <text:p>7.0225</text:p>
          </table:table-cell>
          <table:table-cell office:value-type="float" office:value="0.3744423174">
            <text:p>0.3744423174</text:p>
          </table:table-cell>
          <table:table-cell office:value-type="float" office:value="1.0513040322">
            <text:p>1.0513040322</text:p>
          </table:table-cell>
          <table:table-cell office:value-type="float" office:value="2.68">
            <text:p>2.68</text:p>
          </table:table-cell>
          <table:table-cell office:value-type="string">
            <text:p>A5III-IVv</text:p>
          </table:table-cell>
          <table:table-cell office:value-type="float" office:value="2.5">
            <text:p>2.5</text:p>
          </table:table-cell>
          <table:table-cell/>
          <table:table-cell office:value-type="string">
            <text:p>Bright young giant star which has exhausted both its supplies of hydrogen and its parent cluster's patience.</text:p>
          </table:table-cell>
          <table:table-cell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RUKBALGETHI GENUB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he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6">
            <text:p>56</text:p>
          </table:table-cell>
          <table:table-cell office:value-type="float" office:value="15.1805">
            <text:p>15.180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office:value-type="float" office:value="1.941">
            <text:p>1.941</text:p>
          </table:table-cell>
          <table:table-cell office:value-type="float" office:value="4.696039645">
            <text:p>4.696039645</text:p>
          </table:table-cell>
          <table:table-cell office:value-type="float" office:value="0.6501445566">
            <text:p>0.6501445566</text:p>
          </table:table-cell>
          <table:table-cell office:value-type="float" office:value="3.851">
            <text:p>3.851</text:p>
          </table:table-cell>
          <table:table-cell office:value-type="string">
            <text:p>K1IIaCN</text:p>
          </table:table-cell>
          <table:table-cell office:value-type="float" office:value="6.5">
            <text:p>6.5</text:p>
          </table:table-cell>
          <table:table-cell/>
          <table:table-cell office:value-type="string">
            <text:p>The "Southern Knee", at war with RUKBALGETHI SHEMALI (q.v.) following a disputed refereeing decision.</text:p>
          </table:table-cell>
          <table:table-cell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RUKBALGETHI SHEMALI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Tau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4.4368">
            <text:p>44.4368</text:p>
          </table:table-cell>
          <table:table-cell office:value-type="float" office:value="46">
            <text:p>46</text:p>
          </table:table-cell>
          <table:table-cell office:value-type="float" office:value="18">
            <text:p>18</text:p>
          </table:table-cell>
          <table:table-cell office:value-type="float" office:value="48.119">
            <text:p>48.119</text:p>
          </table:table-cell>
          <table:table-cell office:value-type="float" office:value="4.2749248795">
            <text:p>4.2749248795</text:p>
          </table:table-cell>
          <table:table-cell office:value-type="float" office:value="0.8083207312">
            <text:p>0.8083207312</text:p>
          </table:table-cell>
          <table:table-cell office:value-type="float" office:value="3.89">
            <text:p>3.89</text:p>
          </table:table-cell>
          <table:table-cell office:value-type="string">
            <text:p>B5 IV</text:p>
          </table:table-cell>
          <table:table-cell office:value-type="float" office:value="4.9">
            <text:p>4.9</text:p>
          </table:table-cell>
          <table:table-cell/>
          <table:table-cell office:value-type="string">
            <text:p>The "Northern Knee", at war with RUKBALGETHI GENUBI (q.v.) Sadly, the recent truce may only be halftime.</text:p>
          </table:table-cell>
          <table:table-cell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RUKBAT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Alpha Sagittari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23">
            <text:p>23</text:p>
          </table:table-cell>
          <table:table-cell office:value-type="float" office:value="53.17483">
            <text:p>53.17483</text:p>
          </table:table-cell>
          <table:table-cell office:value-type="float" office:value="-40">
            <text:p>-40</text:p>
          </table:table-cell>
          <table:table-cell office:value-type="float" office:value="36">
            <text:p>36</text:p>
          </table:table-cell>
          <table:table-cell office:value-type="float" office:value="57.3705">
            <text:p>57.3705</text:p>
          </table:table-cell>
          <table:table-cell office:value-type="float" office:value="5.0784117829">
            <text:p>5.0784117829</text:p>
          </table:table-cell>
          <table:table-cell office:value-type="float" office:value="-0.7088818163">
            <text:p>-0.7088818163</text:p>
          </table:table-cell>
          <table:table-cell office:value-type="float" office:value="3.97">
            <text:p>3.97</text:p>
          </table:table-cell>
          <table:table-cell office:value-type="string">
            <text:p>B8 V</text:p>
          </table:table-cell>
          <table:table-cell table:number-columns-repeated="2"/>
          <table:table-cell office:value-type="string">
            <text:p>B-dwarf, home to the Thieves' Planet, a place of sound ethical values ever since they stole another species' mores.</text:p>
          </table:table-cell>
          <table:table-cell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RUKH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Delta Cygni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4">
            <text:p>44</text:p>
          </table:table-cell>
          <table:table-cell office:value-type="float" office:value="58.47854">
            <text:p>58.47854</text:p>
          </table:table-cell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office:value-type="float" office:value="50.9161">
            <text:p>50.9161</text:p>
          </table:table-cell>
          <table:table-cell office:value-type="float" office:value="5.1704272653">
            <text:p>5.1704272653</text:p>
          </table:table-cell>
          <table:table-cell office:value-type="float" office:value="0.7876812291">
            <text:p>0.7876812291</text:p>
          </table:table-cell>
          <table:table-cell office:value-type="float" office:value="2.87">
            <text:p>2.87</text:p>
          </table:table-cell>
          <table:table-cell office:value-type="string">
            <text:p>B9 III + F1 V</text:p>
          </table:table-cell>
          <table:table-cell office:value-type="float" office:value="2.6">
            <text:p>2.6</text:p>
          </table:table-cell>
          <table:table-cell/>
          <table:table-cell office:value-type="string">
            <text:p>The Parliament of Rukh is one of the Galaxy's oldest anarchies. Its chief exports are political theorists and assassins.</text:p>
          </table:table-cell>
          <table:table-cell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THE RUNAWAY STA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Groombridge 1830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2">
            <text:p>52</text:p>
          </table:table-cell>
          <table:table-cell office:value-type="float" office:value="58.7691">
            <text:p>58.7691</text:p>
          </table:table-cell>
          <table:table-cell office:value-type="float" office:value="37">
            <text:p>37</text:p>
          </table:table-cell>
          <table:table-cell office:value-type="float" office:value="43">
            <text:p>43</text:p>
          </table:table-cell>
          <table:table-cell office:value-type="float" office:value="7.239">
            <text:p>7.239</text:p>
          </table:table-cell>
          <table:table-cell office:value-type="float" office:value="3.1109598781">
            <text:p>3.1109598781</text:p>
          </table:table-cell>
          <table:table-cell office:value-type="float" office:value="0.6583151119">
            <text:p>0.6583151119</text:p>
          </table:table-cell>
          <table:table-cell office:value-type="float" office:value="6.44">
            <text:p>6.44</text:p>
          </table:table-cell>
          <table:table-cell office:value-type="string">
            <text:p>G8Vp</text:p>
          </table:table-cell>
          <table:table-cell office:value-type="float" office:value="0.661">
            <text:p>0.661</text:p>
          </table:table-cell>
          <table:table-cell/>
          <table:table-cell office:value-type="string">
            <text:p>G-dwarf with apparently high proper motion, caught on a void snag while the Galaxy streams around it.</text:p>
          </table:table-cell>
          <table:table-cell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RUTICULUS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Zeta Hercul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1">
            <text:p>41</text:p>
          </table:table-cell>
          <table:table-cell office:value-type="float" office:value="17.16104">
            <text:p>17.16104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office:value-type="float" office:value="9.7873">
            <text:p>9.7873</text:p>
          </table:table-cell>
          <table:table-cell office:value-type="float" office:value="4.3689344392">
            <text:p>4.3689344392</text:p>
          </table:table-cell>
          <table:table-cell office:value-type="float" office:value="0.5515714938">
            <text:p>0.5515714938</text:p>
          </table:table-cell>
          <table:table-cell office:value-type="float" office:value="2.81">
            <text:p>2.81</text:p>
          </table:table-cell>
          <table:table-cell office:value-type="string">
            <text:p>F9 IV + G7 V</text:p>
          </table:table-cell>
          <table:table-cell office:value-type="string">
            <text:p>1.45 ± 0.01</text:p>
          </table:table-cell>
          <table:table-cell/>
          <table:table-cell office:value-type="string">
            <text:p>Binary system, home to a transcended race who tired of aloof godhood and went "from the sublime to the Ruticulus".</text:p>
          </table:table-cell>
          <table:table-cell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SABIK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ta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22.68689">
            <text:p>22.68689</text:p>
          </table:table-cell>
          <table:table-cell office:value-type="float" office:value="-15">
            <text:p>-15</text:p>
          </table:table-cell>
          <table:table-cell office:value-type="float" office:value="43">
            <text:p>43</text:p>
          </table:table-cell>
          <table:table-cell office:value-type="float" office:value="29.6639">
            <text:p>29.6639</text:p>
          </table:table-cell>
          <table:table-cell office:value-type="float" office:value="4.4958726611">
            <text:p>4.4958726611</text:p>
          </table:table-cell>
          <table:table-cell office:value-type="float" office:value="-0.2744513954">
            <text:p>-0.2744513954</text:p>
          </table:table-cell>
          <table:table-cell office:value-type="float" office:value="2.43">
            <text:p>2.43</text:p>
          </table:table-cell>
          <table:table-cell office:value-type="string">
            <text:p>A1 V + A3 V</text:p>
          </table:table-cell>
          <table:table-cell office:value-type="float" office:value="2.966">
            <text:p>2.966</text:p>
          </table:table-cell>
          <table:table-cell/>
          <table:table-cell office:value-type="string">
            <text:p>White binary pair in a highly eccentric orbit which gives both members a little space every now and then.</text:p>
          </table:table-cell>
          <table:table-cell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SADACHBI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Gamm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39.37542">
            <text:p>39.37542</text:p>
          </table:table-cell>
          <table:table-cell office:value-type="float" office:value="-1">
            <text:p>-1</text:p>
          </table:table-cell>
          <table:table-cell office:value-type="float" office:value="23">
            <text:p>23</text:p>
          </table:table-cell>
          <table:table-cell office:value-type="float" office:value="14.4031">
            <text:p>14.4031</text:p>
          </table:table-cell>
          <table:table-cell office:value-type="float" office:value="5.8540797787">
            <text:p>5.8540797787</text:p>
          </table:table-cell>
          <table:table-cell office:value-type="float" office:value="-0.0242135495">
            <text:p>-0.0242135495</text:p>
          </table:table-cell>
          <table:table-cell office:value-type="float" office:value="3.849">
            <text:p>3.849</text:p>
          </table:table-cell>
          <table:table-cell office:value-type="string">
            <text:p>A0 V</text:p>
          </table:table-cell>
          <table:table-cell office:value-type="string">
            <text:p><text:s/></text:p>
          </table:table-cell>
          <table:table-cell/>
          <table:table-cell office:value-type="string">
            <text:p>A-dwarf, current resting place of the Tabernacle, a demountable shrine the size of a small planet.</text:p>
          </table:table-cell>
          <table:table-cell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SADALBARI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Mu Pegasi</text:p>
          </table:table-cell>
          <table:table-cell office:value-type="string">
            <text:p>No coords</text:p>
          </table:table-cell>
          <table:table-cell office:value-type="float" office:value="22">
            <text:p>22</text:p>
          </table:table-cell>
          <table:table-cell office:value-type="float" office:value="50">
            <text:p>50</text:p>
          </table:table-cell>
          <table:table-cell office:value-type="float" office:value="0.19315">
            <text:p>0.19315</text:p>
          </table:table-cell>
          <table:table-cell office:value-type="float" office:value="24">
            <text:p>24</text:p>
          </table:table-cell>
          <table:table-cell office:value-type="float" office:value="36">
            <text:p>36</text:p>
          </table:table-cell>
          <table:table-cell office:value-type="float" office:value="5.6984">
            <text:p>5.6984</text:p>
          </table:table-cell>
          <table:table-cell table:number-columns-repeated="2"/>
          <table:table-cell office:value-type="float" office:value="3.5">
            <text:p>3.5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Appearing as twin stars 200 ly apart, this yellow giant was being translocated through a wormhole and got stuck.</text:p>
          </table:table-cell>
          <table:table-cell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SADALMELIK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Alph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47.03593">
            <text:p>47.0359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1.4568">
            <text:p>11.4568</text:p>
          </table:table-cell>
          <table:table-cell office:value-type="float" office:value="5.7848236966">
            <text:p>5.7848236966</text:p>
          </table:table-cell>
          <table:table-cell office:value-type="float" office:value="-0.0055824201">
            <text:p>-0.0055824201</text:p>
          </table:table-cell>
          <table:table-cell office:value-type="float" office:value="2.942">
            <text:p>2.942</text:p>
          </table:table-cell>
          <table:table-cell office:value-type="string">
            <text:p>G2 Ib</text:p>
          </table:table-cell>
          <table:table-cell office:value-type="string">
            <text:p>6.5 ± 0.3</text:p>
          </table:table-cell>
          <table:table-cell/>
          <table:table-cell office:value-type="string">
            <text:p>Vast golden supergiant, the inhabitants of its five worlds find the light of other suns to be sickly by comparison.</text:p>
          </table:table-cell>
          <table:table-cell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SADALPHERETZ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Lambda Pegas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46">
            <text:p>46</text:p>
          </table:table-cell>
          <table:table-cell office:value-type="float" office:value="31.87786">
            <text:p>31.87786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56.3561">
            <text:p>56.3561</text:p>
          </table:table-cell>
          <table:table-cell office:value-type="float" office:value="5.962617619">
            <text:p>5.962617619</text:p>
          </table:table-cell>
          <table:table-cell office:value-type="float" office:value="0.4112982609">
            <text:p>0.4112982609</text:p>
          </table:table-cell>
          <table:table-cell office:value-type="float" office:value="3.96">
            <text:p>3.96</text:p>
          </table:table-cell>
          <table:table-cell office:value-type="string">
            <text:p>G8II-III</text:p>
          </table:table-cell>
          <table:table-cell office:value-type="string">
            <text:p>~1,5</text:p>
          </table:table-cell>
          <table:table-cell/>
          <table:table-cell office:value-type="string">
            <text:p>Yellow giant which was displaced from its station by SADALBARI and then sold its naming rights to a local wizard.</text:p>
          </table:table-cell>
          <table:table-cell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SADALSUUD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Beta Aquarii</text:p>
          </table:table-cell>
          <table:table-cell office:value-type="string">
            <text:p>cache</text:p>
          </table:table-cell>
          <table:table-cell office:value-type="float" office:value="21">
            <text:p>21</text:p>
          </table:table-cell>
          <table:table-cell office:value-type="float" office:value="31">
            <text:p>31</text:p>
          </table:table-cell>
          <table:table-cell office:value-type="float" office:value="33.53171">
            <text:p>33.53171</text:p>
          </table:table-cell>
          <table:table-cell office:value-type="float" office:value="-5">
            <text:p>-5</text:p>
          </table:table-cell>
          <table:table-cell office:value-type="float" office:value="34">
            <text:p>34</text:p>
          </table:table-cell>
          <table:table-cell office:value-type="float" office:value="16.232">
            <text:p>16.232</text:p>
          </table:table-cell>
          <table:table-cell office:value-type="float" office:value="5.6354886556">
            <text:p>5.6354886556</text:p>
          </table:table-cell>
          <table:table-cell office:value-type="float" office:value="-0.0972353567">
            <text:p>-0.0972353567</text:p>
          </table:table-cell>
          <table:table-cell office:value-type="float" office:value="2.87">
            <text:p>2.87</text:p>
          </table:table-cell>
          <table:table-cell office:value-type="string">
            <text:p>G0 Ib</text:p>
          </table:table-cell>
          <table:table-cell office:value-type="string">
            <text:p>6.0–6.5</text:p>
          </table:table-cell>
          <table:table-cell/>
          <table:table-cell office:value-type="string">
            <text:p>Not just a lucky star, but the luckiest, this G-type giant has a wide Goldilocks zone and a winning personality.</text:p>
          </table:table-cell>
          <table:table-cell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SADIRA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Epsilon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55.84496">
            <text:p>55.84496</text:p>
          </table:table-cell>
          <table:table-cell office:value-type="float" office:value="-9">
            <text:p>-9</text:p>
          </table:table-cell>
          <table:table-cell office:value-type="float" office:value="27">
            <text:p>27</text:p>
          </table:table-cell>
          <table:table-cell office:value-type="float" office:value="29.7312">
            <text:p>29.7312</text:p>
          </table:table-cell>
          <table:table-cell office:value-type="float" office:value="0.9290856637">
            <text:p>0.9290856637</text:p>
          </table:table-cell>
          <table:table-cell office:value-type="float" office:value="-0.1650777552">
            <text:p>-0.1650777552</text:p>
          </table:table-cell>
          <table:table-cell office:value-type="float" office:value="3.736">
            <text:p>3.736</text:p>
          </table:table-cell>
          <table:table-cell office:value-type="string">
            <text:p>K2V</text:p>
          </table:table-cell>
          <table:table-cell office:value-type="string">
            <text:p>0.82 ± 0.02</text:p>
          </table:table-cell>
          <table:table-cell/>
          <table:table-cell office:value-type="string">
            <text:p>Small, K-class star, a near neighbour of SOL, surrounded by belts of asteroids that never quite got it together.</text:p>
          </table:table-cell>
          <table:table-cell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SADR</text:p>
          </table:table-cell>
          <table:table-cell table:number-columns-repeated="2"/>
          <table:table-cell office:value-type="string">
            <text:p>Cygni</text:p>
          </table:table-cell>
          <table:table-cell office:value-type="string">
            <text:p>Gamma Cyg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22">
            <text:p>22</text:p>
          </table:table-cell>
          <table:table-cell office:value-type="float" office:value="13.70184">
            <text:p>13.70184</text:p>
          </table:table-cell>
          <table:table-cell office:value-type="float" office:value="40">
            <text:p>40</text:p>
          </table:table-cell>
          <table:table-cell office:value-type="float" office:value="15">
            <text:p>15</text:p>
          </table:table-cell>
          <table:table-cell office:value-type="float" office:value="24.045">
            <text:p>24.045</text:p>
          </table:table-cell>
          <table:table-cell office:value-type="float" office:value="5.3329772908">
            <text:p>5.3329772908</text:p>
          </table:table-cell>
          <table:table-cell office:value-type="float" office:value="0.7026115974">
            <text:p>0.7026115974</text:p>
          </table:table-cell>
          <table:table-cell office:value-type="float" office:value="2.24">
            <text:p>2.24</text:p>
          </table:table-cell>
          <table:table-cell office:value-type="string">
            <text:p>F8 Iab</text:p>
          </table:table-cell>
          <table:table-cell office:value-type="string">
            <text:p>12.11 ± 0.71</text:p>
          </table:table-cell>
          <table:table-cell/>
          <table:table-cell office:value-type="string">
            <text:p>Syrupy, aromatic yellow supergiant with mucilaginous flesh and a chewy nougat core.</text:p>
          </table:table-cell>
          <table:table-cell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SAIPH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Kappa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5.38884">
            <text:p>45.38884</text:p>
          </table:table-cell>
          <table:table-cell office:value-type="float" office:value="-9">
            <text:p>-9</text:p>
          </table:table-cell>
          <table:table-cell office:value-type="float" office:value="40">
            <text:p>40</text:p>
          </table:table-cell>
          <table:table-cell office:value-type="float" office:value="10.5777">
            <text:p>10.5777</text:p>
          </table:table-cell>
          <table:table-cell office:value-type="float" office:value="1.5173738957">
            <text:p>1.5173738957</text:p>
          </table:table-cell>
          <table:table-cell office:value-type="float" office:value="-0.1687664432">
            <text:p>-0.1687664432</text:p>
          </table:table-cell>
          <table:table-cell office:value-type="float" office:value="2.05">
            <text:p>2.05</text:p>
          </table:table-cell>
          <table:table-cell office:value-type="string">
            <text:p>B0.5 Iab:</text:p>
          </table:table-cell>
          <table:table-cell office:value-type="string">
            <text:p>15.50 ± 1.25</text:p>
          </table:table-cell>
          <table:table-cell/>
          <table:table-cell office:value-type="string">
            <text:p>B-giant in the Orion supernova factory, site of an environmental dispute between demiurges and preservationists.</text:p>
          </table:table-cell>
          <table:table-cell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SALM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Tau Pegasi</text:p>
          </table:table-cell>
          <table:table-cell office:value-type="string">
            <text:p>No coords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float" office:value="38.2">
            <text:p>38.2</text:p>
          </table:table-cell>
          <table:table-cell office:value-type="float" office:value="23">
            <text:p>23</text:p>
          </table:table-cell>
          <table:table-cell office:value-type="float" office:value="44">
            <text:p>44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float" office:value="4.1">
            <text:p>4.1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Bland white star whose spectrum will put most biological sophonts into a light coma. AI pilots are essential.</text:p>
          </table:table-cell>
          <table:table-cell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SARGAS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Thet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7">
            <text:p>37</text:p>
          </table:table-cell>
          <table:table-cell office:value-type="float" office:value="19.12985">
            <text:p>19.12985</text:p>
          </table:table-cell>
          <table:table-cell office:value-type="float" office:value="-42">
            <text:p>-42</text:p>
          </table:table-cell>
          <table:table-cell office:value-type="float" office:value="59">
            <text:p>59</text:p>
          </table:table-cell>
          <table:table-cell office:value-type="float" office:value="52.1808">
            <text:p>52.1808</text:p>
          </table:table-cell>
          <table:table-cell office:value-type="float" office:value="4.6134237103">
            <text:p>4.6134237103</text:p>
          </table:table-cell>
          <table:table-cell office:value-type="float" office:value="-0.7504536698">
            <text:p>-0.7504536698</text:p>
          </table:table-cell>
          <table:table-cell office:value-type="float" office:value="1.86">
            <text:p>1.86</text:p>
          </table:table-cell>
          <table:table-cell office:value-type="string">
            <text:p>F0 II</text:p>
          </table:table-cell>
          <table:table-cell office:value-type="string">
            <text:p>5.66 ± 0.65</text:p>
          </table:table-cell>
          <table:table-cell/>
          <table:table-cell office:value-type="string">
            <text:p>Evolved yellow giant at a still point in the Galaxy, surrounded by a cloud of odd socks, pens and minor pop deities.</text:p>
          </table:table-cell>
          <table:table-cell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SARIN</text:p>
          </table:table-cell>
          <table:table-cell table:number-columns-repeated="2"/>
          <table:table-cell office:value-type="string">
            <text:p>Herculis</text:p>
          </table:table-cell>
          <table:table-cell office:value-type="string">
            <text:p>Delta Hercul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.9106">
            <text:p>1.9106</text:p>
          </table:table-cell>
          <table:table-cell office:value-type="float" office:value="24">
            <text:p>24</text:p>
          </table:table-cell>
          <table:table-cell office:value-type="float" office:value="50">
            <text:p>50</text:p>
          </table:table-cell>
          <table:table-cell office:value-type="float" office:value="21.135">
            <text:p>21.135</text:p>
          </table:table-cell>
          <table:table-cell office:value-type="float" office:value="4.5161783823">
            <text:p>4.5161783823</text:p>
          </table:table-cell>
          <table:table-cell office:value-type="float" office:value="0.4335258963">
            <text:p>0.4335258963</text:p>
          </table:table-cell>
          <table:table-cell office:value-type="float" office:value="3.126">
            <text:p>3.126</text:p>
          </table:table-cell>
          <table:table-cell office:value-type="string">
            <text:p>A3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An A-giant and F-dwarf in a tight orbit, in turn orbited by a yellow dwarf that feels like a bit of a third wheel.</text:p>
          </table:table-cell>
          <table:table-cell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SARIR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Thet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2">
            <text:p>32</text:p>
          </table:table-cell>
          <table:table-cell office:value-type="float" office:value="51.4339">
            <text:p>51.4339</text:p>
          </table:table-cell>
          <table:table-cell office:value-type="float" office:value="51">
            <text:p>51</text:p>
          </table:table-cell>
          <table:table-cell office:value-type="float" office:value="40">
            <text:p>40</text:p>
          </table:table-cell>
          <table:table-cell office:value-type="float" office:value="38.2811">
            <text:p>38.2811</text:p>
          </table:table-cell>
          <table:table-cell office:value-type="float" office:value="2.4995612091">
            <text:p>2.4995612091</text:p>
          </table:table-cell>
          <table:table-cell office:value-type="float" office:value="0.9019390389">
            <text:p>0.9019390389</text:p>
          </table:table-cell>
          <table:table-cell office:value-type="float" office:value="3.166">
            <text:p>3.166</text:p>
          </table:table-cell>
          <table:table-cell office:value-type="string">
            <text:p>F6 IV</text:p>
          </table:table-cell>
          <table:table-cell office:value-type="float" office:value="1.41">
            <text:p>1.41</text:p>
          </table:table-cell>
          <table:table-cell/>
          <table:table-cell office:value-type="string">
            <text:p>F-subgiant, its fourth planet is a rare example of a glass giant, a great orb refracting the constellations.</text:p>
          </table:table-cell>
          <table:table-cell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SASIN</text:p>
          </table:table-cell>
          <table:table-cell table:number-columns-repeated="2"/>
          <table:table-cell office:value-type="string">
            <text:p>Leporis</text:p>
          </table:table-cell>
          <table:table-cell office:value-type="string">
            <text:p>Epsilon Leporis</text:p>
          </table:table-cell>
          <table:table-cell office:value-type="string">
            <text:p>cache</text:p>
          </table:table-cell>
          <table:table-cell table:number-columns-repeated="2" office:value-type="float" office:value="5">
            <text:p>5</text:p>
          </table:table-cell>
          <table:table-cell office:value-type="float" office:value="27.66537">
            <text:p>27.66537</text:p>
          </table:table-cell>
          <table:table-cell office:value-type="float" office:value="-22">
            <text:p>-22</text:p>
          </table:table-cell>
          <table:table-cell office:value-type="float" office:value="22">
            <text:p>22</text:p>
          </table:table-cell>
          <table:table-cell office:value-type="float" office:value="15.7239">
            <text:p>15.7239</text:p>
          </table:table-cell>
          <table:table-cell office:value-type="float" office:value="1.3328254371">
            <text:p>1.3328254371</text:p>
          </table:table-cell>
          <table:table-cell office:value-type="float" office:value="-0.3904482076">
            <text:p>-0.3904482076</text:p>
          </table:table-cell>
          <table:table-cell office:value-type="float" office:value="3.166">
            <text:p>3.166</text:p>
          </table:table-cell>
          <table:table-cell office:value-type="string">
            <text:p>K4 III</text:p>
          </table:table-cell>
          <table:table-cell office:value-type="string">
            <text:p>1.70 ± 0.19</text:p>
          </table:table-cell>
          <table:table-cell/>
          <table:table-cell office:value-type="string">
            <text:p>Young, jumped-up K-giant, with a feisty emission spectrum and a rotational speed well above its station.</text:p>
          </table:table-cell>
          <table:table-cell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SCEPTRU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53 Eridani</text:p>
          </table:table-cell>
          <table:table-cell office:value-type="string">
            <text:p>No coords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10.8">
            <text:p>10.8</text:p>
          </table:table-cell>
          <table:table-cell office:value-type="float" office:value="-14">
            <text:p>-14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3.87">
            <text:p>3.8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class dwarf of the House of Hohenzollern, sometime capital of the Holy Roman Stellar Empire.</text:p>
          </table:table-cell>
          <table:table-cell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SCHEAT</text:p>
          </table:table-cell>
          <table:table-cell table:number-columns-repeated="2"/>
          <table:table-cell office:value-type="string">
            <text:p>Pegasi</text:p>
          </table:table-cell>
          <table:table-cell office:value-type="string">
            <text:p>Beta Pegasi</text:p>
          </table:table-cell>
          <table:table-cell office:value-type="string">
            <text:p>cache</text:p>
          </table:table-cell>
          <table:table-cell office:value-type="float" office:value="23">
            <text:p>23</text:p>
          </table:table-cell>
          <table:table-cell office:value-type="float" office:value="3">
            <text:p>3</text:p>
          </table:table-cell>
          <table:table-cell office:value-type="float" office:value="46.45746">
            <text:p>46.45746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58.0336">
            <text:p>58.0336</text:p>
          </table:table-cell>
          <table:table-cell office:value-type="float" office:value="6.0378543706">
            <text:p>6.0378543706</text:p>
          </table:table-cell>
          <table:table-cell office:value-type="float" office:value="0.4901370982">
            <text:p>0.4901370982</text:p>
          </table:table-cell>
          <table:table-cell office:value-type="float" office:value="2.42">
            <text:p>2.42</text:p>
          </table:table-cell>
          <table:table-cell office:value-type="string">
            <text:p>M2.3 II-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Festive red giant with a cheerful atmosphere compared to most stars of that class, garlanded with ribbons of ejected gas.</text:p>
          </table:table-cell>
          <table:table-cell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SCHEDAR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Alpha Cassiopei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30.4405">
            <text:p>30.4405</text:p>
          </table:table-cell>
          <table:table-cell office:value-type="float" office:value="56">
            <text:p>56</text:p>
          </table:table-cell>
          <table:table-cell office:value-type="float" office:value="32">
            <text:p>32</text:p>
          </table:table-cell>
          <table:table-cell office:value-type="float" office:value="14.392">
            <text:p>14.392</text:p>
          </table:table-cell>
          <table:table-cell office:value-type="float" office:value="0.1767466208">
            <text:p>0.1767466208</text:p>
          </table:table-cell>
          <table:table-cell office:value-type="float" office:value="0.9867625782">
            <text:p>0.9867625782</text:p>
          </table:table-cell>
          <table:table-cell office:value-type="float" office:value="2.25">
            <text:p>2.25</text:p>
          </table:table-cell>
          <table:table-cell office:value-type="string">
            <text:p>K0IIIa</text:p>
          </table:table-cell>
          <table:table-cell office:value-type="string">
            <text:p>4&amp;ndash;5</text:p>
          </table:table-cell>
          <table:table-cell/>
          <table:table-cell office:value-type="string">
            <text:p>Mature yellow giant with a waxy orange chromosphere and pungent spectrum, a line-of-sight cognate with SADR.</text:p>
          </table:table-cell>
          <table:table-cell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SE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Pi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16.62285">
            <text:p>16.62285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38.6346">
            <text:p>38.6346</text:p>
          </table:table-cell>
          <table:table-cell office:value-type="float" office:value="5.8698784576">
            <text:p>5.8698784576</text:p>
          </table:table-cell>
          <table:table-cell office:value-type="float" office:value="0.0240401389">
            <text:p>0.0240401389</text:p>
          </table:table-cell>
          <table:table-cell office:value-type="float" office:value="4.66">
            <text:p>4.66</text:p>
          </table:table-cell>
          <table:table-cell office:value-type="string">
            <text:p>B1 Ve</text:p>
          </table:table-cell>
          <table:table-cell office:value-type="string">
            <text:p>10.7 ± 0.7</text:p>
          </table:table-cell>
          <table:table-cell/>
          <table:table-cell office:value-type="string">
            <text:p>When you wish upon a star, it is routed to the demiurges of this binary, currently running a three-cosmic-year backlog.</text:p>
          </table:table-cell>
          <table:table-cell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SECUND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heta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.4">
            <text:p>1.4</text:p>
          </table:table-cell>
          <table:table-cell office:value-type="float" office:value="-8">
            <text:p>-8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3666209538">
            <text:p>0.3666209538</text:p>
          </table:table-cell>
          <table:table-cell office:value-type="float" office:value="0.1428261105">
            <text:p>0.1428261105</text:p>
          </table:table-cell>
          <table:table-cell office:value-type="float" office:value="3.6">
            <text:p>3.6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giant, the inhabitants of its one planet have no culture apart from a single sport, which they are bad at.</text:p>
          </table:table-cell>
          <table:table-cell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SECUNDUS HYADUM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Delta1 Taur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6.1">
            <text:p>56.1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1.1472703672">
            <text:p>1.1472703672</text:p>
          </table:table-cell>
          <table:table-cell office:value-type="float" office:value="0.306174384">
            <text:p>0.306174384</text:p>
          </table:table-cell>
          <table:table-cell office:value-type="float" office:value="3.77">
            <text:p>3.77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Binary star, female in myth but male in grammar. The real genders of stars are noncommutative vector operators.</text:p>
          </table:table-cell>
          <table:table-cell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SEGIN</text:p>
          </table:table-cell>
          <table:table-cell table:number-columns-repeated="2"/>
          <table:table-cell office:value-type="string">
            <text:p>Cassiopeiae</text:p>
          </table:table-cell>
          <table:table-cell office:value-type="string">
            <text:p>Epsilon Cassiopeiae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/>
          <table:table-cell office:value-type="float" office:value="23.72567">
            <text:p>23.72567</text:p>
          </table:table-cell>
          <table:table-cell office:value-type="float" office:value="63">
            <text:p>63</text:p>
          </table:table-cell>
          <table:table-cell office:value-type="float" office:value="40">
            <text:p>40</text:p>
          </table:table-cell>
          <table:table-cell office:value-type="float" office:value="12.3628">
            <text:p>12.3628</text:p>
          </table:table-cell>
          <table:table-cell office:value-type="float" office:value="0.4991442162">
            <text:p>0.4991442162</text:p>
          </table:table-cell>
          <table:table-cell office:value-type="float" office:value="1.1112528936">
            <text:p>1.1112528936</text:p>
          </table:table-cell>
          <table:table-cell office:value-type="float" office:value="3.37">
            <text:p>3.37</text:p>
          </table:table-cell>
          <table:table-cell office:value-type="string">
            <text:p>B3 III</text:p>
          </table:table-cell>
          <table:table-cell office:value-type="string">
            <text:p>9.2 ± 0.2</text:p>
          </table:table-cell>
          <table:table-cell/>
          <table:table-cell office:value-type="string">
            <text:p>Blue-white cosmic pearl secreted by the galactic animal around an ancient generation ship, lost in a nacreous tomb.</text:p>
          </table:table-cell>
          <table:table-cell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SEGINUS</text:p>
          </table:table-cell>
          <table:table-cell table:number-columns-repeated="2"/>
          <table:table-cell office:value-type="string">
            <text:p>Boötis</text:p>
          </table:table-cell>
          <table:table-cell office:value-type="string">
            <text:p>Gamma Boöt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32">
            <text:p>32</text:p>
          </table:table-cell>
          <table:table-cell office:value-type="float" office:value="4.6719">
            <text:p>4.6719</text:p>
          </table:table-cell>
          <table:table-cell office:value-type="float" office:value="38">
            <text:p>38</text:p>
          </table:table-cell>
          <table:table-cell office:value-type="float" office:value="18">
            <text:p>18</text:p>
          </table:table-cell>
          <table:table-cell office:value-type="float" office:value="29.709">
            <text:p>29.709</text:p>
          </table:table-cell>
          <table:table-cell office:value-type="float" office:value="3.8051575195">
            <text:p>3.8051575195</text:p>
          </table:table-cell>
          <table:table-cell office:value-type="float" office:value="0.6686051368">
            <text:p>0.6686051368</text:p>
          </table:table-cell>
          <table:table-cell office:value-type="float" office:value="3">
            <text:p>3</text:p>
          </table:table-cell>
          <table:table-cell office:value-type="string">
            <text:p>A7 III</text:p>
          </table:table-cell>
          <table:table-cell office:value-type="string">
            <text:p><text:s/></text:p>
          </table:table-cell>
          <table:table-cell/>
          <table:table-cell office:value-type="string">
            <text:p>Classical white star which is currently in a smooth transition from a hydrogen-fusing dwarf to a bright giant.</text:p>
          </table:table-cell>
          <table:table-cell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SEPHDAR</text:p>
          </table:table-cell>
          <table:table-cell table:number-columns-repeated="2"/>
          <table:table-cell office:value-type="string">
            <text:p>Sagittarii</text:p>
          </table:table-cell>
          <table:table-cell office:value-type="string">
            <text:p>Eta Sagittarii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17">
            <text:p>17</text:p>
          </table:table-cell>
          <table:table-cell office:value-type="float" office:value="37.63505">
            <text:p>37.63505</text:p>
          </table:table-cell>
          <table:table-cell office:value-type="float" office:value="-36">
            <text:p>-36</text:p>
          </table:table-cell>
          <table:table-cell office:value-type="float" office:value="45">
            <text:p>45</text:p>
          </table:table-cell>
          <table:table-cell office:value-type="float" office:value="42.0667">
            <text:p>42.0667</text:p>
          </table:table-cell>
          <table:table-cell office:value-type="float" office:value="4.7893023717">
            <text:p>4.7893023717</text:p>
          </table:table-cell>
          <table:table-cell office:value-type="float" office:value="-0.6416124452">
            <text:p>-0.6416124452</text:p>
          </table:table-cell>
          <table:table-cell office:value-type="float" office:value="3.11">
            <text:p>3.11</text:p>
          </table:table-cell>
          <table:table-cell office:value-type="string">
            <text:p>M2 III</text:p>
          </table:table-cell>
          <table:table-cell office:value-type="string">
            <text:p><text:s/></text:p>
          </table:table-cell>
          <table:table-cell/>
          <table:table-cell office:value-type="string">
            <text:p>Neurotic red giant with strong emission lines at 4860 ångströms, indicating a buildup of resentment.</text:p>
          </table:table-cell>
          <table:table-cell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SHAM</text:p>
          </table:table-cell>
          <table:table-cell table:number-columns-repeated="2"/>
          <table:table-cell office:value-type="string">
            <text:p>Sagittae</text:p>
          </table:table-cell>
          <table:table-cell office:value-type="string">
            <text:p>Alpha Sagitt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0">
            <text:p>40</text:p>
          </table:table-cell>
          <table:table-cell office:value-type="float" office:value="5.8">
            <text:p>5.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.1491430813">
            <text:p>5.1491430813</text:p>
          </table:table-cell>
          <table:table-cell office:value-type="float" office:value="0.3144016722">
            <text:p>0.3144016722</text:p>
          </table:table-cell>
          <table:table-cell office:value-type="float" office:value="4.39">
            <text:p>4.39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More than 70% of this yellow giant's mass has been converted to broth and encouraging pamphlets by a replicator outbreak.</text:p>
          </table:table-cell>
          <table:table-cell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SHAULA</text:p>
          </table:table-cell>
          <table:table-cell table:number-columns-repeated="2"/>
          <table:table-cell office:value-type="string">
            <text:p>Scorpii</text:p>
          </table:table-cell>
          <table:table-cell office:value-type="string">
            <text:p>Lambda Scorpi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3">
            <text:p>33</text:p>
          </table:table-cell>
          <table:table-cell office:value-type="float" office:value="36.52">
            <text:p>36.52</text:p>
          </table:table-cell>
          <table:table-cell office:value-type="float" office:value="-37">
            <text:p>-37</text:p>
          </table:table-cell>
          <table:table-cell office:value-type="float" office:value="6">
            <text:p>6</text:p>
          </table:table-cell>
          <table:table-cell office:value-type="float" office:value="13.76">
            <text:p>13.76</text:p>
          </table:table-cell>
          <table:table-cell office:value-type="float" office:value="4.5972350652">
            <text:p>4.5972350652</text:p>
          </table:table-cell>
          <table:table-cell office:value-type="float" office:value="-0.6475838629">
            <text:p>-0.6475838629</text:p>
          </table:table-cell>
          <table:table-cell office:value-type="float" office:value="1.62">
            <text:p>1.62</text:p>
          </table:table-cell>
          <table:table-cell office:value-type="string">
            <text:p>B1.5-2 IV+ (A)</text:p>
          </table:table-cell>
          <table:table-cell office:value-type="string">
            <text:p><text:s/></text:p>
          </table:table-cell>
          <table:table-cell/>
          <table:table-cell office:value-type="string">
            <text:p>Quintuple system whose worlds were reprocessed into a superweapon, the Sting, now used as a Memorial to Forgotten Wars.</text:p>
          </table:table-cell>
          <table:table-cell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SHE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Mu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9.9">
            <text:p>59.9</text:p>
          </table:table-cell>
          <table:table-cell office:value-type="float" office:value="-32">
            <text:p>-3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1.5097025308">
            <text:p>1.5097025308</text:p>
          </table:table-cell>
          <table:table-cell office:value-type="float" office:value="0.5638528555">
            <text:p>0.5638528555</text:p>
          </table:table-cell>
          <table:table-cell office:value-type="float" office:value="5.15">
            <text:p>5.15</text:p>
          </table:table-cell>
          <table:table-cell office:value-type="string">
            <text:p>O9.5 V</text:p>
          </table:table-cell>
          <table:table-cell table:style-name="ce1" office:value-type="string">
            <text:p>12-15</text:p>
          </table:table-cell>
          <table:table-cell/>
          <table:table-cell office:value-type="string">
            <text:p>Hot O-class dwarf which was ejected from the Orion supernova factory after a disagreement with local demiurges.</text:p>
          </table:table-cell>
          <table:table-cell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SHELIAK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Bet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4.79525">
            <text:p>4.79525</text:p>
          </table:table-cell>
          <table:table-cell office:value-type="float" office:value="33">
            <text:p>33</text:p>
          </table:table-cell>
          <table:table-cell office:value-type="float" office:value="21">
            <text:p>21</text:p>
          </table:table-cell>
          <table:table-cell office:value-type="float" office:value="45.61">
            <text:p>45.61</text:p>
          </table:table-cell>
          <table:table-cell office:value-type="float" office:value="4.9309038573">
            <text:p>4.9309038573</text:p>
          </table:table-cell>
          <table:table-cell office:value-type="float" office:value="0.5822884291">
            <text:p>0.5822884291</text:p>
          </table:table-cell>
          <table:table-cell office:value-type="float" office:value="3.52">
            <text:p>3.52</text:p>
          </table:table-cell>
          <table:table-cell office:value-type="string">
            <text:p>B6–8II / B</text:p>
          </table:table-cell>
          <table:table-cell office:value-type="string">
            <text:p>A: 2.83 ± 0.18 ''M''</text:p>
          </table:table-cell>
          <table:table-cell/>
          <table:table-cell office:value-type="string">
            <text:p>Semi-detached binary, Roche lobes kissing in a fever of x-rays and plasma, attracting complaints from the neighbours.</text:p>
          </table:table-cell>
          <table:table-cell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SHERATAN</text:p>
          </table:table-cell>
          <table:table-cell table:number-columns-repeated="2"/>
          <table:table-cell office:value-type="string">
            <text:p>Arietis</text:p>
          </table:table-cell>
          <table:table-cell office:value-type="string">
            <text:p>Beta Arietis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8.41099">
            <text:p>38.41099</text:p>
          </table:table-cell>
          <table:table-cell office:value-type="float" office:value="20">
            <text:p>20</text:p>
          </table:table-cell>
          <table:table-cell office:value-type="float" office:value="48">
            <text:p>48</text:p>
          </table:table-cell>
          <table:table-cell office:value-type="float" office:value="28.9133">
            <text:p>28.9133</text:p>
          </table:table-cell>
          <table:table-cell office:value-type="float" office:value="0.5002121628">
            <text:p>0.5002121628</text:p>
          </table:table-cell>
          <table:table-cell office:value-type="float" office:value="0.36316866">
            <text:p>0.36316866</text:p>
          </table:table-cell>
          <table:table-cell office:value-type="float" office:value="2.655">
            <text:p>2.655</text:p>
          </table:table-cell>
          <table:table-cell office:value-type="string">
            <text:p>A5 V</text:p>
          </table:table-cell>
          <table:table-cell office:value-type="string">
            <text:p>2.34 ± 0.10</text:p>
          </table:table-cell>
          <table:table-cell/>
          <table:table-cell office:value-type="string">
            <text:p>Comfortable white star with a spotless spectrum and an exceptionally high thread count.</text:p>
          </table:table-cell>
          <table:table-cell/>
        </table:table-row>
        <table:table-row table:style-name="ro2">
          <table:table-cell office:value-type="float" office:value="329">
            <text:p>329</text:p>
          </table:table-cell>
          <table:table-cell office:value-type="string">
            <text:p>SIMIRAM</text:p>
          </table:table-cell>
          <table:table-cell table:number-columns-repeated="2"/>
          <table:table-cell office:value-type="string">
            <text:p>Carinae</text:p>
          </table:table-cell>
          <table:table-cell office:value-type="string">
            <text:p>Omega Carinae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44.21739">
            <text:p>44.21739</text:p>
          </table:table-cell>
          <table:table-cell office:value-type="float" office:value="-70">
            <text:p>-70</text:p>
          </table:table-cell>
          <table:table-cell office:value-type="float" office:value="2">
            <text:p>2</text:p>
          </table:table-cell>
          <table:table-cell office:value-type="float" office:value="16.4563">
            <text:p>16.4563</text:p>
          </table:table-cell>
          <table:table-cell office:value-type="float" office:value="2.677932658">
            <text:p>2.677932658</text:p>
          </table:table-cell>
          <table:table-cell office:value-type="float" office:value="-1.2223920352">
            <text:p>-1.2223920352</text:p>
          </table:table-cell>
          <table:table-cell office:value-type="float" office:value="3.29">
            <text:p>3.29</text:p>
          </table:table-cell>
          <table:table-cell office:value-type="string">
            <text:p>B8 IIIe</text:p>
          </table:table-cell>
          <table:table-cell table:number-columns-repeated="2"/>
          <table:table-cell office:value-type="string">
            <text:p>Blue giant, rare example of a system where organic life forms invented machine intelligence.</text:p>
          </table:table-cell>
          <table:table-cell/>
        </table:table-row>
        <table:table-row table:style-name="ro2">
          <table:table-cell office:value-type="float" office:value="330">
            <text:p>330</text:p>
          </table:table-cell>
          <table:table-cell office:value-type="string">
            <text:p>SINISTRA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Nu Ophiuchi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59">
            <text:p>59</text:p>
          </table:table-cell>
          <table:table-cell office:value-type="float" office:value="1.59191">
            <text:p>1.59191</text:p>
          </table:table-cell>
          <table:table-cell office:value-type="float" office:value="-9">
            <text:p>-9</text:p>
          </table:table-cell>
          <table:table-cell office:value-type="float" office:value="46">
            <text:p>46</text:p>
          </table:table-cell>
          <table:table-cell office:value-type="float" office:value="25.0798">
            <text:p>25.0798</text:p>
          </table:table-cell>
          <table:table-cell office:value-type="float" office:value="4.7081414242">
            <text:p>4.7081414242</text:p>
          </table:table-cell>
          <table:table-cell office:value-type="float" office:value="-0.1705820806">
            <text:p>-0.1705820806</text:p>
          </table:table-cell>
          <table:table-cell office:value-type="float" office:value="3.332">
            <text:p>3.332</text:p>
          </table:table-cell>
          <table:table-cell office:value-type="string">
            <text:p>K0 IIIa CN –1</text:p>
          </table:table-cell>
          <table:table-cell office:value-type="float" office:value="3.04">
            <text:p>3.04</text:p>
          </table:table-cell>
          <table:table-cell/>
          <table:table-cell office:value-type="string">
            <text:p>K-giant with an peaceful culture belying its name, with the exception of its inner brown dwarf, which is a real dump.</text:p>
          </table:table-cell>
          <table:table-cell/>
        </table:table-row>
        <table:table-row table:style-name="ro2">
          <table:table-cell office:value-type="float" office:value="331">
            <text:p>331</text:p>
          </table:table-cell>
          <table:table-cell office:value-type="string">
            <text:p>SIRIUS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Alpha Canis Majoris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.9173">
            <text:p>8.9173</text:p>
          </table:table-cell>
          <table:table-cell office:value-type="float" office:value="-16">
            <text:p>-16</text:p>
          </table:table-cell>
          <table:table-cell office:value-type="float" office:value="42">
            <text:p>42</text:p>
          </table:table-cell>
          <table:table-cell office:value-type="float" office:value="58.017">
            <text:p>58.017</text:p>
          </table:table-cell>
          <table:table-cell office:value-type="float" office:value="1.767794352">
            <text:p>1.767794352</text:p>
          </table:table-cell>
          <table:table-cell office:value-type="float" office:value="-0.2917512594">
            <text:p>-0.2917512594</text:p>
          </table:table-cell>
          <table:table-cell office:value-type="float" office:value="-1.47">
            <text:p>-1.47</text:p>
          </table:table-cell>
          <table:table-cell office:value-type="string">
            <text:p>A1V (A)</text:p>
          </table:table-cell>
          <table:table-cell office:value-type="float" office:value="2.02">
            <text:p>2.02</text:p>
          </table:table-cell>
          <table:table-cell/>
          <table:table-cell office:value-type="string">
            <text:p>Blue-white star, its red colour several thousand years ago was due to an outbreak of dragons on its white dwarf.</text:p>
          </table:table-cell>
          <table:table-cell/>
        </table:table-row>
        <table:table-row table:style-name="ro2">
          <table:table-cell office:value-type="float" office:value="332">
            <text:p>332</text:p>
          </table:table-cell>
          <table:table-cell office:value-type="string">
            <text:p>SIRRAH</text:p>
          </table:table-cell>
          <table:table-cell table:number-columns-repeated="2"/>
          <table:table-cell office:value-type="string">
            <text:p>Andromedae</text:p>
          </table:table-cell>
          <table:table-cell office:value-type="string">
            <text:p>Alpha Andromedae</text:p>
          </table:table-cell>
          <table:table-cell office:value-type="string">
            <text:p>cache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3.2586">
            <text:p>23.2586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5.555">
            <text:p>25.555</text:p>
          </table:table-cell>
          <table:table-cell office:value-type="float" office:value="0.0365979982">
            <text:p>0.0365979982</text:p>
          </table:table-cell>
          <table:table-cell office:value-type="float" office:value="0.5077238183">
            <text:p>0.5077238183</text:p>
          </table:table-cell>
          <table:table-cell office:value-type="float" office:value="2.06">
            <text:p>2.06</text:p>
          </table:table-cell>
          <table:table-cell office:value-type="string">
            <text:p>G5</text:p>
          </table:table-cell>
          <table:table-cell table:number-columns-repeated="2"/>
          <table:table-cell office:value-type="string">
            <text:p>A-binary whose planets lie under a curse of perpetual renaissance, excelling in ostentation, virtù, poetry and war.</text:p>
          </table:table-cell>
          <table:table-cell/>
        </table:table-row>
        <table:table-row table:style-name="ro2">
          <table:table-cell office:value-type="float" office:value="333">
            <text:p>333</text:p>
          </table:table-cell>
          <table:table-cell office:value-type="string">
            <text:p>SITULA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Kapp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37">
            <text:p>37</text:p>
          </table:table-cell>
          <table:table-cell office:value-type="float" office:value="45.38049">
            <text:p>45.38049</text:p>
          </table:table-cell>
          <table:table-cell office:value-type="float" office:value="-4">
            <text:p>-4</text:p>
          </table:table-cell>
          <table:table-cell office:value-type="float" office:value="13">
            <text:p>13</text:p>
          </table:table-cell>
          <table:table-cell office:value-type="float" office:value="40.9939">
            <text:p>40.9939</text:p>
          </table:table-cell>
          <table:table-cell office:value-type="float" office:value="5.9243296498">
            <text:p>5.9243296498</text:p>
          </table:table-cell>
          <table:table-cell office:value-type="float" office:value="-0.0737934608">
            <text:p>-0.0737934608</text:p>
          </table:table-cell>
          <table:table-cell office:value-type="float" office:value="5.03">
            <text:p>5.03</text:p>
          </table:table-cell>
          <table:table-cell office:value-type="string">
            <text:p>K2 III</text:p>
          </table:table-cell>
          <table:table-cell office:value-type="string">
            <text:p><text:s/></text:p>
          </table:table-cell>
          <table:table-cell/>
          <table:table-cell office:value-type="string">
            <text:p>Orange giant, all of its planets are waterworlds, studded with buoyant pumice islands, webbed with hundred-mile kelp.</text:p>
          </table:table-cell>
          <table:table-cell/>
        </table:table-row>
        <table:table-row table:style-name="ro2">
          <table:table-cell office:value-type="float" office:value="334">
            <text:p>334</text:p>
          </table:table-cell>
          <table:table-cell office:value-type="string">
            <text:p>SKAT</text:p>
          </table:table-cell>
          <table:table-cell table:number-columns-repeated="2"/>
          <table:table-cell office:value-type="string">
            <text:p>Aquarii</text:p>
          </table:table-cell>
          <table:table-cell office:value-type="string">
            <text:p>Delta Aquarii</text:p>
          </table:table-cell>
          <table:table-cell office:value-type="string">
            <text:p>cache</text:p>
          </table:table-cell>
          <table:table-cell office:value-type="float" office:value="22">
            <text:p>22</text:p>
          </table:table-cell>
          <table:table-cell office:value-type="float" office:value="54">
            <text:p>54</text:p>
          </table:table-cell>
          <table:table-cell office:value-type="float" office:value="39.0125">
            <text:p>39.0125</text:p>
          </table:table-cell>
          <table:table-cell office:value-type="float" office:value="-15">
            <text:p>-15</text:p>
          </table:table-cell>
          <table:table-cell office:value-type="float" office:value="49">
            <text:p>49</text:p>
          </table:table-cell>
          <table:table-cell office:value-type="float" office:value="14.953">
            <text:p>14.953</text:p>
          </table:table-cell>
          <table:table-cell office:value-type="float" office:value="5.9980430497">
            <text:p>5.9980430497</text:p>
          </table:table-cell>
          <table:table-cell office:value-type="float" office:value="-0.2761254042">
            <text:p>-0.2761254042</text:p>
          </table:table-cell>
          <table:table-cell office:value-type="float" office:value="3.252">
            <text:p>3.252</text:p>
          </table:table-cell>
          <table:table-cell office:value-type="string">
            <text:p>A3 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Remote star used by demiurges as a prison for a powerful cacodæmon, an A-class dwarf with an unspeakable spectrum.</text:p>
          </table:table-cell>
          <table:table-cell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OL</text:p>
          </table:table-cell>
          <table:table-cell table:number-columns-repeated="5"/>
          <table:table-cell table:number-columns-repeated="6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G2V</text:p>
          </table:table-cell>
          <table:table-cell table:number-columns-repeated="2"/>
          <table:table-cell office:value-type="string">
            <text:p>G-dwarf with planetary companion bearing biosphere spectral fingerprint MNKE187CA44 ("ape planet")</text:p>
          </table:table-cell>
          <table:table-cell/>
        </table:table-row>
        <table:table-row table:style-name="ro2">
          <table:table-cell office:value-type="float" office:value="335">
            <text:p>335</text:p>
          </table:table-cell>
          <table:table-cell office:value-type="string">
            <text:p>SPEEDY MIC</text:p>
          </table:table-cell>
          <table:table-cell table:number-columns-repeated="2"/>
          <table:table-cell office:value-type="string">
            <text:p>Microscopii</text:p>
          </table:table-cell>
          <table:table-cell office:value-type="string">
            <text:p>BO Microscopi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47">
            <text:p>47</text:p>
          </table:table-cell>
          <table:table-cell office:value-type="float" office:value="45.00732">
            <text:p>45.00732</text:p>
          </table:table-cell>
          <table:table-cell office:value-type="float" office:value="-36">
            <text:p>-36</text:p>
          </table:table-cell>
          <table:table-cell office:value-type="float" office:value="35">
            <text:p>35</text:p>
          </table:table-cell>
          <table:table-cell office:value-type="float" office:value="40.7905">
            <text:p>40.7905</text:p>
          </table:table-cell>
          <table:table-cell office:value-type="float" office:value="5.4443369678">
            <text:p>5.4443369678</text:p>
          </table:table-cell>
          <table:table-cell office:value-type="float" office:value="-0.6386973759">
            <text:p>-0.6386973759</text:p>
          </table:table-cell>
          <table:table-cell office:value-type="float" office:value="9.39">
            <text:p>9.39</text:p>
          </table:table-cell>
          <table:table-cell office:value-type="string">
            <text:p>K3Ve</text:p>
          </table:table-cell>
          <table:table-cell office:value-type="string">
            <text:p>0.82 ± 0.08</text:p>
          </table:table-cell>
          <table:table-cell/>
          <table:table-cell office:value-type="string">
            <text:p>Young K-dwarf, spinning wildly and breaking out in a mass of sunspots and absurdly styled prominences.</text:p>
          </table:table-cell>
          <table:table-cell/>
        </table:table-row>
        <table:table-row table:style-name="ro2">
          <table:table-cell office:value-type="float" office:value="336">
            <text:p>336</text:p>
          </table:table-cell>
          <table:table-cell office:value-type="string">
            <text:p>SPIC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Alpha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11.5793">
            <text:p>11.5793</text:p>
          </table:table-cell>
          <table:table-cell office:value-type="float" office:value="-11">
            <text:p>-11</text:p>
          </table:table-cell>
          <table:table-cell office:value-type="float" office:value="9">
            <text:p>9</text:p>
          </table:table-cell>
          <table:table-cell office:value-type="float" office:value="40.759">
            <text:p>40.759</text:p>
          </table:table-cell>
          <table:table-cell office:value-type="float" office:value="3.5133171901">
            <text:p>3.5133171901</text:p>
          </table:table-cell>
          <table:table-cell office:value-type="float" office:value="-0.1948018168">
            <text:p>-0.1948018168</text:p>
          </table:table-cell>
          <table:table-cell office:value-type="float" office:value="1.04">
            <text:p>1.04</text:p>
          </table:table-cell>
          <table:table-cell office:value-type="string">
            <text:p>B1 III-IV/B2 V</text:p>
          </table:table-cell>
          <table:table-cell office:value-type="string">
            <text:p>10.25 ± 0.68</text:p>
          </table:table-cell>
          <table:table-cell/>
          <table:table-cell office:value-type="string">
            <text:p>Binary system of time-reversed blue dwarfs, its inhabitants cherish the memory of their creation in a great supernova.</text:p>
          </table:table-cell>
          <table:table-cell/>
        </table:table-row>
        <table:table-row table:style-name="ro2">
          <table:table-cell office:value-type="float" office:value="337">
            <text:p>337</text:p>
          </table:table-cell>
          <table:table-cell office:value-type="string">
            <text:p>STEROPE 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1 Tauri</text:p>
          </table:table-cell>
          <table:table-cell office:value-type="string">
            <text:p>No coords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54.4">
            <text:p>54.4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5.76">
            <text:p>5.76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Blue dwarf in the Pleiades, with STEROPE II (q.v.) formed part of an ancient experiment in 3D broadcasting.</text:p>
          </table:table-cell>
          <table:table-cell/>
        </table:table-row>
        <table:table-row table:style-name="ro2">
          <table:table-cell office:value-type="float" office:value="338">
            <text:p>338</text:p>
          </table:table-cell>
          <table:table-cell office:value-type="string">
            <text:p>STEROPE II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22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.9">
            <text:p>2.9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41">
            <text:p>41</text:p>
          </table:table-cell>
          <table:table-cell office:value-type="float" office:value="0.9857037839">
            <text:p>0.9857037839</text:p>
          </table:table-cell>
          <table:table-cell office:value-type="float" office:value="0.4285607497">
            <text:p>0.4285607497</text:p>
          </table:table-cell>
          <table:table-cell office:value-type="float" office:value="5.76">
            <text:p>5.7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Legend says that if the galactic animal should close one of its eyes, this star (or STEROPE I) would go out.</text:p>
          </table:table-cell>
          <table:table-cell/>
        </table:table-row>
        <table:table-row table:style-name="ro1">
          <table:table-cell office:value-type="float" office:value="339">
            <text:p>339</text:p>
          </table:table-cell>
          <table:table-cell office:value-type="string">
            <text:p>SUALOCIN</text:p>
          </table:table-cell>
          <table:table-cell table:number-columns-repeated="2"/>
          <table:table-cell office:value-type="string">
            <text:p>Delphini</text:p>
          </table:table-cell>
          <table:table-cell office:value-type="string">
            <text:p>Alpha Delphini</text:p>
          </table:table-cell>
          <table:table-cell office:value-type="string">
            <text:p>cache</text:p>
          </table:table-cell>
          <table:table-cell office:value-type="float" office:value="20">
            <text:p>20</text:p>
          </table:table-cell>
          <table:table-cell office:value-type="float" office:value="39">
            <text:p>39</text:p>
          </table:table-cell>
          <table:table-cell office:value-type="float" office:value="38.287">
            <text:p>38.287</text:p>
          </table:table-cell>
          <table:table-cell office:value-type="float" office:value="15">
            <text:p>15</text:p>
          </table:table-cell>
          <table:table-cell office:value-type="float" office:value="54">
            <text:p>54</text:p>
          </table:table-cell>
          <table:table-cell office:value-type="float" office:value="43.49">
            <text:p>43.49</text:p>
          </table:table-cell>
          <table:table-cell office:value-type="float" office:value="5.4089416673">
            <text:p>5.4089416673</text:p>
          </table:table-cell>
          <table:table-cell office:value-type="float" office:value="0.2777181965">
            <text:p>0.2777181965</text:p>
          </table:table-cell>
          <table:table-cell office:value-type="float" office:value="3.77">
            <text:p>3.77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The second stellar system which Niccolò Cacciatore named after himself as a practical joke. See also: ROTANEV.</text:p>
          </table:table-cell>
          <table:table-cell/>
        </table:table-row>
        <table:table-row table:style-name="ro2">
          <table:table-cell office:value-type="float" office:value="340">
            <text:p>340</text:p>
          </table:table-cell>
          <table:table-cell office:value-type="string">
            <text:p>SUBR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Omicron Leon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41">
            <text:p>41</text:p>
          </table:table-cell>
          <table:table-cell office:value-type="float" office:value="9.03">
            <text:p>9.03</text:p>
          </table:table-cell>
          <table:table-cell office:value-type="float" office:value="9">
            <text:p>9</text:p>
          </table:table-cell>
          <table:table-cell office:value-type="float" office:value="53">
            <text:p>53</text:p>
          </table:table-cell>
          <table:table-cell office:value-type="float" office:value="32.3">
            <text:p>32.3</text:p>
          </table:table-cell>
          <table:table-cell office:value-type="float" office:value="2.5357474187">
            <text:p>2.5357474187</text:p>
          </table:table-cell>
          <table:table-cell office:value-type="float" office:value="0.1726533026">
            <text:p>0.1726533026</text:p>
          </table:table-cell>
          <table:table-cell office:value-type="float" office:value="3.53">
            <text:p>3.53</text:p>
          </table:table-cell>
          <table:table-cell office:value-type="string">
            <text:p>F9III/A5mV</text:p>
          </table:table-cell>
          <table:table-cell office:value-type="string">
            <text:p>2.12/1.87 ± 0.01</text:p>
          </table:table-cell>
          <table:table-cell/>
          <table:table-cell office:value-type="string">
            <text:p>Binary system, its sole planet home to a breed of powerful humanoids who sustain a thriving superhero export industry.</text:p>
          </table:table-cell>
          <table:table-cell/>
        </table:table-row>
        <table:table-row table:style-name="ro2">
          <table:table-cell office:value-type="float" office:value="341">
            <text:p>341</text:p>
          </table:table-cell>
          <table:table-cell office:value-type="string">
            <text:p>SULAFAT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Gamm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56.62241">
            <text:p>56.62241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float" office:value="22.4003">
            <text:p>22.4003</text:p>
          </table:table-cell>
          <table:table-cell office:value-type="float" office:value="4.9695794198">
            <text:p>4.9695794198</text:p>
          </table:table-cell>
          <table:table-cell office:value-type="float" office:value="0.5705403769">
            <text:p>0.5705403769</text:p>
          </table:table-cell>
          <table:table-cell office:value-type="float" office:value="3.261">
            <text:p>3.261</text:p>
          </table:table-cell>
          <table:table-cell office:value-type="string">
            <text:p>B9 III</text:p>
          </table:table-cell>
          <table:table-cell table:number-columns-repeated="2"/>
          <table:table-cell office:value-type="string">
            <text:p>Blue giant, the Skein fragment attached to its South Pole oscillates in resonance with the Song of Sulafat.</text:p>
          </table:table-cell>
          <table:table-cell/>
        </table:table-row>
        <table:table-row table:style-name="ro2">
          <table:table-cell office:value-type="float" office:value="342">
            <text:p>342</text:p>
          </table:table-cell>
          <table:table-cell office:value-type="string">
            <text:p>SYRM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Iota Virgi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0.9">
            <text:p>0.9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.7350700491">
            <text:p>3.7350700491</text:p>
          </table:table-cell>
          <table:table-cell office:value-type="float" office:value="-0.1047294514">
            <text:p>-0.1047294514</text:p>
          </table:table-cell>
          <table:table-cell office:value-type="float" office:value="4.07">
            <text:p>4.0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Mischievous F-class dwarf with a coquettish emission spectrum and slight unpredictable variability.</text:p>
          </table:table-cell>
          <table:table-cell/>
        </table:table-row>
        <table:table-row table:style-name="ro2">
          <table:table-cell office:value-type="float" office:value="343">
            <text:p>343</text:p>
          </table:table-cell>
          <table:table-cell office:value-type="string">
            <text:p>T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Pi3 Orionis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50.41091">
            <text:p>50.41091</text:p>
          </table:table-cell>
          <table:table-cell office:value-type="float" office:value="6">
            <text:p>6</text:p>
          </table:table-cell>
          <table:table-cell office:value-type="float" office:value="57">
            <text:p>57</text:p>
          </table:table-cell>
          <table:table-cell office:value-type="float" office:value="40.5883">
            <text:p>40.5883</text:p>
          </table:table-cell>
          <table:table-cell office:value-type="float" office:value="1.2646663694">
            <text:p>1.2646663694</text:p>
          </table:table-cell>
          <table:table-cell office:value-type="float" office:value="0.1214971606">
            <text:p>0.1214971606</text:p>
          </table:table-cell>
          <table:table-cell office:value-type="float" office:value="3.16">
            <text:p>3.16</text:p>
          </table:table-cell>
          <table:table-cell office:value-type="string">
            <text:p>F6 V</text:p>
          </table:table-cell>
          <table:table-cell office:value-type="float" office:value="1.236">
            <text:p>1.236</text:p>
          </table:table-cell>
          <table:table-cell/>
          <table:table-cell office:value-type="string">
            <text:p>Tiny, virtual star, created when an astronomer looked at the massive π⁴ Orionis through the wrong end of a telescope.</text:p>
          </table:table-cell>
          <table:table-cell/>
        </table:table-row>
        <table:table-row table:style-name="ro2">
          <table:table-cell office:value-type="float" office:value="344">
            <text:p>344</text:p>
          </table:table-cell>
          <table:table-cell office:value-type="string">
            <text:p>TALITH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Kappa Ursae Majoris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37.52762">
            <text:p>37.52762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23.489">
            <text:p>23.489</text:p>
          </table:table-cell>
          <table:table-cell office:value-type="float" office:value="2.3720135451">
            <text:p>2.3720135451</text:p>
          </table:table-cell>
          <table:table-cell office:value-type="float" office:value="0.8230366202">
            <text:p>0.8230366202</text:p>
          </table:table-cell>
          <table:table-cell office:value-type="float" office:value="3.6">
            <text:p>3.6</text:p>
          </table:table-cell>
          <table:table-cell office:value-type="string">
            <text:p>A</text:p>
          </table:table-cell>
          <table:table-cell table:number-columns-repeated="2"/>
          <table:table-cell office:value-type="string">
            <text:p>A-dwarf whose planets orbit in two ecliptic planes, a consequence of an ancient demarcation dispute.</text:p>
          </table:table-cell>
          <table:table-cell/>
        </table:table-row>
        <table:table-row table:style-name="ro2">
          <table:table-cell office:value-type="float" office:value="345">
            <text:p>345</text:p>
          </table:table-cell>
          <table:table-cell office:value-type="string">
            <text:p>TALITH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Iota Ursae Major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12.45362">
            <text:p>12.4536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30.5741">
            <text:p>30.5741</text:p>
          </table:table-cell>
          <table:table-cell office:value-type="float" office:value="2.3527368199">
            <text:p>2.3527368199</text:p>
          </table:table-cell>
          <table:table-cell office:value-type="float" office:value="0.8384880448">
            <text:p>0.8384880448</text:p>
          </table:table-cell>
          <table:table-cell office:value-type="float" office:value="3.14">
            <text:p>3.14</text:p>
          </table:table-cell>
          <table:table-cell office:value-type="string">
            <text:p>A7 IV</text:p>
          </table:table-cell>
          <table:table-cell office:value-type="string">
            <text:p><text:s/></text:p>
          </table:table-cell>
          <table:table-cell/>
          <table:table-cell office:value-type="string">
            <text:p>A pair of A-subgiants orbited by a pair of M-dwarfs. On its worlds, New Year³'s Eve is a really big deal.</text:p>
          </table:table-cell>
          <table:table-cell/>
        </table:table-row>
        <table:table-row table:style-name="ro2">
          <table:table-cell office:value-type="float" office:value="346">
            <text:p>346</text:p>
          </table:table-cell>
          <table:table-cell office:value-type="string">
            <text:p>TANG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Eta Serpentis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office:value-type="float" office:value="18.60056">
            <text:p>18.60056</text:p>
          </table:table-cell>
          <table:table-cell office:value-type="float" office:value="-2">
            <text:p>-2</text:p>
          </table:table-cell>
          <table:table-cell office:value-type="float" office:value="53">
            <text:p>53</text:p>
          </table:table-cell>
          <table:table-cell office:value-type="float" office:value="55.7766">
            <text:p>55.7766</text:p>
          </table:table-cell>
          <table:table-cell office:value-type="float" office:value="4.805371437">
            <text:p>4.805371437</text:p>
          </table:table-cell>
          <table:table-cell office:value-type="float" office:value="-0.0505940727">
            <text:p>-0.0505940727</text:p>
          </table:table-cell>
          <table:table-cell office:value-type="float" office:value="3.26">
            <text:p>3.26</text:p>
          </table:table-cell>
          <table:table-cell office:value-type="string">
            <text:p>K0 III-IV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ivid orange giant, its bright hue a side-effect of its use as a dumping ground for surplus astronaut refreshments.</text:p>
          </table:table-cell>
          <table:table-cell/>
        </table:table-row>
        <table:table-row table:style-name="ro2">
          <table:table-cell office:value-type="float" office:value="347">
            <text:p>347</text:p>
          </table:table-cell>
          <table:table-cell office:value-type="string">
            <text:p>TANIA AUSTR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Mu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22">
            <text:p>22</text:p>
          </table:table-cell>
          <table:table-cell office:value-type="float" office:value="19.744">
            <text:p>19.744</text:p>
          </table:table-cell>
          <table:table-cell office:value-type="float" office:value="41">
            <text:p>41</text:p>
          </table:table-cell>
          <table:table-cell office:value-type="float" office:value="29">
            <text:p>29</text:p>
          </table:table-cell>
          <table:table-cell office:value-type="float" office:value="58.28">
            <text:p>58.28</text:p>
          </table:table-cell>
          <table:table-cell office:value-type="float" office:value="2.715422811">
            <text:p>2.715422811</text:p>
          </table:table-cell>
          <table:table-cell office:value-type="float" office:value="0.7243033008">
            <text:p>0.7243033008</text:p>
          </table:table-cell>
          <table:table-cell office:value-type="float" office:value="3.06">
            <text:p>3.06</text:p>
          </table:table-cell>
          <table:table-cell office:value-type="string">
            <text:p>M0 IIIab</text:p>
          </table:table-cell>
          <table:table-cell office:value-type="string">
            <text:p><text:s/></text:p>
          </table:table-cell>
          <table:table-cell/>
          <table:table-cell office:value-type="string">
            <text:p>Friendly red giant with a cheerful, easygoing chromosphere and a somewhat coarse emission spectrum.</text:p>
          </table:table-cell>
          <table:table-cell/>
        </table:table-row>
        <table:table-row table:style-name="ro2">
          <table:table-cell office:value-type="float" office:value="348">
            <text:p>348</text:p>
          </table:table-cell>
          <table:table-cell office:value-type="string">
            <text:p>TANIA BOREALIS</text:p>
          </table:table-cell>
          <table:table-cell table:number-columns-repeated="2"/>
          <table:table-cell office:value-type="string">
            <text:p>Ursae Majoris</text:p>
          </table:table-cell>
          <table:table-cell office:value-type="string">
            <text:p>Lambda Ursae Majoris</text:p>
          </table:table-cell>
          <table:table-cell office:value-type="string">
            <text:p>cache</text:p>
          </table:table-cell>
          <table:table-cell office:value-type="float" office:value="10">
            <text:p>10</text:p>
          </table:table-cell>
          <table:table-cell office:value-type="float" office:value="17">
            <text:p>17</text:p>
          </table:table-cell>
          <table:table-cell office:value-type="float" office:value="5.78287">
            <text:p>5.78287</text:p>
          </table:table-cell>
          <table:table-cell office:value-type="float" office:value="42">
            <text:p>42</text:p>
          </table:table-cell>
          <table:table-cell office:value-type="float" office:value="54">
            <text:p>54</text:p>
          </table:table-cell>
          <table:table-cell office:value-type="float" office:value="51.6808">
            <text:p>51.6808</text:p>
          </table:table-cell>
          <table:table-cell office:value-type="float" office:value="2.6925909134">
            <text:p>2.6925909134</text:p>
          </table:table-cell>
          <table:table-cell office:value-type="float" office:value="0.7489968047">
            <text:p>0.7489968047</text:p>
          </table:table-cell>
          <table:table-cell office:value-type="float" office:value="3.45">
            <text:p>3.45</text:p>
          </table:table-cell>
          <table:table-cell office:value-type="string">
            <text:p>A2 IV</text:p>
          </table:table-cell>
          <table:table-cell office:value-type="float" office:value="2.4">
            <text:p>2.4</text:p>
          </table:table-cell>
          <table:table-cell/>
          <table:table-cell office:value-type="string">
            <text:p>Beautiful, frosty white star, all of whose planets orbit at a respectable, if chilly, distance.</text:p>
          </table:table-cell>
          <table:table-cell/>
        </table:table-row>
        <table:table-row table:style-name="ro2">
          <table:table-cell office:value-type="float" office:value="349">
            <text:p>349</text:p>
          </table:table-cell>
          <table:table-cell office:value-type="string">
            <text:p>TARAZED</text:p>
          </table:table-cell>
          <table:table-cell table:number-columns-repeated="2"/>
          <table:table-cell office:value-type="string">
            <text:p>Aquilae</text:p>
          </table:table-cell>
          <table:table-cell office:value-type="string">
            <text:p>Gamma Aquilae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6">
            <text:p>46</text:p>
          </table:table-cell>
          <table:table-cell office:value-type="float" office:value="15.58029">
            <text:p>15.58029</text:p>
          </table:table-cell>
          <table:table-cell office:value-type="float" office:value="10">
            <text:p>10</text:p>
          </table:table-cell>
          <table:table-cell office:value-type="float" office:value="36">
            <text:p>36</text:p>
          </table:table-cell>
          <table:table-cell office:value-type="float" office:value="47.7408">
            <text:p>47.7408</text:p>
          </table:table-cell>
          <table:table-cell office:value-type="float" office:value="5.1760342628">
            <text:p>5.1760342628</text:p>
          </table:table-cell>
          <table:table-cell office:value-type="float" office:value="0.1852363546">
            <text:p>0.1852363546</text:p>
          </table:table-cell>
          <table:table-cell office:value-type="float" office:value="2.712">
            <text:p>2.712</text:p>
          </table:table-cell>
          <table:table-cell office:value-type="string">
            <text:p>K3 II</text:p>
          </table:table-cell>
          <table:table-cell office:value-type="string">
            <text:p>5.66 ± 0.66</text:p>
          </table:table-cell>
          <table:table-cell/>
          <table:table-cell office:value-type="string">
            <text:p>Second swan consort of ALTAIR (q.v.), a K-type star whose gas giants sustain vast, blindly floating wings.</text:p>
          </table:table-cell>
          <table:table-cell/>
        </table:table-row>
        <table:table-row table:style-name="ro2">
          <table:table-cell office:value-type="float" office:value="350">
            <text:p>350</text:p>
          </table:table-cell>
          <table:table-cell office:value-type="string">
            <text:p>TAYGETA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19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2.5">
            <text:p>12.5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0.9826567299">
            <text:p>0.9826567299</text:p>
          </table:table-cell>
          <table:table-cell office:value-type="float" office:value="0.4270335866">
            <text:p>0.4270335866</text:p>
          </table:table-cell>
          <table:table-cell office:value-type="float" office:value="4.3">
            <text:p>4.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Run-down member of the Pleiades cluster, a blue giant whose system is being gentrified by middle-class renobots.</text:p>
          </table:table-cell>
          <table:table-cell/>
        </table:table-row>
        <table:table-row table:style-name="ro2">
          <table:table-cell office:value-type="float" office:value="351">
            <text:p>351</text:p>
          </table:table-cell>
          <table:table-cell office:value-type="string">
            <text:p>TEGMEN</text:p>
          </table:table-cell>
          <table:table-cell table:number-columns-repeated="2"/>
          <table:table-cell office:value-type="string">
            <text:p>Cancri</text:p>
          </table:table-cell>
          <table:table-cell office:value-type="string">
            <text:p>Zeta Cancri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12.7">
            <text:p>12.7</text:p>
          </table:table-cell>
          <table:table-cell office:value-type="float" office:value="17">
            <text:p>17</text:p>
          </table:table-cell>
          <table:table-cell office:value-type="float" office:value="38">
            <text:p>38</text:p>
          </table:table-cell>
          <table:table-cell office:value-type="float" office:value="52">
            <text:p>52</text:p>
          </table:table-cell>
          <table:table-cell office:value-type="float" office:value="2.14767855">
            <text:p>2.14767855</text:p>
          </table:table-cell>
          <table:table-cell office:value-type="float" office:value="0.3080118279">
            <text:p>0.3080118279</text:p>
          </table:table-cell>
          <table:table-cell office:value-type="float" office:value="4.67">
            <text:p>4.67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Quadruple system in which life evolved separately on the worlds of each sun. Exports include gas membranes and diplomats.</text:p>
          </table:table-cell>
          <table:table-cell/>
        </table:table-row>
        <table:table-row table:style-name="ro2">
          <table:table-cell office:value-type="float" office:value="352">
            <text:p>352</text:p>
          </table:table-cell>
          <table:table-cell office:value-type="string">
            <text:p>TEJAT POSTE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Mu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22">
            <text:p>22</text:p>
          </table:table-cell>
          <table:table-cell office:value-type="float" office:value="57.62686">
            <text:p>57.6268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48.8979">
            <text:p>48.8979</text:p>
          </table:table-cell>
          <table:table-cell office:value-type="float" office:value="1.6709801792">
            <text:p>1.6709801792</text:p>
          </table:table-cell>
          <table:table-cell office:value-type="float" office:value="0.3929361454">
            <text:p>0.3929361454</text:p>
          </table:table-cell>
          <table:table-cell office:value-type="float" office:value="2.857">
            <text:p>2.857</text:p>
          </table:table-cell>
          <table:table-cell office:value-type="string">
            <text:p>M3 III</text:p>
          </table:table-cell>
          <table:table-cell office:value-type="float" office:value="2.1">
            <text:p>2.1</text:p>
          </table:table-cell>
          <table:table-cell/>
          <table:table-cell office:value-type="string">
            <text:p>Home to a monopod race who await their Messiah, The Many-Kneed, The One With Feet, He Who Shall Kick Arse.</text:p>
          </table:table-cell>
          <table:table-cell/>
        </table:table-row>
        <table:table-row table:style-name="ro2">
          <table:table-cell office:value-type="float" office:value="353">
            <text:p>353</text:p>
          </table:table-cell>
          <table:table-cell office:value-type="string">
            <text:p>TEJAT PRIOR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Eta Geminorum</text:p>
          </table:table-cell>
          <table:table-cell office:value-type="string">
            <text:p>cache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52.6">
            <text:p>52.6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4.5">
            <text:p>24.5</text:p>
          </table:table-cell>
          <table:table-cell office:value-type="float" office:value="1.6357121757">
            <text:p>1.6357121757</text:p>
          </table:table-cell>
          <table:table-cell office:value-type="float" office:value="0.3928177641">
            <text:p>0.3928177641</text:p>
          </table:table-cell>
          <table:table-cell office:value-type="float" office:value="3.5">
            <text:p>3.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A red giant orbited by a blue and yellow dwarf: its planets' sunsets can cause permanent nerve damage.</text:p>
          </table:table-cell>
          <table:table-cell/>
        </table:table-row>
        <table:table-row table:style-name="ro2">
          <table:table-cell office:value-type="float" office:value="354">
            <text:p>354</text:p>
          </table:table-cell>
          <table:table-cell office:value-type="string">
            <text:p>TERTIA STRUTHIONUM</text:p>
          </table:table-cell>
          <table:table-cell table:number-columns-repeated="2"/>
          <table:table-cell office:value-type="string">
            <text:p>Ceti</text:p>
          </table:table-cell>
          <table:table-cell office:value-type="string">
            <text:p>Tau Ceti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4.0829">
            <text:p>4.0829</text:p>
          </table:table-cell>
          <table:table-cell office:value-type="float" office:value="-15">
            <text:p>-15</text:p>
          </table:table-cell>
          <table:table-cell office:value-type="float" office:value="56">
            <text:p>56</text:p>
          </table:table-cell>
          <table:table-cell office:value-type="float" office:value="14.928">
            <text:p>14.928</text:p>
          </table:table-cell>
          <table:table-cell office:value-type="float" office:value="0.4540825224">
            <text:p>0.4540825224</text:p>
          </table:table-cell>
          <table:table-cell office:value-type="float" office:value="-0.2781615005">
            <text:p>-0.2781615005</text:p>
          </table:table-cell>
          <table:table-cell office:value-type="float" office:value="3.5">
            <text:p>3.5</text:p>
          </table:table-cell>
          <table:table-cell office:value-type="string">
            <text:p>G8.5 V</text:p>
          </table:table-cell>
          <table:table-cell office:value-type="string">
            <text:p>0.783 ± 0.012</text:p>
          </table:table-cell>
          <table:table-cell/>
          <table:table-cell office:value-type="string">
            <text:p>G-class star of many names, the Third Hen Ostrich, Durre Menthor (the Spilled Pearls), the Tipsy Astronomer, &amp;amp;c.</text:p>
          </table:table-cell>
          <table:table-cell/>
        </table:table-row>
        <table:table-row table:style-name="ro2">
          <table:table-cell office:value-type="float" office:value="355">
            <text:p>355</text:p>
          </table:table-cell>
          <table:table-cell office:value-type="string">
            <text:p>THABIT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Upsilon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55.8">
            <text:p>55.8</text:p>
          </table:table-cell>
          <table:table-cell office:value-type="float" office:value="-7">
            <text:p>-7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.4483178465">
            <text:p>1.4483178465</text:p>
          </table:table-cell>
          <table:table-cell office:value-type="float" office:value="-0.1274332761">
            <text:p>-0.1274332761</text:p>
          </table:table-cell>
          <table:table-cell office:value-type="float" office:value="4.62">
            <text:p>4.62</text:p>
          </table:table-cell>
          <table:table-cell office:value-type="string">
            <text:p>B0 V</text:p>
          </table:table-cell>
          <table:table-cell office:value-type="float" office:value="20.6">
            <text:p>20.6</text:p>
          </table:table-cell>
          <table:table-cell/>
          <table:table-cell office:value-type="string">
            <text:p>B-giant, in an example of the fixed-point theorem it is the only star in the Galaxy whose constellations never change.</text:p>
          </table:table-cell>
          <table:table-cell/>
        </table:table-row>
        <table:table-row table:style-name="ro2">
          <table:table-cell office:value-type="float" office:value="356">
            <text:p>356</text:p>
          </table:table-cell>
          <table:table-cell office:value-type="string">
            <text:p>THANIH AL ADZARI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Omicron2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.47211">
            <text:p>1.47211</text:p>
          </table:table-cell>
          <table:table-cell office:value-type="float" office:value="-23">
            <text:p>-23</text:p>
          </table:table-cell>
          <table:table-cell office:value-type="float" office:value="49">
            <text:p>49</text:p>
          </table:table-cell>
          <table:table-cell office:value-type="float" office:value="59.8523">
            <text:p>59.8523</text:p>
          </table:table-cell>
          <table:table-cell office:value-type="float" office:value="1.8457927388">
            <text:p>1.8457927388</text:p>
          </table:table-cell>
          <table:table-cell office:value-type="float" office:value="-0.4159694223">
            <text:p>-0.4159694223</text:p>
          </table:table-cell>
          <table:table-cell office:value-type="float" office:value="3.043">
            <text:p>3.043</text:p>
          </table:table-cell>
          <table:table-cell office:value-type="string">
            <text:p>B3 Ia</text:p>
          </table:table-cell>
          <table:table-cell office:value-type="string">
            <text:p>21.4 ± 2.2</text:p>
          </table:table-cell>
          <table:table-cell/>
          <table:table-cell office:value-type="string">
            <text:p>Huge and luminous blue giant, its system's inhabitants have not yet noticed the rest of the Galaxy.</text:p>
          </table:table-cell>
          <table:table-cell/>
        </table:table-row>
        <table:table-row table:style-name="ro2">
          <table:table-cell office:value-type="float" office:value="357">
            <text:p>357</text:p>
          </table:table-cell>
          <table:table-cell office:value-type="string">
            <text:p>THEEMIM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Upsilon2 Eridani</text:p>
          </table:table-cell>
          <table:table-cell office:value-type="string">
            <text:p>cache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33.0385">
            <text:p>33.0385</text:p>
          </table:table-cell>
          <table:table-cell office:value-type="float" office:value="-30">
            <text:p>-30</text:p>
          </table:table-cell>
          <table:table-cell office:value-type="float" office:value="33">
            <text:p>33</text:p>
          </table:table-cell>
          <table:table-cell office:value-type="float" office:value="44.429">
            <text:p>44.429</text:p>
          </table:table-cell>
          <table:table-cell office:value-type="float" office:value="1.2023164883">
            <text:p>1.2023164883</text:p>
          </table:table-cell>
          <table:table-cell office:value-type="float" office:value="-0.5334134844">
            <text:p>-0.5334134844</text:p>
          </table:table-cell>
          <table:table-cell office:value-type="float" office:value="3.817">
            <text:p>3.817</text:p>
          </table:table-cell>
          <table:table-cell office:value-type="string">
            <text:p>G8IIIa</text:p>
          </table:table-cell>
          <table:table-cell office:value-type="string">
            <text:p>1.38 ± 0.19</text:p>
          </table:table-cell>
          <table:table-cell/>
          <table:table-cell office:value-type="string">
            <text:p>Counterfactual version of BEEMIM (q.v.) created by a cataloguing error aboard a ship with a subjunctive warp drive.</text:p>
          </table:table-cell>
          <table:table-cell/>
        </table:table-row>
        <table:table-row table:style-name="ro2">
          <table:table-cell office:value-type="float" office:value="358">
            <text:p>358</text:p>
          </table:table-cell>
          <table:table-cell office:value-type="string">
            <text:p>THUBAN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Alpha Draconis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23.3498">
            <text:p>23.3498</text:p>
          </table:table-cell>
          <table:table-cell office:value-type="float" office:value="64">
            <text:p>64</text:p>
          </table:table-cell>
          <table:table-cell office:value-type="float" office:value="22">
            <text:p>22</text:p>
          </table:table-cell>
          <table:table-cell office:value-type="float" office:value="33.062">
            <text:p>33.062</text:p>
          </table:table-cell>
          <table:table-cell office:value-type="float" office:value="3.6843427671">
            <text:p>3.6843427671</text:p>
          </table:table-cell>
          <table:table-cell office:value-type="float" office:value="1.123570551">
            <text:p>1.123570551</text:p>
          </table:table-cell>
          <table:table-cell office:value-type="float" office:value="3.6452">
            <text:p>3.6452</text:p>
          </table:table-cell>
          <table:table-cell office:value-type="string">
            <text:p>A0III </text:p>
          </table:table-cell>
          <table:table-cell office:value-type="float" office:value="3.85">
            <text:p>3.85</text:p>
          </table:table-cell>
          <table:table-cell/>
          <table:table-cell office:value-type="string">
            <text:p>"Given the means, any species will create dragons; they are, as an ancient poet wrote, a necessary animal." —Yll</text:p>
          </table:table-cell>
          <table:table-cell/>
        </table:table-row>
        <table:table-row table:style-name="ro2">
          <table:table-cell office:value-type="float" office:value="359">
            <text:p>359</text:p>
          </table:table-cell>
          <table:table-cell office:value-type="string">
            <text:p>TIEN KWA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Zeta Tauri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8.68542">
            <text:p>38.68542</text:p>
          </table:table-cell>
          <table:table-cell office:value-type="float" office:value="21">
            <text:p>21</text:p>
          </table:table-cell>
          <table:table-cell office:value-type="float" office:value="8">
            <text:p>8</text:p>
          </table:table-cell>
          <table:table-cell office:value-type="float" office:value="33.1588">
            <text:p>33.1588</text:p>
          </table:table-cell>
          <table:table-cell office:value-type="float" office:value="1.4732531779">
            <text:p>1.4732531779</text:p>
          </table:table-cell>
          <table:table-cell office:value-type="float" office:value="0.369007007">
            <text:p>0.369007007</text:p>
          </table:table-cell>
          <table:table-cell office:value-type="float" office:value="3.01">
            <text:p>3.01</text:p>
          </table:table-cell>
          <table:table-cell office:value-type="string">
            <text:p>B2 IIIpe</text:p>
          </table:table-cell>
          <table:table-cell office:value-type="float" office:value="11.2">
            <text:p>11.2</text:p>
          </table:table-cell>
          <table:table-cell/>
          <table:table-cell office:value-type="string">
            <text:p>Giant blue star surrounded by an eternally spiraling density wave, a mighty celestial pinwheel.</text:p>
          </table:table-cell>
          <table:table-cell/>
        </table:table-row>
        <table:table-row table:style-name="ro2">
          <table:table-cell office:value-type="float" office:value="360">
            <text:p>360</text:p>
          </table:table-cell>
          <table:table-cell office:value-type="string">
            <text:p>TORCULARIS SEPTENTRIONALIS</text:p>
          </table:table-cell>
          <table:table-cell table:number-columns-repeated="2"/>
          <table:table-cell office:value-type="string">
            <text:p>Piscium</text:p>
          </table:table-cell>
          <table:table-cell office:value-type="string">
            <text:p>Omicron Piscium</text:p>
          </table:table-cell>
          <table:table-cell office:value-type="string">
            <text:p>cache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23.6">
            <text:p>23.6</text:p>
          </table:table-cell>
          <table:table-cell table:number-columns-repeated="2"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0.4598651691">
            <text:p>0.4598651691</text:p>
          </table:table-cell>
          <table:table-cell office:value-type="float" office:value="0.1598333744">
            <text:p>0.1598333744</text:p>
          </table:table-cell>
          <table:table-cell office:value-type="float" office:value="4.26">
            <text:p>4.26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giant, home to a Nominalist sect; its full name is written on the rings of its largest gas giant.</text:p>
          </table:table-cell>
          <table:table-cell/>
        </table:table-row>
        <table:table-row table:style-name="ro2">
          <table:table-cell office:value-type="float" office:value="361">
            <text:p>361</text:p>
          </table:table-cell>
          <table:table-cell office:value-type="string">
            <text:p>TRAPEZIUM</text:p>
          </table:table-cell>
          <table:table-cell table:number-columns-repeated="2"/>
          <table:table-cell office:value-type="string">
            <text:p>Orionis</text:p>
          </table:table-cell>
          <table:table-cell office:value-type="string">
            <text:p>Theta1 Orionis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float" office:value="27">
            <text:p>27</text:p>
          </table:table-cell>
          <table:table-cell office:value-type="float" office:value="1.6">
            <text:p>1.6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string">
            <text:p>O</text:p>
          </table:table-cell>
          <table:table-cell table:number-columns-repeated="2"/>
          <table:table-cell office:value-type="string">
            <text:p>Volatile cluster of hot blue giants in the Orion supernova works. The responsible demiurge has been rebuked.</text:p>
          </table:table-cell>
          <table:table-cell/>
        </table:table-row>
        <table:table-row table:style-name="ro2">
          <table:table-cell office:value-type="float" office:value="362">
            <text:p>362</text:p>
          </table:table-cell>
          <table:table-cell office:value-type="string">
            <text:p>TUREIS</text:p>
          </table:table-cell>
          <table:table-cell table:number-columns-repeated="2"/>
          <table:table-cell office:value-type="string">
            <text:p>Puppis</text:p>
          </table:table-cell>
          <table:table-cell office:value-type="string">
            <text:p>Rho Puppis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2.64882">
            <text:p>32.64882</text:p>
          </table:table-cell>
          <table:table-cell office:value-type="float" office:value="-24">
            <text:p>-24</text:p>
          </table:table-cell>
          <table:table-cell office:value-type="float" office:value="18">
            <text:p>18</text:p>
          </table:table-cell>
          <table:table-cell office:value-type="float" office:value="15.5679">
            <text:p>15.5679</text:p>
          </table:table-cell>
          <table:table-cell office:value-type="float" office:value="2.1273126535">
            <text:p>2.1273126535</text:p>
          </table:table-cell>
          <table:table-cell office:value-type="float" office:value="-0.4241904835">
            <text:p>-0.4241904835</text:p>
          </table:table-cell>
          <table:table-cell office:value-type="float" office:value="2.78">
            <text:p>2.78</text:p>
          </table:table-cell>
          <table:table-cell office:value-type="string">
            <text:p>F2mF5IIp</text:p>
          </table:table-cell>
          <table:table-cell office:value-type="float" office:value="1.85">
            <text:p>1.85</text:p>
          </table:table-cell>
          <table:table-cell/>
          <table:table-cell office:value-type="string">
            <text:p>Example of a Del Scuti variable, its surface moving inwards and outwards as it turns around. That's what it's all about.</text:p>
          </table:table-cell>
          <table:table-cell/>
        </table:table-row>
        <table:table-row table:style-name="ro2">
          <table:table-cell office:value-type="float" office:value="363">
            <text:p>363</text:p>
          </table:table-cell>
          <table:table-cell office:value-type="string">
            <text:p>TYL</text:p>
          </table:table-cell>
          <table:table-cell table:number-columns-repeated="2"/>
          <table:table-cell office:value-type="string">
            <text:p>Draconis</text:p>
          </table:table-cell>
          <table:table-cell office:value-type="string">
            <text:p>Epsilon Draconis</text:p>
          </table:table-cell>
          <table:table-cell office:value-type="string">
            <text:p>cache</text:p>
          </table:table-cell>
          <table:table-cell office:value-type="float" office:value="19">
            <text:p>19</text:p>
          </table:table-cell>
          <table:table-cell office:value-type="float" office:value="48">
            <text:p>48</text:p>
          </table:table-cell>
          <table:table-cell office:value-type="float" office:value="10.3521">
            <text:p>10.3521</text:p>
          </table:table-cell>
          <table:table-cell office:value-type="float" office:value="70">
            <text:p>70</text:p>
          </table:table-cell>
          <table:table-cell office:value-type="float" office:value="16">
            <text:p>16</text:p>
          </table:table-cell>
          <table:table-cell office:value-type="float" office:value="4.549">
            <text:p>4.549</text:p>
          </table:table-cell>
          <table:table-cell office:value-type="float" office:value="5.1843807044">
            <text:p>5.1843807044</text:p>
          </table:table-cell>
          <table:table-cell office:value-type="float" office:value="1.2264067419">
            <text:p>1.2264067419</text:p>
          </table:table-cell>
          <table:table-cell office:value-type="float" office:value="3.9974">
            <text:p>3.9974</text:p>
          </table:table-cell>
          <table:table-cell office:value-type="string">
            <text:p>G8III </text:p>
          </table:table-cell>
          <table:table-cell office:value-type="float" office:value="2.7">
            <text:p>2.7</text:p>
          </table:table-cell>
          <table:table-cell/>
          <table:table-cell office:value-type="string">
            <text:p>Yellow giant, orbited by the planet Owlglass, where trickster deities from across the Galaxy observe their convocations.</text:p>
          </table:table-cell>
          <table:table-cell/>
        </table:table-row>
        <table:table-row table:style-name="ro2">
          <table:table-cell office:value-type="float" office:value="364">
            <text:p>364</text:p>
          </table:table-cell>
          <table:table-cell office:value-type="string">
            <text:p>UKDAH</text:p>
          </table:table-cell>
          <table:table-cell table:number-columns-repeated="2"/>
          <table:table-cell office:value-type="string">
            <text:p>Hydrae</text:p>
          </table:table-cell>
          <table:table-cell office:value-type="string">
            <text:p>Tau Hydrae</text:p>
          </table:table-cell>
          <table:table-cell office:value-type="string">
            <text:p>cache</text:p>
          </table:table-cell>
          <table:table-cell office:value-type="float" office:value="9">
            <text:p>9</text:p>
          </table:table-cell>
          <table:table-cell office:value-type="float" office:value="29">
            <text:p>29</text:p>
          </table:table-cell>
          <table:table-cell office:value-type="float" office:value="8.9">
            <text:p>8.9</text:p>
          </table:table-cell>
          <table:table-cell office:value-type="float" office:value="-2">
            <text:p>-2</text:p>
          </table:table-cell>
          <table:table-cell office:value-type="float" office:value="46">
            <text:p>46</text:p>
          </table:table-cell>
          <table:table-cell office:value-type="float" office:value="8">
            <text:p>8</text:p>
          </table:table-cell>
          <table:table-cell office:value-type="float" office:value="2.4833780872">
            <text:p>2.4833780872</text:p>
          </table:table-cell>
          <table:table-cell office:value-type="float" office:value="0.0483262277">
            <text:p>0.0483262277</text:p>
          </table:table-cell>
          <table:table-cell office:value-type="float" office:value="4.59">
            <text:p>4.59</text:p>
          </table:table-cell>
          <table:table-cell office:value-type="string">
            <text:p>F</text:p>
          </table:table-cell>
          <table:table-cell table:number-columns-repeated="2"/>
          <table:table-cell office:value-type="string">
            <text:p>A tangled filament of the galactic animal has snared this G-class star, around which the manifold shudders and heaves.</text:p>
          </table:table-cell>
          <table:table-cell/>
        </table:table-row>
        <table:table-row table:style-name="ro2">
          <table:table-cell office:value-type="float" office:value="365">
            <text:p>365</text:p>
          </table:table-cell>
          <table:table-cell office:value-type="string">
            <text:p>UNUKALHAI</text:p>
          </table:table-cell>
          <table:table-cell table:number-columns-repeated="2"/>
          <table:table-cell office:value-type="string">
            <text:p>Serpentis</text:p>
          </table:table-cell>
          <table:table-cell office:value-type="string">
            <text:p>Alpha Serpentis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16.07431">
            <text:p>16.07431</text:p>
          </table:table-cell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32.2633">
            <text:p>32.2633</text:p>
          </table:table-cell>
          <table:table-cell office:value-type="float" office:value="4.1201459915">
            <text:p>4.1201459915</text:p>
          </table:table-cell>
          <table:table-cell office:value-type="float" office:value="0.1121483772">
            <text:p>0.1121483772</text:p>
          </table:table-cell>
          <table:table-cell office:value-type="float" office:value="2.623">
            <text:p>2.623</text:p>
          </table:table-cell>
          <table:table-cell office:value-type="string">
            <text:p>K2 III</text:p>
          </table:table-cell>
          <table:table-cell table:number-columns-repeated="2"/>
          <table:table-cell office:value-type="string">
            <text:p>K-giant, civilisation on its habitable worlds collapsed due to an obsession with feline images or "cataclysm".</text:p>
          </table:table-cell>
          <table:table-cell/>
        </table:table-row>
        <table:table-row table:style-name="ro2">
          <table:table-cell office:value-type="float" office:value="366">
            <text:p>366</text:p>
          </table:table-cell>
          <table:table-cell office:value-type="string">
            <text:p>URODELUS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Epsilon Ursae Minoris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45">
            <text:p>45</text:p>
          </table:table-cell>
          <table:table-cell office:value-type="float" office:value="58.1">
            <text:p>58.1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float" office:value="4.3893648969">
            <text:p>4.3893648969</text:p>
          </table:table-cell>
          <table:table-cell office:value-type="float" office:value="1.431819637">
            <text:p>1.431819637</text:p>
          </table:table-cell>
          <table:table-cell office:value-type="float" office:value="4.21">
            <text:p>4.21</text:p>
          </table:table-cell>
          <table:table-cell office:value-type="string">
            <text:p>G</text:p>
          </table:table-cell>
          <table:table-cell table:number-columns-repeated="2"/>
          <table:table-cell office:value-type="string">
            <text:p>G-class giant whose binary companion is feeding off the body of its host, a rare example of stellar cannibalism.</text:p>
          </table:table-cell>
          <table:table-cell/>
        </table:table-row>
        <table:table-row table:style-name="ro2">
          <table:table-cell office:value-type="float" office:value="367">
            <text:p>367</text:p>
          </table:table-cell>
          <table:table-cell office:value-type="string">
            <text:p>USHAKARON</text:p>
          </table:table-cell>
          <table:table-cell table:number-columns-repeated="2"/>
          <table:table-cell office:value-type="string">
            <text:p>Tauri</text:p>
          </table:table-cell>
          <table:table-cell office:value-type="string">
            <text:p>Xi Taur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10.2">
            <text:p>10.2</text:p>
          </table:table-cell>
          <table:table-cell office:value-type="float" office:value="9">
            <text:p>9</text:p>
          </table:table-cell>
          <table:table-cell office:value-type="float" office:value="43">
            <text:p>43</text:p>
          </table:table-cell>
          <table:table-cell office:value-type="float" office:value="58">
            <text:p>58</text:p>
          </table:table-cell>
          <table:table-cell office:value-type="float" office:value="0.9039496528">
            <text:p>0.9039496528</text:p>
          </table:table-cell>
          <table:table-cell office:value-type="float" office:value="0.1698690176">
            <text:p>0.1698690176</text:p>
          </table:table-cell>
          <table:table-cell office:value-type="float" office:value="3.73">
            <text:p>3.73</text:p>
          </table:table-cell>
          <table:table-cell office:value-type="string">
            <text:p>B</text:p>
          </table:table-cell>
          <table:table-cell table:number-columns-repeated="2"/>
          <table:table-cell office:value-type="string">
            <text:p>Triple system, home to Poet, a nemesis device of such wanton efficacy that many of its employers die of remorse.</text:p>
          </table:table-cell>
          <table:table-cell/>
        </table:table-row>
        <table:table-row table:style-name="ro2">
          <table:table-cell office:value-type="float" office:value="368">
            <text:p>368</text:p>
          </table:table-cell>
          <table:table-cell office:value-type="string">
            <text:p>VEGA</text:p>
          </table:table-cell>
          <table:table-cell table:number-columns-repeated="2"/>
          <table:table-cell office:value-type="string">
            <text:p>Lyrae</text:p>
          </table:table-cell>
          <table:table-cell office:value-type="string">
            <text:p>Alpha Lyrae</text:p>
          </table:table-cell>
          <table:table-cell office:value-type="string">
            <text:p>cache</text:p>
          </table:table-cell>
          <table:table-cell office:value-type="float" office:value="18">
            <text:p>18</text:p>
          </table:table-cell>
          <table:table-cell office:value-type="float" office:value="36">
            <text:p>36</text:p>
          </table:table-cell>
          <table:table-cell office:value-type="float" office:value="56.33635">
            <text:p>56.33635</text:p>
          </table:table-cell>
          <table:table-cell office:value-type="float" office:value="38">
            <text:p>38</text:p>
          </table:table-cell>
          <table:table-cell office:value-type="float" office:value="47">
            <text:p>47</text:p>
          </table:table-cell>
          <table:table-cell office:value-type="float" office:value="1.2802">
            <text:p>1.2802</text:p>
          </table:table-cell>
          <table:table-cell office:value-type="float" office:value="4.873565508">
            <text:p>4.873565508</text:p>
          </table:table-cell>
          <table:table-cell office:value-type="float" office:value="0.6769030681">
            <text:p>0.6769030681</text:p>
          </table:table-cell>
          <table:table-cell office:value-type="float" office:value="0.03">
            <text:p>0.03</text:p>
          </table:table-cell>
          <table:table-cell office:value-type="string">
            <text:p>A0V</text:p>
          </table:table-cell>
          <table:table-cell office:value-type="string">
            <text:p>2.135 ± 0.074</text:p>
          </table:table-cell>
          <table:table-cell/>
          <table:table-cell office:value-type="string">
            <text:p>Home to a refined, talented yet modest race who recently announced their decision to transcend, much to everyone's relief.</text:p>
          </table:table-cell>
          <table:table-cell/>
        </table:table-row>
        <table:table-row table:style-name="ro2">
          <table:table-cell office:value-type="float" office:value="369">
            <text:p>369</text:p>
          </table:table-cell>
          <table:table-cell office:value-type="string">
            <text:p>VINDIEMATRIX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psilon Virginis</text:p>
          </table:table-cell>
          <table:table-cell office:value-type="string">
            <text:p>cache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0.59785">
            <text:p>10.59785</text:p>
          </table:table-cell>
          <table:table-cell office:value-type="float" office:value="10">
            <text:p>10</text:p>
          </table:table-cell>
          <table:table-cell office:value-type="float" office:value="57">
            <text:p>57</text:p>
          </table:table-cell>
          <table:table-cell office:value-type="float" office:value="32.9415">
            <text:p>32.9415</text:p>
          </table:table-cell>
          <table:table-cell office:value-type="float" office:value="3.412889385">
            <text:p>3.412889385</text:p>
          </table:table-cell>
          <table:table-cell office:value-type="float" office:value="0.191273258">
            <text:p>0.191273258</text:p>
          </table:table-cell>
          <table:table-cell office:value-type="float" office:value="2.826">
            <text:p>2.826</text:p>
          </table:table-cell>
          <table:table-cell office:value-type="string">
            <text:p>G8 III</text:p>
          </table:table-cell>
          <table:table-cell office:value-type="string">
            <text:p>2.64 ± 0.11</text:p>
          </table:table-cell>
          <table:table-cell/>
          <table:table-cell office:value-type="string">
            <text:p>Somewhat dissolute G-giant which has matured in the last million years and now hardly ever stays out all night.</text:p>
          </table:table-cell>
          <table:table-cell/>
        </table:table-row>
        <table:table-row table:style-name="ro2">
          <table:table-cell office:value-type="float" office:value="370">
            <text:p>370</text:p>
          </table:table-cell>
          <table:table-cell office:value-type="string">
            <text:p>WASAT</text:p>
          </table:table-cell>
          <table:table-cell table:number-columns-repeated="2"/>
          <table:table-cell office:value-type="string">
            <text:p>Geminorum</text:p>
          </table:table-cell>
          <table:table-cell office:value-type="string">
            <text:p>Delta Geminorum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7.37978">
            <text:p>7.37978</text:p>
          </table:table-cell>
          <table:table-cell office:value-type="float" office:value="21">
            <text:p>21</text:p>
          </table:table-cell>
          <table:table-cell office:value-type="float" office:value="58">
            <text:p>58</text:p>
          </table:table-cell>
          <table:table-cell office:value-type="float" office:value="56.3377">
            <text:p>56.3377</text:p>
          </table:table-cell>
          <table:table-cell office:value-type="float" office:value="1.9203988499">
            <text:p>1.9203988499</text:p>
          </table:table-cell>
          <table:table-cell office:value-type="float" office:value="0.3836637919">
            <text:p>0.3836637919</text:p>
          </table:table-cell>
          <table:table-cell office:value-type="float" office:value="3.53">
            <text:p>3.53</text:p>
          </table:table-cell>
          <table:table-cell office:value-type="string">
            <text:p>F0 IV</text:p>
          </table:table-cell>
          <table:table-cell office:value-type="float" office:value="1.57">
            <text:p>1.57</text:p>
          </table:table-cell>
          <table:table-cell/>
          <table:table-cell office:value-type="string">
            <text:p>F-subgiant with planetary companion bearing biosphere spectral fingerprint QQQF00F00F0 ("bizarro world")</text:p>
          </table:table-cell>
          <table:table-cell/>
        </table:table-row>
        <table:table-row table:style-name="ro2">
          <table:table-cell office:value-type="float" office:value="371">
            <text:p>371</text:p>
          </table:table-cell>
          <table:table-cell office:value-type="string">
            <text:p>WAZN</text:p>
          </table:table-cell>
          <table:table-cell table:number-columns-repeated="2"/>
          <table:table-cell office:value-type="string">
            <text:p>Columbae</text:p>
          </table:table-cell>
          <table:table-cell office:value-type="string">
            <text:p>Beta Columbae</text:p>
          </table:table-cell>
          <table:table-cell office:value-type="string">
            <text:p>cache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57.5929">
            <text:p>57.5929</text:p>
          </table:table-cell>
          <table:table-cell office:value-type="float" office:value="-35">
            <text:p>-35</text:p>
          </table:table-cell>
          <table:table-cell office:value-type="float" office:value="46">
            <text:p>46</text:p>
          </table:table-cell>
          <table:table-cell office:value-type="float" office:value="5.9152">
            <text:p>5.9152</text:p>
          </table:table-cell>
          <table:table-cell office:value-type="float" office:value="1.5313513694">
            <text:p>1.5313513694</text:p>
          </table:table-cell>
          <table:table-cell office:value-type="float" office:value="-0.6242747735">
            <text:p>-0.6242747735</text:p>
          </table:table-cell>
          <table:table-cell office:value-type="float" office:value="3.105">
            <text:p>3.105</text:p>
          </table:table-cell>
          <table:table-cell office:value-type="string">
            <text:p>K1 IIICN+1</text:p>
          </table:table-cell>
          <table:table-cell office:value-type="string">
            <text:p>1.10 ± 0.20</text:p>
          </table:table-cell>
          <table:table-cell/>
          <table:table-cell office:value-type="string">
            <text:p>K-giant, attacked with a causality weapon, if ever it is not observed in some world's sky it will cease to have existed.</text:p>
          </table:table-cell>
          <table:table-cell/>
        </table:table-row>
        <table:table-row table:style-name="ro2">
          <table:table-cell office:value-type="float" office:value="372">
            <text:p>372</text:p>
          </table:table-cell>
          <table:table-cell office:value-type="string">
            <text:p>WEZEN</text:p>
          </table:table-cell>
          <table:table-cell table:number-columns-repeated="2"/>
          <table:table-cell office:value-type="string">
            <text:p>Canis Majoris</text:p>
          </table:table-cell>
          <table:table-cell office:value-type="string">
            <text:p>Delta Canis Majoris</text:p>
          </table:table-cell>
          <table:table-cell office:value-type="string">
            <text:p>cache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23.48608">
            <text:p>23.48608</text:p>
          </table:table-cell>
          <table:table-cell office:value-type="float" office:value="-26">
            <text:p>-26</text:p>
          </table:table-cell>
          <table:table-cell office:value-type="float" office:value="23">
            <text:p>23</text:p>
          </table:table-cell>
          <table:table-cell office:value-type="float" office:value="35.5474">
            <text:p>35.5474</text:p>
          </table:table-cell>
          <table:table-cell office:value-type="float" office:value="1.8692102556">
            <text:p>1.8692102556</text:p>
          </table:table-cell>
          <table:table-cell office:value-type="float" office:value="-0.460648373">
            <text:p>-0.460648373</text:p>
          </table:table-cell>
          <table:table-cell office:value-type="float" office:value="1.84">
            <text:p>1.84</text:p>
          </table:table-cell>
          <table:table-cell office:value-type="string">
            <text:p>F8 Ia</text:p>
          </table:table-cell>
          <table:table-cell office:value-type="string">
            <text:p>16.9 ± 1.6</text:p>
          </table:table-cell>
          <table:table-cell/>
          <table:table-cell office:value-type="string">
            <text:p>Rare example of a yellow supergiant, a vast crucible of the stellar alchemists, swollen with heavy elements.</text:p>
          </table:table-cell>
          <table:table-cell/>
        </table:table-row>
        <table:table-row table:style-name="ro2">
          <table:table-cell office:value-type="float" office:value="373">
            <text:p>373</text:p>
          </table:table-cell>
          <table:table-cell office:value-type="string">
            <text:p>XESTUS</text:p>
          </table:table-cell>
          <table:table-cell table:number-columns-repeated="2"/>
          <table:table-cell office:value-type="string">
            <text:p>Velorum</text:p>
          </table:table-cell>
          <table:table-cell office:value-type="string">
            <text:p>Omicron Velorum</text:p>
          </table:table-cell>
          <table:table-cell office:value-type="string">
            <text:p>cache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7.58553">
            <text:p>17.58553</text:p>
          </table:table-cell>
          <table:table-cell office:value-type="float" office:value="-52">
            <text:p>-52</text:p>
          </table:table-cell>
          <table:table-cell office:value-type="float" office:value="55">
            <text:p>55</text:p>
          </table:table-cell>
          <table:table-cell office:value-type="float" office:value="18.8002">
            <text:p>18.8002</text:p>
          </table:table-cell>
          <table:table-cell office:value-type="float" office:value="2.2702068834">
            <text:p>2.2702068834</text:p>
          </table:table-cell>
          <table:table-cell office:value-type="float" office:value="-0.9236612085">
            <text:p>-0.9236612085</text:p>
          </table:table-cell>
          <table:table-cell office:value-type="float" office:value="3.6">
            <text:p>3.6</text:p>
          </table:table-cell>
          <table:table-cell office:value-type="string">
            <text:p>B3 IV</text:p>
          </table:table-cell>
          <table:table-cell office:value-type="string">
            <text:p>5.5 ± 0.4</text:p>
          </table:table-cell>
          <table:table-cell/>
          <table:table-cell office:value-type="string">
            <text:p>Home to the Xrskh, a race who built many enigmatic megastructures and then transcended to escape their subcontractors.</text:p>
          </table:table-cell>
          <table:table-cell/>
        </table:table-row>
        <table:table-row table:style-name="ro2">
          <table:table-cell office:value-type="float" office:value="374">
            <text:p>374</text:p>
          </table:table-cell>
          <table:table-cell office:value-type="string">
            <text:p>YED POSTE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Epsilon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office:value-type="float" office:value="19.28974">
            <text:p>19.28974</text:p>
          </table:table-cell>
          <table:table-cell office:value-type="float" office:value="-4">
            <text:p>-4</text:p>
          </table:table-cell>
          <table:table-cell office:value-type="float" office:value="41">
            <text:p>41</text:p>
          </table:table-cell>
          <table:table-cell office:value-type="float" office:value="33.0345">
            <text:p>33.0345</text:p>
          </table:table-cell>
          <table:table-cell office:value-type="float" office:value="4.2687328106">
            <text:p>4.2687328106</text:p>
          </table:table-cell>
          <table:table-cell office:value-type="float" office:value="-0.0818997424">
            <text:p>-0.0818997424</text:p>
          </table:table-cell>
          <table:table-cell office:value-type="float" office:value="3.22">
            <text:p>3.22</text:p>
          </table:table-cell>
          <table:table-cell office:value-type="string">
            <text:p>G9.5 IIIb</text:p>
          </table:table-cell>
          <table:table-cell office:value-type="string">
            <text:p>1.85 ± 0.05</text:p>
          </table:table-cell>
          <table:table-cell/>
          <table:table-cell office:value-type="string">
            <text:p>Blushing red giant, site of the planet Elephantis, consecrated to both speakable and unspeakable pleasures.</text:p>
          </table:table-cell>
          <table:table-cell/>
        </table:table-row>
        <table:table-row table:style-name="ro2">
          <table:table-cell office:value-type="float" office:value="375">
            <text:p>375</text:p>
          </table:table-cell>
          <table:table-cell office:value-type="string">
            <text:p>YED PRIOR</text:p>
          </table:table-cell>
          <table:table-cell table:number-columns-repeated="2"/>
          <table:table-cell office:value-type="string">
            <text:p>Ophiuchi</text:p>
          </table:table-cell>
          <table:table-cell office:value-type="string">
            <text:p>Delta Ophiuchi</text:p>
          </table:table-cell>
          <table:table-cell office:value-type="string">
            <text:p>cache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20.73853">
            <text:p>20.73853</text:p>
          </table:table-cell>
          <table:table-cell office:value-type="float" office:value="-3">
            <text:p>-3</text:p>
          </table:table-cell>
          <table:table-cell office:value-type="float" office:value="41">
            <text:p>41</text:p>
          </table:table-cell>
          <table:table-cell office:value-type="float" office:value="39.5612">
            <text:p>39.5612</text:p>
          </table:table-cell>
          <table:table-cell office:value-type="float" office:value="4.2513848771">
            <text:p>4.2513848771</text:p>
          </table:table-cell>
          <table:table-cell office:value-type="float" office:value="-0.0644780922">
            <text:p>-0.0644780922</text:p>
          </table:table-cell>
          <table:table-cell office:value-type="float" office:value="2.75">
            <text:p>2.75</text:p>
          </table:table-cell>
          <table:table-cell office:value-type="string">
            <text:p>M0.5 III</text:p>
          </table:table-cell>
          <table:table-cell office:value-type="float" office:value="1.5">
            <text:p>1.5</text:p>
          </table:table-cell>
          <table:table-cell/>
          <table:table-cell office:value-type="string">
            <text:p>Gloomy red giant whose worlds are noted for their stern asceticism, a rival to or subsidiary of YED POSTERIOR (q.v.).</text:p>
          </table:table-cell>
          <table:table-cell/>
        </table:table-row>
        <table:table-row table:style-name="ro2">
          <table:table-cell office:value-type="float" office:value="376">
            <text:p>376</text:p>
          </table:table-cell>
          <table:table-cell office:value-type="string">
            <text:p>YILDUN</text:p>
          </table:table-cell>
          <table:table-cell table:number-columns-repeated="2"/>
          <table:table-cell office:value-type="string">
            <text:p>Ursae Minoris</text:p>
          </table:table-cell>
          <table:table-cell office:value-type="string">
            <text:p>Delta Ursae Minoris</text:p>
          </table:table-cell>
          <table:table-cell office:value-type="string">
            <text:p>cache</text:p>
          </table:table-cell>
          <table:table-cell office:value-type="float" office:value="17">
            <text:p>17</text:p>
          </table:table-cell>
          <table:table-cell office:value-type="float" office:value="32">
            <text:p>32</text:p>
          </table:table-cell>
          <table:table-cell office:value-type="float" office:value="12.9">
            <text:p>12.9</text:p>
          </table:table-cell>
          <table:table-cell office:value-type="float" office:value="86">
            <text:p>86</text:p>
          </table:table-cell>
          <table:table-cell office:value-type="float" office:value="35">
            <text:p>35</text:p>
          </table:table-cell>
          <table:table-cell office:value-type="float" office:value="11.25">
            <text:p>11.25</text:p>
          </table:table-cell>
          <table:table-cell office:value-type="float" office:value="4.5911540472">
            <text:p>4.5911540472</text:p>
          </table:table-cell>
          <table:table-cell office:value-type="float" office:value="1.5112187856">
            <text:p>1.5112187856</text:p>
          </table:table-cell>
          <table:table-cell office:value-type="float" office:value="4.35">
            <text:p>4.35</text:p>
          </table:table-cell>
          <table:table-cell office:value-type="string">
            <text:p>A1Vn</text:p>
          </table:table-cell>
          <table:table-cell table:number-columns-repeated="2"/>
          <table:table-cell office:value-type="string">
            <text:p>A-dwarf orbited by a lone asteroid, chalk white and ink-shadowed, named the Next-To-Last-Thing.</text:p>
          </table:table-cell>
          <table:table-cell/>
        </table:table-row>
        <table:table-row table:style-name="ro2">
          <table:table-cell office:value-type="float" office:value="377">
            <text:p>377</text:p>
          </table:table-cell>
          <table:table-cell office:value-type="string">
            <text:p>ZANIAH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Eta Virginis</text:p>
          </table:table-cell>
          <table:table-cell office:value-type="string">
            <text:p>cache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54.35783">
            <text:p>54.35783</text:p>
          </table:table-cell>
          <table:table-cell office:value-type="string">
            <text:p>neg</text:p>
          </table:table-cell>
          <table:table-cell office:value-type="float" office:value="40">
            <text:p>40</text:p>
          </table:table-cell>
          <table:table-cell office:value-type="float" office:value="0.5095">
            <text:p>0.5095</text:p>
          </table:table-cell>
          <table:table-cell office:value-type="float" office:value="3.228448806">
            <text:p>3.228448806</text:p>
          </table:table-cell>
          <table:table-cell office:value-type="float" office:value="-0.0116379985">
            <text:p>-0.0116379985</text:p>
          </table:table-cell>
          <table:table-cell office:value-type="float" office:value="3.89">
            <text:p>3.89</text:p>
          </table:table-cell>
          <table:table-cell office:value-type="string">
            <text:p>A2 V</text:p>
          </table:table-cell>
          <table:table-cell office:value-type="string">
            <text:p>2.5039 ± 0.1246</text:p>
          </table:table-cell>
          <table:table-cell/>
          <table:table-cell office:value-type="string">
            <text:p>Very close triple system, lost in an eternal and amicable debate about who actually is in orbit about whom.</text:p>
          </table:table-cell>
          <table:table-cell/>
        </table:table-row>
        <table:table-row table:style-name="ro2">
          <table:table-cell office:value-type="float" office:value="378">
            <text:p>378</text:p>
          </table:table-cell>
          <table:table-cell office:value-type="string">
            <text:p>ZAURAK</text:p>
          </table:table-cell>
          <table:table-cell table:number-columns-repeated="2"/>
          <table:table-cell office:value-type="string">
            <text:p>Eridani</text:p>
          </table:table-cell>
          <table:table-cell office:value-type="string">
            <text:p>Gamma Eridani</text:p>
          </table:table-cell>
          <table:table-cell office:value-type="string">
            <text:p>cache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1.76695">
            <text:p>1.76695</text:p>
          </table:table-cell>
          <table:table-cell office:value-type="float" office:value="-13">
            <text:p>-13</text:p>
          </table:table-cell>
          <table:table-cell office:value-type="float" office:value="30">
            <text:p>30</text:p>
          </table:table-cell>
          <table:table-cell office:value-type="float" office:value="30.6698">
            <text:p>30.6698</text:p>
          </table:table-cell>
          <table:table-cell office:value-type="float" office:value="1.0385994012">
            <text:p>1.0385994012</text:p>
          </table:table-cell>
          <table:table-cell office:value-type="float" office:value="-0.2357681404">
            <text:p>-0.2357681404</text:p>
          </table:table-cell>
          <table:table-cell office:value-type="float" office:value="2.95">
            <text:p>2.95</text:p>
          </table:table-cell>
          <table:table-cell office:value-type="string">
            <text:p>M</text:p>
          </table:table-cell>
          <table:table-cell table:number-columns-repeated="2"/>
          <table:table-cell office:value-type="string">
            <text:p>Sombre red giant with obsidian planets, onetime seat of an evil overlord, now reinventing itself as an arts precinct.</text:p>
          </table:table-cell>
          <table:table-cell/>
        </table:table-row>
        <table:table-row table:style-name="ro2">
          <table:table-cell office:value-type="float" office:value="379">
            <text:p>379</text:p>
          </table:table-cell>
          <table:table-cell office:value-type="string">
            <text:p>ZAVAJAVA</text:p>
          </table:table-cell>
          <table:table-cell table:number-columns-repeated="2"/>
          <table:table-cell office:value-type="string">
            <text:p>Virginis</text:p>
          </table:table-cell>
          <table:table-cell office:value-type="string">
            <text:p>Beta Virgi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41.71824">
            <text:p>41.71824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52.991">
            <text:p>52.991</text:p>
          </table:table-cell>
          <table:table-cell office:value-type="float" office:value="3.1009932583">
            <text:p>3.1009932583</text:p>
          </table:table-cell>
          <table:table-cell office:value-type="float" office:value="0.0308001695">
            <text:p>0.0308001695</text:p>
          </table:table-cell>
          <table:table-cell office:value-type="float" office:value="3.604">
            <text:p>3.604</text:p>
          </table:table-cell>
          <table:table-cell office:value-type="string">
            <text:p>F9 V</text:p>
          </table:table-cell>
          <table:table-cell office:value-type="float" office:value="1.25">
            <text:p>1.25</text:p>
          </table:table-cell>
          <table:table-cell/>
          <table:table-cell office:value-type="string">
            <text:p>Tatterdemalion carnival star, strung with marquee moons, the music of its spheres goes to a wheezing old calliope.</text:p>
          </table:table-cell>
          <table:table-cell/>
        </table:table-row>
        <table:table-row table:style-name="ro2">
          <table:table-cell office:value-type="float" office:value="380">
            <text:p>380</text:p>
          </table:table-cell>
          <table:table-cell office:value-type="string">
            <text:p>ZOSMA</text:p>
          </table:table-cell>
          <table:table-cell table:number-columns-repeated="2"/>
          <table:table-cell office:value-type="string">
            <text:p>Leonis</text:p>
          </table:table-cell>
          <table:table-cell office:value-type="string">
            <text:p>Delta Leonis</text:p>
          </table:table-cell>
          <table:table-cell office:value-type="string">
            <text:p>cache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6.50142">
            <text:p>6.50142</text:p>
          </table:table-cell>
          <table:table-cell office:value-type="float" office:value="20">
            <text:p>20</text:p>
          </table:table-cell>
          <table:table-cell office:value-type="float" office:value="31">
            <text:p>31</text:p>
          </table:table-cell>
          <table:table-cell office:value-type="float" office:value="25.3853">
            <text:p>25.3853</text:p>
          </table:table-cell>
          <table:table-cell office:value-type="float" office:value="2.9413525862">
            <text:p>2.9413525862</text:p>
          </table:table-cell>
          <table:table-cell office:value-type="float" office:value="0.3582064563">
            <text:p>0.3582064563</text:p>
          </table:table-cell>
          <table:table-cell office:value-type="float" office:value="2.56">
            <text:p>2.56</text:p>
          </table:table-cell>
          <table:table-cell office:value-type="string">
            <text:p>A4 V</text:p>
          </table:table-cell>
          <table:table-cell office:value-type="float" office:value="2.2">
            <text:p>2.2</text:p>
          </table:table-cell>
          <table:table-cell/>
          <table:table-cell office:value-type="string">
            <text:p>An early attempt to run a solar system on magic which was thwarted when several orders of elementals formed trade unions.</text:p>
          </table:table-cell>
          <table:table-cell/>
        </table:table-row>
        <table:table-row table:style-name="ro2">
          <table:table-cell office:value-type="float" office:value="381">
            <text:p>381</text:p>
          </table:table-cell>
          <table:table-cell office:value-type="string">
            <text:p>ZUBEN ELAKRAB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Gamm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35">
            <text:p>35</text:p>
          </table:table-cell>
          <table:table-cell office:value-type="float" office:value="31.54">
            <text:p>31.54</text:p>
          </table:table-cell>
          <table:table-cell office:value-type="float" office:value="-14">
            <text:p>-14</text:p>
          </table:table-cell>
          <table:table-cell office:value-type="float" office:value="27">
            <text:p>27</text:p>
          </table:table-cell>
          <table:table-cell office:value-type="float" office:value="22.4">
            <text:p>22.4</text:p>
          </table:table-cell>
          <table:table-cell office:value-type="float" office:value="4.0820007801">
            <text:p>4.0820007801</text:p>
          </table:table-cell>
          <table:table-cell office:value-type="float" office:value="-0.2523086752">
            <text:p>-0.2523086752</text:p>
          </table:table-cell>
          <table:table-cell office:value-type="float" office:value="3.91">
            <text:p>3.91</text:p>
          </table:table-cell>
          <table:table-cell office:value-type="string">
            <text:p>K</text:p>
          </table:table-cell>
          <table:table-cell table:number-columns-repeated="2"/>
          <table:table-cell office:value-type="string">
            <text:p>K-subgiant, claw of the galactic animal. When it was unsheathed it scratched and relieved the Great Voidquake.</text:p>
          </table:table-cell>
          <table:table-cell/>
        </table:table-row>
        <table:table-row table:style-name="ro2">
          <table:table-cell office:value-type="float" office:value="382">
            <text:p>382</text:p>
          </table:table-cell>
          <table:table-cell office:value-type="string">
            <text:p>ZUBEN ELAKRI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Del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-8">
            <text:p>-8</text:p>
          </table:table-cell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office:value-type="float" office:value="4.1501747951">
            <text:p>4.1501747951</text:p>
          </table:table-cell>
          <table:table-cell office:value-type="float" office:value="-0.1486826597">
            <text:p>-0.1486826597</text:p>
          </table:table-cell>
          <table:table-cell office:value-type="float" office:value="4.43">
            <text:p>4.43</text:p>
          </table:table-cell>
          <table:table-cell office:value-type="string">
            <text:p>B9.5V</text:p>
          </table:table-cell>
          <table:table-cell table:number-columns-repeated="2"/>
          <table:table-cell office:value-type="string">
            <text:p>Blue variable, claw of the galactic animal. It is unsheathed as the dark matter thaws in the cosmic spring.</text:p>
          </table:table-cell>
          <table:table-cell/>
        </table:table-row>
        <table:table-row table:style-name="ro2">
          <table:table-cell office:value-type="float" office:value="383">
            <text:p>383</text:p>
          </table:table-cell>
          <table:table-cell office:value-type="string">
            <text:p>ZUBENELGENUB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Alpha Librae</text:p>
          </table:table-cell>
          <table:table-cell office:value-type="string">
            <text:p>cache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41.18097">
            <text:p>41.18097</text:p>
          </table:table-cell>
          <table:table-cell office:value-type="float" office:value="-15">
            <text:p>-15</text:p>
          </table:table-cell>
          <table:table-cell office:value-type="float" office:value="59">
            <text:p>59</text:p>
          </table:table-cell>
          <table:table-cell office:value-type="float" office:value="50.0482">
            <text:p>50.0482</text:p>
          </table:table-cell>
          <table:table-cell office:value-type="float" office:value="3.8863523503">
            <text:p>3.8863523503</text:p>
          </table:table-cell>
          <table:table-cell office:value-type="float" office:value="-0.2792044326">
            <text:p>-0.2792044326</text:p>
          </table:table-cell>
          <table:table-cell office:value-type="float" office:value="2.7">
            <text:p>2.7</text:p>
          </table:table-cell>
          <table:table-cell office:value-type="string">
            <text:p>F</text:p>
          </table:table-cell>
          <table:table-cell office:value-type="string">
            <text:p>1.33{{+-</text:p>
          </table:table-cell>
          <table:table-cell/>
          <table:table-cell office:value-type="string">
            <text:p>Quintuple system, claw of the galactic animal. When it was unsheathed, predators on all worlds halted; prey fled.</text:p>
          </table:table-cell>
          <table:table-cell/>
        </table:table-row>
        <table:table-row table:style-name="ro2">
          <table:table-cell office:value-type="float" office:value="384">
            <text:p>384</text:p>
          </table:table-cell>
          <table:table-cell office:value-type="string">
            <text:p>ZUBENESCHEMALI</text:p>
          </table:table-cell>
          <table:table-cell table:number-columns-repeated="2"/>
          <table:table-cell office:value-type="string">
            <text:p>Librae</text:p>
          </table:table-cell>
          <table:table-cell office:value-type="string">
            <text:p>Beta Librae</text:p>
          </table:table-cell>
          <table:table-cell office:value-type="string">
            <text:p>cache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0.41382">
            <text:p>0.41382</text:p>
          </table:table-cell>
          <table:table-cell office:value-type="float" office:value="-9">
            <text:p>-9</text:p>
          </table:table-cell>
          <table:table-cell office:value-type="float" office:value="22">
            <text:p>22</text:p>
          </table:table-cell>
          <table:table-cell office:value-type="float" office:value="58.4919">
            <text:p>58.4919</text:p>
          </table:table-cell>
          <table:table-cell office:value-type="float" office:value="4.001197404">
            <text:p>4.001197404</text:p>
          </table:table-cell>
          <table:table-cell office:value-type="float" office:value="-0.16376275">
            <text:p>-0.16376275</text:p>
          </table:table-cell>
          <table:table-cell office:value-type="float" office:value="2.61">
            <text:p>2.61</text:p>
          </table:table-cell>
          <table:table-cell office:value-type="string">
            <text:p>B8 V</text:p>
          </table:table-cell>
          <table:table-cell office:value-type="string">
            <text:p>3.5{{+-</text:p>
          </table:table-cell>
          <table:table-cell/>
          <table:table-cell office:value-type="string">
            <text:p>Rare blue-green giant, this claw of the galactic animal has not yet been unsheathed.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1:Sheet1.T38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09T14:34:29</dc:date>
    <dc:creator>Mike Lynch</dc:creator>
    <meta:generator>LibreOffice/3.5$Linux_X86_64 LibreOffice_project/350m1$Build-2</meta:generator>
    <meta:editing-duration>PT1H45M33S</meta:editing-duration>
    <meta:editing-cycles>11</meta:editing-cycles>
    <meta:document-statistic meta:table-count="1" meta:cell-count="6401" meta:object-count="0"/>
  </office:meta>
</office:document-meta>
</file>